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5"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6"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7" style:family="graphic">
      <style:graphic-properties draw:stroke="solid" svg:stroke-width="0.071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1"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graphic-properties draw:stroke="solid" svg:stroke-width="0.035cm" svg:stroke-color="#000000" draw:stroke-linejoin="miter" draw:fill="solid" draw:fill-color="#ccffcc" draw:textarea-horizontal-align="justify" draw:textarea-vertical-align="middle" draw:auto-grow-height="false" fo:padding-top="0.128cm" fo:padding-bottom="0.128cm" fo:padding-left="0.256cm" fo:padding-right="0.256cm" fo:wrap-option="no-wrap" draw:shadow="hidden"/>
    </style:style>
    <style:style style:name="gr18"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style:style>
    <style:style style:name="gr19"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21"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2"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23" style:family="graphic">
      <style:graphic-properties draw:stroke="none" draw:fill="solid" draw:fill-color="#ccffff"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24" style:family="graphic">
      <style:graphic-properties draw:stroke="solid" svg:stroke-width="0.035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gr25"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26" style:family="graphic">
      <style:graphic-properties draw:stroke="dash" draw:stroke-dash="Dash_20_2"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044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gr28" style:family="graphic">
      <style:graphic-properties draw:stroke="dash" draw:stroke-dash="Dash_20_3"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071cm" svg:stroke-color="#ff0000" draw:marker-start="msArrowEnd_20_5" draw:marker-start-width="0.213cm" draw:marker-start-center="false"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cc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203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1.228cm" fo:min-width="0cm" fo:padding-top="0cm" fo:padding-bottom="0cm" fo:padding-left="0cm" fo:padding-right="0cm" fo:wrap-option="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656cm" fo:min-width="0cm" fo:padding-top="0.128cm" fo:padding-bottom="0.128cm" fo:padding-left="0.256cm" fo:padding-right="0.256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87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0cm" fo:margin-right="0cm" fo:line-height="80%" fo:text-indent="0cm"/>
    </style:style>
    <style:style style:name="P9" style:family="paragraph">
      <style:paragraph-properties fo:margin-left="0cm" fo:margin-right="0cm" fo:margin-top="0.158cm" fo:margin-bottom="0cm" fo:text-indent="0cm" style:punctuation-wrap="simple" style:line-break="normal"/>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158cm" fo:margin-bottom="0cm" fo:text-align="start" fo:text-indent="0cm" style:punctuation-wrap="simple" style:line-break="normal"/>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end" fo:text-indent="0cm"/>
    </style:style>
    <style:style style:name="P15" style:family="paragraph">
      <style:paragraph-properties fo:margin-left="0cm" fo:margin-right="0cm" fo:margin-top="0.246cm" fo:margin-bottom="0cm" fo:line-height="90%" fo:text-indent="0cm" style:punctuation-wrap="simple" style:line-break="normal"/>
    </style:style>
    <style:style style:name="P16" style:family="paragraph">
      <style:paragraph-properties fo:margin-left="0cm" fo:margin-right="0cm" fo:margin-top="0.211cm" fo:margin-bottom="0cm" fo:line-height="90%" fo:text-indent="0cm" style:punctuation-wrap="simple" style:line-break="normal"/>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color="#99ffcc"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000066" fo:font-family="'Courier New'" style:font-family-generic="modern" style:font-pitch="fixed" fo:language="en" fo:country="GB" fo:font-weight="bold" style:font-weight-asian="bold" style:font-weight-complex="bold"/>
    </style:style>
    <style:style style:name="T7" style:family="text">
      <style:text-properties fo:font-family="Arial" style:font-pitch="variable" fo:language="en" fo:country="US" fo:text-shadow="1pt 1pt"/>
    </style:style>
    <style:style style:name="T8"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9"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0" style:family="text">
      <style:text-properties fo:color="#ffffff" fo:font-family="Arial" style:font-pitch="variable" fo:font-size="18pt" fo:language="en" fo:country="GB" fo:text-shadow="1pt 1pt" style:font-size-asian="18pt" style:font-size-complex="18pt"/>
    </style:style>
    <style:style style:name="T11" style:family="text">
      <style:text-properties fo:language="en" fo:country="GB" style:font-family-asian="'Arial Unicode MS'" style:font-pitch-asian="variable" style:font-family-complex="'Arial Unicode MS'" style:font-pitch-complex="variable"/>
    </style:style>
    <style:style style:name="T12" style:family="text">
      <style:text-properties fo:language="en" fo:country="GB" fo:font-style="italic" style:font-style-asian="italic" style:font-style-complex="italic"/>
    </style:style>
    <style:style style:name="T13"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4"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5" style:family="text">
      <style:text-properties fo:font-size="40pt" fo:language="en" fo:country="GB" style:font-size-asian="40pt" style:font-size-complex="40pt"/>
    </style:style>
    <style:style style:name="T16" style:family="text">
      <style:text-properties fo:font-family="Wingdings" style:font-pitch="variable" style:font-charset="x-symbol" fo:font-size="40pt" fo:language="en" fo:country="GB" style:font-size-asian="40pt" style:font-size-complex="40pt"/>
    </style:style>
    <style:style style:name="T17" style:family="text">
      <style:text-properties fo:language="en" fo:country="GB" fo:font-style="italic" style:text-underline-style="solid" style:text-underline-width="auto" style:text-underline-color="font-color" style:font-style-asian="italic" style:font-style-complex="italic"/>
    </style:style>
    <style:style style:name="T18" style:family="text">
      <style:text-properties fo:color="#000000" fo:font-family="Arial" style:font-pitch="variable" fo:font-size="18pt" fo:language="en" fo:country="GB" fo:text-shadow="1pt 1pt" style:font-size-asian="18pt" style:font-size-complex="18pt"/>
    </style:style>
    <style:style style:name="T19"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20"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21" style:family="text">
      <style:text-properties fo:color="#000000" fo:font-family="'Courier New'" style:font-family-generic="modern" style:font-pitch="fixed" fo:font-size="18pt" fo:language="en" fo:country="GB" fo:text-shadow="1pt 1pt" style:font-size-asian="18pt" style:font-size-complex="18pt"/>
    </style:style>
    <style:style style:name="T22" style:family="text">
      <style:text-properties fo:font-family="'Courier New'" style:font-family-generic="modern" style:font-pitch="fixed" fo:font-size="18pt" fo:language="en" fo:country="GB" fo:text-shadow="1pt 1pt" style:font-size-asian="18pt" style:font-size-complex="18pt"/>
    </style:style>
    <style:style style:name="T23" style:family="text">
      <style:text-properties fo:color="#ffffff" fo:font-family="Arial" style:font-pitch="variable" fo:font-size="18pt" fo:language="en" fo:country="US" fo:text-shadow="1pt 1pt" style:font-size-asian="18pt" style:font-size-complex="18pt"/>
    </style:style>
    <style:style style:name="T24" style:family="text">
      <style:text-properties fo:color="#ffffff" fo:font-family="'Courier New'" style:font-family-generic="modern" style:font-pitch="fixed" fo:font-size="18pt" fo:language="en" fo:country="US" fo:text-shadow="1pt 1pt" style:font-size-asian="18pt" style:font-size-complex="18pt"/>
    </style:style>
    <style:style style:name="T25" style:family="text">
      <style:text-properties fo:color="#006600" fo:font-family="'Courier New'" style:font-family-generic="modern" style:font-pitch="fixed" fo:language="en" fo:country="GB" fo:font-weight="bold" style:font-weight-asian="bold" style:font-weight-complex="bold"/>
    </style:style>
    <style:style style:name="T26" style:family="text">
      <style:text-properties fo:color="#00cc00" fo:font-family="Wingdings" style:font-pitch="variable" style:font-charset="x-symbol" fo:font-size="72pt" fo:language="en" fo:country="US" fo:text-shadow="1pt 1pt" style:font-size-asian="72pt" style:font-size-complex="72pt"/>
    </style:style>
    <style:style style:name="T27" style:family="text">
      <style:text-properties style:text-position="30% 58%" fo:language="en" fo:country="GB" style:font-family-asian="Arial" style:font-pitch-asian="variable" style:font-family-complex="Arial" style:font-pitch-complex="variable"/>
    </style:style>
    <style:style style:name="T28" style:family="text">
      <style:text-properties fo:color="#ffffff" style:text-position="30% 58%" fo:font-family="Arial" style:font-pitch="variable" fo:font-size="18pt" fo:language="en" fo:country="GB" fo:text-shadow="1pt 1pt" style:font-family-asian="Arial" style:font-pitch-asian="variable" style:font-size-asian="18pt" style:font-family-complex="Arial" style:font-pitch-complex="variable" style:font-size-complex="18pt"/>
    </style:style>
    <style:style style:name="T29"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30" style:family="text">
      <style:text-properties fo:color="#ffffff" fo:font-family="'Courier New'" style:font-family-generic="modern" style:font-pitch="fixed" fo:font-size="20pt" fo:language="en" fo:country="GB" fo:text-shadow="1pt 1pt" style:font-size-asian="20pt" style:font-size-complex="20pt"/>
    </style:style>
    <style:style style:name="T31" style:family="text">
      <style:text-properties fo:color="#ff0000" fo:font-size="60pt" fo:language="en" fo:country="GB" fo:text-shadow="1pt 1pt" style:font-size-asian="60pt" style:font-size-complex="60pt"/>
    </style:style>
    <style:style style:name="T32" style:family="text">
      <style:text-properties fo:color="#33cc33" fo:font-family="Wingdings" style:font-pitch="variable" style:font-charset="x-symbol" fo:font-size="60pt" fo:language="en" fo:country="US" fo:text-shadow="1pt 1pt" style:font-size-asian="60pt" style:font-size-complex="60pt"/>
    </style:style>
    <style:style style:name="T33"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4"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35" style:family="text">
      <style:text-properties fo:font-family="Wingdings" style:font-pitch="variable" style:font-charset="x-symbol" fo:language="en" fo:country="GB"/>
    </style:style>
    <style:style style:name="T36"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37" style:family="text">
      <style:text-properties fo:font-family="Arial" style:font-pitch="variable" fo:font-size="18pt" fo:language="en" fo:country="US" fo:text-shadow="1pt 1pt" style:font-size-asian="18pt" style:font-size-complex="18pt"/>
    </style:style>
    <style:style style:name="T38" style:family="text">
      <style:text-properties fo:font-family="'Courier New'" style:font-family-generic="modern" style:font-pitch="fixed" fo:font-size="18pt" fo:language="en" fo:country="US" fo:text-shadow="1pt 1pt" style:font-size-asian="18pt" style:font-size-complex="18pt"/>
    </style:style>
    <style:style style:name="T39" style:family="text">
      <style:text-properties fo:color="#000080" fo:font-family="'Courier New'" style:font-family-generic="modern" style:font-pitch="fixed" fo:language="en" fo:country="GB" fo:font-weight="bold" style:font-weight-asian="bold" style:font-weight-complex="bold"/>
    </style:style>
    <style:style style:name="T40" style:family="text">
      <style:text-properties fo:color="#ff3300" fo:font-family="Wingdings" style:font-pitch="variable" style:font-charset="x-symbol" fo:font-size="60pt" fo:language="en" fo:country="US" fo:text-shadow="1pt 1pt" style:font-size-asian="60pt" style:font-size-complex="60pt"/>
    </style:style>
    <style:style style:name="T41" style:family="text">
      <style:text-properties fo:font-family="'Courier New'" style:font-family-generic="modern" style:font-pitch="fixed" fo:language="en" fo:country="GB" style:font-family-asian="'Arial Unicode MS'" style:font-pitch-asian="variable" style:font-family-complex="'Arial Unicode MS'" style:font-pitch-complex="variable"/>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82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suffix="." style:num-format="1">
        <style:list-level-properties text:min-label-width="1.27cm"/>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86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12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6.591cm" svg:height="6.357cm" svg:x="6.557cm" svg:y="7.325cm">
          <text:p text:style-name="P1"><text:span text:style-name="T1">Pointers and </text:span><text:span text:style-name="T1"><text:line-break/></text:span><text:span text:style-name="T1">Array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2" draw:style-name="dp1" draw:master-page-name="Default" presentation:presentation-page-layout-name="AL1T1" presentation:use-footer-name="ftr1">
        <draw:custom-shape draw:style-name="gr4" draw:text-style-name="P2" draw:layer="layout" svg:width="21.802cm" svg:height="5.799cm" svg:x="4.758cm" svg:y="5.525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pointers</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a * in a declaration declares a pointer</text:span></text:p>
                <text:list text:style-name="L3">
                  <text:list-item>
                    <text:p text:style-name="P7"><text:span text:style-name="T3">read declarations from right to left</text:span></text:p>
                  </text:list-item>
                  <text:list-item>
                    <text:p text:style-name="P7"><text:span text:style-name="T3">beware: the * binds to the identifier not the type</text:span></text:p>
                  </text:list-item>
                </text:list>
              </text:list-item>
            </text:list>
          </draw:text-box>
        </draw:frame>
        <draw:custom-shape draw:style-name="gr5" draw:text-style-name="P2" draw:layer="layout" svg:width="7.999cm" svg:height="4.317cm" svg:x="5.358cm" svg:y="6.227cm">
          <text:p text:style-name="P8"><text:span text:style-name="T4">int *</text:span><text:span text:style-name="T5"> stream</text:span><text:span text:style-name="T4">;</text:span></text:p>
          <text:p text:style-name="P8"><text:span text:style-name="T5"/></text:p>
          <text:p text:style-name="P8"><text:span text:style-name="T4">int</text:span><text:span text:style-name="T5"> * </text:span><text:span text:style-name="T4">stream;</text:span></text:p>
          <text:p text:style-name="P8"><text:span text:style-name="T6"/></text:p>
          <text:p text:style-name="P8"><text:span text:style-name="T6">int</text:span><text:span text:style-name="T5"> </text:span><text:span text:style-name="T4">* stream;</text:span></text:p>
          <draw:enhanced-geometry svg:viewBox="0 0 21600 21600" draw:type="mso-spt202" draw:enhanced-path="M 0 0 L 21600 0 21600 21600 0 21600 0 0 Z N"/>
        </draw:custom-shape>
        <draw:custom-shape draw:style-name="gr6" draw:text-style-name="P2" draw:layer="layout" svg:width="9.799cm" svg:height="1.277cm" svg:x="14.155cm" svg:y="6.125cm">
          <text:p text:style-name="P3"><text:span text:style-name="T7">stream</text:span></text:p>
          <draw:enhanced-geometry svg:viewBox="0 0 21600 21600" draw:type="mso-spt202" draw:enhanced-path="M 0 0 L 21600 0 21600 21600 0 21600 0 0 Z N"/>
        </draw:custom-shape>
        <draw:custom-shape draw:style-name="gr6" draw:text-style-name="P2" draw:layer="layout" svg:width="9.799cm" svg:height="1.277cm" svg:x="14.155cm" svg:y="6.994cm">
          <text:p text:style-name="P3"><text:span text:style-name="T7"><text:s text:c="12"/></text:span><text:span text:style-name="T7">is a</text:span></text:p>
          <draw:enhanced-geometry svg:viewBox="0 0 21600 21600" draw:type="mso-spt202" draw:enhanced-path="M 0 0 L 21600 0 21600 21600 0 21600 0 0 Z N"/>
        </draw:custom-shape>
        <draw:custom-shape draw:style-name="gr6" draw:text-style-name="P2" draw:layer="layout" svg:width="9.799cm" svg:height="1.277cm" svg:x="14.155cm" svg:y="7.796cm">
          <text:p text:style-name="P3"><text:span text:style-name="T7"><text:s text:c="19"/></text:span><text:span text:style-name="T7">pointer</text:span></text:p>
          <draw:enhanced-geometry svg:viewBox="0 0 21600 21600" draw:type="mso-spt202" draw:enhanced-path="M 0 0 L 21600 0 21600 21600 0 21600 0 0 Z N"/>
        </draw:custom-shape>
        <draw:custom-shape draw:style-name="gr6" draw:text-style-name="P2" draw:layer="layout" svg:width="10.601cm" svg:height="1.277cm" svg:x="14.155cm" svg:y="8.652cm">
          <text:p text:style-name="P3"><text:span text:style-name="T7"><text:s text:c="32"/></text:span><text:span text:style-name="T7">to an</text:span></text:p>
          <draw:enhanced-geometry svg:viewBox="0 0 21600 21600" draw:type="mso-spt202" draw:enhanced-path="M 0 0 L 21600 0 21600 21600 0 21600 0 0 Z N"/>
        </draw:custom-shape>
        <draw:custom-shape draw:style-name="gr6" draw:text-style-name="P2" draw:layer="layout" svg:width="11.805cm" svg:height="1.277cm" svg:x="14.155cm" svg:y="9.454cm">
          <text:p text:style-name="P3"><text:span text:style-name="T7"><text:s text:c="42"/></text:span><text:span text:style-name="T7">int </text:span></text:p>
          <draw:enhanced-geometry svg:viewBox="0 0 21600 21600" draw:type="mso-spt202" draw:enhanced-path="M 0 0 L 21600 0 21600 21600 0 21600 0 0 Z N"/>
        </draw:custom-shape>
        <draw:custom-shape draw:style-name="gr5" draw:text-style-name="P2" draw:layer="layout" svg:width="18.799cm" svg:height="0.934cm" svg:x="6.107cm" svg:y="12.726cm">
          <text:p text:style-name="P8"><text:span text:style-name="T8">int </text:span><text:span text:style-name="T9">* pointer, value;</text:span></text:p>
          <draw:enhanced-geometry svg:viewBox="0 0 21600 21600" draw:type="mso-spt202" draw:enhanced-path="M 0 0 L 21600 0 21600 21600 0 21600 0 0 Z N"/>
        </draw:custom-shape>
        <draw:custom-shape draw:style-name="gr5" draw:text-style-name="P2" draw:layer="layout" svg:width="18.799cm" svg:height="1.611cm" svg:x="6.107cm" svg:y="15.191cm">
          <text:p text:style-name="P8"><text:span text:style-name="T8">int </text:span><text:span text:style-name="T9">* pointer;</text:span></text:p>
          <text:p text:style-name="P8"><text:span text:style-name="T8">int </text:span><text:span text:style-name="T9">value;</text:span></text:p>
          <draw:enhanced-geometry svg:viewBox="0 0 21600 21600" draw:type="mso-spt202" draw:enhanced-path="M 0 0 L 21600 0 21600 21600 0 21600 0 0 Z N"/>
        </draw:custom-shape>
        <draw:custom-shape draw:style-name="gr6" draw:text-style-name="P2" draw:layer="layout" svg:width="4.604cm" svg:height="1.023cm" svg:x="11.708cm" svg:y="13.926cm">
          <text:p text:style-name="P3"><text:span text:style-name="T10">Equivalent to</text:span></text:p>
          <draw:enhanced-geometry svg:viewBox="0 0 21600 21600" draw:type="mso-spt202" draw:enhanced-path="M 0 0 L 21600 0 21600 21600 0 21600 0 0 Z N"/>
        </draw:custom-shape>
        <draw:custom-shape draw:style-name="gr7" draw:text-style-name="P2" draw:layer="layout" svg:width="1.998cm" svg:height="2.201cm" svg:x="16.514cm" svg:y="13.3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2" draw:layer="layout" svg:width="0.679cm" svg:height="1.892cm" draw:transform="rotate (-2.35619449019309) translate (25.431cm 15.292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9" draw:text-style-name="P2" draw:layer="layout" svg:width="0.679cm" svg:height="1.892cm" draw:transform="rotate (-2.35619449019309) translate (25.431cm 15.292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8" draw:text-style-name="P2" draw:layer="layout" svg:width="0.635cm" svg:height="1.896cm" draw:transform="rotate (-2.35619449019309) translate (25.844cm 14.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9" draw:text-style-name="P2" draw:layer="layout" svg:width="0.635cm" svg:height="1.896cm" draw:transform="rotate (-2.35619449019309) translate (25.844cm 14.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0" draw:text-style-name="P2" draw:layer="layout" svg:width="0.247cm" svg:height="0.353cm" draw:transform="rotate (-2.35619449019309) translate (25.35cm 15.184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0" draw:text-style-name="P2" draw:layer="layout" svg:width="0.217cm" svg:height="0.3cm" draw:transform="rotate (-2.35619449019309) translate (25.544cm 14.979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0" draw:text-style-name="P2" draw:layer="layout" svg:width="0.436cm" svg:height="0.366cm" draw:transform="rotate (-2.35619449019309) translate (25.104cm 14.93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0" draw:text-style-name="P2" draw:layer="layout" svg:width="0.331cm" svg:height="0.142cm" draw:transform="rotate (-2.35619449019309) translate (24.656cm 14.614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0" draw:text-style-name="P2" draw:layer="layout" svg:width="0.635cm" svg:height="1.853cm" draw:transform="rotate (-2.35619449019309) translate (25.807cm 14.79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0" draw:text-style-name="P2" draw:layer="layout" svg:width="0.75cm" svg:height="1.897cm" draw:transform="rotate (-2.35619449019309) translate (25.419cm 15.208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0" draw:text-style-name="P2" draw:layer="layout" svg:width="0.494cm" svg:height="0.269cm" draw:transform="rotate (-2.35619449019309) translate (25.581cm 15.113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0" draw:text-style-name="P2" draw:layer="layout" svg:width="0.048cm" svg:height="0.018cm" draw:transform="rotate (-2.35619449019309) translate (25.443cm 15.216cm)">
            <text:p/>
            <draw:enhanced-geometry svg:viewBox="0 0 70 35" draw:type="non-primitive" draw:enhanced-path="M 0 0  L 9 5  L 17 9  L 26 15  L 34 20  L 43 24  L 52 29  L 61 32  L 70 35  L 0 0  Z N"/>
          </draw:custom-shape>
          <draw:custom-shape draw:style-name="gr10" draw:text-style-name="P2" draw:layer="layout" svg:width="0.207cm" svg:height="0.154cm" draw:transform="rotate (-2.35619449019309) translate (25.41cm 15.26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0" draw:text-style-name="P2" draw:layer="layout" svg:width="0.401cm" svg:height="0.114cm" draw:transform="rotate (-2.35619449019309) translate (24.997cm 15.19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0" draw:text-style-name="P2" draw:layer="layout" svg:width="0.164cm" svg:height="0.189cm" draw:transform="rotate (-2.35619449019309) translate (24.878cm 15.607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0" draw:text-style-name="P2" draw:layer="layout" svg:width="0.132cm" svg:height="0.181cm" draw:transform="rotate (-2.35619449019309) translate (24.844cm 15.625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0" draw:text-style-name="P2" draw:layer="layout" svg:width="0.119cm" svg:height="0.128cm" draw:transform="rotate (-2.35619449019309) translate (24.801cm 15.617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0" draw:text-style-name="P2" draw:layer="layout" svg:width="0.177cm" svg:height="0.181cm" draw:transform="rotate (-2.35619449019309) translate (24.798cm 15.666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0" draw:text-style-name="P2" draw:layer="layout" svg:width="0.106cm" svg:height="0.105cm" draw:transform="rotate (-2.35619449019309) translate (24.808cm 15.67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0" draw:text-style-name="P2" draw:layer="layout" svg:width="0.049cm" svg:height="0.105cm" draw:transform="rotate (-2.35619449019309) translate (24.781cm 15.59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0" draw:text-style-name="P2" draw:layer="layout" svg:width="0.414cm" svg:height="0.362cm" draw:transform="rotate (-2.35619449019309) translate (24.642cm 15.191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0" draw:text-style-name="P2" draw:layer="layout" svg:width="0.132cm" svg:height="0.026cm" draw:transform="rotate (-2.35619449019309) translate (24.587cm 15.141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0" draw:text-style-name="P2" draw:layer="layout" svg:width="0.185cm" svg:height="0.089cm" draw:transform="rotate (-2.35619449019309) translate (24.675cm 15.13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0" draw:text-style-name="P2" draw:layer="layout" svg:width="0.538cm" svg:height="0.516cm" draw:transform="rotate (-2.35619449019309) translate (24.141cm 14.886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0" draw:text-style-name="P2" draw:layer="layout" svg:width="0.414cm" svg:height="0.362cm" draw:transform="rotate (-2.35619449019309) translate (25.568cm 14.252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0" draw:text-style-name="P2" draw:layer="layout" svg:width="0.551cm" svg:height="0.515cm" draw:transform="rotate (-2.35619449019309) translate (25.407cm 13.62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0" draw:text-style-name="P2" draw:layer="layout" svg:width="0.15cm" svg:height="0.088cm" draw:transform="rotate (-2.35619449019309) translate (25.378cm 14.402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0" draw:text-style-name="P2" draw:layer="layout" svg:width="0.486cm" svg:height="0.255cm" draw:transform="rotate (-2.35619449019309) translate (25.834cm 14.549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0" draw:text-style-name="P2" draw:layer="layout" svg:width="0.013cm" svg:height="0.004cm" draw:transform="rotate (-2.35619449019309) translate (25.403cm 14.697cm)">
            <text:p/>
            <draw:enhanced-geometry svg:viewBox="0 0 17 0" draw:type="non-primitive" draw:enhanced-path="M 0 0  L 4 0  L 9 0  L 12 0  L 17 0  L 0 0  Z N"/>
          </draw:custom-shape>
          <draw:custom-shape draw:style-name="gr10" draw:text-style-name="P2" draw:layer="layout" svg:width="0.282cm" svg:height="0.123cm" draw:transform="rotate (-2.35619449019309) translate (25.706cm 14.543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8" draw:text-style-name="P2" draw:layer="layout" svg:width="0.525cm" svg:height="0.123cm" draw:transform="rotate (-2.35619449019309) translate (25.021cm 14.211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8" draw:text-style-name="P2" draw:layer="layout" svg:width="0.551cm" svg:height="0.146cm" draw:transform="rotate (-2.35619449019309) translate (24.951cm 14.10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8" draw:text-style-name="P2" draw:layer="layout" svg:width="0.485cm" svg:height="0.013cm" draw:transform="rotate (-2.35619449019309) translate (24.723cm 14.016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8" draw:text-style-name="P2" draw:layer="layout" svg:width="0.574cm" svg:height="0.128cm" draw:transform="rotate (-2.35619449019309) translate (24.819cm 14.026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8" draw:text-style-name="P2" draw:layer="layout" svg:width="0.608cm" svg:height="0.114cm" draw:transform="rotate (-2.35619449019309) translate (24.707cm 13.826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8" draw:text-style-name="P2" draw:layer="layout" svg:width="0.282cm" svg:height="0.216cm" draw:transform="rotate (-2.35619449019309) translate (25.263cm 14.633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8" draw:text-style-name="P2" draw:layer="layout" svg:width="0.057cm" svg:height="0.036cm" draw:transform="rotate (-2.35619449019309) translate (25.139cm 14.717cm)">
            <text:p/>
            <draw:enhanced-geometry svg:viewBox="0 0 86 72" draw:type="non-primitive" draw:enhanced-path="M 0 0  L 10 9  L 21 18  L 32 27  L 43 35  L 54 44  L 65 53  L 76 62  L 86 72  L 0 0  Z N"/>
          </draw:custom-shape>
          <draw:custom-shape draw:style-name="gr8" draw:text-style-name="P2" draw:layer="layout" svg:width="0.176cm" svg:height="0.26cm" draw:transform="rotate (-2.35619449019309) translate (25.532cm 15.05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8" draw:text-style-name="P2" draw:layer="layout" svg:width="0.141cm" svg:height="0.115cm" draw:transform="rotate (-2.35619449019309) translate (24.775cm 15.16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8" draw:text-style-name="P2" draw:layer="layout" svg:width="0.18cm" svg:height="0.494cm" draw:transform="rotate (-2.35619449019309) translate (24.379cm 14.817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8" draw:text-style-name="P2" draw:layer="layout" svg:width="0.701cm" svg:height="0.11cm" draw:transform="rotate (-2.35619449019309) translate (24.572cm 13.772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1" draw:text-style-name="P2" draw:layer="layout" svg:width="0.635cm" svg:height="0.057cm" draw:transform="rotate (-2.35619449019309) translate (25.326cm 14.74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1" draw:text-style-name="P2" draw:layer="layout" svg:width="0.331cm" svg:height="0.397cm" draw:transform="rotate (-2.35619449019309) translate (25.482cm 14.561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1" draw:text-style-name="P2" draw:layer="layout" svg:width="0.331cm" svg:height="0.433cm" draw:transform="rotate (-2.35619449019309) translate (24.987cm 15.055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1" draw:text-style-name="P2" draw:layer="layout" svg:width="0.899cm" svg:height="0.039cm" draw:transform="rotate (-2.35619449019309) translate (25.153cm 14.33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1" draw:text-style-name="P2" draw:layer="layout" svg:width="0.035cm" svg:height="0.005cm" draw:transform="rotate (-2.35619449019309) translate (24.504cm 14.944cm)">
            <text:p/>
            <draw:enhanced-geometry svg:viewBox="0 0 54 0" draw:type="non-primitive" draw:enhanced-path="M 0 0  L 0 0  L 6 0  L 13 0  L 20 0  L 27 0  L 34 0  L 41 0  L 47 0  L 54 0  N"/>
          </draw:custom-shape>
          <draw:custom-shape draw:style-name="gr11" draw:text-style-name="P2" draw:layer="layout" svg:width="0.878cm" svg:height="0.039cm" draw:transform="rotate (-2.35619449019309) translate (25.122cm 14.31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1" draw:text-style-name="P2" draw:layer="layout" svg:width="1.098cm" svg:height="0.058cm" draw:transform="rotate (-2.35619449019309) translate (25.097cm 14.107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1" draw:text-style-name="P2" draw:layer="layout" svg:width="0.005cm" svg:height="0.017cm" draw:transform="rotate (-2.35619449019309) translate (24.262cm 14.904cm)">
            <text:p/>
            <draw:enhanced-geometry svg:viewBox="0 0 0 36" draw:type="non-primitive" draw:enhanced-path="M 0 0  L 0 0  L 0 4  L 0 9  L 0 13  L 0 18  L 0 22  L 0 27  L 0 32  L 0 36  N"/>
          </draw:custom-shape>
          <draw:custom-shape draw:style-name="gr11" draw:text-style-name="P2" draw:layer="layout" svg:width="1.195cm" svg:height="0.075cm" draw:transform="rotate (-2.35619449019309) translate (24.959cm 13.95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1" draw:text-style-name="P2" draw:layer="layout" svg:width="1.243cm" svg:height="0.057cm" draw:transform="rotate (-2.35619449019309) translate (24.809cm 13.813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1" draw:text-style-name="P2" draw:layer="layout" svg:width="1.231cm" svg:height="0.057cm" draw:transform="rotate (-2.35619449019309) translate (24.75cm 13.6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1" draw:text-style-name="P2" draw:layer="layout" svg:width="1.133cm" svg:height="0.114cm" draw:transform="rotate (-2.35619449019309) translate (24.599cm 13.641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1" draw:text-style-name="P2" draw:layer="layout" svg:width="0.141cm" svg:height="0.005cm" draw:transform="rotate (-2.35619449019309) translate (24.136cm 13.853cm)">
            <text:p/>
            <draw:enhanced-geometry svg:viewBox="0 0 210 0" draw:type="non-primitive" draw:enhanced-path="M 0 0  L 0 0  L 14 0  L 27 0  L 40 0  L 53 0  L 67 0  L 80 0  L 93 0  L 106 0  L 119 0  L 132 0  L 145 0  L 158 0  L 171 0  L 184 0  L 198 0  L 210 0  N"/>
          </draw:custom-shape>
          <draw:custom-shape draw:style-name="gr11" draw:text-style-name="P2" draw:layer="layout" svg:width="0.022cm" svg:height="0.017cm" draw:transform="rotate (-2.35619449019309) translate (24.048cm 14.016cm)">
            <text:p/>
            <draw:enhanced-geometry svg:viewBox="0 0 34 35" draw:type="non-primitive" draw:enhanced-path="M 0 35  L 0 35  L 4 30  L 9 27  L 13 22  L 17 18  L 21 13  L 26 9  L 30 4  L 34 0  N"/>
          </draw:custom-shape>
          <draw:custom-shape draw:style-name="gr12" draw:text-style-name="P2" draw:layer="layout" svg:width="0.124cm" svg:height="0.177cm" draw:transform="rotate (-2.35619449019309) translate (25.418cm 15.01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2" draw:text-style-name="P2" draw:layer="layout" svg:width="0.145cm" svg:height="0.128cm" draw:transform="rotate (-2.35619449019309) translate (25.18cm 14.645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2" draw:text-style-name="P2" draw:layer="layout" svg:width="0.304cm" svg:height="0.053cm" draw:transform="rotate (-2.35619449019309) translate (24.924cm 14.273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2" draw:text-style-name="P2" draw:layer="layout" svg:width="0.035cm" svg:height="0.017cm" draw:transform="rotate (-2.35619449019309) translate (24.721cm 14.444cm)">
            <text:p/>
            <draw:enhanced-geometry svg:viewBox="0 0 54 35" draw:type="non-primitive" draw:enhanced-path="M 0 35  L 7 30  L 13 26  L 20 20  L 25 16  L 32 11  L 39 6  L 46 3  L 54 0  L 0 35  Z N"/>
          </draw:custom-shape>
          <draw:custom-shape draw:style-name="gr12" draw:text-style-name="P2" draw:layer="layout" svg:width="0.216cm" svg:height="0.084cm" draw:transform="rotate (-2.35619449019309) translate (24.759cm 14.265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2" draw:text-style-name="P2" draw:layer="layout" svg:width="0.167cm" svg:height="0.071cm" draw:transform="rotate (-2.35619449019309) translate (24.521cm 14.16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2" draw:text-style-name="P2" draw:layer="layout" svg:width="0.163cm" svg:height="0.071cm" draw:transform="rotate (-2.35619449019309) translate (24.487cm 14.069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2" draw:text-style-name="P2" draw:layer="layout" svg:width="0.031cm" svg:height="0.004cm" draw:transform="rotate (-2.35619449019309) translate (24.461cm 14.016cm)">
            <text:p/>
            <draw:enhanced-geometry svg:viewBox="0 0 53 0" draw:type="non-primitive" draw:enhanced-path="M 53 0  L 46 0  L 40 0  L 34 0  L 27 0  L 20 0  L 13 0  L 6 0  L 0 0  L 53 0  Z N"/>
          </draw:custom-shape>
          <draw:custom-shape draw:style-name="gr12" draw:text-style-name="P2" draw:layer="layout" svg:width="0.181cm" svg:height="0.058cm" draw:transform="rotate (-2.35619449019309) translate (24.33cm 13.94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9" draw:text-style-name="P2" draw:layer="layout" svg:width="0.022cm" svg:height="0.017cm" draw:transform="rotate (-2.35619449019309) translate (24.745cm 15.674cm)">
            <text:p/>
            <draw:enhanced-geometry svg:viewBox="0 0 35 36" draw:type="non-primitive" draw:enhanced-path="M 35 0  L 35 0  L 31 5  L 26 10  L 22 14  L 17 17  L 13 22  L 9 27  L 5 31  L 0 36  N"/>
          </draw:custom-shape>
          <draw:custom-shape draw:style-name="gr9" draw:text-style-name="P2" draw:layer="layout" svg:width="0.079cm" svg:height="0.039cm" draw:transform="rotate (-2.35619449019309) translate (25.326cm 15.329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9" draw:text-style-name="P2" draw:layer="layout" svg:width="0.092cm" svg:height="0.017cm" draw:transform="rotate (-2.35619449019309) translate (25.533cm 15.023cm)">
            <text:p/>
            <draw:enhanced-geometry svg:viewBox="0 0 140 34" draw:type="non-primitive" draw:enhanced-path="M 140 0  L 140 0  L 122 4  L 103 5  L 84 6  L 63 7  L 45 10  L 28 15  L 12 23  L 0 34  N"/>
          </draw:custom-shape>
          <draw:custom-shape draw:style-name="gr9" draw:text-style-name="P2" draw:layer="layout" svg:width="0.035cm" svg:height="0.053cm" draw:transform="rotate (-2.35619449019309) translate (25.478cm 15.056cm)">
            <text:p/>
            <draw:enhanced-geometry svg:viewBox="0 0 53 106" draw:type="non-primitive" draw:enhanced-path="M 0 106  L 0 106  L 6 92  L 13 79  L 20 66  L 27 53  L 33 40  L 39 27  L 46 14  L 53 0  N"/>
          </draw:custom-shape>
          <draw:custom-shape draw:style-name="gr9" draw:text-style-name="P2" draw:layer="layout" svg:width="0.005cm" svg:height="0.052cm" draw:transform="rotate (-2.35619449019309) translate (25.51cm 15.063cm)">
            <text:p/>
            <draw:enhanced-geometry svg:viewBox="0 0 11 106" draw:type="non-primitive" draw:enhanced-path="M 0 0  L 0 0  L 1 14  L 3 29  L 6 42  L 9 57  L 11 71  L 10 84  L 6 96  L 0 106  N"/>
          </draw:custom-shape>
          <draw:custom-shape draw:style-name="gr9" draw:text-style-name="P2" draw:layer="layout" svg:width="0.106cm" svg:height="0.044cm" draw:transform="rotate (-2.35619449019309) translate (25.263cm 15.289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9" draw:text-style-name="P2" draw:layer="layout" svg:width="0.022cm" svg:height="0.017cm" draw:transform="rotate (-2.35619449019309) translate (25.309cm 15.317cm)">
            <text:p/>
            <draw:enhanced-geometry svg:viewBox="0 0 35 35" draw:type="non-primitive" draw:enhanced-path="M 35 35  L 35 35  L 31 31  L 26 25  L 23 18  L 18 12  L 15 6  L 10 3  L 6 0  L 0 1  N"/>
          </draw:custom-shape>
          <draw:custom-shape draw:style-name="gr9" draw:text-style-name="P2" draw:layer="layout" svg:width="0.031cm" svg:height="0.053cm" draw:transform="rotate (-2.35619449019309) translate (25.545cm 15.027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9" draw:text-style-name="P2" draw:layer="layout" svg:width="1.041cm" svg:height="1.402cm" draw:transform="rotate (-2.35619449019309) translate (25.42cm 15.41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3" draw:text-style-name="P2" draw:layer="layout" svg:width="0.141cm" svg:height="0.269cm" draw:transform="rotate (-2.35619449019309) translate (25.552cm 14.965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9" draw:text-style-name="P2" draw:layer="layout" svg:width="0.141cm" svg:height="0.269cm" draw:transform="rotate (-2.35619449019309) translate (25.552cm 14.965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3" draw:text-style-name="P2" draw:layer="layout" svg:width="0.163cm" svg:height="0.256cm" draw:transform="rotate (-2.35619449019309) translate (25.585cm 14.885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9" draw:text-style-name="P2" draw:layer="layout" svg:width="0.163cm" svg:height="0.256cm" draw:transform="rotate (-2.35619449019309) translate (25.585cm 14.885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3" draw:text-style-name="P2" draw:layer="layout" svg:width="0.141cm" svg:height="0.163cm" draw:transform="rotate (-2.35619449019309) translate (25.542cm 14.954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9" draw:text-style-name="P2" draw:layer="layout" svg:width="0.141cm" svg:height="0.163cm" draw:transform="rotate (-2.35619449019309) translate (25.542cm 14.954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3" draw:text-style-name="P2" draw:layer="layout" svg:width="0.146cm" svg:height="0.252cm" draw:transform="rotate (-2.35619449019309) translate (25.199cm 15.34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9" draw:text-style-name="P2" draw:layer="layout" svg:width="0.146cm" svg:height="0.252cm" draw:transform="rotate (-2.35619449019309) translate (25.199cm 15.34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3" draw:text-style-name="P2" draw:layer="layout" svg:width="0.159cm" svg:height="0.159cm" draw:transform="rotate (-2.35619449019309) translate (25.075cm 15.2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9" draw:text-style-name="P2" draw:layer="layout" svg:width="0.159cm" svg:height="0.159cm" draw:transform="rotate (-2.35619449019309) translate (25.075cm 15.2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3" draw:text-style-name="P2" draw:layer="layout" svg:width="0.119cm" svg:height="0.018cm" draw:transform="rotate (-2.35619449019309) translate (25.159cm 15.17cm)">
            <text:p/>
            <draw:enhanced-geometry svg:viewBox="0 0 175 34" draw:type="non-primitive" draw:enhanced-path="M 175 0  L 153 4  L 132 9  L 109 13  L 87 17  L 66 21  L 43 26  L 22 30  L 0 34  L 175 0  Z N"/>
          </draw:custom-shape>
          <draw:custom-shape draw:style-name="gr9" draw:text-style-name="P2" draw:layer="layout" svg:width="0.119cm" svg:height="0.018cm" draw:transform="rotate (-2.35619449019309) translate (25.159cm 15.17cm)">
            <text:p/>
            <draw:enhanced-geometry svg:viewBox="0 0 175 34" draw:type="non-primitive" draw:enhanced-path="M 175 0  L 175 0  L 153 4  L 132 9  L 109 13  L 87 17  L 66 21  L 43 26  L 22 30  L 0 34  N"/>
          </draw:custom-shape>
          <draw:custom-shape draw:style-name="gr13" draw:text-style-name="P2" draw:layer="layout" svg:width="0.132cm" svg:height="0.185cm" draw:transform="rotate (-2.35619449019309) translate (25.446cm 14.706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9" draw:text-style-name="P2" draw:layer="layout" svg:width="0.132cm" svg:height="0.185cm" draw:transform="rotate (-2.35619449019309) translate (25.446cm 14.706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3" draw:text-style-name="P2" draw:layer="layout" svg:width="0.106cm" svg:height="0.181cm" draw:transform="rotate (-2.35619449019309) translate (25.016cm 15.29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9" draw:text-style-name="P2" draw:layer="layout" svg:width="0.106cm" svg:height="0.181cm" draw:transform="rotate (-2.35619449019309) translate (25.016cm 15.29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2" draw:text-style-name="P2" draw:layer="layout" svg:width="0.031cm" svg:height="0.008cm" draw:transform="rotate (-2.35619449019309) translate (24.678cm 15.77cm)">
            <text:p/>
            <draw:enhanced-geometry svg:viewBox="0 0 44 17" draw:type="non-primitive" draw:enhanced-path="M 44 17  L 38 15  L 33 13  L 28 10  L 23 8  L 17 7  L 11 5  L 6 2  L 0 0  L 44 17  Z N"/>
          </draw:custom-shape>
          <draw:custom-shape draw:style-name="gr9" draw:text-style-name="P2" draw:layer="layout" svg:width="0.031cm" svg:height="0.008cm" draw:transform="rotate (-2.35619449019309) translate (24.678cm 15.77cm)">
            <text:p/>
            <draw:enhanced-geometry svg:viewBox="0 0 44 17" draw:type="non-primitive" draw:enhanced-path="M 44 17  L 44 17  L 38 15  L 33 13  L 28 10  L 23 8  L 17 7  L 11 5  L 6 2  L 0 0  N"/>
          </draw:custom-shape>
          <draw:custom-shape draw:style-name="gr13" draw:text-style-name="P2" draw:layer="layout" svg:width="0.366cm" svg:height="0.189cm" draw:transform="rotate (-2.35619449019309) translate (24.897cm 15.84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9" draw:text-style-name="P2" draw:layer="layout" svg:width="0.366cm" svg:height="0.189cm" draw:transform="rotate (-2.35619449019309) translate (24.897cm 15.84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3" draw:text-style-name="P2" draw:layer="layout" svg:width="0.322cm" svg:height="0.172cm" draw:transform="rotate (-2.35619449019309) translate (24.21cm 15.255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9" draw:text-style-name="P2" draw:layer="layout" svg:width="0.322cm" svg:height="0.172cm" draw:transform="rotate (-2.35619449019309) translate (24.21cm 15.255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3" draw:text-style-name="P2" draw:layer="layout" svg:width="0.449cm" svg:height="0.265cm" draw:transform="rotate (-2.35619449019309) translate (23.429cm 14.826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9" draw:text-style-name="P2" draw:layer="layout" svg:width="0.449cm" svg:height="0.265cm" draw:transform="rotate (-2.35619449019309) translate (23.429cm 14.826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3" draw:text-style-name="P2" draw:layer="layout" svg:width="0.11cm" svg:height="0.053cm" draw:transform="rotate (-2.35619449019309) translate (23.925cm 14.266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9" draw:text-style-name="P2" draw:layer="layout" svg:width="0.11cm" svg:height="0.053cm" draw:transform="rotate (-2.35619449019309) translate (23.925cm 14.266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3" draw:text-style-name="P2" draw:layer="layout" svg:width="0.093cm" svg:height="0.044cm" draw:transform="rotate (-2.35619449019309) translate (24.493cm 13.67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9" draw:text-style-name="P2" draw:layer="layout" svg:width="0.093cm" svg:height="0.044cm" draw:transform="rotate (-2.35619449019309) translate (24.493cm 13.67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3" draw:text-style-name="P2" draw:layer="layout" svg:width="0.102cm" svg:height="0.102cm" draw:transform="rotate (-2.35619449019309) translate (24.01cm 14.206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9" draw:text-style-name="P2" draw:layer="layout" svg:width="0.102cm" svg:height="0.102cm" draw:transform="rotate (-2.35619449019309) translate (24.01cm 14.206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3" draw:text-style-name="P2" draw:layer="layout" svg:width="0.097cm" svg:height="0.101cm" draw:transform="rotate (-2.35619449019309) translate (24.393cm 13.805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9" draw:text-style-name="P2" draw:layer="layout" svg:width="0.097cm" svg:height="0.101cm" draw:transform="rotate (-2.35619449019309) translate (24.393cm 13.805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3" draw:text-style-name="P2" draw:layer="layout" svg:width="0.349cm" svg:height="0.172cm" draw:transform="rotate (-2.35619449019309) translate (25.59cm 13.80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9" draw:text-style-name="P2" draw:layer="layout" svg:width="0.349cm" svg:height="0.172cm" draw:transform="rotate (-2.35619449019309) translate (25.59cm 13.80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3" draw:text-style-name="P2" draw:layer="layout" svg:width="0.459cm" svg:height="0.265cm" draw:transform="rotate (-2.35619449019309) translate (25.324cm 12.95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9" draw:text-style-name="P2" draw:layer="layout" svg:width="0.459cm" svg:height="0.265cm" draw:transform="rotate (-2.35619449019309) translate (25.324cm 12.95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9" draw:text-style-name="P2" draw:layer="layout" svg:width="1.001cm" svg:height="1.402cm" draw:transform="rotate (-2.35619449019309) translate (26.295cm 14.50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3" draw:text-style-name="P2" draw:layer="layout" svg:width="0.362cm" svg:height="0.189cm" draw:transform="rotate (-2.35619449019309) translate (26.22cm 14.50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9" draw:text-style-name="P2" draw:layer="layout" svg:width="0.362cm" svg:height="0.189cm" draw:transform="rotate (-2.35619449019309) translate (26.22cm 14.50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9" draw:text-style-name="P2" draw:layer="layout" svg:width="0.005cm" svg:height="0.071cm" draw:transform="rotate (-2.35619449019309) translate (26.045cm 14.557cm)">
            <text:p/>
            <draw:enhanced-geometry svg:viewBox="0 0 0 140" draw:type="non-primitive" draw:enhanced-path="M 0 140  L 0 140  L 0 123  L 0 105  L 0 88  L 0 70  L 0 53  L 0 36  L 0 17  L 0 0  N"/>
          </draw:custom-shape>
          <draw:custom-shape draw:style-name="gr9" draw:text-style-name="P2" draw:layer="layout" svg:width="0.004cm" svg:height="0.071cm" draw:transform="rotate (-2.35619449019309) translate (25.984cm 14.592cm)">
            <text:p/>
            <draw:enhanced-geometry svg:viewBox="0 0 0 141" draw:type="non-primitive" draw:enhanced-path="M 0 141  L 0 141  L 0 123  L 0 106  L 0 88  L 0 71  L 0 54  L 0 36  L 0 19  L 0 0  N"/>
          </draw:custom-shape>
          <draw:custom-shape draw:style-name="gr9" draw:text-style-name="P2" draw:layer="layout" svg:width="0.004cm" svg:height="0.053cm" draw:transform="rotate (-2.35619449019309) translate (26.11cm 14.511cm)">
            <text:p/>
            <draw:enhanced-geometry svg:viewBox="0 0 9 105" draw:type="non-primitive" draw:enhanced-path="M 9 105  L 9 105  L 7 91  L 6 79  L 5 65  L 4 52  L 3 40  L 2 26  L 1 14  L 0 0  N"/>
          </draw:custom-shape>
          <draw:custom-shape draw:style-name="gr9" draw:text-style-name="P2" draw:layer="layout" svg:width="0.066cm" svg:height="0.004cm" draw:transform="rotate (-2.35619449019309) translate (26.142cm 14.4cm)">
            <text:p/>
            <draw:enhanced-geometry svg:viewBox="0 0 97 0" draw:type="non-primitive" draw:enhanced-path="M 97 0  L 97 0  L 84 0  L 72 0  L 59 0  L 48 0  L 35 0  L 24 0  L 12 0  L 0 0  N"/>
          </draw:custom-shape>
          <draw:custom-shape draw:style-name="gr9" draw:text-style-name="P2" draw:layer="layout" svg:width="0.102cm" svg:height="0.018cm" draw:transform="rotate (-2.35619449019309) translate (26.044cm 14.381cm)">
            <text:p/>
            <draw:enhanced-geometry svg:viewBox="0 0 149 35" draw:type="non-primitive" draw:enhanced-path="M 149 0  L 149 0  L 131 5  L 112 9  L 93 14  L 74 17  L 56 22  L 37 26  L 19 31  L 0 35  N"/>
          </draw:custom-shape>
          <draw:custom-shape draw:style-name="gr9" draw:text-style-name="P2" draw:layer="layout" svg:width="0.101cm" svg:height="0.026cm" draw:transform="rotate (-2.35619449019309) translate (26.02cm 14.394cm)">
            <text:p/>
            <draw:enhanced-geometry svg:viewBox="0 0 148 55" draw:type="non-primitive" draw:enhanced-path="M 148 0  L 148 0  L 129 7  L 111 14  L 92 21  L 74 27  L 54 34  L 36 41  L 18 48  L 0 55  N"/>
          </draw:custom-shape>
          <draw:custom-shape draw:style-name="gr9" draw:text-style-name="P2" draw:layer="layout" svg:width="0.004cm" svg:height="0.066cm" draw:transform="rotate (-2.35619449019309) translate (25.939cm 14.678cm)">
            <text:p/>
            <draw:enhanced-geometry svg:viewBox="0 0 0 121" draw:type="non-primitive" draw:enhanced-path="M 0 121  L 0 121  L 0 106  L 0 92  L 0 77  L 0 61  L 0 46  L 0 31  L 0 16  L 0 0  N"/>
          </draw:custom-shape>
          <draw:custom-shape draw:style-name="gr9" draw:text-style-name="P2" draw:layer="layout" svg:width="0.075cm" svg:height="0.022cm" draw:transform="rotate (-2.35619449019309) translate (25.912cm 14.492cm)">
            <text:p/>
            <draw:enhanced-geometry svg:viewBox="0 0 107 37" draw:type="non-primitive" draw:enhanced-path="M 107 0  L 107 0  L 93 5  L 80 9  L 66 14  L 54 18  L 40 23  L 26 26  L 14 32  L 0 37  N"/>
          </draw:custom-shape>
          <draw:custom-shape draw:style-name="gr9" draw:text-style-name="P2" draw:layer="layout" svg:width="0.009cm" svg:height="0.045cm" draw:transform="rotate (-2.35619449019309) translate (25.823cm 14.644cm)">
            <text:p/>
            <draw:enhanced-geometry svg:viewBox="0 0 17 87" draw:type="non-primitive" draw:enhanced-path="M 0 87  L 0 87  L 2 77  L 4 66  L 6 56  L 8 44  L 10 34  L 13 23  L 15 11  L 17 0  N"/>
          </draw:custom-shape>
          <draw:custom-shape draw:style-name="gr9" draw:text-style-name="P2" draw:layer="layout" svg:width="0.039cm" svg:height="0.008cm" draw:transform="rotate (-2.35619449019309) translate (25.863cm 14.497cm)">
            <text:p/>
            <draw:enhanced-geometry svg:viewBox="0 0 61 17" draw:type="non-primitive" draw:enhanced-path="M 61 0  L 61 0  L 53 2  L 46 4  L 38 6  L 30 8  L 22 10  L 16 12  L 8 14  L 0 17  N"/>
          </draw:custom-shape>
          <draw:custom-shape draw:style-name="gr9" draw:text-style-name="P2" draw:layer="layout" svg:width="0.013cm" svg:height="0.075cm" draw:transform="rotate (-2.35619449019309) translate (24.823cm 15.718cm)">
            <text:p/>
            <draw:enhanced-geometry svg:viewBox="0 0 18 141" draw:type="non-primitive" draw:enhanced-path="M 18 141  L 18 141  L 16 122  L 13 105  L 11 87  L 9 70  L 7 53  L 4 35  L 2 18  L 0 0  N"/>
          </draw:custom-shape>
          <draw:custom-shape draw:style-name="gr9" draw:text-style-name="P2" draw:layer="layout" svg:width="0.013cm" svg:height="0.07cm" draw:transform="rotate (-2.35619449019309) translate (24.8cm 15.733cm)">
            <text:p/>
            <draw:enhanced-geometry svg:viewBox="0 0 17 140" draw:type="non-primitive" draw:enhanced-path="M 0 140  L 0 140  L 2 123  L 4 105  L 7 88  L 9 70  L 11 52  L 12 35  L 15 17  L 17 0  N"/>
          </draw:custom-shape>
          <draw:custom-shape draw:style-name="gr9" draw:text-style-name="P2" draw:layer="layout" svg:width="0.088cm" svg:height="0.009cm" draw:transform="rotate (-2.35619449019309) translate (24.693cm 15.666cm)">
            <text:p/>
            <draw:enhanced-geometry svg:viewBox="0 0 131 17" draw:type="non-primitive" draw:enhanced-path="M 0 0  L 0 0  L 17 2  L 33 4  L 49 6  L 66 9  L 82 11  L 98 12  L 114 14  L 131 17  N"/>
          </draw:custom-shape>
          <draw:custom-shape draw:style-name="gr9" draw:text-style-name="P2" draw:layer="layout" svg:width="0.075cm" svg:height="0.018cm" draw:transform="rotate (-2.35619449019309) translate (24.703cm 15.626cm)">
            <text:p/>
            <draw:enhanced-geometry svg:viewBox="0 0 114 34" draw:type="non-primitive" draw:enhanced-path="M 0 0  L 0 0  L 14 4  L 27 9  L 42 13  L 57 18  L 70 21  L 85 26  L 100 30  L 114 34  N"/>
          </draw:custom-shape>
          <draw:custom-shape draw:style-name="gr9" draw:text-style-name="P2" draw:layer="layout" svg:width="0.013cm" svg:height="0.036cm" draw:transform="rotate (-2.35619449019309) translate (24.766cm 15.786cm)">
            <text:p/>
            <draw:enhanced-geometry svg:viewBox="0 0 17 71" draw:type="non-primitive" draw:enhanced-path="M 0 71  L 0 71  L 1 62  L 3 53  L 4 44  L 6 35  L 9 27  L 11 18  L 13 9  L 17 0  N"/>
          </draw:custom-shape>
          <draw:custom-shape draw:style-name="gr9" draw:text-style-name="P2" draw:layer="layout" svg:width="0.005cm" svg:height="0.061cm" draw:transform="rotate (-2.35619449019309) translate (24.75cm 15.868cm)">
            <text:p/>
            <draw:enhanced-geometry svg:viewBox="0 0 0 124" draw:type="non-primitive" draw:enhanced-path="M 0 124  L 0 124  L 0 108  L 0 93  L 0 78  L 0 62  L 0 47  L 0 31  L 0 16  L 0 0  N"/>
          </draw:custom-shape>
          <draw:custom-shape draw:style-name="gr9" draw:text-style-name="P2" draw:layer="layout" svg:width="0.004cm" svg:height="0.044cm" draw:transform="rotate (-2.35619449019309) translate (24.687cm 15.907cm)">
            <text:p/>
            <draw:enhanced-geometry svg:viewBox="0 0 12 87" draw:type="non-primitive" draw:enhanced-path="M 4 87  L 4 87  L 4 75  L 3 64  L 1 51  L 0 40  L 0 29  L 2 19  L 6 8  L 12 0  N"/>
          </draw:custom-shape>
          <draw:custom-shape draw:style-name="gr9" draw:text-style-name="P2" draw:layer="layout" svg:width="0.008cm" svg:height="0.053cm" draw:transform="rotate (-2.35619449019309) translate (24.667cm 15.952cm)">
            <text:p/>
            <draw:enhanced-geometry svg:viewBox="0 0 18 105" draw:type="non-primitive" draw:enhanced-path="M 9 105  L 9 105  L 9 90  L 11 74  L 14 56  L 17 39  L 18 24  L 15 12  L 10 3  L 0 0  N"/>
          </draw:custom-shape>
          <draw:custom-shape draw:style-name="gr9" draw:text-style-name="P2" draw:layer="layout" svg:width="0.057cm" svg:height="0.027cm" draw:transform="rotate (-2.35619449019309) translate (24.615cm 15.903cm)">
            <text:p/>
            <draw:enhanced-geometry svg:viewBox="0 0 88 52" draw:type="non-primitive" draw:enhanced-path="M 0 0  L 0 0  L 11 7  L 21 12  L 33 19  L 44 26  L 54 33  L 65 40  L 77 45  L 88 52  N"/>
          </draw:custom-shape>
          <draw:custom-shape draw:style-name="gr9" draw:text-style-name="P2" draw:layer="layout" svg:width="0.048cm" svg:height="0.018cm" draw:transform="rotate (-2.35619449019309) translate (24.68cm 15.829cm)">
            <text:p/>
            <draw:enhanced-geometry svg:viewBox="0 0 72 35" draw:type="non-primitive" draw:enhanced-path="M 0 0  L 0 0  L 9 5  L 18 9  L 27 14  L 36 17  L 44 22  L 53 26  L 63 31  L 72 35  N"/>
          </draw:custom-shape>
          <draw:custom-shape draw:style-name="gr9" draw:text-style-name="P2" draw:layer="layout" svg:width="0.066cm" svg:height="0.026cm" draw:transform="rotate (-2.35619449019309) translate (24.681cm 15.764cm)">
            <text:p/>
            <draw:enhanced-geometry svg:viewBox="0 0 96 52" draw:type="non-primitive" draw:enhanced-path="M 0 0  L 0 0  L 12 7  L 24 13  L 36 19  L 49 26  L 60 32  L 72 39  L 84 46  L 96 52  N"/>
          </draw:custom-shape>
          <draw:custom-shape draw:style-name="gr9" draw:text-style-name="P2" draw:layer="layout" svg:width="0.062cm" svg:height="0.026cm" draw:transform="rotate (-2.35619449019309) translate (24.677cm 15.721cm)">
            <text:p/>
            <draw:enhanced-geometry svg:viewBox="0 0 89 53" draw:type="non-primitive" draw:enhanced-path="M 0 0  L 0 0  L 11 7  L 22 13  L 33 19  L 45 26  L 55 33  L 66 40  L 77 47  L 89 53  N"/>
          </draw:custom-shape>
          <draw:custom-shape draw:style-name="gr9" draw:text-style-name="P2" draw:layer="layout" svg:width="0.04cm" svg:height="0.008cm" draw:transform="rotate (-2.35619449019309) translate (24.343cm 15.207cm)">
            <text:p/>
            <draw:enhanced-geometry svg:viewBox="0 0 62 20" draw:type="non-primitive" draw:enhanced-path="M 0 0  L 0 0  L 8 3  L 16 7  L 25 11  L 33 15  L 41 18  L 47 20  L 55 20  L 62 17  N"/>
          </draw:custom-shape>
          <draw:custom-shape draw:style-name="gr9" draw:text-style-name="P2" draw:layer="layout" svg:width="0.014cm" svg:height="0.009cm" draw:transform="rotate (-2.35619449019309) translate (24.321cm 15.286cm)">
            <text:p/>
            <draw:enhanced-geometry svg:viewBox="0 0 17 18" draw:type="non-primitive" draw:enhanced-path="M 0 18  L 0 18  L 5 13  L 8 9  L 13 4  L 17 0  N"/>
          </draw:custom-shape>
          <draw:custom-shape draw:style-name="gr9" draw:text-style-name="P2" draw:layer="layout" svg:width="0.053cm" svg:height="0.018cm" draw:transform="rotate (-2.35619449019309) translate (24.335cm 15.193cm)">
            <text:p/>
            <draw:enhanced-geometry svg:viewBox="0 0 79 35" draw:type="non-primitive" draw:enhanced-path="M 0 0  L 0 0  L 10 4  L 20 9  L 30 13  L 41 17  L 51 21  L 60 26  L 70 30  L 79 35  N"/>
          </draw:custom-shape>
          <draw:custom-shape draw:style-name="gr9" draw:text-style-name="P2" draw:layer="layout" svg:width="0.048cm" svg:height="0.008cm" draw:transform="rotate (-2.35619449019309) translate (24.236cm 15.173cm)">
            <text:p/>
            <draw:enhanced-geometry svg:viewBox="0 0 70 17" draw:type="non-primitive" draw:enhanced-path="M 0 17  L 0 17  L 9 15  L 17 13  L 26 11  L 35 8  L 43 6  L 52 5  L 60 3  L 70 0  N"/>
          </draw:custom-shape>
          <draw:custom-shape draw:style-name="gr9" draw:text-style-name="P2" draw:layer="layout" svg:width="0.061cm" svg:height="0.008cm" draw:transform="rotate (-2.35619449019309) translate (24.18cm 15.2cm)">
            <text:p/>
            <draw:enhanced-geometry svg:viewBox="0 0 88 17" draw:type="non-primitive" draw:enhanced-path="M 0 17  L 0 17  L 11 14  L 22 12  L 32 10  L 44 8  L 54 5  L 65 3  L 76 1  L 88 0  N"/>
          </draw:custom-shape>
          <draw:custom-shape draw:style-name="gr9" draw:text-style-name="P2" draw:layer="layout" svg:width="0.048cm" svg:height="0.018cm" draw:transform="rotate (-2.35619449019309) translate (24.314cm 15.141cm)">
            <text:p/>
            <draw:enhanced-geometry svg:viewBox="0 0 71 36" draw:type="non-primitive" draw:enhanced-path="M 71 0  L 71 0  L 62 5  L 53 10  L 44 14  L 36 19  L 27 23  L 18 27  L 9 31  L 0 36  N"/>
          </draw:custom-shape>
          <draw:custom-shape draw:style-name="gr9" draw:text-style-name="P2" draw:layer="layout" svg:width="0.048cm" svg:height="0.009cm" draw:transform="rotate (-2.35619449019309) translate (24.333cm 15.124cm)">
            <text:p/>
            <draw:enhanced-geometry svg:viewBox="0 0 72 19" draw:type="non-primitive" draw:enhanced-path="M 72 0  L 72 0  L 63 2  L 54 5  L 45 7  L 37 9  L 28 13  L 19 15  L 10 17  L 0 19  N"/>
          </draw:custom-shape>
          <draw:custom-shape draw:style-name="gr9" draw:text-style-name="P2" draw:layer="layout" svg:width="0.044cm" svg:height="0.009cm" draw:transform="rotate (-2.35619449019309) translate (24.333cm 15.147cm)">
            <text:p/>
            <draw:enhanced-geometry svg:viewBox="0 0 62 17" draw:type="non-primitive" draw:enhanced-path="M 62 17  L 62 17  L 54 15  L 47 12  L 39 10  L 31 8  L 23 6  L 16 4  L 8 2  L 0 0  N"/>
          </draw:custom-shape>
          <draw:custom-shape draw:style-name="gr9" draw:text-style-name="P2" draw:layer="layout" svg:width="0.048cm" svg:height="0.009cm" draw:transform="rotate (-2.35619449019309) translate (24.43cm 15.155cm)">
            <text:p/>
            <draw:enhanced-geometry svg:viewBox="0 0 69 17" draw:type="non-primitive" draw:enhanced-path="M 0 17  L 0 17  L 9 15  L 18 13  L 26 11  L 35 8  L 43 6  L 52 4  L 60 2  L 69 0  N"/>
          </draw:custom-shape>
          <draw:custom-shape draw:style-name="gr9" draw:text-style-name="P2" draw:layer="layout" svg:width="0.053cm" svg:height="0.035cm" draw:transform="rotate (-2.35619449019309) translate (23.789cm 14.876cm)">
            <text:p/>
            <draw:enhanced-geometry svg:viewBox="0 0 78 71" draw:type="non-primitive" draw:enhanced-path="M 78 0  L 78 0  L 68 9  L 59 18  L 48 28  L 38 35  L 28 45  L 19 54  L 9 62  L 0 71  N"/>
          </draw:custom-shape>
          <draw:custom-shape draw:style-name="gr9" draw:text-style-name="P2" draw:layer="layout" svg:width="0.062cm" svg:height="0.017cm" draw:transform="rotate (-2.35619449019309) translate (23.739cm 14.875cm)">
            <text:p/>
            <draw:enhanced-geometry svg:viewBox="0 0 88 37" draw:type="non-primitive" draw:enhanced-path="M 0 0  L 0 0  L 11 5  L 21 9  L 33 14  L 44 18  L 54 23  L 66 28  L 77 32  L 88 37  N"/>
          </draw:custom-shape>
          <draw:custom-shape draw:style-name="gr9" draw:text-style-name="P2" draw:layer="layout" svg:width="0.048cm" svg:height="0.027cm" draw:transform="rotate (-2.35619449019309) translate (23.757cm 14.848cm)">
            <text:p/>
            <draw:enhanced-geometry svg:viewBox="0 0 70 52" draw:type="non-primitive" draw:enhanced-path="M 70 0  L 70 0  L 60 7  L 47 12  L 35 18  L 24 22  L 12 29  L 4 35  L 0 43  L 1 52  N"/>
          </draw:custom-shape>
          <draw:custom-shape draw:style-name="gr9" draw:text-style-name="P2" draw:layer="layout" svg:width="0.067cm" svg:height="0.004cm" draw:transform="rotate (-2.35619449019309) translate (23.729cm 14.872cm)">
            <text:p/>
            <draw:enhanced-geometry svg:viewBox="0 0 97 0" draw:type="non-primitive" draw:enhanced-path="M 0 0  L 0 0  L 13 0  L 24 0  L 37 0  L 48 0  L 60 0  L 72 0  L 84 0  L 97 0  N"/>
          </draw:custom-shape>
          <draw:custom-shape draw:style-name="gr9" draw:text-style-name="P2" draw:layer="layout" svg:width="0.049cm" svg:height="0.026cm" draw:transform="rotate (-2.35619449019309) translate (23.686cm 14.822cm)">
            <text:p/>
            <draw:enhanced-geometry svg:viewBox="0 0 70 52" draw:type="non-primitive" draw:enhanced-path="M 70 0  L 70 0  L 61 7  L 52 13  L 44 20  L 35 26  L 26 33  L 18 40  L 9 46  L 0 52  N"/>
          </draw:custom-shape>
          <draw:custom-shape draw:style-name="gr9" draw:text-style-name="P2" draw:layer="layout" svg:width="0.066cm" svg:height="0.004cm" draw:transform="rotate (-2.35619449019309) translate (23.663cm 14.863cm)">
            <text:p/>
            <draw:enhanced-geometry svg:viewBox="0 0 97 0" draw:type="non-primitive" draw:enhanced-path="M 0 0  L 0 0  L 13 0  L 24 0  L 37 0  L 48 0  L 61 0  L 72 0  L 84 0  L 97 0  N"/>
          </draw:custom-shape>
          <draw:custom-shape draw:style-name="gr9" draw:text-style-name="P2" draw:layer="layout" svg:width="0.048cm" svg:height="0.018cm" draw:transform="rotate (-2.35619449019309) translate (23.626cm 14.797cm)">
            <text:p/>
            <draw:enhanced-geometry svg:viewBox="0 0 72 35" draw:type="non-primitive" draw:enhanced-path="M 72 0  L 72 0  L 61 4  L 50 7  L 38 10  L 25 12  L 15 16  L 6 20  L 1 27  L 0 35  N"/>
          </draw:custom-shape>
          <draw:custom-shape draw:style-name="gr9" draw:text-style-name="P2" draw:layer="layout" svg:width="0.079cm" svg:height="0.005cm" draw:transform="rotate (-2.35619449019309) translate (23.528cm 14.832cm)">
            <text:p/>
            <draw:enhanced-geometry svg:viewBox="0 0 122 0" draw:type="non-primitive" draw:enhanced-path="M 122 0  L 122 0  L 106 0  L 90 0  L 76 0  L 60 0  L 45 0  L 30 0  L 14 0  L 0 0  N"/>
          </draw:custom-shape>
          <draw:custom-shape draw:style-name="gr9" draw:text-style-name="P2" draw:layer="layout" svg:width="0.031cm" svg:height="0.009cm" draw:transform="rotate (-2.35619449019309) translate (23.589cm 14.733cm)">
            <text:p/>
            <draw:enhanced-geometry svg:viewBox="0 0 52 17" draw:type="non-primitive" draw:enhanced-path="M 52 0  L 52 0  L 46 2  L 40 5  L 33 7  L 26 9  L 20 11  L 13 14  L 7 15  L 0 17  N"/>
          </draw:custom-shape>
          <draw:custom-shape draw:style-name="gr9" draw:text-style-name="P2" draw:layer="layout" svg:width="0.04cm" svg:height="0.035cm" draw:transform="rotate (-2.35619449019309) translate (23.519cm 14.81cm)">
            <text:p/>
            <draw:enhanced-geometry svg:viewBox="0 0 61 71" draw:type="non-primitive" draw:enhanced-path="M 61 0  L 61 0  L 53 9  L 46 18  L 38 26  L 30 35  L 22 45  L 16 52  L 8 62  L 0 71  N"/>
          </draw:custom-shape>
          <draw:custom-shape draw:style-name="gr9" draw:text-style-name="P2" draw:layer="layout" svg:width="0.044cm" svg:height="0.009cm" draw:transform="rotate (-2.35619449019309) translate (23.442cm 14.799cm)">
            <text:p/>
            <draw:enhanced-geometry svg:viewBox="0 0 70 17" draw:type="non-primitive" draw:enhanced-path="M 0 17  L 0 17  L 9 15  L 18 13  L 26 12  L 35 9  L 44 7  L 52 5  L 61 3  L 70 0  N"/>
          </draw:custom-shape>
          <draw:custom-shape draw:style-name="gr9" draw:text-style-name="P2" draw:layer="layout" svg:width="0.075cm" svg:height="0.005cm" draw:transform="rotate (-2.35619449019309) translate (25.452cm 13.991cm)">
            <text:p/>
            <draw:enhanced-geometry svg:viewBox="0 0 107 0" draw:type="non-primitive" draw:enhanced-path="M 107 0  L 107 0  L 93 0  L 80 0  L 66 0  L 54 0  L 40 0  L 26 0  L 14 0  L 0 0  N"/>
          </draw:custom-shape>
          <draw:custom-shape draw:style-name="gr9" draw:text-style-name="P2" draw:layer="layout" svg:width="0.093cm" svg:height="0.009cm" draw:transform="rotate (-2.35619449019309) translate (25.437cm 14.019cm)">
            <text:p/>
            <draw:enhanced-geometry svg:viewBox="0 0 131 19" draw:type="non-primitive" draw:enhanced-path="M 131 0  L 131 0  L 114 2  L 98 5  L 81 7  L 65 9  L 49 13  L 32 15  L 17 17  L 0 19  N"/>
          </draw:custom-shape>
          <draw:custom-shape draw:style-name="gr9" draw:text-style-name="P2" draw:layer="layout" svg:width="0.053cm" svg:height="0.005cm" draw:transform="rotate (-2.35619449019309) translate (25.384cm 14.153cm)">
            <text:p/>
            <draw:enhanced-geometry svg:viewBox="0 0 78 0" draw:type="non-primitive" draw:enhanced-path="M 78 0  L 78 0  L 68 0  L 59 0  L 49 0  L 39 0  L 28 0  L 19 0  L 9 0  L 0 0  N"/>
          </draw:custom-shape>
          <draw:custom-shape draw:style-name="gr9" draw:text-style-name="P2" draw:layer="layout" svg:width="0.071cm" svg:height="0.004cm" draw:transform="rotate (-2.35619449019309) translate (25.443cm 14.196cm)">
            <text:p/>
            <draw:enhanced-geometry svg:viewBox="0 0 106 0" draw:type="non-primitive" draw:enhanced-path="M 106 0  L 106 0  L 97 0  L 87 0  L 78 0  L 70 0  L 61 0  L 52 0  L 43 0  L 34 0  L 34 0  L 30 0  L 26 0  L 22 0  L 17 0  L 13 0  L 8 0  L 5 0  L 0 0  N"/>
          </draw:custom-shape>
          <draw:custom-shape draw:style-name="gr9" draw:text-style-name="P2" draw:layer="layout" svg:width="0.035cm" svg:height="0.009cm" draw:transform="rotate (-2.35619449019309) translate (25.322cm 14.199cm)">
            <text:p/>
            <draw:enhanced-geometry svg:viewBox="0 0 53 17" draw:type="non-primitive" draw:enhanced-path="M 0 17  L 0 17  L 6 15  L 12 12  L 19 10  L 26 8  L 32 6  L 39 4  L 46 2  L 53 0  N"/>
          </draw:custom-shape>
          <draw:custom-shape draw:style-name="gr9" draw:text-style-name="P2" draw:layer="layout" svg:width="0.044cm" svg:height="0.009cm" draw:transform="rotate (-2.35619449019309) translate (25.317cm 14.071cm)">
            <text:p/>
            <draw:enhanced-geometry svg:viewBox="0 0 61 17" draw:type="non-primitive" draw:enhanced-path="M 0 0  L 0 0  L 7 3  L 15 5  L 23 7  L 31 9  L 38 12  L 46 13  L 54 15  L 61 17  N"/>
          </draw:custom-shape>
          <draw:custom-shape draw:style-name="gr9" draw:text-style-name="P2" draw:layer="layout" svg:width="0.07cm" svg:height="0.022cm" draw:transform="rotate (-2.35619449019309) translate (25.314cm 14.079cm)">
            <text:p/>
            <draw:enhanced-geometry svg:viewBox="0 0 105 39" draw:type="non-primitive" draw:enhanced-path="M 0 0  L 0 0  L 13 5  L 26 13  L 40 22  L 54 30  L 68 36  L 80 39  L 93 39  L 105 34  N"/>
          </draw:custom-shape>
          <draw:custom-shape draw:style-name="gr9" draw:text-style-name="P2" draw:layer="layout" svg:width="0.031cm" svg:height="0.004cm" draw:transform="rotate (-2.35619449019309) translate (24.395cm 15.251cm)">
            <text:p/>
            <draw:enhanced-geometry svg:viewBox="0 0 44 0" draw:type="non-primitive" draw:enhanced-path="M 0 0  L 0 0  L 5 0  L 11 0  L 16 0  L 21 0  L 27 0  L 33 0  L 38 0  L 44 0  N"/>
          </draw:custom-shape>
          <draw:custom-shape draw:style-name="gr9" draw:text-style-name="P2" draw:layer="layout" svg:width="0.058cm" svg:height="0.022cm" draw:transform="rotate (-2.35619449019309) translate (25.17cm 13.536cm)">
            <text:p/>
            <draw:enhanced-geometry svg:viewBox="0 0 88 36" draw:type="non-primitive" draw:enhanced-path="M 88 0  L 88 0  L 77 5  L 65 10  L 54 14  L 44 17  L 32 22  L 21 27  L 11 31  L 0 36  N"/>
          </draw:custom-shape>
          <draw:custom-shape draw:style-name="gr9" draw:text-style-name="P2" draw:layer="layout" svg:width="0.022cm" svg:height="0.044cm" draw:transform="rotate (-2.35619449019309) translate (25.108cm 13.59cm)">
            <text:p/>
            <draw:enhanced-geometry svg:viewBox="0 0 35 86" draw:type="non-primitive" draw:enhanced-path="M 0 0  L 0 0  L 4 11  L 7 22  L 9 35  L 11 47  L 15 59  L 19 69  L 26 78  L 35 86  N"/>
          </draw:custom-shape>
          <draw:custom-shape draw:style-name="gr9" draw:text-style-name="P2" draw:layer="layout" svg:width="0.092cm" svg:height="0.052cm" draw:transform="rotate (-2.35619449019309) translate (25.127cm 13.515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9" draw:text-style-name="P2" draw:layer="layout" svg:width="0.017cm" svg:height="0.044cm" draw:transform="rotate (-2.35619449019309) translate (25.028cm 13.499cm)">
            <text:p/>
            <draw:enhanced-geometry svg:viewBox="0 0 27 87" draw:type="non-primitive" draw:enhanced-path="M 0 0  L 0 0  L 3 10  L 7 22  L 10 33  L 13 43  L 17 55  L 20 66  L 24 77  L 27 87  N"/>
          </draw:custom-shape>
          <draw:custom-shape draw:style-name="gr9" draw:text-style-name="P2" draw:layer="layout" svg:width="0.067cm" svg:height="0.018cm" draw:transform="rotate (-2.35619449019309) translate (25.079cm 13.362cm)">
            <text:p/>
            <draw:enhanced-geometry svg:viewBox="0 0 97 35" draw:type="non-primitive" draw:enhanced-path="M 97 0  L 97 0  L 84 5  L 72 9  L 60 14  L 48 18  L 36 23  L 24 26  L 13 31  L 0 35  N"/>
          </draw:custom-shape>
          <draw:custom-shape draw:style-name="gr9" draw:text-style-name="P2" draw:layer="layout" svg:width="0.044cm" svg:height="0.053cm" draw:transform="rotate (-2.35619449019309) translate (25.011cm 13.443cm)">
            <text:p/>
            <draw:enhanced-geometry svg:viewBox="0 0 69 103" draw:type="non-primitive" draw:enhanced-path="M 0 0  L 0 0  L 9 12  L 17 26  L 26 38  L 35 51  L 43 64  L 52 77  L 60 90  L 69 103  N"/>
          </draw:custom-shape>
          <draw:custom-shape draw:style-name="gr9" draw:text-style-name="P2" draw:layer="layout" svg:width="0.092cm" svg:height="0.004cm" draw:transform="rotate (-2.35619449019309) translate (25.079cm 13.306cm)">
            <text:p/>
            <draw:enhanced-geometry svg:viewBox="0 0 138 0" draw:type="non-primitive" draw:enhanced-path="M 138 0  L 138 0  L 119 0  L 97 0  L 75 0  L 52 0  L 32 0  L 14 0  L 4 0  L 0 0  N"/>
          </draw:custom-shape>
          <draw:custom-shape draw:style-name="gr9" draw:text-style-name="P2" draw:layer="layout" svg:width="0.035cm" svg:height="0.053cm" draw:transform="rotate (-2.35619449019309) translate (24.958cm 13.38cm)">
            <text:p/>
            <draw:enhanced-geometry svg:viewBox="0 0 53 105" draw:type="non-primitive" draw:enhanced-path="M 0 0  L 0 0  L 7 14  L 14 26  L 21 40  L 27 53  L 33 67  L 40 79  L 46 93  L 53 105  N"/>
          </draw:custom-shape>
          <draw:custom-shape draw:style-name="gr12" draw:text-style-name="P2" draw:layer="layout" svg:width="0.092cm" svg:height="0.083cm" draw:transform="rotate (-2.35619449019309) translate (25.57cm 15.048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9" draw:text-style-name="P2" draw:layer="layout" svg:width="0.092cm" svg:height="0.083cm" draw:transform="rotate (-2.35619449019309) translate (25.57cm 15.048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3" draw:text-style-name="P2" draw:layer="layout" svg:width="0.105cm" svg:height="0.088cm" draw:transform="rotate (-2.35619449019309) translate (25.516cm 15.08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9" draw:text-style-name="P2" draw:layer="layout" svg:width="0.105cm" svg:height="0.088cm" draw:transform="rotate (-2.35619449019309) translate (25.516cm 15.08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3" draw:text-style-name="P2" draw:layer="layout" svg:width="0.061cm" svg:height="0.018cm" draw:transform="rotate (-2.35619449019309) translate (25.507cm 15.053cm)">
            <text:p/>
            <draw:enhanced-geometry svg:viewBox="0 0 95 35" draw:type="non-primitive" draw:enhanced-path="M 95 18  L 87 15  L 80 13  L 72 9  L 64 6  L 56 3  L 50 1  L 42 0  L 34 1  L 28 4  L 22 6  L 18 11  L 13 14  L 9 18  L 5 24  L 2 30  L 0 35  L 95 18  Z N"/>
          </draw:custom-shape>
          <draw:custom-shape draw:style-name="gr9" draw:text-style-name="P2" draw:layer="layout" svg:width="0.061cm" svg:height="0.018cm" draw:transform="rotate (-2.35619449019309) translate (25.507cm 15.053cm)">
            <text:p/>
            <draw:enhanced-geometry svg:viewBox="0 0 95 35" draw:type="non-primitive" draw:enhanced-path="M 95 18  L 95 18  L 87 15  L 80 13  L 72 9  L 64 6  L 56 3  L 50 1  L 42 0  L 34 1  L 34 1  L 28 4  L 22 6  L 18 11  L 13 14  L 9 18  L 5 24  L 2 30  L 0 35  N"/>
          </draw:custom-shape>
          <draw:custom-shape draw:style-name="gr13" draw:text-style-name="P2" draw:layer="layout" svg:width="0.031cm" svg:height="0.017cm" draw:transform="rotate (-2.35619449019309) translate (25.55cm 15.036cm)">
            <text:p/>
            <draw:enhanced-geometry svg:viewBox="0 0 53 36" draw:type="non-primitive" draw:enhanced-path="M 53 0  L 46 5  L 38 8  L 31 12  L 23 15  L 16 19  L 10 23  L 4 29  L 0 36  L 53 0  Z N"/>
          </draw:custom-shape>
          <draw:custom-shape draw:style-name="gr9" draw:text-style-name="P2" draw:layer="layout" svg:width="0.031cm" svg:height="0.017cm" draw:transform="rotate (-2.35619449019309) translate (25.55cm 15.036cm)">
            <text:p/>
            <draw:enhanced-geometry svg:viewBox="0 0 53 36" draw:type="non-primitive" draw:enhanced-path="M 53 0  L 53 0  L 46 5  L 38 8  L 31 12  L 23 15  L 16 19  L 10 23  L 4 29  L 0 36  N"/>
          </draw:custom-shape>
          <draw:custom-shape draw:style-name="gr13" draw:text-style-name="P2" draw:layer="layout" svg:width="0.092cm" svg:height="0.036cm" draw:transform="rotate (-2.35619449019309) translate (25.337cm 15.264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9" draw:text-style-name="P2" draw:layer="layout" svg:width="0.092cm" svg:height="0.036cm" draw:transform="rotate (-2.35619449019309) translate (25.337cm 15.264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3" draw:text-style-name="P2" draw:layer="layout" svg:width="0.093cm" svg:height="0.061cm" draw:transform="rotate (-2.35619449019309) translate (25.288cm 15.299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9" draw:text-style-name="P2" draw:layer="layout" svg:width="0.093cm" svg:height="0.061cm" draw:transform="rotate (-2.35619449019309) translate (25.288cm 15.299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3" draw:text-style-name="P2" draw:layer="layout" svg:width="0.053cm" svg:height="0.035cm" draw:transform="rotate (-2.35619449019309) translate (25.509cm 15.048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9" draw:text-style-name="P2" draw:layer="layout" svg:width="0.053cm" svg:height="0.035cm" draw:transform="rotate (-2.35619449019309) translate (25.509cm 15.048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As we will see shortly, a pointer such as int*stream; can also be a pointer to an array (of unspecified size) of ints. C has a single syntax for these two constructs.</text:span></text:p>
              <text:p text:style-name="P9"><text:span text:style-name="T11">The use of spaces (or not) around the * on a pointer declaration does not affect the meaning of the declaration but it can subtly alter the emphasis. Placing the * next to the type naturally emphasizes the identifier's type, and is common in C++ (it is the style used by Bjarne Stroustrup) which is a language dominated by types. </text:span></text:p>
              <text:p text:style-name="P9"><text:span text:style-name="T11">int* pointer; // type emphasis</text:span></text:p>
              <text:p text:style-name="P9"><text:span text:style-name="T11">In contrast, placing the * next to the identifier emphasizes the use of the identifier in an expression, and is common in C (it is the style used by Dennis Ritchie) which is a language dominated by expressions.</text:span></text:p>
              <text:p text:style-name="P9"><text:span text:style-name="T11">int *pointer; // expression emphasis</text:span></text:p>
              <text:p text:style-name="P9"><text:span text:style-name="T11">Placing spaces on both sides of the * has the effect of choosing not to emphasize either the type or the expression over the other, and is an increasingly common style in both C and C++.</text:span></text:p>
              <text:p text:style-name="P9"><text:span text:style-name="T11">int * pointer; </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null point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null pointer (NULL or 0)</text:span></text:p>
                <text:list text:style-name="L3">
                  <text:list-item>
                    <text:p text:style-name="P7"><text:span text:style-name="T3">NULL never equals an objects address</text:span></text:p>
                  </text:list-item>
                  <text:list-item>
                    <text:p text:style-name="P7"><text:span text:style-name="T3">the default for pointers with </text:span><text:span text:style-name="T12">static</text:span><text:span text:style-name="T3"> storage class</text:span></text:p>
                  </text:list-item>
                  <text:list-item>
                    <text:p text:style-name="P7"><text:span text:style-name="T3">no default for pointers with </text:span><text:span text:style-name="T12">auto</text:span><text:span text:style-name="T3"> storage class</text:span></text:p>
                  </text:list-item>
                </text:list>
              </text:list-item>
            </text:list>
          </draw:text-box>
        </draw:frame>
        <draw:custom-shape draw:style-name="gr5" draw:text-style-name="P2" draw:layer="layout" svg:width="11.196cm" svg:height="0.866cm" svg:x="5.962cm" svg:y="7.594cm">
          <text:p text:style-name="P8"><text:span text:style-name="T13">int</text:span><text:span text:style-name="T14"> * pointer = NULL;</text:span></text:p>
          <draw:enhanced-geometry svg:viewBox="0 0 21600 21600" draw:type="mso-spt202" draw:enhanced-path="M 0 0 L 21600 0 21600 21600 0 21600 0 0 Z N"/>
        </draw:custom-shape>
        <draw:custom-shape draw:style-name="gr5" draw:text-style-name="P2" draw:layer="layout" svg:width="11.196cm" svg:height="0.866cm" svg:x="5.962cm" svg:y="9.86cm">
          <text:p text:style-name="P8"><text:span text:style-name="T13">int</text:span><text:span text:style-name="T14"> * pointer = 0;</text:span></text:p>
          <draw:enhanced-geometry svg:viewBox="0 0 21600 21600" draw:type="mso-spt202" draw:enhanced-path="M 0 0 L 21600 0 21600 21600 0 21600 0 0 Z N"/>
        </draw:custom-shape>
        <draw:custom-shape draw:style-name="gr5" draw:text-style-name="P2" draw:layer="layout" svg:width="11.2cm" svg:height="5.129cm" svg:x="5.958cm" svg:y="12.435cm">
          <text:p text:style-name="P8"><text:span text:style-name="T13">int</text:span><text:span text:style-name="T14"> * top_level;</text:span></text:p>
          <text:p text:style-name="P8"><text:span text:style-name="T14"/></text:p>
          <text:p text:style-name="P8"><text:span text:style-name="T13">void</text:span><text:span text:style-name="T14"> eg(</text:span><text:span text:style-name="T13">void</text:span><text:span text:style-name="T14">)</text:span></text:p>
          <text:p text:style-name="P8"><text:span text:style-name="T14">{</text:span></text:p>
          <text:p text:style-name="P8"><text:span text:style-name="T14"><text:s text:c="4"/></text:span><text:span text:style-name="T13">int</text:span><text:span text:style-name="T14"> * local;</text:span></text:p>
          <text:p text:style-name="P8"><text:span text:style-name="T14"><text:s text:c="4"/></text:span><text:span text:style-name="T13">static int</text:span><text:span text:style-name="T14"> * one;</text:span></text:p>
          <text:p text:style-name="P8"><text:span text:style-name="T14"><text:s text:c="4"/></text:span><text:span text:style-name="T14">...</text:span></text:p>
          <text:p text:style-name="P8"><text:span text:style-name="T14">}</text:span></text:p>
          <draw:enhanced-geometry svg:viewBox="0 0 21600 21600" draw:type="mso-spt202" draw:enhanced-path="M 0 0 L 21600 0 21600 21600 0 21600 0 0 Z N"/>
        </draw:custom-shape>
        <draw:custom-shape draw:style-name="gr6" draw:text-style-name="P2" draw:layer="layout" svg:width="4.604cm" svg:height="1.023cm" svg:x="11.756cm" svg:y="8.661cm">
          <text:p text:style-name="P3"><text:span text:style-name="T10">equivalent</text:span></text:p>
          <draw:enhanced-geometry svg:viewBox="0 0 21600 21600" draw:type="mso-spt202" draw:enhanced-path="M 0 0 L 21600 0 21600 21600 0 21600 0 0 Z N"/>
        </draw:custom-shape>
        <draw:custom-shape draw:style-name="gr14" draw:text-style-name="P2" draw:layer="layout" svg:width="1.402cm" svg:height="2.972cm" svg:x="14.958cm" svg:y="7.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9.203cm" svg:height="1.785cm" svg:x="18.358cm" svg:y="10.927cm">
          <text:p text:style-name="P3"><text:span text:style-name="T10">implicit static storage class,</text:span></text:p>
          <text:p text:style-name="P3"><text:span text:style-name="T10">defaults to null</text:span></text:p>
          <draw:enhanced-geometry svg:viewBox="0 0 21600 21600" draw:type="mso-spt202" draw:enhanced-path="M 0 0 L 21600 0 21600 21600 0 21600 0 0 Z N"/>
        </draw:custom-shape>
        <draw:custom-shape draw:style-name="gr6" draw:text-style-name="P2" draw:layer="layout" svg:width="9.203cm" svg:height="1.785cm" svg:x="18.358cm" svg:y="13.348cm">
          <text:p text:style-name="P3"><text:span text:style-name="T10">implicit auto storage class, </text:span></text:p>
          <text:p text:style-name="P3"><text:span text:style-name="T10">no default</text:span></text:p>
          <draw:enhanced-geometry svg:viewBox="0 0 21600 21600" draw:type="mso-spt202" draw:enhanced-path="M 0 0 L 21600 0 21600 21600 0 21600 0 0 Z N"/>
        </draw:custom-shape>
        <draw:custom-shape draw:style-name="gr6" draw:text-style-name="P2" draw:layer="layout" svg:width="9.203cm" svg:height="1.785cm" svg:x="18.358cm" svg:y="15.928cm">
          <text:p text:style-name="P3"><text:span text:style-name="T10">explicit static storage class,</text:span></text:p>
          <text:p text:style-name="P3"><text:span text:style-name="T10">defaults to 0</text:span></text:p>
          <draw:enhanced-geometry svg:viewBox="0 0 21600 21600" draw:type="mso-spt202" draw:enhanced-path="M 0 0 L 21600 0 21600 21600 0 21600 0 0 Z N"/>
        </draw:custom-shape>
        <draw:line draw:style-name="gr15" draw:text-style-name="P10" draw:layer="layout" svg:x1="12.36cm" svg:y1="12.969cm" svg:x2="18.358cm" svg:y2="12.087cm">
          <text:p/>
        </draw:line>
        <draw:line draw:style-name="gr15" draw:text-style-name="P10" draw:layer="layout" svg:x1="12.356cm" svg:y1="15.368cm" svg:x2="18.159cm" svg:y2="14.288cm">
          <text:p/>
        </draw:line>
        <draw:line draw:style-name="gr15" draw:text-style-name="P10" draw:layer="layout" svg:x1="14.358cm" svg:y1="15.928cm" svg:x2="18.358cm" svg:y2="16.73cm">
          <text:p/>
        </draw:line>
        <draw:custom-shape draw:style-name="gr6" draw:text-style-name="P2" draw:layer="layout" svg:width="7.157cm" svg:height="1.785cm" svg:x="17.604cm" svg:y="7.523cm">
          <text:p text:style-name="P3"><text:span text:style-name="T10">NULL is in &lt;stddef.h&gt; </text:span></text:p>
          <text:p text:style-name="P3"><text:span text:style-name="T10">(among others)</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null pointer is guaranteed not to be equal to the address of any object or function in your program.</text:span></text:p>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15">pointer </text:span><text:span text:style-name="T16"></text:span><text:span text:style-name="T15"> true/fals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pointer expression can implicitly be interpreted as true or false</text:span></text:p>
                <text:list text:style-name="L3">
                  <text:list-item>
                    <text:p text:style-name="P7"><text:span text:style-name="T3">a null pointer is considered false</text:span></text:p>
                  </text:list-item>
                  <text:list-item>
                    <text:p text:style-name="P7"><text:span text:style-name="T3">a non-null pointer is considered true</text:span></text:p>
                  </text:list-item>
                </text:list>
              </text:list-item>
            </text:list>
          </draw:text-box>
        </draw:frame>
        <draw:custom-shape draw:style-name="gr5" draw:text-style-name="P2" draw:layer="layout" svg:width="11.196cm" svg:height="0.934cm" svg:x="7.36cm" svg:y="7.523cm">
          <text:p text:style-name="P8"><text:span text:style-name="T8">int</text:span><text:span text:style-name="T9"> * pos; ...</text:span></text:p>
          <draw:enhanced-geometry svg:viewBox="0 0 21600 21600" draw:type="mso-spt202" draw:enhanced-path="M 0 0 L 21600 0 21600 21600 0 21600 0 0 Z N"/>
        </draw:custom-shape>
        <draw:custom-shape draw:style-name="gr5" draw:text-style-name="P2" draw:layer="layout" svg:width="11.196cm" svg:height="2.288cm" svg:x="7.36cm" svg:y="13.644cm">
          <text:p text:style-name="P8"><text:span text:style-name="T8">if</text:span><text:span text:style-name="T9"> (!pos)</text:span></text:p>
          <text:p text:style-name="P8"><text:span text:style-name="T8">if</text:span><text:span text:style-name="T9"> (pos == 0)</text:span></text:p>
          <text:p text:style-name="P8"><text:span text:style-name="T8">if</text:span><text:span text:style-name="T9"> (pos == NULL)</text:span></text:p>
          <draw:enhanced-geometry svg:viewBox="0 0 21600 21600" draw:type="mso-spt202" draw:enhanced-path="M 0 0 L 21600 0 21600 21600 0 21600 0 0 Z N"/>
        </draw:custom-shape>
        <draw:custom-shape draw:style-name="gr5" draw:text-style-name="P2" draw:layer="layout" svg:width="11.196cm" svg:height="2.288cm" svg:x="7.36cm" svg:y="9.926cm">
          <text:p text:style-name="P8"><text:span text:style-name="T8">if</text:span><text:span text:style-name="T9"> (pos)</text:span></text:p>
          <text:p text:style-name="P8"><text:span text:style-name="T8">if</text:span><text:span text:style-name="T9"> (pos != 0)</text:span></text:p>
          <text:p text:style-name="P8"><text:span text:style-name="T8">if</text:span><text:span text:style-name="T9"> (pos != NULL)</text:span></text:p>
          <draw:enhanced-geometry svg:viewBox="0 0 21600 21600" draw:type="mso-spt202" draw:enhanced-path="M 0 0 L 21600 0 21600 21600 0 21600 0 0 Z N"/>
        </draw:custom-shape>
        <draw:custom-shape draw:style-name="gr6" draw:text-style-name="P2" draw:layer="layout" svg:width="4.604cm" svg:height="1.023cm" svg:x="20.355cm" svg:y="10.526cm">
          <text:p text:style-name="P3"><text:span text:style-name="T10">equivalent</text:span></text:p>
          <draw:enhanced-geometry svg:viewBox="0 0 21600 21600" draw:type="mso-spt202" draw:enhanced-path="M 0 0 L 21600 0 21600 21600 0 21600 0 0 Z N"/>
        </draw:custom-shape>
        <draw:custom-shape draw:style-name="gr16" draw:text-style-name="P2" draw:layer="layout" svg:width="1.001cm" svg:height="2.399cm" svg:x="19.16cm" svg:y="9.9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4.604cm" svg:height="1.023cm" svg:x="20.355cm" svg:y="14.327cm">
          <text:p text:style-name="P3"><text:span text:style-name="T10">equivalent</text:span></text:p>
          <draw:enhanced-geometry svg:viewBox="0 0 21600 21600" draw:type="mso-spt202" draw:enhanced-path="M 0 0 L 21600 0 21600 21600 0 21600 0 0 Z N"/>
        </draw:custom-shape>
        <draw:custom-shape draw:style-name="gr16" draw:text-style-name="P2" draw:layer="layout" svg:width="1.001cm" svg:height="2.399cm" svg:x="19.16cm" svg:y="13.7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7.066cm" svg:x="0.847cm" svg:y="0.926cm" presentation:class="title" presentation:user-transformed="true">
          <draw:text-box>
            <text:p text:style-name="P5"><text:span text:style-name="T15">address-of/dereference</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6"><text:span text:style-name="T3"><text:s/></text:span><text:span text:style-name="T3">unary &amp; operator returns a pointer to its operand</text:span></text:p>
              </text:list-item>
              <text:list-item>
                <text:p text:style-name="P6"><text:span text:style-name="T3"><text:s/></text:span><text:span text:style-name="T3">unary * operator dereferences a pointer</text:span></text:p>
                <text:list text:style-name="L3">
                  <text:list-item>
                    <text:p text:style-name="P7"><text:span text:style-name="T3">&amp; and * are inverses of each other: *&amp;x == x</text:span></text:p>
                  </text:list-item>
                  <text:list-item>
                    <text:p text:style-name="P7"><text:span text:style-name="T3">*p is </text:span><text:span text:style-name="T17">undefined</text:span><text:span text:style-name="T3"> if p is invalid or null</text:span></text:p>
                  </text:list-item>
                </text:list>
              </text:list-item>
            </text:list>
          </draw:text-box>
        </draw:frame>
        <draw:custom-shape draw:style-name="gr5" draw:text-style-name="P2" draw:layer="layout" svg:width="11.2cm" svg:height="3.302cm" svg:x="6.756cm" svg:y="8.727cm">
          <text:p text:style-name="P8"><text:span text:style-name="T13">int</text:span><text:span text:style-name="T14"> variable = 42;</text:span></text:p>
          <text:p text:style-name="P8"><text:span text:style-name="T14">...</text:span></text:p>
          <text:p text:style-name="P8"><text:span text:style-name="T13">int</text:span><text:span text:style-name="T14"> * pointer = &amp;variable;</text:span></text:p>
          <text:p text:style-name="P8"><text:span text:style-name="T14">...</text:span></text:p>
          <text:p text:style-name="P8"><text:span text:style-name="T13">int</text:span><text:span text:style-name="T14"> copy = *pointer;</text:span></text:p>
          <draw:enhanced-geometry svg:viewBox="0 0 21600 21600" draw:type="mso-spt202" draw:enhanced-path="M 0 0 L 21600 0 21600 21600 0 21600 0 0 Z N"/>
        </draw:custom-shape>
        <draw:custom-shape draw:style-name="gr17" draw:text-style-name="P2" draw:layer="layout" svg:width="2.201cm" svg:height="2.002cm" svg:x="15.941cm" svg:y="14.486cm">
          <text:p text:style-name="P1"><text:span text:style-name="T18">42</text:span></text:p>
          <draw:enhanced-geometry svg:viewBox="0 0 21600 21600" draw:type="rectangle" draw:enhanced-path="M 0 0 L 21600 0 21600 21600 0 21600 0 0 Z N"/>
        </draw:custom-shape>
        <draw:custom-shape draw:style-name="gr6" draw:text-style-name="P2" draw:layer="layout" svg:width="2.8cm" svg:height="1.023cm" svg:x="15.743cm" svg:y="13.485cm">
          <text:p text:style-name="P3"><text:span text:style-name="T10">int</text:span></text:p>
          <draw:enhanced-geometry svg:viewBox="0 0 21600 21600" draw:type="mso-spt202" draw:enhanced-path="M 0 0 L 21600 0 21600 21600 0 21600 0 0 Z N"/>
        </draw:custom-shape>
        <draw:custom-shape draw:style-name="gr6" draw:text-style-name="P2" draw:layer="layout" svg:width="3.413cm" svg:height="1.023cm" svg:x="15.743cm" svg:y="16.484cm">
          <text:p text:style-name="P3"><text:span text:style-name="T10">variable</text:span></text:p>
          <draw:enhanced-geometry svg:viewBox="0 0 21600 21600" draw:type="mso-spt202" draw:enhanced-path="M 0 0 L 21600 0 21600 21600 0 21600 0 0 Z N"/>
        </draw:custom-shape>
        <draw:custom-shape draw:style-name="gr17" draw:text-style-name="P2" draw:layer="layout" svg:width="4cm" svg:height="2.002cm" svg:x="6.354cm" svg:y="14.499cm">
          <text:p text:style-name="P1"><text:span text:style-name="T19">&amp;variable</text:span></text:p>
          <draw:enhanced-geometry svg:viewBox="0 0 21600 21600" draw:type="rectangle" draw:enhanced-path="M 0 0 L 21600 0 21600 21600 0 21600 0 0 Z N"/>
        </draw:custom-shape>
        <draw:custom-shape draw:style-name="gr6" draw:text-style-name="P2" draw:layer="layout" svg:width="2.8cm" svg:height="1.023cm" svg:x="6.156cm" svg:y="13.498cm">
          <text:p text:style-name="P3"><text:span text:style-name="T10">int *</text:span></text:p>
          <draw:enhanced-geometry svg:viewBox="0 0 21600 21600" draw:type="mso-spt202" draw:enhanced-path="M 0 0 L 21600 0 21600 21600 0 21600 0 0 Z N"/>
        </draw:custom-shape>
        <draw:custom-shape draw:style-name="gr6" draw:text-style-name="P2" draw:layer="layout" svg:width="3.404cm" svg:height="1.023cm" svg:x="6.35cm" svg:y="16.484cm">
          <text:p text:style-name="P3"><text:span text:style-name="T10">pointer</text:span></text:p>
          <draw:enhanced-geometry svg:viewBox="0 0 21600 21600" draw:type="mso-spt202" draw:enhanced-path="M 0 0 L 21600 0 21600 21600 0 21600 0 0 Z N"/>
        </draw:custom-shape>
        <draw:custom-shape draw:style-name="gr17" draw:text-style-name="P2" draw:layer="layout" svg:width="2.201cm" svg:height="2.002cm" svg:x="20.536cm" svg:y="14.517cm">
          <text:p text:style-name="P1"><text:span text:style-name="T18">42</text:span></text:p>
          <draw:enhanced-geometry svg:viewBox="0 0 21600 21600" draw:type="rectangle" draw:enhanced-path="M 0 0 L 21600 0 21600 21600 0 21600 0 0 Z N"/>
        </draw:custom-shape>
        <draw:custom-shape draw:style-name="gr6" draw:text-style-name="P2" draw:layer="layout" svg:width="2.8cm" svg:height="1.023cm" svg:x="20.342cm" svg:y="13.503cm">
          <text:p text:style-name="P3"><text:span text:style-name="T10">int</text:span></text:p>
          <draw:enhanced-geometry svg:viewBox="0 0 21600 21600" draw:type="mso-spt202" draw:enhanced-path="M 0 0 L 21600 0 21600 21600 0 21600 0 0 Z N"/>
        </draw:custom-shape>
        <draw:custom-shape draw:style-name="gr6" draw:text-style-name="P2" draw:layer="layout" svg:width="3.202cm" svg:height="1.023cm" svg:x="20.54cm" svg:y="16.506cm">
          <text:p text:style-name="P3"><text:span text:style-name="T10">copy</text:span></text:p>
          <draw:enhanced-geometry svg:viewBox="0 0 21600 21600" draw:type="mso-spt202" draw:enhanced-path="M 0 0 L 21600 0 21600 21600 0 21600 0 0 Z N"/>
        </draw:custom-shape>
        <draw:line draw:style-name="gr15" draw:text-style-name="P10" draw:layer="layout" svg:x1="10.138cm" svg:y1="15.539cm" svg:x2="16.342cm" svg:y2="15.446cm">
          <text:p/>
        </draw:line>
        <draw:custom-shape draw:style-name="gr6" draw:text-style-name="P2" draw:layer="layout" svg:width="3.404cm" svg:height="1.023cm" svg:x="11.536cm" svg:y="14.468cm">
          <text:p text:style-name="P3"><text:span text:style-name="T10">*pointer</text:span></text:p>
          <draw:enhanced-geometry svg:viewBox="0 0 21600 21600" draw:type="mso-spt202" draw:enhanced-path="M 0 0 L 21600 0 21600 21600 0 21600 0 0 Z N"/>
        </draw:custom-shape>
        <draw:custom-shape draw:style-name="gr6" draw:text-style-name="P2" draw:layer="layout" svg:width="6.799cm" svg:height="1.023cm" svg:x="18.561cm" svg:y="9.926cm">
          <text:p text:style-name="P3"><text:span text:style-name="T10">* used in a declarator</text:span></text:p>
          <draw:enhanced-geometry svg:viewBox="0 0 21600 21600" draw:type="mso-spt202" draw:enhanced-path="M 0 0 L 21600 0 21600 21600 0 21600 0 0 Z N"/>
        </draw:custom-shape>
        <draw:custom-shape draw:style-name="gr6" draw:text-style-name="P2" draw:layer="layout" svg:width="7.8cm" svg:height="1.023cm" svg:x="18.561cm" svg:y="11.108cm">
          <text:p text:style-name="P3"><text:span text:style-name="T10">* used in an expression</text:span></text:p>
          <draw:enhanced-geometry svg:viewBox="0 0 21600 21600" draw:type="mso-spt202" draw:enhanced-path="M 0 0 L 21600 0 21600 21600 0 21600 0 0 Z N"/>
        </draw:custom-shape>
        <draw:line draw:style-name="gr15" draw:text-style-name="P10" draw:layer="layout" svg:x1="18.397cm" svg:y1="10.328cm" svg:x2="17.119cm" svg:y2="10.332cm">
          <text:p/>
        </draw:line>
        <draw:line draw:style-name="gr15" draw:text-style-name="P10" draw:layer="layout" svg:x1="18.397cm" svg:y1="11.527cm" svg:x2="15.121cm" svg:y2="11.5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8cm" svg:height="11.228cm" svg:x="2.963cm" svg:y="11.861cm" presentation:class="notes" presentation:user-transformed="true">
            <draw:text-box>
              <text:p text:style-name="P9"><text:span text:style-name="T11">Note that *&amp;x and x are not completely identical since *&amp;x is not an lvalue.</text:span></text:p>
              <text:p text:style-name="P9"><text:span text:style-name="T11"/></text:p>
              <text:p text:style-name="P11"><text:span text:style-name="T11"><text:tab/></text:span><text:span text:style-name="T11">x = 42; // ok</text:span></text:p>
              <text:p text:style-name="P11"><text:span text:style-name="T11"><text:tab/></text:span><text:span text:style-name="T11">*&amp;x = 42; // illegal <text:s/></text:span></text:p>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15">pointer fn arguments</text:span></text:p>
          </draw:text-box>
        </draw:frame>
        <draw:custom-shape draw:style-name="gr5" draw:text-style-name="P2" draw:layer="layout" svg:width="15.606cm" svg:height="11.766cm" svg:x="6.751cm" svg:y="3.925cm">
          <text:p text:style-name="P8"><text:span text:style-name="T20">#include &lt;stdio.h&gt;</text:span></text:p>
          <text:p text:style-name="P8"><text:span text:style-name="T20"/></text:p>
          <text:p text:style-name="P8"><text:span text:style-name="T8">void</text:span><text:span text:style-name="T9"> swap(</text:span><text:span text:style-name="T8">int</text:span><text:span text:style-name="T9"> * lhs, </text:span><text:span text:style-name="T8">int</text:span><text:span text:style-name="T9"> * rhs)</text:span></text:p>
          <text:p text:style-name="P8"><text:span text:style-name="T9">{</text:span></text:p>
          <text:p text:style-name="P8"><text:span text:style-name="T9"><text:s text:c="4"/></text:span><text:span text:style-name="T8">int</text:span><text:span text:style-name="T9"> temp = *lhs;</text:span></text:p>
          <text:p text:style-name="P8"><text:span text:style-name="T9"><text:s text:c="4"/></text:span><text:span text:style-name="T9">*lhs = *rhs;</text:span></text:p>
          <text:p text:style-name="P8"><text:span text:style-name="T9"><text:s text:c="4"/></text:span><text:span text:style-name="T9">*rhs = temp;</text:span></text:p>
          <text:p text:style-name="P8"><text:span text:style-name="T9">}</text:span></text:p>
          <text:p text:style-name="P8"><text:span text:style-name="T9"/></text:p>
          <text:p text:style-name="P8"><text:span text:style-name="T8">int</text:span><text:span text:style-name="T9"> main(</text:span><text:span text:style-name="T8">void</text:span><text:span text:style-name="T9">)</text:span></text:p>
          <text:p text:style-name="P8"><text:span text:style-name="T9">{</text:span></text:p>
          <text:p text:style-name="P8"><text:span text:style-name="T9"><text:s text:c="4"/></text:span><text:span text:style-name="T8">int</text:span><text:span text:style-name="T9"> a = 4;</text:span></text:p>
          <text:p text:style-name="P8"><text:span text:style-name="T9"><text:s text:c="4"/></text:span><text:span text:style-name="T8">int</text:span><text:span text:style-name="T9"> b = 2;</text:span></text:p>
          <text:p text:style-name="P8"><text:span text:style-name="T9"><text:s text:c="4"/></text:span><text:span text:style-name="T9">printf(</text:span><text:span text:style-name="T20">"%d,%d\n"</text:span><text:span text:style-name="T9">, a, b);</text:span></text:p>
          <text:p text:style-name="P8"><text:span text:style-name="T9"><text:s text:c="4"/></text:span><text:span text:style-name="T9">swap(&amp;a, &amp;b);</text:span></text:p>
          <text:p text:style-name="P8"><text:span text:style-name="T9"><text:s text:c="4"/></text:span><text:span text:style-name="T9">printf(</text:span><text:span text:style-name="T20">"%d,%d\n"</text:span><text:span text:style-name="T9">, a, b);</text:span></text:p>
          <text:p text:style-name="P8"><text:span text:style-name="T9">}</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 array is a fixed-size contiguous </text:span><text:span text:style-name="T3"><text:line-break/></text:span><text:span text:style-name="T3">sequence of elements</text:span></text:p>
                <text:list text:style-name="L3">
                  <text:list-item>
                    <text:p text:style-name="P7"><text:span text:style-name="T3">all elements have the same type </text:span></text:p>
                  </text:list-item>
                  <text:list-item>
                    <text:p text:style-name="P7"><text:span text:style-name="T3">default initialization when </text:span><text:span text:style-name="T12">static</text:span><text:span text:style-name="T3"> storage class</text:span></text:p>
                  </text:list-item>
                  <text:list-item>
                    <text:p text:style-name="P7"><text:span text:style-name="T3">no default initialization when </text:span><text:span text:style-name="T12">auto</text:span><text:span text:style-name="T3"> storage class</text:span></text:p>
                  </text:list-item>
                </text:list>
              </text:list-item>
            </text:list>
          </draw:text-box>
        </draw:frame>
        <draw:custom-shape draw:style-name="gr5" draw:text-style-name="P2" draw:layer="layout" svg:width="15.8cm" svg:height="2.693cm" svg:x="6.557cm" svg:y="8.136cm">
          <text:p text:style-name="P8"><text:span text:style-name="T6"/></text:p>
          <text:p text:style-name="P8"><text:span text:style-name="T6">int</text:span><text:span text:style-name="T5"> days_in_month[12];</text:span></text:p>
          <text:p text:style-name="P8"><text:span text:style-name="T5"/></text:p>
          <draw:enhanced-geometry svg:viewBox="0 0 21600 21600" draw:type="mso-spt202" draw:enhanced-path="M 0 0 L 21600 0 21600 21600 0 21600 0 0 Z N"/>
        </draw:custom-shape>
        <draw:custom-shape draw:style-name="gr18" draw:text-style-name="P2" draw:layer="layout" svg:width="1.759cm" svg:height="1.795cm" svg:x="4.56cm" svg:y="13.132cm">
          <text:p text:style-name="P1"><text:span text:style-name="T21">int</text:span></text:p>
          <draw:enhanced-geometry svg:viewBox="0 0 21600 21600" draw:type="rectangle" draw:enhanced-path="M 0 0 L 21600 0 21600 21600 0 21600 0 0 Z N"/>
        </draw:custom-shape>
        <draw:custom-shape draw:style-name="gr18" draw:text-style-name="P2" draw:layer="layout" svg:width="1.759cm" svg:height="1.795cm" svg:x="6.359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59cm" svg:height="1.795cm" svg:x="8.158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6cm" svg:height="1.795cm" svg:x="9.957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59cm" svg:height="1.795cm" svg:x="11.761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6cm" svg:height="1.795cm" svg:x="17.158cm" svg:y="13.132cm">
          <text:p text:style-name="P1"><text:span text:style-name="T21">int</text:span></text:p>
          <draw:enhanced-geometry svg:viewBox="0 0 21600 21600" draw:type="rectangle" draw:enhanced-path="M 0 0 L 21600 0 21600 21600 0 21600 0 0 Z N"/>
        </draw:custom-shape>
        <draw:custom-shape draw:style-name="gr18" draw:text-style-name="P2" draw:layer="layout" svg:width="1.76cm" svg:height="1.795cm" svg:x="18.957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59cm" svg:height="1.795cm" svg:x="20.757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6cm" svg:height="1.795cm" svg:x="22.56cm" svg:y="13.128cm">
          <text:p text:style-name="P1"><text:span text:style-name="T22">int</text:span></text:p>
          <draw:enhanced-geometry svg:viewBox="0 0 21600 21600" draw:type="rectangle" draw:enhanced-path="M 0 0 L 21600 0 21600 21600 0 21600 0 0 Z N"/>
        </draw:custom-shape>
        <draw:custom-shape draw:style-name="gr18" draw:text-style-name="P2" draw:layer="layout" svg:width="1.76cm" svg:height="1.795cm" svg:x="24.359cm" svg:y="13.128cm">
          <text:p text:style-name="P1"><text:span text:style-name="T22">int</text:span></text:p>
          <draw:enhanced-geometry svg:viewBox="0 0 21600 21600" draw:type="rectangle" draw:enhanced-path="M 0 0 L 21600 0 21600 21600 0 21600 0 0 Z N"/>
        </draw:custom-shape>
        <draw:custom-shape draw:style-name="gr6" draw:text-style-name="P2" draw:layer="layout" svg:width="18.199cm" svg:height="1.023cm" svg:x="6.359cm" svg:y="16.528cm">
          <text:p text:style-name="P3"><text:span text:style-name="T23">the type of days_in_month is <text:s text:c="2"/></text:span><text:span text:style-name="T24">int[12]</text:span></text:p>
          <draw:enhanced-geometry svg:viewBox="0 0 21600 21600" draw:type="mso-spt202" draw:enhanced-path="M 0 0 L 21600 0 21600 21600 0 21600 0 0 Z N"/>
        </draw:custom-shape>
        <draw:custom-shape draw:style-name="gr12" draw:text-style-name="P2" draw:layer="layout" svg:width="1.367cm" svg:height="1.998cm" svg:x="4.957cm" svg:y="15.928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6" draw:text-style-name="P2" draw:layer="layout" svg:width="1.203cm" svg:height="1.023cm" svg:x="4.957cm" svg:y="11.721cm">
          <text:p text:style-name="P3"><text:span text:style-name="T23">0</text:span></text:p>
          <draw:enhanced-geometry svg:viewBox="0 0 21600 21600" draw:type="mso-spt202" draw:enhanced-path="M 0 0 L 21600 0 21600 21600 0 21600 0 0 Z N"/>
        </draw:custom-shape>
        <draw:custom-shape draw:style-name="gr6" draw:text-style-name="P2" draw:layer="layout" svg:width="1.204cm" svg:height="1.023cm" svg:x="6.756cm" svg:y="11.739cm">
          <text:p text:style-name="P3"><text:span text:style-name="T23">1</text:span></text:p>
          <draw:enhanced-geometry svg:viewBox="0 0 21600 21600" draw:type="mso-spt202" draw:enhanced-path="M 0 0 L 21600 0 21600 21600 0 21600 0 0 Z N"/>
        </draw:custom-shape>
        <draw:custom-shape draw:style-name="gr6" draw:text-style-name="P2" draw:layer="layout" svg:width="1.204cm" svg:height="1.023cm" svg:x="8.555cm" svg:y="11.739cm">
          <text:p text:style-name="P3"><text:span text:style-name="T23">2</text:span></text:p>
          <draw:enhanced-geometry svg:viewBox="0 0 21600 21600" draw:type="mso-spt202" draw:enhanced-path="M 0 0 L 21600 0 21600 21600 0 21600 0 0 Z N"/>
        </draw:custom-shape>
        <draw:custom-shape draw:style-name="gr6" draw:text-style-name="P2" draw:layer="layout" svg:width="1.204cm" svg:height="1.023cm" svg:x="10.354cm" svg:y="11.739cm">
          <text:p text:style-name="P3"><text:span text:style-name="T23">3</text:span></text:p>
          <draw:enhanced-geometry svg:viewBox="0 0 21600 21600" draw:type="mso-spt202" draw:enhanced-path="M 0 0 L 21600 0 21600 21600 0 21600 0 0 Z N"/>
        </draw:custom-shape>
        <draw:custom-shape draw:style-name="gr6" draw:text-style-name="P2" draw:layer="layout" svg:width="1.204cm" svg:height="1.023cm" svg:x="12.153cm" svg:y="11.739cm">
          <text:p text:style-name="P3"><text:span text:style-name="T23">4</text:span></text:p>
          <draw:enhanced-geometry svg:viewBox="0 0 21600 21600" draw:type="mso-spt202" draw:enhanced-path="M 0 0 L 21600 0 21600 21600 0 21600 0 0 Z N"/>
        </draw:custom-shape>
        <draw:custom-shape draw:style-name="gr6" draw:text-style-name="P2" draw:layer="layout" svg:width="1.204cm" svg:height="1.023cm" svg:x="17.515cm" svg:y="11.739cm">
          <text:p text:style-name="P3"><text:span text:style-name="T23">7</text:span></text:p>
          <draw:enhanced-geometry svg:viewBox="0 0 21600 21600" draw:type="mso-spt202" draw:enhanced-path="M 0 0 L 21600 0 21600 21600 0 21600 0 0 Z N"/>
        </draw:custom-shape>
        <draw:custom-shape draw:style-name="gr6" draw:text-style-name="P2" draw:layer="layout" svg:width="1.204cm" svg:height="1.023cm" svg:x="19.319cm" svg:y="11.739cm">
          <text:p text:style-name="P3"><text:span text:style-name="T23">8</text:span></text:p>
          <draw:enhanced-geometry svg:viewBox="0 0 21600 21600" draw:type="mso-spt202" draw:enhanced-path="M 0 0 L 21600 0 21600 21600 0 21600 0 0 Z N"/>
        </draw:custom-shape>
        <draw:custom-shape draw:style-name="gr6" draw:text-style-name="P2" draw:layer="layout" svg:width="1.204cm" svg:height="1.023cm" svg:x="21.118cm" svg:y="11.739cm">
          <text:p text:style-name="P3"><text:span text:style-name="T23">9</text:span></text:p>
          <draw:enhanced-geometry svg:viewBox="0 0 21600 21600" draw:type="mso-spt202" draw:enhanced-path="M 0 0 L 21600 0 21600 21600 0 21600 0 0 Z N"/>
        </draw:custom-shape>
        <draw:custom-shape draw:style-name="gr6" draw:text-style-name="P2" draw:layer="layout" svg:width="1.601cm" svg:height="1.023cm" svg:x="22.719cm" svg:y="11.739cm">
          <text:p text:style-name="P3"><text:span text:style-name="T23">10</text:span></text:p>
          <draw:enhanced-geometry svg:viewBox="0 0 21600 21600" draw:type="mso-spt202" draw:enhanced-path="M 0 0 L 21600 0 21600 21600 0 21600 0 0 Z N"/>
        </draw:custom-shape>
        <draw:custom-shape draw:style-name="gr6" draw:text-style-name="P2" draw:layer="layout" svg:width="1.804cm" svg:height="1.023cm" svg:x="24.518cm" svg:y="11.739cm">
          <text:p text:style-name="P3"><text:span text:style-name="T23">11</text:span></text:p>
          <draw:enhanced-geometry svg:viewBox="0 0 21600 21600" draw:type="mso-spt202" draw:enhanced-path="M 0 0 L 21600 0 21600 21600 0 21600 0 0 Z N"/>
        </draw:custom-shape>
        <draw:custom-shape draw:style-name="gr18" draw:text-style-name="P2" draw:layer="layout" svg:width="1.759cm" svg:height="1.795cm" svg:x="13.56cm" svg:y="13.132cm">
          <text:p text:style-name="P1"><text:span text:style-name="T21">int</text:span></text:p>
          <draw:enhanced-geometry svg:viewBox="0 0 21600 21600" draw:type="rectangle" draw:enhanced-path="M 0 0 L 21600 0 21600 21600 0 21600 0 0 Z N"/>
        </draw:custom-shape>
        <draw:custom-shape draw:style-name="gr6" draw:text-style-name="P2" draw:layer="layout" svg:width="1.204cm" svg:height="1.023cm" svg:x="13.917cm" svg:y="11.739cm">
          <text:p text:style-name="P3"><text:span text:style-name="T23">5</text:span></text:p>
          <draw:enhanced-geometry svg:viewBox="0 0 21600 21600" draw:type="mso-spt202" draw:enhanced-path="M 0 0 L 21600 0 21600 21600 0 21600 0 0 Z N"/>
        </draw:custom-shape>
        <draw:custom-shape draw:style-name="gr18" draw:text-style-name="P2" draw:layer="layout" svg:width="1.76cm" svg:height="1.795cm" svg:x="15.359cm" svg:y="13.132cm">
          <text:p text:style-name="P1"><text:span text:style-name="T21">int</text:span></text:p>
          <draw:enhanced-geometry svg:viewBox="0 0 21600 21600" draw:type="rectangle" draw:enhanced-path="M 0 0 L 21600 0 21600 21600 0 21600 0 0 Z N"/>
        </draw:custom-shape>
        <draw:custom-shape draw:style-name="gr6" draw:text-style-name="P2" draw:layer="layout" svg:width="1.204cm" svg:height="1.023cm" svg:x="15.716cm" svg:y="11.739cm">
          <text:p text:style-name="P3"><text:span text:style-name="T23">6</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initializat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rrays support aggregate initialization</text:span></text:p>
                <text:list text:style-name="L3">
                  <text:list-item>
                    <text:p text:style-name="P7"><text:span text:style-name="T3">syntax not permitted for assignment</text:span></text:p>
                  </text:list-item>
                  <text:list-item>
                    <text:p text:style-name="P7"><text:span text:style-name="T3">any missing elements are default initialized</text:span></text:p>
                  </text:list-item>
                  <text:list-item>
                    <text:p text:style-name="P7"><text:span text:style-name="T3">arrays cannot be initialized/assigned from another array</text:span></text:p>
                  </text:list-item>
                </text:list>
              </text:list-item>
            </text:list>
          </draw:text-box>
        </draw:frame>
        <draw:custom-shape draw:style-name="gr5" draw:text-style-name="P2" draw:layer="layout" svg:width="14.204cm" svg:height="7.027cm" svg:x="6.557cm" svg:y="7.88cm">
          <text:p text:style-name="P8"><text:span text:style-name="T8">const int</text:span><text:span text:style-name="T9"> days_in_month[12] =</text:span></text:p>
          <text:p text:style-name="P8"><text:span text:style-name="T9">{</text:span></text:p>
          <text:p text:style-name="P8"><text:span text:style-name="T9"><text:s text:c="3"/></text:span><text:span text:style-name="T9">31, </text:span><text:span text:style-name="T20">// January</text:span></text:p>
          <text:p text:style-name="P8"><text:span text:style-name="T9"><text:s text:c="3"/></text:span><text:span text:style-name="T9">28, </text:span><text:span text:style-name="T20">// February</text:span></text:p>
          <text:p text:style-name="P8"><text:span text:style-name="T9"><text:s text:c="3"/></text:span><text:span text:style-name="T9">31, </text:span><text:span text:style-name="T20">// March</text:span></text:p>
          <text:p text:style-name="P8"><text:span text:style-name="T9"><text:s text:c="3"/></text:span><text:span text:style-name="T9">...</text:span></text:p>
          <text:p text:style-name="P8"><text:span text:style-name="T9"><text:s text:c="3"/></text:span><text:span text:style-name="T9">31, </text:span><text:span text:style-name="T20">// October</text:span></text:p>
          <text:p text:style-name="P8"><text:span text:style-name="T9"><text:s text:c="3"/></text:span><text:span text:style-name="T9">30, </text:span><text:span text:style-name="T20">// November</text:span></text:p>
          <text:p text:style-name="P8"><text:span text:style-name="T9"><text:s text:c="3"/></text:span><text:span text:style-name="T9">31 <text:s/></text:span><text:span text:style-name="T20">// December</text:span></text:p>
          <text:p text:style-name="P8"><text:span text:style-name="T9">};</text:span></text:p>
          <draw:enhanced-geometry svg:viewBox="0 0 21600 21600" draw:type="mso-spt202" draw:enhanced-path="M 0 0 L 21600 0 21600 21600 0 21600 0 0 Z N"/>
        </draw:custom-shape>
        <draw:custom-shape draw:style-name="gr6" draw:text-style-name="P2" draw:layer="layout" svg:width="18.199cm" svg:height="1.785cm" svg:x="6.557cm" svg:y="16.528cm">
          <text:list text:style-name="L4">
            <text:list-item text:start-value="1">
              <text:p text:style-name="P3"><text:span text:style-name="T10">a trailing comma is allowed</text:span></text:p>
            </text:list-item>
            <text:list-item>
              <text:p text:style-name="P3"><text:span text:style-name="T10">an empty list is not allowed (it is in C++)</text:span></text:p>
            </text:list-item>
          </text:list>
          <draw:enhanced-geometry svg:viewBox="0 0 21600 21600" draw:type="mso-spt202" draw:enhanced-path="M 0 0 L 21600 0 21600 21600 0 21600 0 0 Z N"/>
        </draw:custom-shape>
        <draw:custom-shape draw:style-name="gr12" draw:text-style-name="P2" draw:layer="layout" svg:width="1.367cm" svg:height="1.998cm" svg:x="4.992cm" svg:y="16.329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6" draw:text-style-name="P2" draw:layer="layout" svg:width="2.999cm" svg:height="1.785cm" svg:x="21.762cm" svg:y="9.745cm">
          <text:p text:style-name="P3"><text:span text:style-name="T10">size is</text:span></text:p>
          <text:p text:style-name="P3"><text:span text:style-name="T10">optional</text:span></text:p>
          <draw:enhanced-geometry svg:viewBox="0 0 21600 21600" draw:type="mso-spt202" draw:enhanced-path="M 0 0 L 21600 0 21600 21600 0 21600 0 0 Z N"/>
        </draw:custom-shape>
        <draw:line draw:style-name="gr19" draw:text-style-name="P10" draw:layer="layout" svg:x1="21.797cm" svg:y1="10.746cm" svg:x2="17.317cm" svg:y2="10.751cm">
          <text:p/>
        </draw:line>
        <draw:line draw:style-name="gr15" draw:text-style-name="P10" draw:layer="layout" svg:x1="17.357cm" svg:y1="10.786cm" svg:x2="17.361cm" svg:y2="8.506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With a trailing comma the array on the slide looks like this:</text:span></text:p>
              <text:p text:style-name="P11"><text:span text:style-name="T11"><text:tab/></text:span><text:span text:style-name="T11">int days_in_month[12] = { 31,28,31, … <text:s/>31,30,31,};</text:span></text:p>
              <text:p text:style-name="P12"><text:span text:style-name="T11">The main use of the trailing comma is as a convenience for programs generated from other programs. </text:span></text:p>
              <text:p text:style-name="P12"><text:span text:style-name="T11">You can use a trailing comma in hand written code in cases where the aggregate initialization list is likely to change. And similarly, choose not to use a trailing comma where the aggregate initialization list is not likely to change. For example, it's a reasonable bet that we aren't going to get a thirteenth month any time soon so days_in_months does not use a trailing comma.</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esignato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rrays support [int] designators</text:span></text:p>
                <text:list text:style-name="L3">
                  <text:list-item>
                    <text:p text:style-name="P7"><text:span text:style-name="T3">int must be a constant-expression</text:span></text:p>
                  </text:list-item>
                </text:list>
              </text:list-item>
            </text:list>
          </draw:text-box>
        </draw:frame>
        <draw:custom-shape draw:style-name="gr5" draw:text-style-name="P2" draw:layer="layout" svg:width="18.803cm" svg:height="12.437cm" svg:x="6.557cm" svg:y="4.313cm">
          <text:p text:style-name="P8"><text:span text:style-name="T6">enum </text:span><text:span text:style-name="T5">{ january, february, march, ...</text:span></text:p>
          <text:p text:style-name="P8"><text:span text:style-name="T5"><text:s text:c="3"/></text:span><text:span text:style-name="T5">october, november, december };</text:span></text:p>
          <text:p text:style-name="P8"><text:span text:style-name="T5"><text:s text:c="5"/></text:span></text:p>
          <text:p text:style-name="P8"><text:span text:style-name="T5"/></text:p>
          <text:p text:style-name="P8"><text:span text:style-name="T6">const int</text:span><text:span text:style-name="T5"> days_in_month[] =</text:span></text:p>
          <text:p text:style-name="P8"><text:span text:style-name="T5">{</text:span></text:p>
          <text:p text:style-name="P8"><text:span text:style-name="T5"><text:s text:c="3"/></text:span><text:span text:style-name="T5">[january] = 31,</text:span></text:p>
          <text:p text:style-name="P8"><text:span text:style-name="T5"><text:s text:c="3"/></text:span><text:span text:style-name="T5">[february] = 28,</text:span></text:p>
          <text:p text:style-name="P8"><text:span text:style-name="T5"><text:s text:c="3"/></text:span><text:span text:style-name="T5">[march] = 31,</text:span></text:p>
          <text:p text:style-name="P8"><text:span text:style-name="T5"><text:s text:c="3"/></text:span><text:span text:style-name="T5">...</text:span></text:p>
          <text:p text:style-name="P8"><text:span text:style-name="T5"><text:s text:c="3"/></text:span><text:span text:style-name="T5">[october] = 31,</text:span></text:p>
          <text:p text:style-name="P8"><text:span text:style-name="T5"><text:s text:c="3"/></text:span><text:span text:style-name="T5">[november] = 30, </text:span></text:p>
          <text:p text:style-name="P8"><text:span text:style-name="T5"><text:s text:c="3"/></text:span><text:span text:style-name="T5">[december] = 31</text:span></text:p>
          <text:p text:style-name="P8"><text:span text:style-name="T5">};</text:span></text:p>
          <draw:enhanced-geometry svg:viewBox="0 0 21600 21600" draw:type="mso-spt202" draw:enhanced-path="M 0 0 L 21600 0 21600 21600 0 21600 0 0 Z N"/>
        </draw:custom-shape>
        <draw:custom-shape draw:style-name="gr6" draw:text-style-name="P2" draw:layer="layout" svg:width="18.199cm" svg:height="1.023cm" svg:x="6.557cm" svg:y="16.708cm">
          <text:p text:style-name="P3"><text:span text:style-name="T10">these initializer list elements can now appear in any order</text:span></text:p>
          <draw:enhanced-geometry svg:viewBox="0 0 21600 21600" draw:type="mso-spt202" draw:enhanced-path="M 0 0 L 21600 0 21600 21600 0 21600 0 0 Z N"/>
        </draw:custom-shape>
        <draw:line draw:style-name="gr19" draw:text-style-name="P10" draw:layer="layout" svg:x1="6.596cm" svg:y1="17.326cm" svg:x2="5.317cm" svg:y2="17.33cm">
          <text:p/>
        </draw:line>
        <draw:line draw:style-name="gr19" draw:text-style-name="P10" draw:layer="layout" svg:x1="5.358cm" svg:y1="17.365cm" svg:x2="5.362cm" svg:y2="12.087cm">
          <text:p/>
        </draw:line>
        <draw:line draw:style-name="gr15" draw:text-style-name="P10" draw:layer="layout" svg:x1="5.358cm" svg:y1="12.127cm" svg:x2="6.156cm" svg:y2="12.131cm">
          <text:p/>
        </draw:line>
        <draw:custom-shape draw:style-name="gr20" draw:text-style-name="P2" draw:layer="layout" svg:width="2.601cm" svg:height="1.398cm" svg:x="20.898cm" svg:y="2.5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Designators were added in C99.</text:span></text:p>
              <text:p text:style-name="P9"><text:span text:style-name="T11">An array element designator specifies not only the array index for the accompanying value but also the base index for subsequent values if they do not have a designator.</text:span></text:p>
              <text:p text:style-name="P9"><text:span text:style-name="T11">In other words this:</text:span></text:p>
              <text:p text:style-name="P11"><text:span text:style-name="T11"><text:tab/></text:span></text:p>
              <text:p text:style-name="P11"><text:span text:style-name="T11"><text:tab/></text:span><text:span text:style-name="T11">int x[4] = { [1]=99, 42, -4, [0]=0 };</text:span></text:p>
              <text:p text:style-name="P12"><text:span text:style-name="T11"/></text:p>
              <text:p text:style-name="P12"><text:span text:style-name="T11">is the same as this:</text:span></text:p>
              <text:p text:style-name="P12"><text:span text:style-name="T11"/></text:p>
              <text:p text:style-name="P11"><text:span text:style-name="T11"><text:tab/></text:span><text:span text:style-name="T11">int x[4] = { [1]=99, [2]=42, [3]=-4, [0]=0 };</text:span></text:p>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indexing</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arts at zero and is not bounds-checked</text:span></text:p>
                <text:list text:style-name="L5">
                  <text:list-item>
                    <text:p text:style-name="P7"><text:span text:style-name="T3">out of bounds access is </text:span><text:span text:style-name="T17">undefined</text:span></text:p>
                  </text:list-item>
                </text:list>
              </text:list-item>
            </text:list>
          </draw:text-box>
        </draw:frame>
        <draw:custom-shape draw:style-name="gr5" draw:text-style-name="P2" draw:layer="layout" svg:width="15.8cm" svg:height="2.693cm" svg:x="7.157cm" svg:y="5.415cm">
          <text:p text:style-name="P8"><text:span text:style-name="T6"/></text:p>
          <text:p text:style-name="P8"><text:span text:style-name="T6">int</text:span><text:span text:style-name="T5"> days_in_month[12];</text:span><text:span text:style-name="T5"><text:line-break/></text:span><text:span text:style-name="T5"/></text:p>
          <draw:enhanced-geometry svg:viewBox="0 0 21600 21600" draw:type="mso-spt202" draw:enhanced-path="M 0 0 L 21600 0 21600 21600 0 21600 0 0 Z N"/>
        </draw:custom-shape>
        <draw:custom-shape draw:style-name="gr5" draw:text-style-name="P2" draw:layer="layout" svg:width="20.403cm" svg:height="1.069cm" svg:x="4.957cm" svg:y="10.306cm">
          <text:p text:style-name="P8"><text:span text:style-name="T5">printf(</text:span><text:span text:style-name="T25">"%d"</text:span><text:span text:style-name="T5">,</text:span><text:span text:style-name="T6"> </text:span><text:span text:style-name="T5">days_in_month[january]);</text:span></text:p>
          <draw:enhanced-geometry svg:viewBox="0 0 21600 21600" draw:type="mso-spt202" draw:enhanced-path="M 0 0 L 21600 0 21600 21600 0 21600 0 0 Z N"/>
        </draw:custom-shape>
        <draw:custom-shape draw:style-name="gr5" draw:text-style-name="P2" draw:layer="layout" svg:width="20.403cm" svg:height="1.881cm" svg:x="4.957cm" svg:y="13.529cm">
          <text:p text:style-name="P8"><text:span text:style-name="T5">printf(</text:span><text:span text:style-name="T25">"%d"</text:span><text:span text:style-name="T5">, days_in_month[-1]);</text:span></text:p>
          <text:p text:style-name="P8"><text:span text:style-name="T5">printf(</text:span><text:span text:style-name="T25">"%d"</text:span><text:span text:style-name="T5">, days_in_month[12]);</text:span></text:p>
          <draw:enhanced-geometry svg:viewBox="0 0 21600 21600" draw:type="mso-spt202" draw:enhanced-path="M 0 0 L 21600 0 21600 21600 0 21600 0 0 Z N"/>
        </draw:custom-shape>
        <draw:custom-shape draw:style-name="gr21" draw:text-style-name="P2" draw:layer="layout" svg:width="3.201cm" svg:height="3.295cm" svg:x="23.958cm" svg:y="9.124cm">
          <text:p text:style-name="P3"><text:span text:style-name="T26"></text:span></text:p>
          <draw:enhanced-geometry svg:viewBox="0 0 21600 21600" draw:type="rectangle" draw:enhanced-path="M 0 0 L 21600 0 21600 21600 0 21600 0 0 Z N"/>
        </draw:custom-shape>
        <draw:g>
          <draw:custom-shape draw:style-name="gr8" draw:text-style-name="P2" draw:layer="layout" svg:width="0.529cm" svg:height="1.848cm" draw:transform="rotate (-2.35619449019309) translate (25.6cm 15.189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9" draw:text-style-name="P2" draw:layer="layout" svg:width="0.529cm" svg:height="1.848cm" draw:transform="rotate (-2.35619449019309) translate (25.6cm 15.189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8" draw:text-style-name="P2" draw:layer="layout" svg:width="0.494cm" svg:height="1.852cm" draw:transform="rotate (-2.35619449019309) translate (25.925cm 14.856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9" draw:text-style-name="P2" draw:layer="layout" svg:width="0.494cm" svg:height="1.852cm" draw:transform="rotate (-2.35619449019309) translate (25.925cm 14.856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0" draw:text-style-name="P2" draw:layer="layout" svg:width="0.19cm" svg:height="0.344cm" draw:transform="rotate (-2.35619449019309) translate (25.6cm 15.113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0" draw:text-style-name="P2" draw:layer="layout" svg:width="0.168cm" svg:height="0.295cm" draw:transform="rotate (-2.35619449019309) translate (25.713cm 15.022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0" draw:text-style-name="P2" draw:layer="layout" svg:width="0.34cm" svg:height="0.357cm" draw:transform="rotate (-2.35619449019309) translate (25.282cm 14.864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0" draw:text-style-name="P2" draw:layer="layout" svg:width="0.255cm" svg:height="0.137cm" draw:transform="rotate (-2.35619449019309) translate (24.854cm 14.57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0" draw:text-style-name="P2" draw:layer="layout" svg:width="0.493cm" svg:height="1.808cm" draw:transform="rotate (-2.35619449019309) translate (25.917cm 14.78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0" draw:text-style-name="P2" draw:layer="layout" svg:width="0.582cm" svg:height="1.852cm" draw:transform="rotate (-2.35619449019309) translate (25.617cm 15.14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0" draw:text-style-name="P2" draw:layer="layout" svg:width="0.384cm" svg:height="0.265cm" draw:transform="rotate (-2.35619449019309) translate (25.755cm 15.039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0" draw:text-style-name="P2" draw:layer="layout" svg:width="0.035cm" svg:height="0.017cm" draw:transform="rotate (-2.35619449019309) translate (25.572cm 15.154cm)">
            <text:p/>
            <draw:enhanced-geometry svg:viewBox="0 0 70 35" draw:type="non-primitive" draw:enhanced-path="M 0 0  L 9 5  L 17 9  L 26 15  L 34 20  L 43 24  L 52 29  L 61 32  L 70 35  L 0 0  Z N"/>
          </draw:custom-shape>
          <draw:custom-shape draw:style-name="gr10" draw:text-style-name="P2" draw:layer="layout" svg:width="0.164cm" svg:height="0.15cm" draw:transform="rotate (-2.35619449019309) translate (25.619cm 15.15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0" draw:text-style-name="P2" draw:layer="layout" svg:width="0.313cm" svg:height="0.11cm" draw:transform="rotate (-2.35619449019309) translate (25.255cm 15.114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0" draw:text-style-name="P2" draw:layer="layout" svg:width="0.127cm" svg:height="0.185cm" draw:transform="rotate (-2.35619449019309) translate (25.181cm 15.437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0" draw:text-style-name="P2" draw:layer="layout" svg:width="0.102cm" svg:height="0.181cm" draw:transform="rotate (-2.35619449019309) translate (25.198cm 15.44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0" draw:text-style-name="P2" draw:layer="layout" svg:width="0.093cm" svg:height="0.123cm" draw:transform="rotate (-2.35619449019309) translate (25.156cm 15.396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0" draw:text-style-name="P2" draw:layer="layout" svg:width="0.136cm" svg:height="0.181cm" draw:transform="rotate (-2.35619449019309) translate (25.188cm 15.452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0" draw:text-style-name="P2" draw:layer="layout" svg:width="0.08cm" svg:height="0.106cm" draw:transform="rotate (-2.35619449019309) translate (25.131cm 15.452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0" draw:text-style-name="P2" draw:layer="layout" svg:width="0.035cm" svg:height="0.106cm" draw:transform="rotate (-2.35619449019309) translate (25.065cm 15.446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0" draw:text-style-name="P2" draw:layer="layout" svg:width="0.322cm" svg:height="0.353cm" draw:transform="rotate (-2.35619449019309) translate (24.979cm 15.017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0" draw:text-style-name="P2" draw:layer="layout" svg:width="0.102cm" svg:height="0.026cm" draw:transform="rotate (-2.35619449019309) translate (24.927cm 14.953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0" draw:text-style-name="P2" draw:layer="layout" svg:width="0.145cm" svg:height="0.088cm" draw:transform="rotate (-2.35619449019309) translate (24.968cm 15.004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0" draw:text-style-name="P2" draw:layer="layout" svg:width="0.419cm" svg:height="0.507cm" draw:transform="rotate (-2.35619449019309) translate (24.512cm 14.673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0" draw:text-style-name="P2" draw:layer="layout" svg:width="0.322cm" svg:height="0.353cm" draw:transform="rotate (-2.35619449019309) translate (25.706cm 14.285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0" draw:text-style-name="P2" draw:layer="layout" svg:width="0.427cm" svg:height="0.503cm" draw:transform="rotate (-2.35619449019309) translate (25.421cm 13.71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0" draw:text-style-name="P2" draw:layer="layout" svg:width="0.119cm" svg:height="0.083cm" draw:transform="rotate (-2.35619449019309) translate (25.565cm 14.435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0" draw:text-style-name="P2" draw:layer="layout" svg:width="0.379cm" svg:height="0.252cm" draw:transform="rotate (-2.35619449019309) translate (25.918cm 14.646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0" draw:text-style-name="P2" draw:layer="layout" svg:width="0.009cm" svg:height="0.004cm" draw:transform="rotate (-2.35619449019309) translate (25.527cm 14.681cm)">
            <text:p/>
            <draw:enhanced-geometry svg:viewBox="0 0 17 0" draw:type="non-primitive" draw:enhanced-path="M 0 0  L 4 0  L 9 0  L 12 0  L 17 0  L 0 0  Z N"/>
          </draw:custom-shape>
          <draw:custom-shape draw:style-name="gr10" draw:text-style-name="P2" draw:layer="layout" svg:width="0.221cm" svg:height="0.119cm" draw:transform="rotate (-2.35619449019309) translate (25.846cm 14.62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8" draw:text-style-name="P2" draw:layer="layout" svg:width="0.41cm" svg:height="0.119cm" draw:transform="rotate (-2.35619449019309) translate (25.219cm 14.261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8" draw:text-style-name="P2" draw:layer="layout" svg:width="0.428cm" svg:height="0.141cm" draw:transform="rotate (-2.35619449019309) translate (25.105cm 14.07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8" draw:text-style-name="P2" draw:layer="layout" svg:width="0.375cm" svg:height="0.014cm" draw:transform="rotate (-2.35619449019309) translate (24.948cm 14.026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8" draw:text-style-name="P2" draw:layer="layout" svg:width="0.446cm" svg:height="0.123cm" draw:transform="rotate (-2.35619449019309) translate (24.977cm 13.965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8" draw:text-style-name="P2" draw:layer="layout" svg:width="0.472cm" svg:height="0.115cm" draw:transform="rotate (-2.35619449019309) translate (24.877cm 13.84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8" draw:text-style-name="P2" draw:layer="layout" svg:width="0.221cm" svg:height="0.207cm" draw:transform="rotate (-2.35619449019309) translate (25.427cm 14.628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8" draw:text-style-name="P2" draw:layer="layout" svg:width="0.044cm" svg:height="0.036cm" draw:transform="rotate (-2.35619449019309) translate (25.296cm 14.677cm)">
            <text:p/>
            <draw:enhanced-geometry svg:viewBox="0 0 86 72" draw:type="non-primitive" draw:enhanced-path="M 0 0  L 10 9  L 21 18  L 32 27  L 43 35  L 54 44  L 65 53  L 76 62  L 86 72  L 0 0  Z N"/>
          </draw:custom-shape>
          <draw:custom-shape draw:style-name="gr8" draw:text-style-name="P2" draw:layer="layout" svg:width="0.137cm" svg:height="0.256cm" draw:transform="rotate (-2.35619449019309) translate (25.704cm 14.982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8" draw:text-style-name="P2" draw:layer="layout" svg:width="0.111cm" svg:height="0.11cm" draw:transform="rotate (-2.35619449019309) translate (25.127cm 15.057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8" draw:text-style-name="P2" draw:layer="layout" svg:width="0.141cm" svg:height="0.48cm" draw:transform="rotate (-2.35619449019309) translate (24.648cm 14.767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8" draw:text-style-name="P2" draw:layer="layout" svg:width="0.547cm" svg:height="0.106cm" draw:transform="rotate (-2.35619449019309) translate (24.7cm 13.792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1" draw:text-style-name="P2" draw:layer="layout" svg:width="0.494cm" svg:height="0.057cm" draw:transform="rotate (-2.35619449019309) translate (25.532cm 14.734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1" draw:text-style-name="P2" draw:layer="layout" svg:width="0.255cm" svg:height="0.388cm" draw:transform="rotate (-2.35619449019309) translate (25.556cm 14.61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1" draw:text-style-name="P2" draw:layer="layout" svg:width="0.256cm" svg:height="0.423cm" draw:transform="rotate (-2.35619449019309) translate (25.186cm 14.959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1" draw:text-style-name="P2" draw:layer="layout" svg:width="0.701cm" svg:height="0.036cm" draw:transform="rotate (-2.35619449019309) translate (25.313cm 14.32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1" draw:text-style-name="P2" draw:layer="layout" svg:width="0.027cm" svg:height="0.005cm" draw:transform="rotate (-2.35619449019309) translate (24.758cm 14.85cm)">
            <text:p/>
            <draw:enhanced-geometry svg:viewBox="0 0 54 0" draw:type="non-primitive" draw:enhanced-path="M 0 0  L 0 0  L 6 0  L 13 0  L 20 0  L 27 0  L 34 0  L 41 0  L 47 0  L 54 0  N"/>
          </draw:custom-shape>
          <draw:custom-shape draw:style-name="gr11" draw:text-style-name="P2" draw:layer="layout" svg:width="0.683cm" svg:height="0.036cm" draw:transform="rotate (-2.35619449019309) translate (25.241cm 14.28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1" draw:text-style-name="P2" draw:layer="layout" svg:width="0.855cm" svg:height="0.053cm" draw:transform="rotate (-2.35619449019309) translate (25.164cm 14.131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1" draw:text-style-name="P2" draw:layer="layout" svg:width="0.004cm" svg:height="0.017cm" draw:transform="rotate (-2.35619449019309) translate (24.58cm 14.754cm)">
            <text:p/>
            <draw:enhanced-geometry svg:viewBox="0 0 0 36" draw:type="non-primitive" draw:enhanced-path="M 0 0  L 0 0  L 0 4  L 0 9  L 0 13  L 0 18  L 0 22  L 0 27  L 0 32  L 0 36  N"/>
          </draw:custom-shape>
          <draw:custom-shape draw:style-name="gr11" draw:text-style-name="P2" draw:layer="layout" svg:width="0.93cm" svg:height="0.075cm" draw:transform="rotate (-2.35619449019309) translate (25.131cm 13.986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1" draw:text-style-name="P2" draw:layer="layout" svg:width="0.966cm" svg:height="0.058cm" draw:transform="rotate (-2.35619449019309) translate (24.984cm 13.85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1" draw:text-style-name="P2" draw:layer="layout" svg:width="0.957cm" svg:height="0.057cm" draw:transform="rotate (-2.35619449019309) translate (24.887cm 13.72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1" draw:text-style-name="P2" draw:layer="layout" svg:width="0.882cm" svg:height="0.115cm" draw:transform="rotate (-2.35619449019309) translate (24.747cm 13.671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1" draw:text-style-name="P2" draw:layer="layout" svg:width="0.11cm" svg:height="0.005cm" draw:transform="rotate (-2.35619449019309) translate (24.428cm 13.807cm)">
            <text:p/>
            <draw:enhanced-geometry svg:viewBox="0 0 210 0" draw:type="non-primitive" draw:enhanced-path="M 0 0  L 0 0  L 14 0  L 27 0  L 40 0  L 53 0  L 67 0  L 80 0  L 93 0  L 106 0  L 119 0  L 132 0  L 145 0  L 158 0  L 171 0  L 184 0  L 198 0  L 210 0  N"/>
          </draw:custom-shape>
          <draw:custom-shape draw:style-name="gr11" draw:text-style-name="P2" draw:layer="layout" svg:width="0.018cm" svg:height="0.018cm" draw:transform="rotate (-2.35619449019309) translate (24.28cm 13.983cm)">
            <text:p/>
            <draw:enhanced-geometry svg:viewBox="0 0 34 35" draw:type="non-primitive" draw:enhanced-path="M 0 35  L 0 35  L 4 30  L 9 27  L 13 22  L 17 18  L 21 13  L 26 9  L 30 4  L 34 0  N"/>
          </draw:custom-shape>
          <draw:custom-shape draw:style-name="gr12" draw:text-style-name="P2" draw:layer="layout" svg:width="0.097cm" svg:height="0.172cm" draw:transform="rotate (-2.35619449019309) translate (25.6cm 15.049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2" draw:text-style-name="P2" draw:layer="layout" svg:width="0.11cm" svg:height="0.128cm" draw:transform="rotate (-2.35619449019309) translate (25.376cm 14.62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2" draw:text-style-name="P2" draw:layer="layout" svg:width="0.238cm" svg:height="0.048cm" draw:transform="rotate (-2.35619449019309) translate (25.104cm 14.302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2" draw:text-style-name="P2" draw:layer="layout" svg:width="0.031cm" svg:height="0.017cm" draw:transform="rotate (-2.35619449019309) translate (24.968cm 14.388cm)">
            <text:p/>
            <draw:enhanced-geometry svg:viewBox="0 0 54 35" draw:type="non-primitive" draw:enhanced-path="M 0 35  L 7 30  L 13 26  L 20 20  L 25 16  L 32 11  L 39 6  L 46 3  L 54 0  L 0 35  Z N"/>
          </draw:custom-shape>
          <draw:custom-shape draw:style-name="gr12" draw:text-style-name="P2" draw:layer="layout" svg:width="0.168cm" svg:height="0.079cm" draw:transform="rotate (-2.35619449019309) translate (24.914cm 14.277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2" draw:text-style-name="P2" draw:layer="layout" svg:width="0.132cm" svg:height="0.071cm" draw:transform="rotate (-2.35619449019309) translate (24.73cm 14.137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2" draw:text-style-name="P2" draw:layer="layout" svg:width="0.128cm" svg:height="0.07cm" draw:transform="rotate (-2.35619449019309) translate (24.696cm 14.037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2" draw:text-style-name="P2" draw:layer="layout" svg:width="0.026cm" svg:height="0.005cm" draw:transform="rotate (-2.35619449019309) translate (24.626cm 14.03cm)">
            <text:p/>
            <draw:enhanced-geometry svg:viewBox="0 0 53 0" draw:type="non-primitive" draw:enhanced-path="M 53 0  L 46 0  L 40 0  L 34 0  L 27 0  L 20 0  L 13 0  L 6 0  L 0 0  L 53 0  Z N"/>
          </draw:custom-shape>
          <draw:custom-shape draw:style-name="gr12" draw:text-style-name="P2" draw:layer="layout" svg:width="0.141cm" svg:height="0.053cm" draw:transform="rotate (-2.35619449019309) translate (24.493cm 13.925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9" draw:text-style-name="P2" draw:layer="layout" svg:width="0.018cm" svg:height="0.017cm" draw:transform="rotate (-2.35619449019309) translate (25.055cm 15.512cm)">
            <text:p/>
            <draw:enhanced-geometry svg:viewBox="0 0 35 36" draw:type="non-primitive" draw:enhanced-path="M 35 0  L 35 0  L 31 5  L 26 10  L 22 14  L 17 17  L 13 22  L 9 27  L 5 31  L 0 36  N"/>
          </draw:custom-shape>
          <draw:custom-shape draw:style-name="gr9" draw:text-style-name="P2" draw:layer="layout" svg:width="0.061cm" svg:height="0.04cm" draw:transform="rotate (-2.35619449019309) translate (25.58cm 15.262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9" draw:text-style-name="P2" draw:layer="layout" svg:width="0.075cm" svg:height="0.018cm" draw:transform="rotate (-2.35619449019309) translate (25.713cm 15.013cm)">
            <text:p/>
            <draw:enhanced-geometry svg:viewBox="0 0 140 34" draw:type="non-primitive" draw:enhanced-path="M 140 0  L 140 0  L 122 4  L 103 5  L 84 6  L 63 7  L 45 10  L 28 15  L 12 23  L 0 34  N"/>
          </draw:custom-shape>
          <draw:custom-shape draw:style-name="gr9" draw:text-style-name="P2" draw:layer="layout" svg:width="0.027cm" svg:height="0.053cm" draw:transform="rotate (-2.35619449019309) translate (25.661cm 15.01cm)">
            <text:p/>
            <draw:enhanced-geometry svg:viewBox="0 0 53 106" draw:type="non-primitive" draw:enhanced-path="M 0 106  L 0 106  L 6 92  L 13 79  L 20 66  L 27 53  L 33 40  L 39 27  L 46 14  L 53 0  N"/>
          </draw:custom-shape>
          <draw:custom-shape draw:style-name="gr9" draw:text-style-name="P2" draw:layer="layout" svg:width="0.004cm" svg:height="0.053cm" draw:transform="rotate (-2.35619449019309) translate (25.691cm 15.014cm)">
            <text:p/>
            <draw:enhanced-geometry svg:viewBox="0 0 11 106" draw:type="non-primitive" draw:enhanced-path="M 0 0  L 0 0  L 1 14  L 3 29  L 6 42  L 9 57  L 11 71  L 10 84  L 6 96  L 0 106  N"/>
          </draw:custom-shape>
          <draw:custom-shape draw:style-name="gr9" draw:text-style-name="P2" draw:layer="layout" svg:width="0.084cm" svg:height="0.044cm" draw:transform="rotate (-2.35619449019309) translate (25.566cm 15.191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9" draw:text-style-name="P2" draw:layer="layout" svg:width="0.018cm" svg:height="0.018cm" draw:transform="rotate (-2.35619449019309) translate (25.523cm 15.249cm)">
            <text:p/>
            <draw:enhanced-geometry svg:viewBox="0 0 35 35" draw:type="non-primitive" draw:enhanced-path="M 35 35  L 35 35  L 31 31  L 26 25  L 23 18  L 18 12  L 15 6  L 10 3  L 6 0  L 0 1  N"/>
          </draw:custom-shape>
          <draw:custom-shape draw:style-name="gr9" draw:text-style-name="P2" draw:layer="layout" svg:width="0.027cm" svg:height="0.053cm" draw:transform="rotate (-2.35619449019309) translate (25.679cm 14.99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9" draw:text-style-name="P2" draw:layer="layout" svg:width="0.812cm" svg:height="1.371cm" draw:transform="rotate (-2.35619449019309) translate (25.642cm 15.337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3" draw:text-style-name="P2" draw:layer="layout" svg:width="0.11cm" svg:height="0.264cm" draw:transform="rotate (-2.35619449019309) translate (25.733cm 14.875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9" draw:text-style-name="P2" draw:layer="layout" svg:width="0.11cm" svg:height="0.264cm" draw:transform="rotate (-2.35619449019309) translate (25.733cm 14.875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3" draw:text-style-name="P2" draw:layer="layout" svg:width="0.128cm" svg:height="0.247cm" draw:transform="rotate (-2.35619449019309) translate (25.75cm 14.871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9" draw:text-style-name="P2" draw:layer="layout" svg:width="0.128cm" svg:height="0.247cm" draw:transform="rotate (-2.35619449019309) translate (25.75cm 14.871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3" draw:text-style-name="P2" draw:layer="layout" svg:width="0.11cm" svg:height="0.158cm" draw:transform="rotate (-2.35619449019309) translate (25.74cm 14.89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9" draw:text-style-name="P2" draw:layer="layout" svg:width="0.11cm" svg:height="0.158cm" draw:transform="rotate (-2.35619449019309) translate (25.74cm 14.89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3" draw:text-style-name="P2" draw:layer="layout" svg:width="0.11cm" svg:height="0.247cm" draw:transform="rotate (-2.35619449019309) translate (25.44cm 15.19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9" draw:text-style-name="P2" draw:layer="layout" svg:width="0.11cm" svg:height="0.247cm" draw:transform="rotate (-2.35619449019309) translate (25.44cm 15.19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3" draw:text-style-name="P2" draw:layer="layout" svg:width="0.123cm" svg:height="0.154cm" draw:transform="rotate (-2.35619449019309) translate (25.361cm 15.16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9" draw:text-style-name="P2" draw:layer="layout" svg:width="0.123cm" svg:height="0.154cm" draw:transform="rotate (-2.35619449019309) translate (25.361cm 15.16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3" draw:text-style-name="P2" draw:layer="layout" svg:width="0.092cm" svg:height="0.018cm" draw:transform="rotate (-2.35619449019309) translate (25.397cm 15.073cm)">
            <text:p/>
            <draw:enhanced-geometry svg:viewBox="0 0 175 34" draw:type="non-primitive" draw:enhanced-path="M 175 0  L 153 4  L 132 9  L 109 13  L 87 17  L 66 21  L 43 26  L 22 30  L 0 34  L 175 0  Z N"/>
          </draw:custom-shape>
          <draw:custom-shape draw:style-name="gr9" draw:text-style-name="P2" draw:layer="layout" svg:width="0.092cm" svg:height="0.018cm" draw:transform="rotate (-2.35619449019309) translate (25.397cm 15.073cm)">
            <text:p/>
            <draw:enhanced-geometry svg:viewBox="0 0 175 34" draw:type="non-primitive" draw:enhanced-path="M 175 0  L 175 0  L 153 4  L 132 9  L 109 13  L 87 17  L 66 21  L 43 26  L 22 30  L 0 34  N"/>
          </draw:custom-shape>
          <draw:custom-shape draw:style-name="gr13" draw:text-style-name="P2" draw:layer="layout" svg:width="0.106cm" svg:height="0.181cm" draw:transform="rotate (-2.35619449019309) translate (25.633cm 14.743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9" draw:text-style-name="P2" draw:layer="layout" svg:width="0.106cm" svg:height="0.181cm" draw:transform="rotate (-2.35619449019309) translate (25.633cm 14.743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3" draw:text-style-name="P2" draw:layer="layout" svg:width="0.083cm" svg:height="0.181cm" draw:transform="rotate (-2.35619449019309) translate (25.305cm 15.17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9" draw:text-style-name="P2" draw:layer="layout" svg:width="0.083cm" svg:height="0.181cm" draw:transform="rotate (-2.35619449019309) translate (25.305cm 15.17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2" draw:text-style-name="P2" draw:layer="layout" svg:width="0.022cm" svg:height="0.009cm" draw:transform="rotate (-2.35619449019309) translate (25.034cm 15.592cm)">
            <text:p/>
            <draw:enhanced-geometry svg:viewBox="0 0 44 17" draw:type="non-primitive" draw:enhanced-path="M 44 17  L 38 15  L 33 13  L 28 10  L 23 8  L 17 7  L 11 5  L 6 2  L 0 0  L 44 17  Z N"/>
          </draw:custom-shape>
          <draw:custom-shape draw:style-name="gr9" draw:text-style-name="P2" draw:layer="layout" svg:width="0.022cm" svg:height="0.009cm" draw:transform="rotate (-2.35619449019309) translate (25.034cm 15.592cm)">
            <text:p/>
            <draw:enhanced-geometry svg:viewBox="0 0 44 17" draw:type="non-primitive" draw:enhanced-path="M 44 17  L 44 17  L 38 15  L 33 13  L 28 10  L 23 8  L 17 7  L 11 5  L 6 2  L 0 0  N"/>
          </draw:custom-shape>
          <draw:custom-shape draw:style-name="gr13" draw:text-style-name="P2" draw:layer="layout" svg:width="0.287cm" svg:height="0.185cm" draw:transform="rotate (-2.35619449019309) translate (25.193cm 15.60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9" draw:text-style-name="P2" draw:layer="layout" svg:width="0.287cm" svg:height="0.185cm" draw:transform="rotate (-2.35619449019309) translate (25.193cm 15.60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3" draw:text-style-name="P2" draw:layer="layout" svg:width="0.252cm" svg:height="0.167cm" draw:transform="rotate (-2.35619449019309) translate (24.527cm 14.998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9" draw:text-style-name="P2" draw:layer="layout" svg:width="0.252cm" svg:height="0.167cm" draw:transform="rotate (-2.35619449019309) translate (24.527cm 14.998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3" draw:text-style-name="P2" draw:layer="layout" svg:width="0.349cm" svg:height="0.256cm" draw:transform="rotate (-2.35619449019309) translate (23.874cm 14.616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9" draw:text-style-name="P2" draw:layer="layout" svg:width="0.349cm" svg:height="0.256cm" draw:transform="rotate (-2.35619449019309) translate (23.874cm 14.616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3" draw:text-style-name="P2" draw:layer="layout" svg:width="0.088cm" svg:height="0.053cm" draw:transform="rotate (-2.35619449019309) translate (24.179cm 14.164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9" draw:text-style-name="P2" draw:layer="layout" svg:width="0.088cm" svg:height="0.053cm" draw:transform="rotate (-2.35619449019309) translate (24.179cm 14.164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3" draw:text-style-name="P2" draw:layer="layout" svg:width="0.075cm" svg:height="0.044cm" draw:transform="rotate (-2.35619449019309) translate (24.659cm 13.703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9" draw:text-style-name="P2" draw:layer="layout" svg:width="0.075cm" svg:height="0.044cm" draw:transform="rotate (-2.35619449019309) translate (24.659cm 13.703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3" draw:text-style-name="P2" draw:layer="layout" svg:width="0.079cm" svg:height="0.097cm" draw:transform="rotate (-2.35619449019309) translate (24.218cm 14.064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9" draw:text-style-name="P2" draw:layer="layout" svg:width="0.079cm" svg:height="0.097cm" draw:transform="rotate (-2.35619449019309) translate (24.218cm 14.064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3" draw:text-style-name="P2" draw:layer="layout" svg:width="0.075cm" svg:height="0.097cm" draw:transform="rotate (-2.35619449019309) translate (24.589cm 13.735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9" draw:text-style-name="P2" draw:layer="layout" svg:width="0.075cm" svg:height="0.097cm" draw:transform="rotate (-2.35619449019309) translate (24.589cm 13.735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3" draw:text-style-name="P2" draw:layer="layout" svg:width="0.269cm" svg:height="0.168cm" draw:transform="rotate (-2.35619449019309) translate (25.626cm 13.873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9" draw:text-style-name="P2" draw:layer="layout" svg:width="0.269cm" svg:height="0.168cm" draw:transform="rotate (-2.35619449019309) translate (25.626cm 13.873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3" draw:text-style-name="P2" draw:layer="layout" svg:width="0.358cm" svg:height="0.26cm" draw:transform="rotate (-2.35619449019309) translate (25.36cm 13.192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9" draw:text-style-name="P2" draw:layer="layout" svg:width="0.358cm" svg:height="0.26cm" draw:transform="rotate (-2.35619449019309) translate (25.36cm 13.192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9" draw:text-style-name="P2" draw:layer="layout" svg:width="0.776cm" svg:height="1.372cm" draw:transform="rotate (-2.35619449019309) translate (26.327cm 14.655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3" draw:text-style-name="P2" draw:layer="layout" svg:width="0.282cm" svg:height="0.185cm" draw:transform="rotate (-2.35619449019309) translate (26.213cm 14.539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9" draw:text-style-name="P2" draw:layer="layout" svg:width="0.282cm" svg:height="0.185cm" draw:transform="rotate (-2.35619449019309) translate (26.213cm 14.539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9" draw:text-style-name="P2" draw:layer="layout" svg:width="0.005cm" svg:height="0.071cm" draw:transform="rotate (-2.35619449019309) translate (26.107cm 14.623cm)">
            <text:p/>
            <draw:enhanced-geometry svg:viewBox="0 0 0 140" draw:type="non-primitive" draw:enhanced-path="M 0 140  L 0 140  L 0 123  L 0 105  L 0 88  L 0 70  L 0 53  L 0 36  L 0 17  L 0 0  N"/>
          </draw:custom-shape>
          <draw:custom-shape draw:style-name="gr9" draw:text-style-name="P2" draw:layer="layout" svg:width="0.004cm" svg:height="0.07cm" draw:transform="rotate (-2.35619449019309) translate (26.059cm 14.65cm)">
            <text:p/>
            <draw:enhanced-geometry svg:viewBox="0 0 0 141" draw:type="non-primitive" draw:enhanced-path="M 0 141  L 0 141  L 0 123  L 0 106  L 0 88  L 0 71  L 0 54  L 0 36  L 0 19  L 0 0  N"/>
          </draw:custom-shape>
          <draw:custom-shape draw:style-name="gr9" draw:text-style-name="P2" draw:layer="layout" svg:width="0.004cm" svg:height="0.053cm" draw:transform="rotate (-2.35619449019309) translate (26.163cm 14.595cm)">
            <text:p/>
            <draw:enhanced-geometry svg:viewBox="0 0 9 105" draw:type="non-primitive" draw:enhanced-path="M 9 105  L 9 105  L 7 91  L 6 79  L 5 65  L 4 52  L 3 40  L 2 26  L 1 14  L 0 0  N"/>
          </draw:custom-shape>
          <draw:custom-shape draw:style-name="gr9" draw:text-style-name="P2" draw:layer="layout" svg:width="0.048cm" svg:height="0.005cm" draw:transform="rotate (-2.35619449019309) translate (26.17cm 14.498cm)">
            <text:p/>
            <draw:enhanced-geometry svg:viewBox="0 0 97 0" draw:type="non-primitive" draw:enhanced-path="M 97 0  L 97 0  L 84 0  L 72 0  L 59 0  L 48 0  L 35 0  L 24 0  L 12 0  L 0 0  N"/>
          </draw:custom-shape>
          <draw:custom-shape draw:style-name="gr9" draw:text-style-name="P2" draw:layer="layout" svg:width="0.08cm" svg:height="0.017cm" draw:transform="rotate (-2.35619449019309) translate (26.091cm 14.467cm)">
            <text:p/>
            <draw:enhanced-geometry svg:viewBox="0 0 149 35" draw:type="non-primitive" draw:enhanced-path="M 149 0  L 149 0  L 131 5  L 112 9  L 93 14  L 74 17  L 56 22  L 37 26  L 19 31  L 0 35  N"/>
          </draw:custom-shape>
          <draw:custom-shape draw:style-name="gr9" draw:text-style-name="P2" draw:layer="layout" svg:width="0.08cm" svg:height="0.026cm" draw:transform="rotate (-2.35619449019309) translate (26.006cm 14.511cm)">
            <text:p/>
            <draw:enhanced-geometry svg:viewBox="0 0 148 55" draw:type="non-primitive" draw:enhanced-path="M 148 0  L 148 0  L 129 7  L 111 14  L 92 21  L 74 27  L 54 34  L 36 41  L 18 48  L 0 55  N"/>
          </draw:custom-shape>
          <draw:custom-shape draw:style-name="gr9" draw:text-style-name="P2" draw:layer="layout" svg:width="0.004cm" svg:height="0.061cm" draw:transform="rotate (-2.35619449019309) translate (26.025cm 14.673cm)">
            <text:p/>
            <draw:enhanced-geometry svg:viewBox="0 0 0 121" draw:type="non-primitive" draw:enhanced-path="M 0 121  L 0 121  L 0 106  L 0 92  L 0 77  L 0 61  L 0 46  L 0 31  L 0 16  L 0 0  N"/>
          </draw:custom-shape>
          <draw:custom-shape draw:style-name="gr9" draw:text-style-name="P2" draw:layer="layout" svg:width="0.057cm" svg:height="0.022cm" draw:transform="rotate (-2.35619449019309) translate (26.025cm 14.551cm)">
            <text:p/>
            <draw:enhanced-geometry svg:viewBox="0 0 107 37" draw:type="non-primitive" draw:enhanced-path="M 107 0  L 107 0  L 93 5  L 80 9  L 66 14  L 54 18  L 40 23  L 26 26  L 14 32  L 0 37  N"/>
          </draw:custom-shape>
          <draw:custom-shape draw:style-name="gr9" draw:text-style-name="P2" draw:layer="layout" svg:width="0.009cm" svg:height="0.044cm" draw:transform="rotate (-2.35619449019309) translate (25.916cm 14.689cm)">
            <text:p/>
            <draw:enhanced-geometry svg:viewBox="0 0 17 87" draw:type="non-primitive" draw:enhanced-path="M 0 87  L 0 87  L 2 77  L 4 66  L 6 56  L 8 44  L 10 34  L 13 23  L 15 11  L 17 0  N"/>
          </draw:custom-shape>
          <draw:custom-shape draw:style-name="gr9" draw:text-style-name="P2" draw:layer="layout" svg:width="0.031cm" svg:height="0.008cm" draw:transform="rotate (-2.35619449019309) translate (25.948cm 14.522cm)">
            <text:p/>
            <draw:enhanced-geometry svg:viewBox="0 0 61 17" draw:type="non-primitive" draw:enhanced-path="M 61 0  L 61 0  L 53 2  L 46 4  L 38 6  L 30 8  L 22 10  L 16 12  L 8 14  L 0 17  N"/>
          </draw:custom-shape>
          <draw:custom-shape draw:style-name="gr9" draw:text-style-name="P2" draw:layer="layout" svg:width="0.009cm" svg:height="0.075cm" draw:transform="rotate (-2.35619449019309) translate (25.102cm 15.56cm)">
            <text:p/>
            <draw:enhanced-geometry svg:viewBox="0 0 18 141" draw:type="non-primitive" draw:enhanced-path="M 18 141  L 18 141  L 16 122  L 13 105  L 11 87  L 9 70  L 7 53  L 4 35  L 2 18  L 0 0  N"/>
          </draw:custom-shape>
          <draw:custom-shape draw:style-name="gr9" draw:text-style-name="P2" draw:layer="layout" svg:width="0.009cm" svg:height="0.071cm" draw:transform="rotate (-2.35619449019309) translate (25.092cm 15.544cm)">
            <text:p/>
            <draw:enhanced-geometry svg:viewBox="0 0 17 140" draw:type="non-primitive" draw:enhanced-path="M 0 140  L 0 140  L 2 123  L 4 105  L 7 88  L 9 70  L 11 52  L 12 35  L 15 17  L 17 0  N"/>
          </draw:custom-shape>
          <draw:custom-shape draw:style-name="gr9" draw:text-style-name="P2" draw:layer="layout" svg:width="0.066cm" svg:height="0.009cm" draw:transform="rotate (-2.35619449019309) translate (25.036cm 15.426cm)">
            <text:p/>
            <draw:enhanced-geometry svg:viewBox="0 0 131 17" draw:type="non-primitive" draw:enhanced-path="M 0 0  L 0 0  L 17 2  L 33 4  L 49 6  L 66 9  L 82 11  L 98 12  L 114 14  L 131 17  N"/>
          </draw:custom-shape>
          <draw:custom-shape draw:style-name="gr9" draw:text-style-name="P2" draw:layer="layout" svg:width="0.057cm" svg:height="0.018cm" draw:transform="rotate (-2.35619449019309) translate (25.053cm 15.386cm)">
            <text:p/>
            <draw:enhanced-geometry svg:viewBox="0 0 114 34" draw:type="non-primitive" draw:enhanced-path="M 0 0  L 0 0  L 14 4  L 27 9  L 42 13  L 57 18  L 70 21  L 85 26  L 100 30  L 114 34  N"/>
          </draw:custom-shape>
          <draw:custom-shape draw:style-name="gr9" draw:text-style-name="P2" draw:layer="layout" svg:width="0.009cm" svg:height="0.035cm" draw:transform="rotate (-2.35619449019309) translate (25.062cm 15.575cm)">
            <text:p/>
            <draw:enhanced-geometry svg:viewBox="0 0 17 71" draw:type="non-primitive" draw:enhanced-path="M 0 71  L 0 71  L 1 62  L 3 53  L 4 44  L 6 35  L 9 27  L 11 18  L 13 9  L 17 0  N"/>
          </draw:custom-shape>
          <draw:custom-shape draw:style-name="gr9" draw:text-style-name="P2" draw:layer="layout" svg:width="0.004cm" svg:height="0.061cm" draw:transform="rotate (-2.35619449019309) translate (25.108cm 15.652cm)">
            <text:p/>
            <draw:enhanced-geometry svg:viewBox="0 0 0 124" draw:type="non-primitive" draw:enhanced-path="M 0 124  L 0 124  L 0 108  L 0 93  L 0 78  L 0 62  L 0 47  L 0 31  L 0 16  L 0 0  N"/>
          </draw:custom-shape>
          <draw:custom-shape draw:style-name="gr9" draw:text-style-name="P2" draw:layer="layout" svg:width="0.004cm" svg:height="0.044cm" draw:transform="rotate (-2.35619449019309) translate (25.049cm 15.677cm)">
            <text:p/>
            <draw:enhanced-geometry svg:viewBox="0 0 12 87" draw:type="non-primitive" draw:enhanced-path="M 4 87  L 4 87  L 4 75  L 3 64  L 1 51  L 0 40  L 0 29  L 2 19  L 6 8  L 12 0  N"/>
          </draw:custom-shape>
          <draw:custom-shape draw:style-name="gr9" draw:text-style-name="P2" draw:layer="layout" svg:width="0.009cm" svg:height="0.053cm" draw:transform="rotate (-2.35619449019309) translate (25.037cm 15.714cm)">
            <text:p/>
            <draw:enhanced-geometry svg:viewBox="0 0 18 105" draw:type="non-primitive" draw:enhanced-path="M 9 105  L 9 105  L 9 90  L 11 74  L 14 56  L 17 39  L 18 24  L 15 12  L 10 3  L 0 0  N"/>
          </draw:custom-shape>
          <draw:custom-shape draw:style-name="gr9" draw:text-style-name="P2" draw:layer="layout" svg:width="0.044cm" svg:height="0.027cm" draw:transform="rotate (-2.35619449019309) translate (24.984cm 15.701cm)">
            <text:p/>
            <draw:enhanced-geometry svg:viewBox="0 0 88 52" draw:type="non-primitive" draw:enhanced-path="M 0 0  L 0 0  L 11 7  L 21 12  L 33 19  L 44 26  L 54 33  L 65 40  L 77 45  L 88 52  N"/>
          </draw:custom-shape>
          <draw:custom-shape draw:style-name="gr9" draw:text-style-name="P2" draw:layer="layout" svg:width="0.04cm" svg:height="0.018cm" draw:transform="rotate (-2.35619449019309) translate (25.009cm 15.607cm)">
            <text:p/>
            <draw:enhanced-geometry svg:viewBox="0 0 72 35" draw:type="non-primitive" draw:enhanced-path="M 0 0  L 0 0  L 9 5  L 18 9  L 27 14  L 36 17  L 44 22  L 53 26  L 63 31  L 72 35  N"/>
          </draw:custom-shape>
          <draw:custom-shape draw:style-name="gr9" draw:text-style-name="P2" draw:layer="layout" svg:width="0.049cm" svg:height="0.026cm" draw:transform="rotate (-2.35619449019309) translate (25.035cm 15.554cm)">
            <text:p/>
            <draw:enhanced-geometry svg:viewBox="0 0 96 52" draw:type="non-primitive" draw:enhanced-path="M 0 0  L 0 0  L 12 7  L 24 13  L 36 19  L 49 26  L 60 32  L 72 39  L 84 46  L 96 52  N"/>
          </draw:custom-shape>
          <draw:custom-shape draw:style-name="gr9" draw:text-style-name="P2" draw:layer="layout" svg:width="0.048cm" svg:height="0.027cm" draw:transform="rotate (-2.35619449019309) translate (25.062cm 15.518cm)">
            <text:p/>
            <draw:enhanced-geometry svg:viewBox="0 0 89 53" draw:type="non-primitive" draw:enhanced-path="M 0 0  L 0 0  L 11 7  L 22 13  L 33 19  L 45 26  L 55 33  L 66 40  L 77 47  L 89 53  N"/>
          </draw:custom-shape>
          <draw:custom-shape draw:style-name="gr9" draw:text-style-name="P2" draw:layer="layout" svg:width="0.031cm" svg:height="0.009cm" draw:transform="rotate (-2.35619449019309) translate (24.683cm 14.998cm)">
            <text:p/>
            <draw:enhanced-geometry svg:viewBox="0 0 62 20" draw:type="non-primitive" draw:enhanced-path="M 0 0  L 0 0  L 8 3  L 16 7  L 25 11  L 33 15  L 41 18  L 47 20  L 55 20  L 62 17  N"/>
          </draw:custom-shape>
          <draw:custom-shape draw:style-name="gr9" draw:text-style-name="P2" draw:layer="layout" svg:width="0.009cm" svg:height="0.009cm" draw:transform="rotate (-2.35619449019309) translate (24.629cm 15.107cm)">
            <text:p/>
            <draw:enhanced-geometry svg:viewBox="0 0 17 18" draw:type="non-primitive" draw:enhanced-path="M 0 18  L 0 18  L 5 13  L 8 9  L 13 4  L 17 0  N"/>
          </draw:custom-shape>
          <draw:custom-shape draw:style-name="gr9" draw:text-style-name="P2" draw:layer="layout" svg:width="0.039cm" svg:height="0.018cm" draw:transform="rotate (-2.35619449019309) translate (24.694cm 15.052cm)">
            <text:p/>
            <draw:enhanced-geometry svg:viewBox="0 0 79 35" draw:type="non-primitive" draw:enhanced-path="M 0 0  L 0 0  L 10 4  L 20 9  L 30 13  L 41 17  L 51 21  L 60 26  L 70 30  L 79 35  N"/>
          </draw:custom-shape>
          <draw:custom-shape draw:style-name="gr9" draw:text-style-name="P2" draw:layer="layout" svg:width="0.035cm" svg:height="0.009cm" draw:transform="rotate (-2.35619449019309) translate (24.55cm 15.023cm)">
            <text:p/>
            <draw:enhanced-geometry svg:viewBox="0 0 70 17" draw:type="non-primitive" draw:enhanced-path="M 0 17  L 0 17  L 9 15  L 17 13  L 26 11  L 35 8  L 43 6  L 52 5  L 60 3  L 70 0  N"/>
          </draw:custom-shape>
          <draw:custom-shape draw:style-name="gr9" draw:text-style-name="P2" draw:layer="layout" svg:width="0.049cm" svg:height="0.009cm" draw:transform="rotate (-2.35619449019309) translate (24.553cm 14.965cm)">
            <text:p/>
            <draw:enhanced-geometry svg:viewBox="0 0 88 17" draw:type="non-primitive" draw:enhanced-path="M 0 17  L 0 17  L 11 14  L 22 12  L 32 10  L 44 8  L 54 5  L 65 3  L 76 1  L 88 0  N"/>
          </draw:custom-shape>
          <draw:custom-shape draw:style-name="gr9" draw:text-style-name="P2" draw:layer="layout" svg:width="0.035cm" svg:height="0.017cm" draw:transform="rotate (-2.35619449019309) translate (24.575cm 14.982cm)">
            <text:p/>
            <draw:enhanced-geometry svg:viewBox="0 0 71 36" draw:type="non-primitive" draw:enhanced-path="M 71 0  L 71 0  L 62 5  L 53 10  L 44 14  L 36 19  L 27 23  L 18 27  L 9 31  L 0 36  N"/>
          </draw:custom-shape>
          <draw:custom-shape draw:style-name="gr9" draw:text-style-name="P2" draw:layer="layout" svg:width="0.035cm" svg:height="0.009cm" draw:transform="rotate (-2.35619449019309) translate (24.634cm 14.992cm)">
            <text:p/>
            <draw:enhanced-geometry svg:viewBox="0 0 72 19" draw:type="non-primitive" draw:enhanced-path="M 72 0  L 72 0  L 63 2  L 54 5  L 45 7  L 37 9  L 28 13  L 19 15  L 10 17  L 0 19  N"/>
          </draw:custom-shape>
          <draw:custom-shape draw:style-name="gr9" draw:text-style-name="P2" draw:layer="layout" svg:width="0.035cm" svg:height="0.008cm" draw:transform="rotate (-2.35619449019309) translate (24.669cm 15.015cm)">
            <text:p/>
            <draw:enhanced-geometry svg:viewBox="0 0 62 17" draw:type="non-primitive" draw:enhanced-path="M 62 17  L 62 17  L 54 15  L 47 12  L 39 10  L 31 8  L 23 6  L 16 4  L 8 2  L 0 0  N"/>
          </draw:custom-shape>
          <draw:custom-shape draw:style-name="gr9" draw:text-style-name="P2" draw:layer="layout" svg:width="0.035cm" svg:height="0.009cm" draw:transform="rotate (-2.35619449019309) translate (24.718cm 15.028cm)">
            <text:p/>
            <draw:enhanced-geometry svg:viewBox="0 0 69 17" draw:type="non-primitive" draw:enhanced-path="M 0 17  L 0 17  L 9 15  L 18 13  L 26 11  L 35 8  L 43 6  L 52 4  L 60 2  L 69 0  N"/>
          </draw:custom-shape>
          <draw:custom-shape draw:style-name="gr9" draw:text-style-name="P2" draw:layer="layout" svg:width="0.044cm" svg:height="0.036cm" draw:transform="rotate (-2.35619449019309) translate (24.158cm 14.677cm)">
            <text:p/>
            <draw:enhanced-geometry svg:viewBox="0 0 78 71" draw:type="non-primitive" draw:enhanced-path="M 78 0  L 78 0  L 68 9  L 59 18  L 48 28  L 38 35  L 28 45  L 19 54  L 9 62  L 0 71  N"/>
          </draw:custom-shape>
          <draw:custom-shape draw:style-name="gr9" draw:text-style-name="P2" draw:layer="layout" svg:width="0.048cm" svg:height="0.018cm" draw:transform="rotate (-2.35619449019309) translate (24.195cm 14.7cm)">
            <text:p/>
            <draw:enhanced-geometry svg:viewBox="0 0 88 37" draw:type="non-primitive" draw:enhanced-path="M 0 0  L 0 0  L 11 5  L 21 9  L 33 14  L 44 18  L 54 23  L 66 28  L 77 32  L 88 37  N"/>
          </draw:custom-shape>
          <draw:custom-shape draw:style-name="gr9" draw:text-style-name="P2" draw:layer="layout" svg:width="0.036cm" svg:height="0.027cm" draw:transform="rotate (-2.35619449019309) translate (24.13cm 14.658cm)">
            <text:p/>
            <draw:enhanced-geometry svg:viewBox="0 0 70 52" draw:type="non-primitive" draw:enhanced-path="M 70 0  L 70 0  L 60 7  L 47 12  L 35 18  L 24 22  L 12 29  L 4 35  L 0 43  L 1 52  N"/>
          </draw:custom-shape>
          <draw:custom-shape draw:style-name="gr9" draw:text-style-name="P2" draw:layer="layout" svg:width="0.053cm" svg:height="0.005cm" draw:transform="rotate (-2.35619449019309) translate (24.035cm 14.713cm)">
            <text:p/>
            <draw:enhanced-geometry svg:viewBox="0 0 97 0" draw:type="non-primitive" draw:enhanced-path="M 0 0  L 0 0  L 13 0  L 24 0  L 37 0  L 48 0  L 60 0  L 72 0  L 84 0  L 97 0  N"/>
          </draw:custom-shape>
          <draw:custom-shape draw:style-name="gr9" draw:text-style-name="P2" draw:layer="layout" svg:width="0.035cm" svg:height="0.026cm" draw:transform="rotate (-2.35619449019309) translate (24.062cm 14.624cm)">
            <text:p/>
            <draw:enhanced-geometry svg:viewBox="0 0 70 52" draw:type="non-primitive" draw:enhanced-path="M 70 0  L 70 0  L 61 7  L 52 13  L 44 20  L 35 26  L 26 33  L 18 40  L 9 46  L 0 52  N"/>
          </draw:custom-shape>
          <draw:custom-shape draw:style-name="gr9" draw:text-style-name="P2" draw:layer="layout" svg:width="0.048cm" svg:height="0.005cm" draw:transform="rotate (-2.35619449019309) translate (24.04cm 14.657cm)">
            <text:p/>
            <draw:enhanced-geometry svg:viewBox="0 0 97 0" draw:type="non-primitive" draw:enhanced-path="M 0 0  L 0 0  L 13 0  L 24 0  L 37 0  L 48 0  L 61 0  L 72 0  L 84 0  L 97 0  N"/>
          </draw:custom-shape>
          <draw:custom-shape draw:style-name="gr9" draw:text-style-name="P2" draw:layer="layout" svg:width="0.035cm" svg:height="0.017cm" draw:transform="rotate (-2.35619449019309) translate (23.936cm 14.616cm)">
            <text:p/>
            <draw:enhanced-geometry svg:viewBox="0 0 72 35" draw:type="non-primitive" draw:enhanced-path="M 72 0  L 72 0  L 61 4  L 50 7  L 38 10  L 25 12  L 15 16  L 6 20  L 1 27  L 0 35  N"/>
          </draw:custom-shape>
          <draw:custom-shape draw:style-name="gr9" draw:text-style-name="P2" draw:layer="layout" svg:width="0.061cm" svg:height="0.004cm" draw:transform="rotate (-2.35619449019309) translate (23.954cm 14.618cm)">
            <text:p/>
            <draw:enhanced-geometry svg:viewBox="0 0 122 0" draw:type="non-primitive" draw:enhanced-path="M 122 0  L 122 0  L 106 0  L 90 0  L 76 0  L 60 0  L 45 0  L 30 0  L 14 0  L 0 0  N"/>
          </draw:custom-shape>
          <draw:custom-shape draw:style-name="gr9" draw:text-style-name="P2" draw:layer="layout" svg:width="0.026cm" svg:height="0.009cm" draw:transform="rotate (-2.35619449019309) translate (23.97cm 14.572cm)">
            <text:p/>
            <draw:enhanced-geometry svg:viewBox="0 0 52 17" draw:type="non-primitive" draw:enhanced-path="M 52 0  L 52 0  L 46 2  L 40 5  L 33 7  L 26 9  L 20 11  L 13 14  L 7 15  L 0 17  N"/>
          </draw:custom-shape>
          <draw:custom-shape draw:style-name="gr9" draw:text-style-name="P2" draw:layer="layout" svg:width="0.031cm" svg:height="0.036cm" draw:transform="rotate (-2.35619449019309) translate (23.952cm 14.585cm)">
            <text:p/>
            <draw:enhanced-geometry svg:viewBox="0 0 61 71" draw:type="non-primitive" draw:enhanced-path="M 61 0  L 61 0  L 53 9  L 46 18  L 38 26  L 30 35  L 22 45  L 16 52  L 8 62  L 0 71  N"/>
          </draw:custom-shape>
          <draw:custom-shape draw:style-name="gr9" draw:text-style-name="P2" draw:layer="layout" svg:width="0.035cm" svg:height="0.008cm" draw:transform="rotate (-2.35619449019309) translate (23.849cm 14.618cm)">
            <text:p/>
            <draw:enhanced-geometry svg:viewBox="0 0 70 17" draw:type="non-primitive" draw:enhanced-path="M 0 17  L 0 17  L 9 15  L 18 13  L 26 12  L 35 9  L 44 7  L 52 5  L 61 3  L 70 0  N"/>
          </draw:custom-shape>
          <draw:custom-shape draw:style-name="gr9" draw:text-style-name="P2" draw:layer="layout" svg:width="0.058cm" svg:height="0.004cm" draw:transform="rotate (-2.35619449019309) translate (25.508cm 14.068cm)">
            <text:p/>
            <draw:enhanced-geometry svg:viewBox="0 0 107 0" draw:type="non-primitive" draw:enhanced-path="M 107 0  L 107 0  L 93 0  L 80 0  L 66 0  L 54 0  L 40 0  L 26 0  L 14 0  L 0 0  N"/>
          </draw:custom-shape>
          <draw:custom-shape draw:style-name="gr9" draw:text-style-name="P2" draw:layer="layout" svg:width="0.071cm" svg:height="0.009cm" draw:transform="rotate (-2.35619449019309) translate (25.489cm 14.089cm)">
            <text:p/>
            <draw:enhanced-geometry svg:viewBox="0 0 131 19" draw:type="non-primitive" draw:enhanced-path="M 131 0  L 131 0  L 114 2  L 98 5  L 81 7  L 65 9  L 49 13  L 32 15  L 17 17  L 0 19  N"/>
          </draw:custom-shape>
          <draw:custom-shape draw:style-name="gr9" draw:text-style-name="P2" draw:layer="layout" svg:width="0.04cm" svg:height="0.004cm" draw:transform="rotate (-2.35619449019309) translate (25.564cm 14.184cm)">
            <text:p/>
            <draw:enhanced-geometry svg:viewBox="0 0 78 0" draw:type="non-primitive" draw:enhanced-path="M 78 0  L 78 0  L 68 0  L 59 0  L 49 0  L 39 0  L 28 0  L 19 0  L 9 0  L 0 0  N"/>
          </draw:custom-shape>
          <draw:custom-shape draw:style-name="gr9" draw:text-style-name="P2" draw:layer="layout" svg:width="0.053cm" svg:height="0.005cm" draw:transform="rotate (-2.35619449019309) translate (25.508cm 14.25cm)">
            <text:p/>
            <draw:enhanced-geometry svg:viewBox="0 0 106 0" draw:type="non-primitive" draw:enhanced-path="M 106 0  L 106 0  L 97 0  L 87 0  L 78 0  L 70 0  L 61 0  L 52 0  L 43 0  L 34 0  L 34 0  L 30 0  L 26 0  L 22 0  L 17 0  L 13 0  L 8 0  L 5 0  L 0 0  N"/>
          </draw:custom-shape>
          <draw:custom-shape draw:style-name="gr9" draw:text-style-name="P2" draw:layer="layout" svg:width="0.031cm" svg:height="0.009cm" draw:transform="rotate (-2.35619449019309) translate (25.472cm 14.204cm)">
            <text:p/>
            <draw:enhanced-geometry svg:viewBox="0 0 53 17" draw:type="non-primitive" draw:enhanced-path="M 0 17  L 0 17  L 6 15  L 12 12  L 19 10  L 26 8  L 32 6  L 39 4  L 46 2  L 53 0  N"/>
          </draw:custom-shape>
          <draw:custom-shape draw:style-name="gr9" draw:text-style-name="P2" draw:layer="layout" svg:width="0.031cm" svg:height="0.009cm" draw:transform="rotate (-2.35619449019309) translate (25.463cm 14.129cm)">
            <text:p/>
            <draw:enhanced-geometry svg:viewBox="0 0 61 17" draw:type="non-primitive" draw:enhanced-path="M 0 0  L 0 0  L 7 3  L 15 5  L 23 7  L 31 9  L 38 12  L 46 13  L 54 15  L 61 17  N"/>
          </draw:custom-shape>
          <draw:custom-shape draw:style-name="gr9" draw:text-style-name="P2" draw:layer="layout" svg:width="0.053cm" svg:height="0.022cm" draw:transform="rotate (-2.35619449019309) translate (25.448cm 14.107cm)">
            <text:p/>
            <draw:enhanced-geometry svg:viewBox="0 0 105 39" draw:type="non-primitive" draw:enhanced-path="M 0 0  L 0 0  L 13 5  L 26 13  L 40 22  L 54 30  L 68 36  L 80 39  L 93 39  L 105 34  N"/>
          </draw:custom-shape>
          <draw:custom-shape draw:style-name="gr9" draw:text-style-name="P2" draw:layer="layout" svg:width="0.022cm" svg:height="0.004cm" draw:transform="rotate (-2.35619449019309) translate (24.759cm 15.073cm)">
            <text:p/>
            <draw:enhanced-geometry svg:viewBox="0 0 44 0" draw:type="non-primitive" draw:enhanced-path="M 0 0  L 0 0  L 5 0  L 11 0  L 16 0  L 21 0  L 27 0  L 33 0  L 38 0  L 44 0  N"/>
          </draw:custom-shape>
          <draw:custom-shape draw:style-name="gr9" draw:text-style-name="P2" draw:layer="layout" svg:width="0.044cm" svg:height="0.022cm" draw:transform="rotate (-2.35619449019309) translate (25.211cm 13.686cm)">
            <text:p/>
            <draw:enhanced-geometry svg:viewBox="0 0 88 36" draw:type="non-primitive" draw:enhanced-path="M 88 0  L 88 0  L 77 5  L 65 10  L 54 14  L 44 17  L 32 22  L 21 27  L 11 31  L 0 36  N"/>
          </draw:custom-shape>
          <draw:custom-shape draw:style-name="gr9" draw:text-style-name="P2" draw:layer="layout" svg:width="0.018cm" svg:height="0.044cm" draw:transform="rotate (-2.35619449019309) translate (25.162cm 13.684cm)">
            <text:p/>
            <draw:enhanced-geometry svg:viewBox="0 0 35 86" draw:type="non-primitive" draw:enhanced-path="M 0 0  L 0 0  L 4 11  L 7 22  L 9 35  L 11 47  L 15 59  L 19 69  L 26 78  L 35 86  N"/>
          </draw:custom-shape>
          <draw:custom-shape draw:style-name="gr9" draw:text-style-name="P2" draw:layer="layout" svg:width="0.07cm" svg:height="0.048cm" draw:transform="rotate (-2.35619449019309) translate (25.164cm 13.704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9" draw:text-style-name="P2" draw:layer="layout" svg:width="0.014cm" svg:height="0.044cm" draw:transform="rotate (-2.35619449019309) translate (25.119cm 13.606cm)">
            <text:p/>
            <draw:enhanced-geometry svg:viewBox="0 0 27 87" draw:type="non-primitive" draw:enhanced-path="M 0 0  L 0 0  L 3 10  L 7 22  L 10 33  L 13 43  L 17 55  L 20 66  L 24 77  L 27 87  N"/>
          </draw:custom-shape>
          <draw:custom-shape draw:style-name="gr9" draw:text-style-name="P2" draw:layer="layout" svg:width="0.053cm" svg:height="0.018cm" draw:transform="rotate (-2.35619449019309) translate (25.111cm 13.482cm)">
            <text:p/>
            <draw:enhanced-geometry svg:viewBox="0 0 97 35" draw:type="non-primitive" draw:enhanced-path="M 97 0  L 97 0  L 84 5  L 72 9  L 60 14  L 48 18  L 36 23  L 24 26  L 13 31  L 0 35  N"/>
          </draw:custom-shape>
          <draw:custom-shape draw:style-name="gr9" draw:text-style-name="P2" draw:layer="layout" svg:width="0.031cm" svg:height="0.048cm" draw:transform="rotate (-2.35619449019309) translate (25.13cm 13.577cm)">
            <text:p/>
            <draw:enhanced-geometry svg:viewBox="0 0 69 103" draw:type="non-primitive" draw:enhanced-path="M 0 0  L 0 0  L 9 12  L 17 26  L 26 38  L 35 51  L 43 64  L 52 77  L 60 90  L 69 103  N"/>
          </draw:custom-shape>
          <draw:custom-shape draw:style-name="gr9" draw:text-style-name="P2" draw:layer="layout" svg:width="0.071cm" svg:height="0.004cm" draw:transform="rotate (-2.35619449019309) translate (25.139cm 13.429cm)">
            <text:p/>
            <draw:enhanced-geometry svg:viewBox="0 0 138 0" draw:type="non-primitive" draw:enhanced-path="M 138 0  L 138 0  L 119 0  L 97 0  L 75 0  L 52 0  L 32 0  L 14 0  L 4 0  L 0 0  N"/>
          </draw:custom-shape>
          <draw:custom-shape draw:style-name="gr9" draw:text-style-name="P2" draw:layer="layout" svg:width="0.03cm" svg:height="0.053cm" draw:transform="rotate (-2.35619449019309) translate (25.074cm 13.488cm)">
            <text:p/>
            <draw:enhanced-geometry svg:viewBox="0 0 53 105" draw:type="non-primitive" draw:enhanced-path="M 0 0  L 0 0  L 7 14  L 14 26  L 21 40  L 27 53  L 33 67  L 40 79  L 46 93  L 53 105  N"/>
          </draw:custom-shape>
          <draw:custom-shape draw:style-name="gr12" draw:text-style-name="P2" draw:layer="layout" svg:width="0.075cm" svg:height="0.08cm" draw:transform="rotate (-2.35619449019309) translate (25.72cm 15.004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9" draw:text-style-name="P2" draw:layer="layout" svg:width="0.075cm" svg:height="0.08cm" draw:transform="rotate (-2.35619449019309) translate (25.72cm 15.004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3" draw:text-style-name="P2" draw:layer="layout" svg:width="0.084cm" svg:height="0.088cm" draw:transform="rotate (-2.35619449019309) translate (25.723cm 15.003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9" draw:text-style-name="P2" draw:layer="layout" svg:width="0.084cm" svg:height="0.088cm" draw:transform="rotate (-2.35619449019309) translate (25.723cm 15.003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3" draw:text-style-name="P2" draw:layer="layout" svg:width="0.049cm" svg:height="0.018cm" draw:transform="rotate (-2.35619449019309) translate (25.76cm 15cm)">
            <text:p/>
            <draw:enhanced-geometry svg:viewBox="0 0 95 35" draw:type="non-primitive" draw:enhanced-path="M 95 18  L 87 15  L 80 13  L 72 9  L 64 6  L 56 3  L 50 1  L 42 0  L 34 1  L 28 4  L 22 6  L 18 11  L 13 14  L 9 18  L 5 24  L 2 30  L 0 35  L 95 18  Z N"/>
          </draw:custom-shape>
          <draw:custom-shape draw:style-name="gr9" draw:text-style-name="P2" draw:layer="layout" svg:width="0.049cm" svg:height="0.018cm" draw:transform="rotate (-2.35619449019309) translate (25.76cm 15cm)">
            <text:p/>
            <draw:enhanced-geometry svg:viewBox="0 0 95 35" draw:type="non-primitive" draw:enhanced-path="M 95 18  L 95 18  L 87 15  L 80 13  L 72 9  L 64 6  L 56 3  L 50 1  L 42 0  L 34 1  L 34 1  L 28 4  L 22 6  L 18 11  L 13 14  L 9 18  L 5 24  L 2 30  L 0 35  N"/>
          </draw:custom-shape>
          <draw:custom-shape draw:style-name="gr13" draw:text-style-name="P2" draw:layer="layout" svg:width="0.027cm" svg:height="0.018cm" draw:transform="rotate (-2.35619449019309) translate (25.702cm 14.999cm)">
            <text:p/>
            <draw:enhanced-geometry svg:viewBox="0 0 53 36" draw:type="non-primitive" draw:enhanced-path="M 53 0  L 46 5  L 38 8  L 31 12  L 23 15  L 16 19  L 10 23  L 4 29  L 0 36  L 53 0  Z N"/>
          </draw:custom-shape>
          <draw:custom-shape draw:style-name="gr9" draw:text-style-name="P2" draw:layer="layout" svg:width="0.027cm" svg:height="0.018cm" draw:transform="rotate (-2.35619449019309) translate (25.702cm 14.999cm)">
            <text:p/>
            <draw:enhanced-geometry svg:viewBox="0 0 53 36" draw:type="non-primitive" draw:enhanced-path="M 53 0  L 53 0  L 46 5  L 38 8  L 31 12  L 23 15  L 16 19  L 10 23  L 4 29  L 0 36  N"/>
          </draw:custom-shape>
          <draw:custom-shape draw:style-name="gr13" draw:text-style-name="P2" draw:layer="layout" svg:width="0.07cm" svg:height="0.036cm" draw:transform="rotate (-2.35619449019309) translate (25.49cm 15.206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9" draw:text-style-name="P2" draw:layer="layout" svg:width="0.07cm" svg:height="0.036cm" draw:transform="rotate (-2.35619449019309) translate (25.49cm 15.206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3" draw:text-style-name="P2" draw:layer="layout" svg:width="0.071cm" svg:height="0.062cm" draw:transform="rotate (-2.35619449019309) translate (25.508cm 15.202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9" draw:text-style-name="P2" draw:layer="layout" svg:width="0.071cm" svg:height="0.062cm" draw:transform="rotate (-2.35619449019309) translate (25.508cm 15.202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3" draw:text-style-name="P2" draw:layer="layout" svg:width="0.04cm" svg:height="0.035cm" draw:transform="rotate (-2.35619449019309) translate (25.728cm 15.017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9" draw:text-style-name="P2" draw:layer="layout" svg:width="0.04cm" svg:height="0.035cm" draw:transform="rotate (-2.35619449019309) translate (25.728cm 15.017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ointers == arrays</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in an expression the name of an array "decays" into a pointer to element zero</text:span><text:span text:style-name="T27">†</text:span></text:p>
                <text:list text:style-name="L6">
                  <text:list-item>
                    <text:p text:style-name="P7"><text:span text:style-name="T3">array arguments are not passed by copy</text:span></text:p>
                  </text:list-item>
                </text:list>
              </text:list-item>
            </text:list>
          </draw:text-box>
        </draw:frame>
        <draw:custom-shape draw:style-name="gr5" draw:text-style-name="P2" draw:layer="layout" svg:width="18.799cm" svg:height="1.611cm" svg:x="6.204cm" svg:y="16.113cm">
          <text:p text:style-name="P8"><text:span text:style-name="T8">const</text:span><text:span text:style-name="T9"> size_t size = </text:span></text:p>
          <text:p text:style-name="P8"><text:span text:style-name="T9"><text:s text:c="4"/></text:span><text:span text:style-name="T8">sizeof</text:span><text:span text:style-name="T9"> array / </text:span><text:span text:style-name="T8">sizeof</text:span><text:span text:style-name="T9"> array[0];</text:span></text:p>
          <draw:enhanced-geometry svg:viewBox="0 0 21600 21600" draw:type="mso-spt202" draw:enhanced-path="M 0 0 L 21600 0 21600 21600 0 21600 0 0 Z N"/>
        </draw:custom-shape>
        <draw:custom-shape draw:style-name="gr6" draw:text-style-name="P2" draw:layer="layout" svg:width="18.199cm" svg:height="1.023cm" svg:x="6.002cm" svg:y="17.908cm">
          <text:p text:style-name="P3"><text:span text:style-name="T28">†</text:span><text:span text:style-name="T10">except in a sizeof expression</text:span></text:p>
          <draw:enhanced-geometry svg:viewBox="0 0 21600 21600" draw:type="mso-spt202" draw:enhanced-path="M 0 0 L 21600 0 21600 21600 0 21600 0 0 Z N"/>
        </draw:custom-shape>
        <draw:custom-shape draw:style-name="gr5" draw:text-style-name="P2" draw:layer="layout" svg:width="18.798cm" svg:height="1.611cm" svg:x="6.002cm" svg:y="6.57cm">
          <text:p text:style-name="P8"><text:span text:style-name="T8">void</text:span><text:span text:style-name="T9"> display(size_t size, wibble * first);</text:span></text:p>
          <text:p text:style-name="P8"><text:span text:style-name="T8">void</text:span><text:span text:style-name="T9"> display(size_t size, wibble first[]);</text:span></text:p>
          <draw:enhanced-geometry svg:viewBox="0 0 21600 21600" draw:type="mso-spt202" draw:enhanced-path="M 0 0 L 21600 0 21600 21600 0 21600 0 0 Z N"/>
        </draw:custom-shape>
        <draw:custom-shape draw:style-name="gr5" draw:text-style-name="P2" draw:layer="layout" svg:width="18.798cm" svg:height="1.611cm" svg:x="6.002cm" svg:y="12.524cm">
          <text:p text:style-name="P8"><text:span text:style-name="T9">display(42, table);</text:span></text:p>
          <text:p text:style-name="P8"><text:span text:style-name="T9">display(42, &amp;table[0]);</text:span></text:p>
          <draw:enhanced-geometry svg:viewBox="0 0 21600 21600" draw:type="mso-spt202" draw:enhanced-path="M 0 0 L 21600 0 21600 21600 0 21600 0 0 Z N"/>
        </draw:custom-shape>
        <draw:custom-shape draw:style-name="gr6" draw:text-style-name="P2" draw:layer="layout" svg:width="18.199cm" svg:height="1.023cm" svg:x="6.002cm" svg:y="5.525cm">
          <text:p text:style-name="P3"><text:span text:style-name="T10">these two declarations are equivalent</text:span></text:p>
          <draw:enhanced-geometry svg:viewBox="0 0 21600 21600" draw:type="mso-spt202" draw:enhanced-path="M 0 0 L 21600 0 21600 21600 0 21600 0 0 Z N"/>
        </draw:custom-shape>
        <draw:custom-shape draw:style-name="gr6" draw:text-style-name="P2" draw:layer="layout" svg:width="18.556cm" svg:height="1.023cm" svg:x="6.002cm" svg:y="11.527cm">
          <text:p text:style-name="P3"><text:span text:style-name="T10">these two statements are equivalent</text:span></text:p>
          <draw:enhanced-geometry svg:viewBox="0 0 21600 21600" draw:type="mso-spt202" draw:enhanced-path="M 0 0 L 21600 0 21600 21600 0 21600 0 0 Z N"/>
        </draw:custom-shape>
        <draw:custom-shape draw:style-name="gr12" draw:text-style-name="P2" draw:layer="layout" svg:width="1.367cm" svg:height="1.998cm" svg:x="4.392cm" svg:y="15.928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5" draw:text-style-name="P2" draw:layer="layout" svg:width="18.799cm" svg:height="0.934cm" svg:x="6.006cm" svg:y="9.723cm">
          <text:p text:style-name="P8"><text:span text:style-name="T9">wibble table[42] = { ... };</text:span></text:p>
          <draw:enhanced-geometry svg:viewBox="0 0 21600 21600" draw:type="mso-spt202" draw:enhanced-path="M 0 0 L 21600 0 21600 21600 0 21600 0 0 Z N"/>
        </draw:custom-shape>
        <draw:custom-shape draw:style-name="gr22" draw:text-style-name="P2" draw:layer="layout" svg:width="20.201cm" svg:height="4.6cm" svg:x="4cm" svg:y="0.4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Because arrays are passed by pointer functions often need a second argument to indicate the size of the array the pointer points to. The size argument should be passed before the array argument since there is prior art for this ordering – main(int argc, char * argv[]). Sometimes the length of an array is not required because a special element value signifies the end of the array – for example '\0' in strings. </text:span></text:p>
              <text:p text:style-name="P9"><text:span text:style-name="T11">Note that the following is also permitted:</text:span></text:p>
              <text:p text:style-name="P9"><text:span text:style-name="T11"/></text:p>
              <text:p text:style-name="P11"><text:span text:style-name="T11"><text:tab/></text:span><text:span text:style-name="T11">void display(wibble array[9], size_t size);</text:span></text:p>
              <text:p text:style-name="P12"><text:span text:style-name="T11"/></text:p>
              <text:p text:style-name="P12"><text:span text:style-name="T11">The integer constant 9 here is simply noise and does in any way shape or form indicate the size of the array.</text:span></text:p>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ercis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what does the following program print?</text:span></text:p>
                <text:list text:style-name="L6">
                  <text:list-item>
                    <text:p text:style-name="P7"><text:span text:style-name="T3">why?</text:span></text:p>
                  </text:list-item>
                </text:list>
              </text:list-item>
            </text:list>
          </draw:text-box>
        </draw:frame>
        <draw:custom-shape draw:style-name="gr5" draw:text-style-name="P2" draw:layer="layout" svg:width="17.401cm" svg:height="8.377cm" svg:x="7.558cm" svg:y="6.125cm">
          <text:p text:style-name="P8"><text:span text:style-name="T25">#include &lt;stdio.h&gt;</text:span></text:p>
          <text:p text:style-name="P8"><text:span text:style-name="T25"/></text:p>
          <text:p text:style-name="P8"><text:span text:style-name="T6">int </text:span><text:span text:style-name="T5">main(</text:span><text:span text:style-name="T6">void</text:span><text:span text:style-name="T5">)</text:span></text:p>
          <text:p text:style-name="P8"><text:span text:style-name="T5">{</text:span></text:p>
          <text:p text:style-name="P8"><text:span text:style-name="T5"><text:s text:c="4"/></text:span><text:span text:style-name="T6">int</text:span><text:span text:style-name="T5"> array[] = { 0,1,2,3 };</text:span></text:p>
          <text:p text:style-name="P8"><text:span text:style-name="T5"><text:s text:c="4"/></text:span><text:span text:style-name="T6">int</text:span><text:span text:style-name="T5"> clone[] = { 0,1,2,3 };</text:span></text:p>
          <text:p text:style-name="P8"><text:span text:style-name="T5"><text:s text:c="4"/></text:span><text:span text:style-name="T5">puts(array == clone</text:span></text:p>
          <text:p text:style-name="P8"><text:span text:style-name="T5"><text:s text:c="8"/></text:span><text:span text:style-name="T5">? </text:span><text:span text:style-name="T25">"same"</text:span><text:span text:style-name="T5"> : </text:span><text:span text:style-name="T25">"different"</text:span><text:span text:style-name="T5">);</text:span></text:p>
          <text:p text:style-name="P8"><text:span text:style-name="T5"><text:s text:c="4"/></text:span><text:span text:style-name="T6">return</text:span><text:span text:style-name="T5"> 0;</text:span></text:p>
          <text:p text:style-name="P8"><text:span text:style-name="T5">}</text:span></text:p>
          <draw:enhanced-geometry svg:viewBox="0 0 21600 21600" draw:type="mso-spt202" draw:enhanced-path="M 0 0 L 21600 0 21600 21600 0 21600 0 0 Z N"/>
        </draw:custom-shape>
        <draw:g>
          <draw:g>
            <draw:custom-shape draw:style-name="gr13" draw:text-style-name="P2" draw:layer="layout" svg:width="1.57cm" svg:height="2.117cm" draw:transform="rotate (0.10471975511964) translate (5.834cm 7.351cm)">
              <text:p/>
              <draw:enhanced-geometry svg:viewBox="0 0 207 230" draw:mirror-horizontal="true"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3" draw:text-style-name="P2" draw:layer="layout" svg:width="1.799cm" svg:height="3.383cm" draw:transform="rotate (0.10471975511964) translate (4.456cm 6.682cm)">
              <text:p/>
              <draw:enhanced-geometry svg:viewBox="0 0 237 367" draw:mirror-horizontal="true"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3" draw:text-style-name="P2" draw:layer="layout" svg:width="0.948cm" svg:height="3.171cm" draw:transform="rotate (0.10471975511964) translate (5.892cm 9.552cm)">
              <text:p/>
              <draw:enhanced-geometry svg:viewBox="0 0 125 344" draw:mirror-horizontal="true"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3" draw:text-style-name="P2" draw:layer="layout" svg:width="1.442cm" svg:height="2.443cm" draw:transform="rotate (0.10471975511964) translate (6.414cm 9.73cm)">
              <text:p/>
              <draw:enhanced-geometry svg:viewBox="0 0 190 265" draw:mirror-horizontal="true"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3" draw:text-style-name="P2" draw:layer="layout" svg:width="1.756cm" svg:height="3.948cm" draw:transform="rotate (0.10471975511964) translate (6.076cm 12.516cm)">
              <text:p/>
              <draw:enhanced-geometry svg:viewBox="0 0 231 428" draw:mirror-horizontal="true"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3" draw:text-style-name="P2" draw:layer="layout" svg:width="1.177cm" svg:height="4.018cm" draw:transform="rotate (0.10471975511964) translate (4.986cm 12.335cm)">
              <text:p/>
              <draw:enhanced-geometry svg:viewBox="0 0 155 436" draw:mirror-horizontal="true"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3" draw:text-style-name="P2" draw:layer="layout" svg:width="0.582cm" svg:height="0.824cm" svg:x="6.747cm" svg:y="5.12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3" draw:text-style-name="P2" draw:layer="layout" svg:width="0.185cm" svg:height="0.229cm" svg:x="6.61cm" svg:y="6.072cm">
              <text:p/>
              <draw:enhanced-geometry svg:viewBox="0 0 25 25" draw:type="non-primitive" draw:enhanced-path="M 24 1 L 12 0 L 4 9 L 0 23 L 12 24 L 22 18 L 24 1 L"/>
            </draw:custom-shape>
          </draw:g>
        </draw:g>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answer is it prints "different". The reason is that the == operator is not comparing the arrays! Remember, the name of an array decays into a pointer into its initial element. The == operator is therefore comparing the addresses of two arrays. The two arrays may contain the same content but they are nevertheless two different arrays and cannot live at exactly the same memory location.</text:span></text:p>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literal</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 aggregate initializer list can be cast to an array type</text:span></text:p>
                <text:list text:style-name="L6">
                  <text:list-item>
                    <text:p text:style-name="P7"><text:span text:style-name="T3">known as a compound literal</text:span></text:p>
                  </text:list-item>
                  <text:list-item>
                    <text:p text:style-name="P7"><text:span text:style-name="T3">can be useful in both testing and production code</text:span></text:p>
                  </text:list-item>
                </text:list>
              </text:list-item>
            </text:list>
          </draw:text-box>
        </draw:frame>
        <draw:custom-shape draw:style-name="gr5" draw:text-style-name="P2" draw:layer="layout" svg:width="18.803cm" svg:height="3.505cm" svg:x="5.958cm" svg:y="7.325cm">
          <text:p text:style-name="P8"><text:span text:style-name="T6"/></text:p>
          <text:p text:style-name="P8"><text:span text:style-name="T6">int </text:span><text:span text:style-name="T5">*</text:span><text:span text:style-name="T6"> </text:span><text:span text:style-name="T5">p =</text:span></text:p>
          <text:p text:style-name="P8"><text:span text:style-name="T6"><text:s text:c="4"/></text:span><text:span text:style-name="T5">(</text:span><text:span text:style-name="T6">int</text:span><text:span text:style-name="T5"> []){ 0,1,4,9,16,25,36 };</text:span></text:p>
          <text:p text:style-name="P8"><text:span text:style-name="T5"/></text:p>
          <draw:enhanced-geometry svg:viewBox="0 0 21600 21600" draw:type="mso-spt202" draw:enhanced-path="M 0 0 L 21600 0 21600 21600 0 21600 0 0 Z N"/>
        </draw:custom-shape>
        <draw:custom-shape draw:style-name="gr23" draw:text-style-name="P2" draw:layer="layout" svg:width="21.603cm" svg:height="5.799cm" svg:x="4.758cm" svg:y="11.527cm">
          <text:p/>
          <draw:enhanced-geometry svg:viewBox="0 0 21600 21600" draw:type="rectangle" draw:enhanced-path="M 0 0 L 21600 0 21600 21600 0 21600 0 0 Z N"/>
        </draw:custom-shape>
        <draw:custom-shape draw:style-name="gr18" draw:text-style-name="P2" draw:layer="layout" svg:width="2.558cm" svg:height="1.795cm" svg:x="7.157cm" svg:y="12.325cm">
          <text:p text:style-name="P1"><text:span text:style-name="T29">&amp;</text:span></text:p>
          <draw:enhanced-geometry svg:viewBox="0 0 21600 21600" draw:type="rectangle" draw:enhanced-path="M 0 0 L 21600 0 21600 21600 0 21600 0 0 Z N"/>
        </draw:custom-shape>
        <draw:custom-shape draw:style-name="gr6" draw:text-style-name="P2" draw:layer="layout" svg:width="1.244cm" svg:height="1.023cm" svg:x="5.715cm" svg:y="12.7cm">
          <text:p text:style-name="P3"><text:span text:style-name="T22">p</text:span></text:p>
          <draw:enhanced-geometry svg:viewBox="0 0 21600 21600" draw:type="mso-spt202" draw:enhanced-path="M 0 0 L 21600 0 21600 21600 0 21600 0 0 Z N"/>
        </draw:custom-shape>
        <draw:custom-shape draw:style-name="gr18" draw:text-style-name="P2" draw:layer="layout" svg:width="1.759cm" svg:height="1.795cm" svg:x="11.602cm" svg:y="14.733cm">
          <text:p text:style-name="P1"><text:span text:style-name="T22">0</text:span></text:p>
          <draw:enhanced-geometry svg:viewBox="0 0 21600 21600" draw:type="rectangle" draw:enhanced-path="M 0 0 L 21600 0 21600 21600 0 21600 0 0 Z N"/>
        </draw:custom-shape>
        <draw:custom-shape draw:style-name="gr18" draw:text-style-name="P2" draw:layer="layout" svg:width="1.76cm" svg:height="1.795cm" svg:x="13.401cm" svg:y="14.728cm">
          <text:p text:style-name="P1"><text:span text:style-name="T22">1</text:span></text:p>
          <draw:enhanced-geometry svg:viewBox="0 0 21600 21600" draw:type="rectangle" draw:enhanced-path="M 0 0 L 21600 0 21600 21600 0 21600 0 0 Z N"/>
        </draw:custom-shape>
        <draw:custom-shape draw:style-name="gr18" draw:text-style-name="P2" draw:layer="layout" svg:width="1.759cm" svg:height="1.795cm" svg:x="15.205cm" svg:y="14.728cm">
          <text:p text:style-name="P1"><text:span text:style-name="T22">4</text:span></text:p>
          <draw:enhanced-geometry svg:viewBox="0 0 21600 21600" draw:type="rectangle" draw:enhanced-path="M 0 0 L 21600 0 21600 21600 0 21600 0 0 Z N"/>
        </draw:custom-shape>
        <draw:custom-shape draw:style-name="gr18" draw:text-style-name="P2" draw:layer="layout" svg:width="1.759cm" svg:height="1.795cm" svg:x="17.004cm" svg:y="14.728cm">
          <text:p text:style-name="P1"><text:span text:style-name="T22">9</text:span></text:p>
          <draw:enhanced-geometry svg:viewBox="0 0 21600 21600" draw:type="rectangle" draw:enhanced-path="M 0 0 L 21600 0 21600 21600 0 21600 0 0 Z N"/>
        </draw:custom-shape>
        <draw:line draw:style-name="gr19" draw:text-style-name="P10" draw:layer="layout" svg:x1="8.356cm" svg:y1="13.525cm" svg:x2="8.361cm" svg:y2="15.725cm">
          <text:p/>
        </draw:line>
        <draw:line draw:style-name="gr15" draw:text-style-name="P10" draw:layer="layout" svg:x1="8.356cm" svg:y1="15.725cm" svg:x2="11.359cm" svg:y2="15.729cm">
          <text:p/>
        </draw:line>
        <draw:custom-shape draw:style-name="gr18" draw:text-style-name="P2" draw:layer="layout" svg:width="1.759cm" svg:height="1.795cm" svg:x="18.799cm" svg:y="14.724cm">
          <text:p text:style-name="P1"><text:span text:style-name="T22">16</text:span></text:p>
          <draw:enhanced-geometry svg:viewBox="0 0 21600 21600" draw:type="rectangle" draw:enhanced-path="M 0 0 L 21600 0 21600 21600 0 21600 0 0 Z N"/>
        </draw:custom-shape>
        <draw:custom-shape draw:style-name="gr18" draw:text-style-name="P2" draw:layer="layout" svg:width="1.759cm" svg:height="1.795cm" svg:x="20.598cm" svg:y="14.724cm">
          <text:p text:style-name="P1"><text:span text:style-name="T22">25</text:span></text:p>
          <draw:enhanced-geometry svg:viewBox="0 0 21600 21600" draw:type="rectangle" draw:enhanced-path="M 0 0 L 21600 0 21600 21600 0 21600 0 0 Z N"/>
        </draw:custom-shape>
        <draw:custom-shape draw:style-name="gr18" draw:text-style-name="P2" draw:layer="layout" svg:width="1.76cm" svg:height="1.795cm" svg:x="22.401cm" svg:y="14.724cm">
          <text:p text:style-name="P1"><text:span text:style-name="T22">36</text:span></text:p>
          <draw:enhanced-geometry svg:viewBox="0 0 21600 21600" draw:type="rectangle" draw:enhanced-path="M 0 0 L 21600 0 21600 21600 0 21600 0 0 Z N"/>
        </draw:custom-shape>
        <draw:custom-shape draw:style-name="gr20" draw:text-style-name="P2" draw:layer="layout" svg:width="2.602cm" svg:height="1.398cm" svg:x="23.499cm" svg:y="3.501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compound-literal feature was added in C99.</text:span></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ointer arithmetic</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s in terms of the target type, not bytes</text:span></text:p>
                <text:list text:style-name="L6">
                  <text:list-item>
                    <text:p text:style-name="P7"><text:span text:style-name="T3">p++ moves p so it points to the next element</text:span></text:p>
                  </text:list-item>
                  <text:list-item>
                    <text:p text:style-name="P7"><text:span text:style-name="T3">p-- moves p so it points to the previous element</text:span></text:p>
                  </text:list-item>
                  <text:list-item>
                    <text:p text:style-name="P7"><text:span text:style-name="T3">(pointer – pointer) is of type ptrdiff_t &lt;stddef.h&gt;</text:span></text:p>
                  </text:list-item>
                </text:list>
              </text:list-item>
            </text:list>
          </draw:text-box>
        </draw:frame>
        <draw:custom-shape draw:style-name="gr18" draw:text-style-name="P2" draw:layer="layout" svg:width="1.759cm" svg:height="1.795cm" svg:x="3.956cm" svg:y="11.13cm">
          <text:p text:style-name="P1"><text:span text:style-name="T21">[0]</text:span></text:p>
          <draw:enhanced-geometry svg:viewBox="0 0 21600 21600" draw:type="rectangle" draw:enhanced-path="M 0 0 L 21600 0 21600 21600 0 21600 0 0 Z N"/>
        </draw:custom-shape>
        <draw:custom-shape draw:style-name="gr18" draw:text-style-name="P2" draw:layer="layout" svg:width="1.759cm" svg:height="1.794cm" svg:x="5.755cm" svg:y="11.126cm">
          <text:p text:style-name="P1"><text:span text:style-name="T22">[1]</text:span></text:p>
          <draw:enhanced-geometry svg:viewBox="0 0 21600 21600" draw:type="rectangle" draw:enhanced-path="M 0 0 L 21600 0 21600 21600 0 21600 0 0 Z N"/>
        </draw:custom-shape>
        <draw:custom-shape draw:style-name="gr18" draw:text-style-name="P2" draw:layer="layout" svg:width="1.759cm" svg:height="1.794cm" svg:x="7.554cm" svg:y="11.126cm">
          <text:p text:style-name="P1"><text:span text:style-name="T22">[2]</text:span></text:p>
          <draw:enhanced-geometry svg:viewBox="0 0 21600 21600" draw:type="rectangle" draw:enhanced-path="M 0 0 L 21600 0 21600 21600 0 21600 0 0 Z N"/>
        </draw:custom-shape>
        <draw:custom-shape draw:style-name="gr18" draw:text-style-name="P2" draw:layer="layout" svg:width="1.76cm" svg:height="1.794cm" svg:x="9.353cm" svg:y="11.126cm">
          <text:p text:style-name="P1"><text:span text:style-name="T22">[3]</text:span></text:p>
          <draw:enhanced-geometry svg:viewBox="0 0 21600 21600" draw:type="rectangle" draw:enhanced-path="M 0 0 L 21600 0 21600 21600 0 21600 0 0 Z N"/>
        </draw:custom-shape>
        <draw:custom-shape draw:style-name="gr18" draw:text-style-name="P2" draw:layer="layout" svg:width="1.759cm" svg:height="1.794cm" svg:x="11.157cm" svg:y="11.126cm">
          <text:p text:style-name="P1"><text:span text:style-name="T22">[4]</text:span></text:p>
          <draw:enhanced-geometry svg:viewBox="0 0 21600 21600" draw:type="rectangle" draw:enhanced-path="M 0 0 L 21600 0 21600 21600 0 21600 0 0 Z N"/>
        </draw:custom-shape>
        <draw:custom-shape draw:style-name="gr18" draw:text-style-name="P2" draw:layer="layout" svg:width="1.76cm" svg:height="1.795cm" svg:x="16.554cm" svg:y="11.13cm">
          <text:p text:style-name="P1"><text:span text:style-name="T21">[7]</text:span></text:p>
          <draw:enhanced-geometry svg:viewBox="0 0 21600 21600" draw:type="rectangle" draw:enhanced-path="M 0 0 L 21600 0 21600 21600 0 21600 0 0 Z N"/>
        </draw:custom-shape>
        <draw:custom-shape draw:style-name="gr18" draw:text-style-name="P2" draw:layer="layout" svg:width="1.76cm" svg:height="1.794cm" svg:x="18.353cm" svg:y="11.126cm">
          <text:p text:style-name="P1"><text:span text:style-name="T22">[8]</text:span></text:p>
          <draw:enhanced-geometry svg:viewBox="0 0 21600 21600" draw:type="rectangle" draw:enhanced-path="M 0 0 L 21600 0 21600 21600 0 21600 0 0 Z N"/>
        </draw:custom-shape>
        <draw:custom-shape draw:style-name="gr18" draw:text-style-name="P2" draw:layer="layout" svg:width="1.76cm" svg:height="1.794cm" svg:x="20.152cm" svg:y="11.126cm">
          <text:p text:style-name="P1"><text:span text:style-name="T22">[9]</text:span></text:p>
          <draw:enhanced-geometry svg:viewBox="0 0 21600 21600" draw:type="rectangle" draw:enhanced-path="M 0 0 L 21600 0 21600 21600 0 21600 0 0 Z N"/>
        </draw:custom-shape>
        <draw:custom-shape draw:style-name="gr18" draw:text-style-name="P2" draw:layer="layout" svg:width="1.759cm" svg:height="1.794cm" svg:x="21.956cm" svg:y="11.126cm">
          <text:p text:style-name="P1"><text:span text:style-name="T22">[10]</text:span></text:p>
          <draw:enhanced-geometry svg:viewBox="0 0 21600 21600" draw:type="rectangle" draw:enhanced-path="M 0 0 L 21600 0 21600 21600 0 21600 0 0 Z N"/>
        </draw:custom-shape>
        <draw:custom-shape draw:style-name="gr18" draw:text-style-name="P2" draw:layer="layout" svg:width="1.76cm" svg:height="1.794cm" svg:x="23.755cm" svg:y="11.126cm">
          <text:p text:style-name="P1"><text:span text:style-name="T22">[11]</text:span></text:p>
          <draw:enhanced-geometry svg:viewBox="0 0 21600 21600" draw:type="rectangle" draw:enhanced-path="M 0 0 L 21600 0 21600 21600 0 21600 0 0 Z N"/>
        </draw:custom-shape>
        <draw:custom-shape draw:style-name="gr18" draw:text-style-name="P2" draw:layer="layout" svg:width="1.759cm" svg:height="1.795cm" svg:x="12.956cm" svg:y="11.13cm">
          <text:p text:style-name="P1"><text:span text:style-name="T21">[5]</text:span></text:p>
          <draw:enhanced-geometry svg:viewBox="0 0 21600 21600" draw:type="rectangle" draw:enhanced-path="M 0 0 L 21600 0 21600 21600 0 21600 0 0 Z N"/>
        </draw:custom-shape>
        <draw:custom-shape draw:style-name="gr18" draw:text-style-name="P2" draw:layer="layout" svg:width="1.759cm" svg:height="1.795cm" svg:x="14.755cm" svg:y="11.13cm">
          <text:p text:style-name="P1"><text:span text:style-name="T21">[6]</text:span></text:p>
          <draw:enhanced-geometry svg:viewBox="0 0 21600 21600" draw:type="rectangle" draw:enhanced-path="M 0 0 L 21600 0 21600 21600 0 21600 0 0 Z N"/>
        </draw:custom-shape>
        <draw:line draw:style-name="gr15" draw:text-style-name="P10" draw:layer="layout" svg:x1="10.156cm" svg:y1="8.74cm" svg:x2="10.16cm" svg:y2="11.739cm">
          <text:p/>
        </draw:line>
        <draw:custom-shape draw:style-name="gr6" draw:text-style-name="P2" draw:layer="layout" svg:width="6.999cm" svg:height="1.108cm" svg:x="9.754cm" svg:y="7.536cm">
          <text:p text:style-name="P3"><text:span text:style-name="T30">p = &amp;array[3];</text:span></text:p>
          <draw:enhanced-geometry svg:viewBox="0 0 21600 21600" draw:type="mso-spt202" draw:enhanced-path="M 0 0 L 21600 0 21600 21600 0 21600 0 0 Z N"/>
        </draw:custom-shape>
        <draw:line draw:style-name="gr15" draw:text-style-name="P10" draw:layer="layout" svg:x1="6.553cm" svg:y1="8.74cm" svg:x2="6.557cm" svg:y2="11.739cm">
          <text:p/>
        </draw:line>
        <draw:custom-shape draw:style-name="gr6" draw:text-style-name="P2" draw:layer="layout" svg:width="2.601cm" svg:height="1.108cm" svg:x="6.152cm" svg:y="7.536cm">
          <text:p text:style-name="P3"><text:span text:style-name="T30">p-2</text:span></text:p>
          <draw:enhanced-geometry svg:viewBox="0 0 21600 21600" draw:type="mso-spt202" draw:enhanced-path="M 0 0 L 21600 0 21600 21600 0 21600 0 0 Z N"/>
        </draw:custom-shape>
        <draw:line draw:style-name="gr15" draw:text-style-name="P10" draw:layer="layout" svg:x1="17.357cm" svg:y1="8.727cm" svg:x2="17.361cm" svg:y2="11.725cm">
          <text:p/>
        </draw:line>
        <draw:custom-shape draw:style-name="gr6" draw:text-style-name="P2" draw:layer="layout" svg:width="2.801cm" svg:height="1.108cm" svg:x="16.955cm" svg:y="7.523cm">
          <text:p text:style-name="P3"><text:span text:style-name="T30">p+4</text:span></text:p>
          <draw:enhanced-geometry svg:viewBox="0 0 21600 21600" draw:type="mso-spt202" draw:enhanced-path="M 0 0 L 21600 0 21600 21600 0 21600 0 0 Z N"/>
        </draw:custom-shape>
        <draw:line draw:style-name="gr15" draw:text-style-name="P10" draw:layer="layout" svg:x1="13.798cm" svg:y1="14.564cm" svg:x2="13.714cm" svg:y2="12.461cm">
          <text:p/>
        </draw:line>
        <draw:line draw:style-name="gr15" draw:text-style-name="P10" draw:layer="layout" svg:x1="20.959cm" svg:y1="14.564cm" svg:x2="20.964cm" svg:y2="12.483cm">
          <text:p/>
        </draw:line>
        <draw:custom-shape draw:style-name="gr6" draw:text-style-name="P2" draw:layer="layout" svg:width="7.002cm" svg:height="1.108cm" svg:x="13.353cm" svg:y="14.327cm">
          <text:p text:style-name="P3"><text:span text:style-name="T30">m = &amp;array[5];</text:span></text:p>
          <draw:enhanced-geometry svg:viewBox="0 0 21600 21600" draw:type="mso-spt202" draw:enhanced-path="M 0 0 L 21600 0 21600 21600 0 21600 0 0 Z N"/>
        </draw:custom-shape>
        <draw:custom-shape draw:style-name="gr6" draw:text-style-name="P2" draw:layer="layout" svg:width="6.959cm" svg:height="1.108cm" svg:x="20.558cm" svg:y="14.327cm">
          <text:p text:style-name="P3"><text:span text:style-name="T30">x = &amp;array[9];</text:span></text:p>
          <draw:enhanced-geometry svg:viewBox="0 0 21600 21600" draw:type="mso-spt202" draw:enhanced-path="M 0 0 L 21600 0 21600 21600 0 21600 0 0 Z N"/>
        </draw:custom-shape>
        <draw:custom-shape draw:style-name="gr6" draw:text-style-name="P2" draw:layer="layout" svg:width="5.798cm" svg:height="1.955cm" svg:x="4.754cm" svg:y="14.376cm">
          <text:p text:style-name="P3"><text:span text:style-name="T30">x – m == 4</text:span></text:p>
          <text:p text:style-name="P3"><text:span text:style-name="T30">m – x == -4</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If one pointer is subtracted from another pointer and they do not point into the same object the behaviour is undefined.</text:span></text:p>
              <text:p text:style-name="P9"><text:span text:style-name="T11">The ptrdiff_t type is the signed version of the size_t type.</text:span></text:p>
            </draw:text-box>
          </draw:frame>
        </presentation:notes>
      </draw:page>
      <draw:page draw:name="page15" draw:style-name="dp1" draw:master-page-name="Default" presentation:presentation-page-layout-name="AL1T1" presentation:use-footer-name="ftr1">
        <draw:custom-shape draw:style-name="gr23" draw:text-style-name="P2" draw:layer="layout" svg:width="20.801cm" svg:height="5.001cm" svg:x="5.159cm" svg:y="12.325cm">
          <text:p/>
          <draw:enhanced-geometry svg:viewBox="0 0 21600 21600" draw:type="rectangle" draw:enhanced-path="M 0 0 L 21600 0 21600 21600 0 21600 0 0 Z N"/>
        </draw:custom-shape>
        <draw:custom-shape draw:style-name="gr23" draw:text-style-name="P2" draw:layer="layout" svg:width="20.801cm" svg:height="6.403cm" svg:x="5.159cm" svg:y="4.326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pointers ==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rray indexing is syntactic sugar</text:span></text:p>
                <text:list text:style-name="L6">
                  <text:list-item>
                    <text:p text:style-name="P7"><text:span text:style-name="T3">the compiler converts a[i] <text:s/>into <text:s/>*(a + i)</text:span></text:p>
                  </text:list-item>
                </text:list>
              </text:list-item>
            </text:list>
          </draw:text-box>
        </draw:frame>
        <draw:custom-shape draw:style-name="gr6" draw:text-style-name="P2" draw:layer="layout" svg:width="6.399cm" svg:height="1.023cm" svg:x="10.958cm" svg:y="5.909cm">
          <text:p text:style-name="P3"><text:span text:style-name="T18"><text:s text:c="5"/></text:span><text:span text:style-name="T18">equivalent</text:span></text:p>
          <draw:enhanced-geometry svg:viewBox="0 0 21600 21600" draw:type="mso-spt202" draw:enhanced-path="M 0 0 L 21600 0 21600 21600 0 21600 0 0 Z N"/>
        </draw:custom-shape>
        <draw:custom-shape draw:style-name="gr5" draw:text-style-name="P2" draw:layer="layout" svg:width="4.797cm" svg:height="0.934cm" svg:x="5.958cm" svg:y="7.294cm">
          <text:p text:style-name="P8"><text:span text:style-name="T9">array[n]</text:span></text:p>
          <draw:enhanced-geometry svg:viewBox="0 0 21600 21600" draw:type="mso-spt202" draw:enhanced-path="M 0 0 L 21600 0 21600 21600 0 21600 0 0 Z N"/>
        </draw:custom-shape>
        <draw:custom-shape draw:style-name="gr5" draw:text-style-name="P2" draw:layer="layout" svg:width="7.003cm" svg:height="0.934cm" svg:x="16.757cm" svg:y="7.307cm">
          <text:p text:style-name="P8"><text:span text:style-name="T9">*(array + n)</text:span></text:p>
          <draw:enhanced-geometry svg:viewBox="0 0 21600 21600" draw:type="mso-spt202" draw:enhanced-path="M 0 0 L 21600 0 21600 21600 0 21600 0 0 Z N"/>
        </draw:custom-shape>
        <draw:custom-shape draw:style-name="gr24" draw:text-style-name="P2" draw:layer="layout" svg:width="4.202cm" svg:height="1.2cm" svg:x="11.558cm" svg:y="7.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14.6cm" svg:height="1.023cm" svg:x="8.758cm" svg:y="9.11cm">
          <text:p text:style-name="P3"><text:span text:style-name="T18">array name decays into pointer to element zero</text:span></text:p>
          <draw:enhanced-geometry svg:viewBox="0 0 21600 21600" draw:type="mso-spt202" draw:enhanced-path="M 0 0 L 21600 0 21600 21600 0 21600 0 0 Z N"/>
        </draw:custom-shape>
        <draw:custom-shape draw:style-name="gr6" draw:text-style-name="P2" draw:layer="layout" svg:width="6.398cm" svg:height="1.023cm" svg:x="16.559cm" svg:y="4.912cm">
          <text:p text:style-name="P3"><text:span text:style-name="T18">dereference</text:span></text:p>
          <draw:enhanced-geometry svg:viewBox="0 0 21600 21600" draw:type="mso-spt202" draw:enhanced-path="M 0 0 L 21600 0 21600 21600 0 21600 0 0 Z N"/>
        </draw:custom-shape>
        <draw:custom-shape draw:style-name="gr6" draw:text-style-name="P2" draw:layer="layout" svg:width="3.4cm" svg:height="1.785cm" svg:x="21.158cm" svg:y="4.71cm">
          <text:p text:style-name="P3"><text:span text:style-name="T18">pointer </text:span></text:p>
          <text:p text:style-name="P3"><text:span text:style-name="T18">arithmetic</text:span></text:p>
          <draw:enhanced-geometry svg:viewBox="0 0 21600 21600" draw:type="mso-spt202" draw:enhanced-path="M 0 0 L 21600 0 21600 21600 0 21600 0 0 Z N"/>
        </draw:custom-shape>
        <draw:line draw:style-name="gr15" draw:text-style-name="P10" draw:layer="layout" svg:x1="17.158cm" svg:y1="5.711cm" svg:x2="17.163cm" svg:y2="7.108cm">
          <text:p/>
        </draw:line>
        <draw:line draw:style-name="gr19" draw:text-style-name="P10" draw:layer="layout" svg:x1="21.396cm" svg:y1="6.107cm" svg:x2="20.518cm" svg:y2="6.112cm">
          <text:p/>
        </draw:line>
        <draw:line draw:style-name="gr15" draw:text-style-name="P10" draw:layer="layout" svg:x1="20.558cm" svg:y1="6.107cm" svg:x2="20.563cm" svg:y2="7.108cm">
          <text:p/>
        </draw:line>
        <draw:line draw:style-name="gr15" draw:text-style-name="P10" draw:layer="layout" svg:x1="18.759cm" svg:y1="9.352cm" svg:x2="18.763cm" svg:y2="8.073cm">
          <text:p/>
        </draw:line>
        <draw:custom-shape draw:style-name="gr5" draw:text-style-name="P2" draw:layer="layout" svg:width="4.797cm" svg:height="0.934cm" svg:x="5.958cm" svg:y="14.393cm">
          <text:p text:style-name="P8"><text:span text:style-name="T9">&amp;array[n]</text:span></text:p>
          <draw:enhanced-geometry svg:viewBox="0 0 21600 21600" draw:type="mso-spt202" draw:enhanced-path="M 0 0 L 21600 0 21600 21600 0 21600 0 0 Z N"/>
        </draw:custom-shape>
        <draw:custom-shape draw:style-name="gr5" draw:text-style-name="P2" draw:layer="layout" svg:width="7.003cm" svg:height="0.934cm" svg:x="16.757cm" svg:y="12.925cm">
          <text:p text:style-name="P8"><text:span text:style-name="T9">&amp;*(array + n)</text:span></text:p>
          <draw:enhanced-geometry svg:viewBox="0 0 21600 21600" draw:type="mso-spt202" draw:enhanced-path="M 0 0 L 21600 0 21600 21600 0 21600 0 0 Z N"/>
        </draw:custom-shape>
        <draw:custom-shape draw:style-name="gr24" draw:text-style-name="P2" draw:layer="layout" svg:width="4.202cm" svg:height="1.199cm" svg:x="11.558cm" svg:y="14.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7.003cm" svg:height="0.934cm" svg:x="16.757cm" svg:y="14.393cm">
          <text:p text:style-name="P8"><text:span text:style-name="T9"><text:s text:c="2"/></text:span><text:span text:style-name="T9">(array + n)</text:span></text:p>
          <draw:enhanced-geometry svg:viewBox="0 0 21600 21600" draw:type="mso-spt202" draw:enhanced-path="M 0 0 L 21600 0 21600 21600 0 21600 0 0 Z N"/>
        </draw:custom-shape>
        <draw:custom-shape draw:style-name="gr5" draw:text-style-name="P2" draw:layer="layout" svg:width="7.003cm" svg:height="0.934cm" svg:x="16.757cm" svg:y="15.791cm">
          <text:p text:style-name="P8"><text:span text:style-name="T9"><text:s text:c="3"/></text:span><text:span text:style-name="T9">array + n</text:span></text:p>
          <draw:enhanced-geometry svg:viewBox="0 0 21600 21600" draw:type="mso-spt202" draw:enhanced-path="M 0 0 L 21600 0 21600 21600 0 21600 0 0 Z N"/>
        </draw:custom-shape>
        <draw:custom-shape draw:style-name="gr6" draw:text-style-name="P2" draw:layer="layout" svg:width="6.398cm" svg:height="1.023cm" svg:x="11.157cm" svg:y="13.106cm">
          <text:p text:style-name="P3"><text:span text:style-name="T18"><text:s text:c="5"/></text:span><text:span text:style-name="T18">equivalent</text:span></text:p>
          <draw:enhanced-geometry svg:viewBox="0 0 21600 21600" draw:type="mso-spt202" draw:enhanced-path="M 0 0 L 21600 0 21600 21600 0 21600 0 0 Z N"/>
        </draw:custom-shape>
        <draw:custom-shape draw:style-name="gr25" draw:text-style-name="P2" draw:layer="layout" svg:width="1.453cm" svg:height="2.797cm" svg:x="23.957cm" svg:y="6.125cm">
          <text:p text:style-name="P5"><text:span text:style-name="T31">?</text:span></text:p>
          <draw:enhanced-geometry svg:viewBox="0 0 21600 21600" draw:type="mso-spt202" draw:enhanced-path="M 0 0 L 21600 0 21600 21600 0 21600 0 0 Z N"/>
        </draw:custom-shape>
        <draw:custom-shape draw:style-name="gr21" draw:text-style-name="P2" draw:layer="layout" svg:width="3.201cm" svg:height="2.787cm" svg:x="3.956cm" svg:y="6.337cm">
          <text:p text:style-name="P3"><text:span text:style-name="T32"></text:span></text:p>
          <draw:enhanced-geometry svg:viewBox="0 0 21600 21600" draw:type="rectangle" draw:enhanced-path="M 0 0 L 21600 0 21600 21600 0 21600 0 0 Z N"/>
        </draw:custom-shape>
        <draw:custom-shape draw:style-name="gr21" draw:text-style-name="P2" draw:layer="layout" svg:width="3.201cm" svg:height="2.787cm" svg:x="3.956cm" svg:y="13.525cm">
          <text:p text:style-name="P3"><text:span text:style-name="T32"></text:span></text:p>
          <draw:enhanced-geometry svg:viewBox="0 0 21600 21600" draw:type="rectangle" draw:enhanced-path="M 0 0 L 21600 0 21600 21600 0 21600 0 0 Z N"/>
        </draw:custom-shape>
        <draw:custom-shape draw:style-name="gr25" draw:text-style-name="P2" draw:layer="layout" svg:width="1.453cm" svg:height="2.797cm" svg:x="23.957cm" svg:y="13.123cm">
          <text:p text:style-name="P5"><text:span text:style-name="T31">?</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Because addition is commutative (that is to say: a+b == b+a) the designers of C decided to make *(array + n) be the same as *(n + array). The creates the unusual situation that array[n] can also be written as n[array] which is only of passing interest; array[n] is idiomatic whereas n[array] is not.</text:span></text:p>
              <text:p text:style-name="P9"><text:span text:style-name="T11">Things can get even more bizarre though! Given</text:span></text:p>
              <text:p text:style-name="P9"><text:span text:style-name="T11"><text:s text:c="4"/></text:span><text:span text:style-name="T11">int a[];</text:span></text:p>
              <text:p text:style-name="P9"><text:span text:style-name="T11"><text:s text:c="4"/></text:span><text:span text:style-name="T11">int b[];</text:span></text:p>
              <text:p text:style-name="P9"><text:span text:style-name="T11"><text:s text:c="4"/></text:span><text:span text:style-name="T11">int c;</text:span></text:p>
              <text:p text:style-name="P9"><text:span text:style-name="T11">then</text:span></text:p>
              <text:p text:style-name="P9"><text:span text:style-name="T11"><text:s text:c="4"/></text:span><text:span text:style-name="T11">a[b[c]] == c[b][a]</text:span></text:p>
              <text:p text:style-name="P9"><text:span text:style-name="T11"/></text:p>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15">one beyond the end</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a pointer can point just beyond an array</text:span></text:p>
                <text:list text:style-name="L6">
                  <text:list-item>
                    <text:p text:style-name="P7"><text:span text:style-name="T3">can't be dereferenced</text:span></text:p>
                  </text:list-item>
                  <text:list-item>
                    <text:p text:style-name="P7"><text:span text:style-name="T3">can be compared with</text:span></text:p>
                  </text:list-item>
                </text:list>
              </text:list-item>
            </text:list>
          </draw:text-box>
        </draw:frame>
        <draw:custom-shape draw:style-name="gr5" draw:text-style-name="P2" draw:layer="layout" svg:width="18.798cm" svg:height="0.934cm" svg:x="4.957cm" svg:y="6.059cm">
          <text:p text:style-name="P8"><text:span text:style-name="T8">int</text:span><text:span text:style-name="T9"> array[42];</text:span></text:p>
          <draw:enhanced-geometry svg:viewBox="0 0 21600 21600" draw:type="mso-spt202" draw:enhanced-path="M 0 0 L 21600 0 21600 21600 0 21600 0 0 Z N"/>
        </draw:custom-shape>
        <draw:custom-shape draw:style-name="gr5" draw:text-style-name="P2" draw:layer="layout" svg:width="7.597cm" svg:height="0.934cm" svg:x="4.957cm" svg:y="9.26cm">
          <text:p text:style-name="P8"><text:span text:style-name="T9">array[42]</text:span></text:p>
          <draw:enhanced-geometry svg:viewBox="0 0 21600 21600" draw:type="mso-spt202" draw:enhanced-path="M 0 0 L 21600 0 21600 21600 0 21600 0 0 Z N"/>
        </draw:custom-shape>
        <draw:custom-shape draw:style-name="gr5" draw:text-style-name="P2" draw:layer="layout" svg:width="7.598cm" svg:height="0.934cm" svg:x="16.157cm" svg:y="9.26cm">
          <text:p text:style-name="P8"><text:span text:style-name="T9">array + 42</text:span></text:p>
          <draw:enhanced-geometry svg:viewBox="0 0 21600 21600" draw:type="mso-spt202" draw:enhanced-path="M 0 0 L 21600 0 21600 21600 0 21600 0 0 Z N"/>
        </draw:custom-shape>
        <draw:custom-shape draw:style-name="gr6" draw:text-style-name="P2" draw:layer="layout" svg:width="7.399cm" svg:height="1.023cm" svg:x="4.957cm" svg:y="8.198cm">
          <text:p text:style-name="P3"><text:span text:style-name="T10">this is undefined</text:span></text:p>
          <draw:enhanced-geometry svg:viewBox="0 0 21600 21600" draw:type="mso-spt202" draw:enhanced-path="M 0 0 L 21600 0 21600 21600 0 21600 0 0 Z N"/>
        </draw:custom-shape>
        <draw:custom-shape draw:style-name="gr6" draw:text-style-name="P2" draw:layer="layout" svg:width="7.4cm" svg:height="1.023cm" svg:x="15.954cm" svg:y="8.176cm">
          <text:p text:style-name="P3"><text:span text:style-name="T10">this is not undefined</text:span></text:p>
          <draw:enhanced-geometry svg:viewBox="0 0 21600 21600" draw:type="mso-spt202" draw:enhanced-path="M 0 0 L 21600 0 21600 21600 0 21600 0 0 Z N"/>
        </draw:custom-shape>
        <draw:custom-shape draw:style-name="gr5" draw:text-style-name="P2" draw:layer="layout" svg:width="16.201cm" svg:height="4.577cm" svg:x="4.957cm" svg:y="12.33cm">
          <text:p text:style-name="P8"><text:span text:style-name="T33">int </text:span><text:span text:style-name="T34">* search(</text:span><text:span text:style-name="T33">int</text:span><text:span text:style-name="T34"> * begin, </text:span><text:span text:style-name="T33">int</text:span><text:span text:style-name="T34"> * end, </text:span><text:span text:style-name="T33">int</text:span><text:span text:style-name="T34"> find)</text:span></text:p>
          <text:p text:style-name="P8"><text:span text:style-name="T34">{</text:span></text:p>
          <text:p text:style-name="P8"><text:span text:style-name="T34"><text:s text:c="4"/></text:span><text:span text:style-name="T33">int</text:span><text:span text:style-name="T34"> * at = begin;</text:span></text:p>
          <text:p text:style-name="P8"><text:span text:style-name="T33"><text:s text:c="4"/></text:span><text:span text:style-name="T33">while </text:span><text:span text:style-name="T34">(at != end &amp;&amp; *at != find) {</text:span></text:p>
          <text:p text:style-name="P8"><text:span text:style-name="T34"><text:s text:c="8"/></text:span><text:span text:style-name="T34">at++;</text:span></text:p>
          <text:p text:style-name="P8"><text:span text:style-name="T34"><text:s text:c="4"/></text:span><text:span text:style-name="T34">}</text:span></text:p>
          <text:p text:style-name="P8"><text:span text:style-name="T33"><text:s text:c="4"/></text:span><text:span text:style-name="T33">return</text:span><text:span text:style-name="T34"> at;</text:span></text:p>
          <text:p text:style-name="P8"><text:span text:style-name="T34">}</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6" draw:text-style-name="P2" draw:layer="layout" svg:width="14.394cm" svg:height="11.912cm" svg:x="2.963cm" svg:y="11.861cm" presentation:class="notes" presentation:user-transformed="true">
            <draw:text-box>
              <text:p text:style-name="P9"><text:span text:style-name="T11">Note that a pointer pointing one beyond the last element is allowed but a pointer pointing just before the first element is not allowed.</text:span></text:p>
              <text:p text:style-name="P9"><text:span text:style-name="T11"/></text:p>
              <text:p text:style-name="P11"><text:span text:style-name="T11"><text:tab/></text:span><text:span text:style-name="T11">int array[42];</text:span></text:p>
              <text:p text:style-name="P11"><text:span text:style-name="T11"><text:tab/></text:span><text:span text:style-name="T11">int * beyond = &amp;array[42];</text:span></text:p>
              <text:p text:style-name="P11"><text:span text:style-name="T11"><text:tab/></text:span><text:span text:style-name="T11">int * nope = &amp;array[-1]; <text:s/>// undefined behaviour</text:span></text:p>
              <text:p text:style-name="P12"><text:span text:style-name="T11"/></text:p>
              <text:p text:style-name="P12"><text:span text:style-name="T11">Here is a rewritten version of main that uses the new version of search:</text:span></text:p>
              <text:p text:style-name="P12"><text:span text:style-name="T11"/></text:p>
              <text:p text:style-name="P11"><text:span text:style-name="T11"><text:tab/></text:span><text:span text:style-name="T11">int main(void)</text:span></text:p>
              <text:p text:style-name="P11"><text:span text:style-name="T11"><text:tab/></text:span><text:span text:style-name="T11">{</text:span></text:p>
              <text:p text:style-name="P11"><text:span text:style-name="T11"><text:tab/></text:span><text:span text:style-name="T11"><text:tab/></text:span><text:span text:style-name="T11">int v[] = { 32,13,19,56,17,42,89,43 };</text:span></text:p>
              <text:p text:style-name="P11"><text:span text:style-name="T11"><text:tab/></text:span><text:span text:style-name="T11"><text:tab/></text:span><text:span text:style-name="T11">const size_t size = sizeof v / sizeof v[0];</text:span></text:p>
              <text:p text:style-name="P11"><text:span text:style-name="T11"><text:tab/></text:span><text:span text:style-name="T11"><text:tab/></text:span><text:span text:style-name="T11">const int * begin = &amp;v[0];</text:span></text:p>
              <text:p text:style-name="P11"><text:span text:style-name="T11"><text:tab/></text:span><text:span text:style-name="T11"><text:tab/></text:span><text:span text:style-name="T11">const int * end = &amp;v[size];</text:span></text:p>
              <text:p text:style-name="P11"><text:span text:style-name="T11"><text:tab/></text:span><text:span text:style-name="T11"><text:tab/></text:span><text:span text:style-name="T11">bool found = search(begin, end, 42) != end;</text:span></text:p>
              <text:p text:style-name="P11"><text:span text:style-name="T11"><text:tab/></text:span><text:span text:style-name="T11"><text:tab/></text:span><text:span text:style-name="T11">puts(found ? "found" : "not found");</text:span></text:p>
              <text:p text:style-name="P11"><text:span text:style-name="T11"><text:tab/></text:span><text:span text:style-name="T11">}</text:span></text:p>
            </draw:text-box>
          </draw:frame>
        </presentation:notes>
      </draw:page>
      <draw:page draw:name="page17" draw:style-name="dp1" draw:master-page-name="Default" presentation:presentation-page-layout-name="AL1T1" presentation:use-footer-name="ftr1">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very closely related but </text:span><text:span text:style-name="T17">not</text:span><text:span text:style-name="T3"> the same</text:span></text:p>
                <text:list text:style-name="L6">
                  <text:list-item>
                    <text:p text:style-name="P7"><text:span text:style-name="T3">declare as a pointer </text:span><text:span text:style-name="T35"></text:span><text:span text:style-name="T3"> define as a pointer</text:span></text:p>
                  </text:list-item>
                  <text:list-item>
                    <text:p text:style-name="P7"><text:span text:style-name="T3">declare as an array </text:span><text:span text:style-name="T35"></text:span><text:span text:style-name="T3"> define as an array</text:span></text:p>
                  </text:list-item>
                </text:list>
              </text:list-item>
            </text:list>
          </draw:text-box>
        </draw:frame>
        <draw:custom-shape draw:style-name="gr23" draw:text-style-name="P2" draw:layer="layout" svg:width="21.603cm" svg:height="7.003cm" svg:x="4.758cm" svg:y="11.121cm">
          <text:p/>
          <draw:enhanced-geometry svg:viewBox="0 0 21600 21600" draw:type="rectangle" draw:enhanced-path="M 0 0 L 21600 0 21600 21600 0 21600 0 0 Z N"/>
        </draw:custom-shape>
        <draw:custom-shape draw:style-name="gr23" draw:text-style-name="P2" draw:layer="layout" svg:width="21.603cm" svg:height="4.996cm" svg:x="4.758cm" svg:y="5.327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pointers != arrays</text:span></text:p>
          </draw:text-box>
        </draw:frame>
        <draw:custom-shape draw:style-name="gr5" draw:text-style-name="P2" draw:layer="layout" svg:width="6.927cm" svg:height="2.084cm" svg:x="5.433cm" svg:y="12.841cm">
          <text:p text:style-name="P8"><text:span text:style-name="T36">...</text:span></text:p>
          <text:p text:style-name="P8"><text:span text:style-name="T13">extern int</text:span><text:span text:style-name="T14"> * x;</text:span></text:p>
          <text:p text:style-name="P8"><text:span text:style-name="T14">...</text:span></text:p>
          <draw:enhanced-geometry svg:viewBox="0 0 21600 21600" draw:type="mso-spt202" draw:enhanced-path="M 0 0 L 21600 0 21600 21600 0 21600 0 0 Z N"/>
        </draw:custom-shape>
        <draw:custom-shape draw:style-name="gr5" draw:text-style-name="P2" draw:layer="layout" svg:width="6.928cm" svg:height="2.084cm" svg:x="5.428cm" svg:y="7.126cm">
          <text:p text:style-name="P8"><text:span text:style-name="T36">...</text:span></text:p>
          <text:p text:style-name="P8"><text:span text:style-name="T13">extern int</text:span><text:span text:style-name="T14"> y[];</text:span></text:p>
          <text:p text:style-name="P8"><text:span text:style-name="T14">...</text:span></text:p>
          <draw:enhanced-geometry svg:viewBox="0 0 21600 21600" draw:type="mso-spt202" draw:enhanced-path="M 0 0 L 21600 0 21600 21600 0 21600 0 0 Z N"/>
        </draw:custom-shape>
        <draw:custom-shape draw:style-name="gr6" draw:text-style-name="P2" draw:layer="layout" svg:width="18.199cm" svg:height="1.023cm" svg:x="5.358cm" svg:y="11.324cm">
          <text:p text:style-name="P3"><text:span text:style-name="T37">x is a pointer to an int (or to an array of ints)</text:span></text:p>
          <draw:enhanced-geometry svg:viewBox="0 0 21600 21600" draw:type="mso-spt202" draw:enhanced-path="M 0 0 L 21600 0 21600 21600 0 21600 0 0 Z N"/>
        </draw:custom-shape>
        <draw:custom-shape draw:style-name="gr6" draw:text-style-name="P2" draw:layer="layout" svg:width="12.202cm" svg:height="1.023cm" svg:x="5.358cm" svg:y="5.728cm">
          <text:p text:style-name="P3"><text:span text:style-name="T37">y is an array of int (of unspecified size)</text:span></text:p>
          <draw:enhanced-geometry svg:viewBox="0 0 21600 21600" draw:type="mso-spt202" draw:enhanced-path="M 0 0 L 21600 0 21600 21600 0 21600 0 0 Z N"/>
        </draw:custom-shape>
        <draw:custom-shape draw:style-name="gr18" draw:text-style-name="P2" draw:layer="layout" svg:width="1.759cm" svg:height="1.794cm" svg:x="14.958cm" svg:y="7.131cm">
          <text:p text:style-name="P1"><text:span text:style-name="T22">[0]</text:span></text:p>
          <draw:enhanced-geometry svg:viewBox="0 0 21600 21600" draw:type="rectangle" draw:enhanced-path="M 0 0 L 21600 0 21600 21600 0 21600 0 0 Z N"/>
        </draw:custom-shape>
        <draw:custom-shape draw:style-name="gr6" draw:text-style-name="P2" draw:layer="layout" svg:width="1.244cm" svg:height="1.023cm" svg:x="13.595cm" svg:y="7.505cm">
          <text:p text:style-name="P3"><text:span text:style-name="T38">y</text:span></text:p>
          <draw:enhanced-geometry svg:viewBox="0 0 21600 21600" draw:type="mso-spt202" draw:enhanced-path="M 0 0 L 21600 0 21600 21600 0 21600 0 0 Z N"/>
        </draw:custom-shape>
        <draw:custom-shape draw:style-name="gr18" draw:text-style-name="P2" draw:layer="layout" svg:width="1.759cm" svg:height="1.795cm" svg:x="16.757cm" svg:y="7.126cm">
          <text:p text:style-name="P1"><text:span text:style-name="T22">[1]</text:span></text:p>
          <draw:enhanced-geometry svg:viewBox="0 0 21600 21600" draw:type="rectangle" draw:enhanced-path="M 0 0 L 21600 0 21600 21600 0 21600 0 0 Z N"/>
        </draw:custom-shape>
        <draw:custom-shape draw:style-name="gr18" draw:text-style-name="P2" draw:layer="layout" svg:width="1.759cm" svg:height="1.795cm" svg:x="18.561cm" svg:y="7.126cm">
          <text:p text:style-name="P1"><text:span text:style-name="T22">[2]</text:span></text:p>
          <draw:enhanced-geometry svg:viewBox="0 0 21600 21600" draw:type="rectangle" draw:enhanced-path="M 0 0 L 21600 0 21600 21600 0 21600 0 0 Z N"/>
        </draw:custom-shape>
        <draw:custom-shape draw:style-name="gr18" draw:text-style-name="P2" draw:layer="layout" svg:width="1.759cm" svg:height="1.795cm" svg:x="20.36cm" svg:y="7.126cm">
          <text:p text:style-name="P1"><text:span text:style-name="T22">[3]</text:span></text:p>
          <draw:enhanced-geometry svg:viewBox="0 0 21600 21600" draw:type="rectangle" draw:enhanced-path="M 0 0 L 21600 0 21600 21600 0 21600 0 0 Z N"/>
        </draw:custom-shape>
        <draw:custom-shape draw:style-name="gr18" draw:text-style-name="P2" draw:layer="layout" svg:width="2.558cm" svg:height="1.795cm" svg:x="14.799cm" svg:y="12.929cm">
          <text:p text:style-name="P1"><text:span text:style-name="T29">&amp;</text:span></text:p>
          <draw:enhanced-geometry svg:viewBox="0 0 21600 21600" draw:type="rectangle" draw:enhanced-path="M 0 0 L 21600 0 21600 21600 0 21600 0 0 Z N"/>
        </draw:custom-shape>
        <draw:custom-shape draw:style-name="gr6" draw:text-style-name="P2" draw:layer="layout" svg:width="1.244cm" svg:height="1.023cm" svg:x="13.357cm" svg:y="13.304cm">
          <text:p text:style-name="P3"><text:span text:style-name="T38">x</text:span></text:p>
          <draw:enhanced-geometry svg:viewBox="0 0 21600 21600" draw:type="mso-spt202" draw:enhanced-path="M 0 0 L 21600 0 21600 21600 0 21600 0 0 Z N"/>
        </draw:custom-shape>
        <draw:custom-shape draw:style-name="gr18" draw:text-style-name="P2" draw:layer="layout" svg:width="1.759cm" svg:height="1.795cm" svg:x="15.399cm" svg:y="15.729cm">
          <text:p text:style-name="P1"><text:span text:style-name="T22">[0]</text:span></text:p>
          <draw:enhanced-geometry svg:viewBox="0 0 21600 21600" draw:type="rectangle" draw:enhanced-path="M 0 0 L 21600 0 21600 21600 0 21600 0 0 Z N"/>
        </draw:custom-shape>
        <draw:custom-shape draw:style-name="gr18" draw:text-style-name="P2" draw:layer="layout" svg:width="1.759cm" svg:height="1.795cm" svg:x="17.198cm" svg:y="15.725cm">
          <text:p text:style-name="P1"><text:span text:style-name="T22">[1]</text:span></text:p>
          <draw:enhanced-geometry svg:viewBox="0 0 21600 21600" draw:type="rectangle" draw:enhanced-path="M 0 0 L 21600 0 21600 21600 0 21600 0 0 Z N"/>
        </draw:custom-shape>
        <draw:custom-shape draw:style-name="gr18" draw:text-style-name="P2" draw:layer="layout" svg:width="1.76cm" svg:height="1.795cm" svg:x="19.001cm" svg:y="15.725cm">
          <text:p text:style-name="P1"><text:span text:style-name="T22">[2]</text:span></text:p>
          <draw:enhanced-geometry svg:viewBox="0 0 21600 21600" draw:type="rectangle" draw:enhanced-path="M 0 0 L 21600 0 21600 21600 0 21600 0 0 Z N"/>
        </draw:custom-shape>
        <draw:custom-shape draw:style-name="gr18" draw:text-style-name="P2" draw:layer="layout" svg:width="1.759cm" svg:height="1.795cm" svg:x="20.801cm" svg:y="15.725cm">
          <text:p text:style-name="P1"><text:span text:style-name="T22">[3]</text:span></text:p>
          <draw:enhanced-geometry svg:viewBox="0 0 21600 21600" draw:type="rectangle" draw:enhanced-path="M 0 0 L 21600 0 21600 21600 0 21600 0 0 Z N"/>
        </draw:custom-shape>
        <draw:line draw:style-name="gr19" draw:text-style-name="P10" draw:layer="layout" svg:x1="15.954cm" svg:y1="14.124cm" svg:x2="15.959cm" svg:y2="15.324cm">
          <text:p/>
        </draw:line>
        <draw:line draw:style-name="gr15" draw:text-style-name="P10" draw:layer="layout" svg:x1="13.754cm" svg:y1="16.722cm" svg:x2="15.156cm" svg:y2="16.726cm">
          <text:p/>
        </draw:line>
        <draw:line draw:style-name="gr26" draw:text-style-name="P10" draw:layer="layout" svg:x1="16.36cm" svg:y1="13.727cm" svg:x2="19.76cm" svg:y2="13.732cm">
          <text:p/>
        </draw:line>
        <draw:custom-shape draw:style-name="gr27" draw:text-style-name="P2" draw:layer="layout" svg:width="1.76cm" svg:height="1.795cm" svg:x="19.998cm" svg:y="12.925cm">
          <text:p/>
          <draw:enhanced-geometry svg:viewBox="0 0 21600 21600" draw:type="rectangle" draw:enhanced-path="M 0 0 L 21600 0 21600 21600 0 21600 0 0 Z N"/>
        </draw:custom-shape>
        <draw:line draw:style-name="gr19" draw:text-style-name="P10" draw:layer="layout" svg:x1="15.997cm" svg:y1="15.324cm" svg:x2="13.718cm" svg:y2="15.328cm">
          <text:p/>
        </draw:line>
        <draw:line draw:style-name="gr19" draw:text-style-name="P10" draw:layer="layout" svg:x1="13.758cm" svg:y1="15.324cm" svg:x2="13.763cm" svg:y2="16.722cm">
          <text:p/>
        </draw:line>
        <draw:line draw:style-name="gr28" draw:text-style-name="P10" draw:layer="layout" svg:x1="22.159cm" svg:y1="7.126cm" svg:x2="23.561cm" svg:y2="7.131cm">
          <text:p/>
        </draw:line>
        <draw:line draw:style-name="gr28" draw:text-style-name="P10" draw:layer="layout" svg:x1="22.159cm" svg:y1="8.925cm" svg:x2="23.561cm" svg:y2="8.93cm">
          <text:p/>
        </draw:line>
        <draw:line draw:style-name="gr28" draw:text-style-name="P10" draw:layer="layout" svg:x1="22.56cm" svg:y1="15.725cm" svg:x2="23.962cm" svg:y2="15.729cm">
          <text:p/>
        </draw:line>
        <draw:line draw:style-name="gr28" draw:text-style-name="P10" draw:layer="layout" svg:x1="22.56cm" svg:y1="17.524cm" svg:x2="23.962cm" svg:y2="17.5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Another difference is that y is implicitly "const" (in the sense it cannot be reassigned) whereas x is not.</text:span></text:p>
              <text:p text:style-name="P9"><text:span text:style-name="T11">The declaration extern int y[]; declares y to be an incomplete type. </text:span></text:p>
            </draw:text-box>
          </draw:frame>
        </presentation:notes>
      </draw:page>
      <draw:page draw:name="page1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yntax</text:span></text:p>
          </draw:text-box>
        </draw:frame>
        <draw:frame presentation:style-name="pr3" draw:text-style-name="P2" draw:layer="layout" svg:width="22.649cm" svg:height="16.934cm" svg:x="3.597cm" svg:y="1.058cm" presentation:class="outline" presentation:user-transformed="true">
          <draw:text-box>
            <text:list text:style-name="L7">
              <text:list-item>
                <text:p text:style-name="P6"><text:span text:style-name="T3">syntax of declaration mirrors syntax of use</text:span></text:p>
              </text:list-item>
            </text:list>
          </draw:text-box>
        </draw:frame>
        <draw:custom-shape draw:style-name="gr5" draw:text-style-name="P2" draw:layer="layout" svg:width="18.406cm" svg:height="4.317cm" svg:x="6.156cm" svg:y="8.365cm">
          <text:p text:style-name="P8"><text:span text:style-name="T6"><text:s text:c="7"/></text:span><text:span text:style-name="T6">int</text:span><text:span text:style-name="T5"> *pointer = &amp;variable;</text:span></text:p>
          <text:p text:style-name="P8"><text:span text:style-name="T5"/></text:p>
          <text:p text:style-name="P8"><text:span text:style-name="T6">int</text:span><text:span text:style-name="T5"> copy = *pointer;</text:span></text:p>
          <text:p text:style-name="P8"><text:span text:style-name="T5"/></text:p>
          <text:p text:style-name="P8"><text:span text:style-name="T5"><text:s text:c="11"/></text:span><text:span text:style-name="T5">*pointer = 42;</text:span></text:p>
          <draw:enhanced-geometry svg:viewBox="0 0 21600 21600" draw:type="mso-spt202" draw:enhanced-path="M 0 0 L 21600 0 21600 21600 0 21600 0 0 Z N"/>
        </draw:custom-shape>
        <draw:custom-shape draw:style-name="gr5" draw:text-style-name="P2" draw:layer="layout" svg:width="18.401cm" svg:height="2.693cm" svg:x="6.099cm" svg:y="4cm">
          <text:p text:style-name="P8"><text:span text:style-name="T6">int</text:span><text:span text:style-name="T5"> days_in_month[12];</text:span><text:span text:style-name="T5"><text:line-break/></text:span><text:span text:style-name="T5"/></text:p>
          <text:p text:style-name="P8"><text:span text:style-name="T5"><text:s/></text:span><text:span text:style-name="T5">...days_in_month[at]...</text:span></text:p>
          <draw:enhanced-geometry svg:viewBox="0 0 21600 21600" draw:type="mso-spt202" draw:enhanced-path="M 0 0 L 21600 0 21600 21600 0 21600 0 0 Z N"/>
        </draw:custom-shape>
        <draw:line draw:style-name="gr29" draw:text-style-name="P10" draw:layer="layout" svg:x1="11.501cm" svg:y1="5.001cm" svg:x2="11.505cm" svg:y2="6.002cm">
          <text:p/>
        </draw:line>
        <draw:line draw:style-name="gr29" draw:text-style-name="P10" draw:layer="layout" svg:x1="15.998cm" svg:y1="5.001cm" svg:x2="16.003cm" svg:y2="5.9cm">
          <text:p/>
        </draw:line>
        <draw:line draw:style-name="gr29" draw:text-style-name="P10" draw:layer="layout" svg:x1="12.202cm" svg:y1="9.199cm" svg:x2="12.206cm" svg:y2="10.2cm">
          <text:p/>
        </draw:line>
        <draw:line draw:style-name="gr29" draw:text-style-name="P10" draw:layer="layout" svg:x1="14.301cm" svg:y1="9.199cm" svg:x2="14.305cm" svg:y2="10.2cm">
          <text:p/>
        </draw:line>
        <draw:line draw:style-name="gr29" draw:text-style-name="P10" draw:layer="layout" svg:x1="14.301cm" svg:y1="10.901cm" svg:x2="14.305cm" svg:y2="11.902cm">
          <text:p/>
        </draw:line>
        <draw:line draw:style-name="gr29" draw:text-style-name="P10" draw:layer="layout" svg:x1="12.202cm" svg:y1="10.799cm" svg:x2="12.206cm" svg:y2="11.8cm">
          <text:p/>
        </draw:line>
        <draw:custom-shape draw:style-name="gr5" draw:text-style-name="P2" draw:layer="layout" svg:width="18.401cm" svg:height="2.693cm" svg:x="6.099cm" svg:y="14.005cm">
          <text:p text:style-name="P8"><text:span text:style-name="T6"><text:s text:c="8"/></text:span><text:span text:style-name="T6">int</text:span><text:span text:style-name="T5"> identifier;</text:span><text:span text:style-name="T5"><text:line-break/></text:span><text:span text:style-name="T5"/></text:p>
          <text:p text:style-name="P8"><text:span text:style-name="T39">typedef</text:span><text:span text:style-name="T5"> </text:span><text:span text:style-name="T39">int</text:span><text:span text:style-name="T5"> identifier;</text:span></text:p>
          <draw:enhanced-geometry svg:viewBox="0 0 21600 21600" draw:type="mso-spt202" draw:enhanced-path="M 0 0 L 21600 0 21600 21600 0 21600 0 0 Z N"/>
        </draw:custom-shape>
        <draw:line draw:style-name="gr29" draw:text-style-name="P10" draw:layer="layout" svg:x1="11.201cm" svg:y1="14.905cm" svg:x2="11.205cm" svg:y2="15.906cm">
          <text:p/>
        </draw:line>
        <draw:line draw:style-name="gr29" draw:text-style-name="P10" draw:layer="layout" svg:x1="15.5cm" svg:y1="14.905cm" svg:x2="15.505cm" svg:y2="15.804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1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ointer confus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be clear what your expression refers to</text:span></text:p>
                <text:list text:style-name="L6">
                  <text:list-item>
                    <text:p text:style-name="P7"><text:span text:style-name="T3">the pointer, the thing the pointer points to, both?</text:span></text:p>
                  </text:list-item>
                </text:list>
              </text:list-item>
            </text:list>
          </draw:text-box>
        </draw:frame>
        <draw:custom-shape draw:style-name="gr5" draw:text-style-name="P2" draw:layer="layout" svg:width="11.403cm" svg:height="2.693cm" svg:x="4.957cm" svg:y="4.851cm">
          <text:p text:style-name="P8"><text:span text:style-name="T13"/></text:p>
          <text:p text:style-name="P8"><text:span text:style-name="T13">int</text:span><text:span text:style-name="T14"> array[42];</text:span></text:p>
          <text:p text:style-name="P8"><text:span text:style-name="T13">int</text:span><text:span text:style-name="T14"> * pointer = &amp;array[0];</text:span></text:p>
          <text:p text:style-name="P8"><text:span text:style-name="T14"/></text:p>
          <draw:enhanced-geometry svg:viewBox="0 0 21600 21600" draw:type="mso-spt202" draw:enhanced-path="M 0 0 L 21600 0 21600 21600 0 21600 0 0 Z N"/>
        </draw:custom-shape>
        <draw:custom-shape draw:style-name="gr5" draw:text-style-name="P2" draw:layer="layout" svg:width="9.599cm" svg:height="4.52cm" svg:x="4.957cm" svg:y="8.925cm">
          <text:p text:style-name="P8"><text:span text:style-name="T13"/></text:p>
          <text:p text:style-name="P8"><text:span text:style-name="T14">pointer = &amp;array[9];</text:span></text:p>
          <text:p text:style-name="P8"><text:span text:style-name="T14"/></text:p>
          <text:p text:style-name="P8"><text:span text:style-name="T14">pointer++;</text:span></text:p>
          <text:p text:style-name="P8"><text:span text:style-name="T14"/></text:p>
          <text:p text:style-name="P8"><text:span text:style-name="T14">*pointer = 0;</text:span><text:span text:style-name="T14"><text:line-break/></text:span><text:span text:style-name="T14"/></text:p>
          <draw:enhanced-geometry svg:viewBox="0 0 21600 21600" draw:type="mso-spt202" draw:enhanced-path="M 0 0 L 21600 0 21600 21600 0 21600 0 0 Z N"/>
        </draw:custom-shape>
        <draw:custom-shape draw:style-name="gr6" draw:text-style-name="P2" draw:layer="layout" svg:width="3.801cm" svg:height="1.023cm" svg:x="15.756cm" svg:y="9.216cm">
          <text:p text:style-name="P3"><text:span text:style-name="T10">the pointer</text:span></text:p>
          <draw:enhanced-geometry svg:viewBox="0 0 21600 21600" draw:type="mso-spt202" draw:enhanced-path="M 0 0 L 21600 0 21600 21600 0 21600 0 0 Z N"/>
        </draw:custom-shape>
        <draw:custom-shape draw:style-name="gr6" draw:text-style-name="P2" draw:layer="layout" svg:width="3.801cm" svg:height="1.023cm" svg:x="15.756cm" svg:y="10.433cm">
          <text:p text:style-name="P3"><text:span text:style-name="T10">the pointer</text:span></text:p>
          <draw:enhanced-geometry svg:viewBox="0 0 21600 21600" draw:type="mso-spt202" draw:enhanced-path="M 0 0 L 21600 0 21600 21600 0 21600 0 0 Z N"/>
        </draw:custom-shape>
        <draw:custom-shape draw:style-name="gr6" draw:text-style-name="P2" draw:layer="layout" svg:width="7.999cm" svg:height="1.023cm" svg:x="15.756cm" svg:y="11.633cm">
          <text:p text:style-name="P3"><text:span text:style-name="T10">the int the pointer points to</text:span></text:p>
          <draw:enhanced-geometry svg:viewBox="0 0 21600 21600" draw:type="mso-spt202" draw:enhanced-path="M 0 0 L 21600 0 21600 21600 0 21600 0 0 Z N"/>
        </draw:custom-shape>
        <draw:custom-shape draw:style-name="gr6" draw:text-style-name="P2" draw:layer="layout" svg:width="3.4cm" svg:height="1.023cm" svg:x="15.76cm" svg:y="14.327cm">
          <text:p text:style-name="P3"><text:span text:style-name="T10">both!</text:span></text:p>
          <draw:enhanced-geometry svg:viewBox="0 0 21600 21600" draw:type="mso-spt202" draw:enhanced-path="M 0 0 L 21600 0 21600 21600 0 21600 0 0 Z N"/>
        </draw:custom-shape>
        <draw:custom-shape draw:style-name="gr5" draw:text-style-name="P2" draw:layer="layout" svg:width="9.599cm" svg:height="0.866cm" svg:x="4.957cm" svg:y="14.389cm">
          <text:p text:style-name="P8"><text:span text:style-name="T14">int v = *pointer++;</text:span></text:p>
          <draw:enhanced-geometry svg:viewBox="0 0 21600 21600" draw:type="mso-spt202" draw:enhanced-path="M 0 0 L 21600 0 21600 21600 0 21600 0 0 Z N"/>
        </draw:custom-shape>
        <draw:line draw:style-name="gr15" draw:text-style-name="P10" draw:layer="layout" svg:x1="15.597cm" svg:y1="9.851cm" svg:x2="13.317cm" svg:y2="9.856cm">
          <text:p/>
        </draw:line>
        <draw:line draw:style-name="gr15" draw:text-style-name="P10" draw:layer="layout" svg:x1="15.597cm" svg:y1="11.051cm" svg:x2="13.317cm" svg:y2="11.055cm">
          <text:p/>
        </draw:line>
        <draw:line draw:style-name="gr15" draw:text-style-name="P10" draw:layer="layout" svg:x1="15.597cm" svg:y1="12.25cm" svg:x2="13.317cm" svg:y2="12.255cm">
          <text:p/>
        </draw:line>
        <draw:custom-shape draw:style-name="gr5" draw:text-style-name="P2" draw:layer="layout" svg:width="9.6cm" svg:height="1.475cm" svg:x="13.758cm" svg:y="16.325cm">
          <text:p text:style-name="P8"><text:span text:style-name="T14">int v = *pointer;</text:span></text:p>
          <text:p text:style-name="P8"><text:span text:style-name="T14">pointer++;</text:span></text:p>
          <draw:enhanced-geometry svg:viewBox="0 0 21600 21600" draw:type="mso-spt202" draw:enhanced-path="M 0 0 L 21600 0 21600 21600 0 21600 0 0 Z N"/>
        </draw:custom-shape>
        <draw:custom-shape draw:style-name="gr6" draw:text-style-name="P2" draw:layer="layout" svg:width="4.401cm" svg:height="1.023cm" svg:x="7.757cm" svg:y="16.325cm">
          <text:p text:style-name="P3"><text:span text:style-name="T10">equivalent</text:span></text:p>
          <draw:enhanced-geometry svg:viewBox="0 0 21600 21600" draw:type="mso-spt202" draw:enhanced-path="M 0 0 L 21600 0 21600 21600 0 21600 0 0 Z N"/>
        </draw:custom-shape>
        <draw:custom-shape draw:style-name="gr14" draw:text-style-name="P2" draw:layer="layout" svg:width="2.601cm" svg:height="2.399cm" svg:x="11.157cm" svg:y="15.525cm">
          <text:p/>
          <draw:enhanced-geometry svg:viewBox="0 0 21600 21600" draw:text-areas="0 0 21600 21600" draw:mirror-vertical="true"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line draw:style-name="gr15" draw:text-style-name="P10" draw:layer="layout" svg:x1="15.597cm" svg:y1="14.724cm" svg:x2="13.317cm" svg:y2="14.728cm">
          <text:p/>
        </draw:line>
        <draw:g>
          <draw:custom-shape draw:style-name="gr8" draw:text-style-name="P2" draw:layer="layout" svg:width="0.37cm" svg:height="1.107cm" draw:transform="rotate (-2.35619449019309) translate (25.944cm 2.37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9" draw:text-style-name="P2" draw:layer="layout" svg:width="0.37cm" svg:height="1.107cm" draw:transform="rotate (-2.35619449019309) translate (25.944cm 2.37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8" draw:text-style-name="P2" draw:layer="layout" svg:width="0.344cm" svg:height="1.107cm" draw:transform="rotate (-2.35619449019309) translate (26.204cm 2.14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9" draw:text-style-name="P2" draw:layer="layout" svg:width="0.344cm" svg:height="1.107cm" draw:transform="rotate (-2.35619449019309) translate (26.204cm 2.14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0" draw:text-style-name="P2" draw:layer="layout" svg:width="0.133cm" svg:height="0.203cm" draw:transform="rotate (-2.35619449019309) translate (25.954cm 2.32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0" draw:text-style-name="P2" draw:layer="layout" svg:width="0.119cm" svg:height="0.176cm" draw:transform="rotate (-2.35619449019309) translate (26.039cm 2.239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0" draw:text-style-name="P2" draw:layer="layout" svg:width="0.238cm" svg:height="0.216cm" draw:transform="rotate (-2.35619449019309) translate (25.737cm 2.22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0" draw:text-style-name="P2" draw:layer="layout" svg:width="0.18cm" svg:height="0.083cm" draw:transform="rotate (-2.35619449019309) translate (25.557cm 1.98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0" draw:text-style-name="P2" draw:layer="layout" svg:width="0.344cm" svg:height="1.085cm" draw:transform="rotate (-2.35619449019309) translate (26.165cm 2.08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0" draw:text-style-name="P2" draw:layer="layout" svg:width="0.41cm" svg:height="1.107cm" draw:transform="rotate (-2.35619449019309) translate (26.031cm 2.34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0" draw:text-style-name="P2" draw:layer="layout" svg:width="0.269cm" svg:height="0.159cm" draw:transform="rotate (-2.35619449019309) translate (26.1cm 2.25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0" draw:text-style-name="P2" draw:layer="layout" svg:width="0.026cm" svg:height="0.009cm" draw:transform="rotate (-2.35619449019309) translate (25.963cm 2.335cm)">
            <text:p/>
            <draw:enhanced-geometry svg:viewBox="0 0 70 35" draw:type="non-primitive" draw:enhanced-path="M 0 0  L 9 5  L 17 9  L 26 15  L 34 20  L 43 24  L 52 29  L 61 32  L 70 35  L 0 0  Z N"/>
          </draw:custom-shape>
          <draw:custom-shape draw:style-name="gr10" draw:text-style-name="P2" draw:layer="layout" svg:width="0.115cm" svg:height="0.088cm" draw:transform="rotate (-2.35619449019309) translate (25.92cm 2.37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0" draw:text-style-name="P2" draw:layer="layout" svg:width="0.221cm" svg:height="0.066cm" draw:transform="rotate (-2.35619449019309) translate (25.73cm 2.334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0" draw:text-style-name="P2" draw:layer="layout" svg:width="0.088cm" svg:height="0.111cm" draw:transform="rotate (-2.35619449019309) translate (25.66cm 2.58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0" draw:text-style-name="P2" draw:layer="layout" svg:width="0.071cm" svg:height="0.106cm" draw:transform="rotate (-2.35619449019309) translate (25.616cm 2.57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0" draw:text-style-name="P2" draw:layer="layout" svg:width="0.066cm" svg:height="0.075cm" draw:transform="rotate (-2.35619449019309) translate (25.663cm 2.56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0" draw:text-style-name="P2" draw:layer="layout" svg:width="0.097cm" svg:height="0.105cm" draw:transform="rotate (-2.35619449019309) translate (25.612cm 2.569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0" draw:text-style-name="P2" draw:layer="layout" svg:width="0.057cm" svg:height="0.062cm" draw:transform="rotate (-2.35619449019309) translate (25.638cm 2.56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0" draw:text-style-name="P2" draw:layer="layout" svg:width="0.026cm" svg:height="0.062cm" draw:transform="rotate (-2.35619449019309) translate (25.581cm 2.571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0" draw:text-style-name="P2" draw:layer="layout" svg:width="0.225cm" svg:height="0.211cm" draw:transform="rotate (-2.35619449019309) translate (25.555cm 2.28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0" draw:text-style-name="P2" draw:layer="layout" svg:width="0.071cm" svg:height="0.013cm" draw:transform="rotate (-2.35619449019309) translate (25.468cm 2.27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0" draw:text-style-name="P2" draw:layer="layout" svg:width="0.102cm" svg:height="0.053cm" draw:transform="rotate (-2.35619449019309) translate (25.549cm 2.27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0" draw:text-style-name="P2" draw:layer="layout" svg:width="0.296cm" svg:height="0.3cm" draw:transform="rotate (-2.35619449019309) translate (25.256cm 2.08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0" draw:text-style-name="P2" draw:layer="layout" svg:width="0.225cm" svg:height="0.212cm" draw:transform="rotate (-2.35619449019309) translate (26.063cm 1.773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0" draw:text-style-name="P2" draw:layer="layout" svg:width="0.3cm" svg:height="0.3cm" draw:transform="rotate (-2.35619449019309) translate (25.872cm 1.455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0" draw:text-style-name="P2" draw:layer="layout" svg:width="0.084cm" svg:height="0.053cm" draw:transform="rotate (-2.35619449019309) translate (25.957cm 1.87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0" draw:text-style-name="P2" draw:layer="layout" svg:width="0.265cm" svg:height="0.15cm" draw:transform="rotate (-2.35619449019309) translate (26.176cm 2.006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0" draw:text-style-name="P2" draw:layer="layout" svg:width="0.009cm" svg:height="0.005cm" draw:transform="rotate (-2.35619449019309) translate (25.933cm 2.038cm)">
            <text:p/>
            <draw:enhanced-geometry svg:viewBox="0 0 17 0" draw:type="non-primitive" draw:enhanced-path="M 0 0  L 4 0  L 9 0  L 12 0  L 17 0  L 0 0  Z N"/>
          </draw:custom-shape>
          <draw:custom-shape draw:style-name="gr10" draw:text-style-name="P2" draw:layer="layout" svg:width="0.154cm" svg:height="0.07cm" draw:transform="rotate (-2.35619449019309) translate (26.147cm 1.95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8" draw:text-style-name="P2" draw:layer="layout" svg:width="0.287cm" svg:height="0.07cm" draw:transform="rotate (-2.35619449019309) translate (25.726cm 1.745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8" draw:text-style-name="P2" draw:layer="layout" svg:width="0.299cm" svg:height="0.084cm" draw:transform="rotate (-2.35619449019309) translate (25.68cm 1.69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8" draw:text-style-name="P2" draw:layer="layout" svg:width="0.265cm" svg:height="0.009cm" draw:transform="rotate (-2.35619449019309) translate (25.575cm 1.60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8" draw:text-style-name="P2" draw:layer="layout" svg:width="0.313cm" svg:height="0.075cm" draw:transform="rotate (-2.35619449019309) translate (25.613cm 1.629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8" draw:text-style-name="P2" draw:layer="layout" svg:width="0.331cm" svg:height="0.067cm" draw:transform="rotate (-2.35619449019309) translate (25.546cm 1.558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8" draw:text-style-name="P2" draw:layer="layout" svg:width="0.154cm" svg:height="0.124cm" draw:transform="rotate (-2.35619449019309) translate (25.91cm 1.982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8" draw:text-style-name="P2" draw:layer="layout" svg:width="0.031cm" svg:height="0.022cm" draw:transform="rotate (-2.35619449019309) translate (25.83cm 2.085cm)">
            <text:p/>
            <draw:enhanced-geometry svg:viewBox="0 0 86 72" draw:type="non-primitive" draw:enhanced-path="M 0 0  L 10 9  L 21 18  L 32 27  L 43 35  L 54 44  L 65 53  L 76 62  L 86 72  L 0 0  Z N"/>
          </draw:custom-shape>
          <draw:custom-shape draw:style-name="gr8" draw:text-style-name="P2" draw:layer="layout" svg:width="0.097cm" svg:height="0.155cm" draw:transform="rotate (-2.35619449019309) translate (26.034cm 2.26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8" draw:text-style-name="P2" draw:layer="layout" svg:width="0.075cm" svg:height="0.067cm" draw:transform="rotate (-2.35619449019309) translate (25.654cm 2.305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8" draw:text-style-name="P2" draw:layer="layout" svg:width="0.097cm" svg:height="0.286cm" draw:transform="rotate (-2.35619449019309) translate (25.336cm 2.16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8" draw:text-style-name="P2" draw:layer="layout" svg:width="0.383cm" svg:height="0.066cm" draw:transform="rotate (-2.35619449019309) translate (25.489cm 1.50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1" draw:text-style-name="P2" draw:layer="layout" svg:width="0.348cm" svg:height="0.035cm" draw:transform="rotate (-2.35619449019309) translate (25.934cm 2.02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1" draw:text-style-name="P2" draw:layer="layout" svg:width="0.181cm" svg:height="0.233cm" draw:transform="rotate (-2.35619449019309) translate (26.006cm 1.98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1" draw:text-style-name="P2" draw:layer="layout" svg:width="0.181cm" svg:height="0.252cm" draw:transform="rotate (-2.35619449019309) translate (25.762cm 2.27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1" draw:text-style-name="P2" draw:layer="layout" svg:width="0.49cm" svg:height="0.022cm" draw:transform="rotate (-2.35619449019309) translate (25.83cm 1.82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1" draw:text-style-name="P2" draw:layer="layout" svg:width="0.017cm" svg:height="0.005cm" draw:transform="rotate (-2.35619449019309) translate (25.411cm 2.176cm)">
            <text:p/>
            <draw:enhanced-geometry svg:viewBox="0 0 54 0" draw:type="non-primitive" draw:enhanced-path="M 0 0  L 0 0  L 6 0  L 13 0  L 20 0  L 27 0  L 34 0  L 41 0  L 47 0  L 54 0  N"/>
          </draw:custom-shape>
          <draw:custom-shape draw:style-name="gr11" draw:text-style-name="P2" draw:layer="layout" svg:width="0.476cm" svg:height="0.022cm" draw:transform="rotate (-2.35619449019309) translate (25.761cm 1.81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1" draw:text-style-name="P2" draw:layer="layout" svg:width="0.599cm" svg:height="0.031cm" draw:transform="rotate (-2.35619449019309) translate (25.714cm 1.70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1" draw:text-style-name="P2" draw:layer="layout" svg:width="0.005cm" svg:height="0.009cm" draw:transform="rotate (-2.35619449019309) translate (25.313cm 2.135cm)">
            <text:p/>
            <draw:enhanced-geometry svg:viewBox="0 0 0 36" draw:type="non-primitive" draw:enhanced-path="M 0 0  L 0 0  L 0 4  L 0 9  L 0 13  L 0 18  L 0 22  L 0 27  L 0 32  L 0 36  N"/>
          </draw:custom-shape>
          <draw:custom-shape draw:style-name="gr11" draw:text-style-name="P2" draw:layer="layout" svg:width="0.653cm" svg:height="0.044cm" draw:transform="rotate (-2.35619449019309) translate (25.685cm 1.57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1" draw:text-style-name="P2" draw:layer="layout" svg:width="0.679cm" svg:height="0.036cm" draw:transform="rotate (-2.35619449019309) translate (25.563cm 1.528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1" draw:text-style-name="P2" draw:layer="layout" svg:width="0.67cm" svg:height="0.035cm" draw:transform="rotate (-2.35619449019309) translate (25.512cm 1.41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1" draw:text-style-name="P2" draw:layer="layout" svg:width="0.617cm" svg:height="0.066cm" draw:transform="rotate (-2.35619449019309) translate (25.455cm 1.453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1" draw:text-style-name="P2" draw:layer="layout" svg:width="0.075cm" svg:height="0.005cm" draw:transform="rotate (-2.35619449019309) translate (25.28cm 1.529cm)">
            <text:p/>
            <draw:enhanced-geometry svg:viewBox="0 0 210 0" draw:type="non-primitive" draw:enhanced-path="M 0 0  L 0 0  L 14 0  L 27 0  L 40 0  L 53 0  L 67 0  L 80 0  L 93 0  L 106 0  L 119 0  L 132 0  L 145 0  L 158 0  L 171 0  L 184 0  L 198 0  L 210 0  N"/>
          </draw:custom-shape>
          <draw:custom-shape draw:style-name="gr11" draw:text-style-name="P2" draw:layer="layout" svg:width="0.009cm" svg:height="0.009cm" draw:transform="rotate (-2.35619449019309) translate (25.123cm 1.662cm)">
            <text:p/>
            <draw:enhanced-geometry svg:viewBox="0 0 34 35" draw:type="non-primitive" draw:enhanced-path="M 0 35  L 0 35  L 4 30  L 9 27  L 13 22  L 17 18  L 21 13  L 26 9  L 30 4  L 34 0  N"/>
          </draw:custom-shape>
          <draw:custom-shape draw:style-name="gr12" draw:text-style-name="P2" draw:layer="layout" svg:width="0.066cm" svg:height="0.106cm" draw:transform="rotate (-2.35619449019309) translate (25.992cm 2.219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2" draw:text-style-name="P2" draw:layer="layout" svg:width="0.079cm" svg:height="0.075cm" draw:transform="rotate (-2.35619449019309) translate (25.784cm 2.025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2" draw:text-style-name="P2" draw:layer="layout" svg:width="0.168cm" svg:height="0.031cm" draw:transform="rotate (-2.35619449019309) translate (25.677cm 1.818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2" draw:text-style-name="P2" draw:layer="layout" svg:width="0.022cm" svg:height="0.009cm" draw:transform="rotate (-2.35619449019309) translate (25.585cm 1.873cm)">
            <text:p/>
            <draw:enhanced-geometry svg:viewBox="0 0 54 35" draw:type="non-primitive" draw:enhanced-path="M 0 35  L 7 30  L 13 26  L 20 20  L 25 16  L 32 11  L 39 6  L 46 3  L 54 0  L 0 35  Z N"/>
          </draw:custom-shape>
          <draw:custom-shape draw:style-name="gr12" draw:text-style-name="P2" draw:layer="layout" svg:width="0.119cm" svg:height="0.048cm" draw:transform="rotate (-2.35619449019309) translate (25.602cm 1.78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2" draw:text-style-name="P2" draw:layer="layout" svg:width="0.092cm" svg:height="0.044cm" draw:transform="rotate (-2.35619449019309) translate (25.468cm 1.72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2" draw:text-style-name="P2" draw:layer="layout" svg:width="0.089cm" svg:height="0.044cm" draw:transform="rotate (-2.35619449019309) translate (25.42cm 1.66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2" draw:text-style-name="P2" draw:layer="layout" svg:width="0.017cm" svg:height="0.005cm" draw:transform="rotate (-2.35619449019309) translate (25.38cm 1.638cm)">
            <text:p/>
            <draw:enhanced-geometry svg:viewBox="0 0 53 0" draw:type="non-primitive" draw:enhanced-path="M 53 0  L 46 0  L 40 0  L 34 0  L 27 0  L 20 0  L 13 0  L 6 0  L 0 0  L 53 0  Z N"/>
          </draw:custom-shape>
          <draw:custom-shape draw:style-name="gr12" draw:text-style-name="P2" draw:layer="layout" svg:width="0.097cm" svg:height="0.031cm" draw:transform="rotate (-2.35619449019309) translate (25.325cm 1.59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9" draw:text-style-name="P2" draw:layer="layout" svg:width="0.014cm" svg:height="0.008cm" draw:transform="rotate (-2.35619449019309) translate (25.591cm 2.613cm)">
            <text:p/>
            <draw:enhanced-geometry svg:viewBox="0 0 35 36" draw:type="non-primitive" draw:enhanced-path="M 35 0  L 35 0  L 31 5  L 26 10  L 22 14  L 17 17  L 13 22  L 9 27  L 5 31  L 0 36  N"/>
          </draw:custom-shape>
          <draw:custom-shape draw:style-name="gr9" draw:text-style-name="P2" draw:layer="layout" svg:width="0.044cm" svg:height="0.023cm" draw:transform="rotate (-2.35619449019309) translate (25.943cm 2.397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9" draw:text-style-name="P2" draw:layer="layout" svg:width="0.053cm" svg:height="0.008cm" draw:transform="rotate (-2.35619449019309) translate (26.033cm 2.211cm)">
            <text:p/>
            <draw:enhanced-geometry svg:viewBox="0 0 140 34" draw:type="non-primitive" draw:enhanced-path="M 140 0  L 140 0  L 122 4  L 103 5  L 84 6  L 63 7  L 45 10  L 28 15  L 12 23  L 0 34  N"/>
          </draw:custom-shape>
          <draw:custom-shape draw:style-name="gr9" draw:text-style-name="P2" draw:layer="layout" svg:width="0.022cm" svg:height="0.03cm" draw:transform="rotate (-2.35619449019309) translate (26.051cm 2.285cm)">
            <text:p/>
            <draw:enhanced-geometry svg:viewBox="0 0 53 106" draw:type="non-primitive" draw:enhanced-path="M 0 106  L 0 106  L 6 92  L 13 79  L 20 66  L 27 53  L 33 40  L 39 27  L 46 14  L 53 0  N"/>
          </draw:custom-shape>
          <draw:custom-shape draw:style-name="gr9" draw:text-style-name="P2" draw:layer="layout" svg:width="0.004cm" svg:height="0.031cm" draw:transform="rotate (-2.35619449019309) translate (26.023cm 2.251cm)">
            <text:p/>
            <draw:enhanced-geometry svg:viewBox="0 0 11 106" draw:type="non-primitive" draw:enhanced-path="M 0 0  L 0 0  L 1 14  L 3 29  L 6 42  L 9 57  L 11 71  L 10 84  L 6 96  L 0 106  N"/>
          </draw:custom-shape>
          <draw:custom-shape draw:style-name="gr9" draw:text-style-name="P2" draw:layer="layout" svg:width="0.057cm" svg:height="0.027cm" draw:transform="rotate (-2.35619449019309) translate (25.907cm 2.37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9" draw:text-style-name="P2" draw:layer="layout" svg:width="0.014cm" svg:height="0.009cm" draw:transform="rotate (-2.35619449019309) translate (25.904cm 2.414cm)">
            <text:p/>
            <draw:enhanced-geometry svg:viewBox="0 0 35 35" draw:type="non-primitive" draw:enhanced-path="M 35 35  L 35 35  L 31 31  L 26 25  L 23 18  L 18 12  L 15 6  L 10 3  L 6 0  L 0 1  N"/>
          </draw:custom-shape>
          <draw:custom-shape draw:style-name="gr9" draw:text-style-name="P2" draw:layer="layout" svg:width="0.018cm" svg:height="0.031cm" draw:transform="rotate (-2.35619449019309) translate (26.039cm 2.277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9" draw:text-style-name="P2" draw:layer="layout" svg:width="0.568cm" svg:height="0.82cm" draw:transform="rotate (-2.35619449019309) translate (25.977cm 2.42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3" draw:text-style-name="P2" draw:layer="layout" svg:width="0.075cm" svg:height="0.158cm" draw:transform="rotate (-2.35619449019309) translate (26.057cm 2.15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9" draw:text-style-name="P2" draw:layer="layout" svg:width="0.075cm" svg:height="0.158cm" draw:transform="rotate (-2.35619449019309) translate (26.057cm 2.15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3" draw:text-style-name="P2" draw:layer="layout" svg:width="0.088cm" svg:height="0.15cm" draw:transform="rotate (-2.35619449019309) translate (26.022cm 2.18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9" draw:text-style-name="P2" draw:layer="layout" svg:width="0.088cm" svg:height="0.15cm" draw:transform="rotate (-2.35619449019309) translate (26.022cm 2.18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3" draw:text-style-name="P2" draw:layer="layout" svg:width="0.075cm" svg:height="0.097cm" draw:transform="rotate (-2.35619449019309) translate (26.061cm 2.164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9" draw:text-style-name="P2" draw:layer="layout" svg:width="0.075cm" svg:height="0.097cm" draw:transform="rotate (-2.35619449019309) translate (26.061cm 2.164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3" draw:text-style-name="P2" draw:layer="layout" svg:width="0.079cm" svg:height="0.15cm" draw:transform="rotate (-2.35619449019309) translate (25.811cm 2.41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9" draw:text-style-name="P2" draw:layer="layout" svg:width="0.079cm" svg:height="0.15cm" draw:transform="rotate (-2.35619449019309) translate (25.811cm 2.41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3" draw:text-style-name="P2" draw:layer="layout" svg:width="0.088cm" svg:height="0.093cm" draw:transform="rotate (-2.35619449019309) translate (25.768cm 2.41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9" draw:text-style-name="P2" draw:layer="layout" svg:width="0.088cm" svg:height="0.093cm" draw:transform="rotate (-2.35619449019309) translate (25.768cm 2.41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3" draw:text-style-name="P2" draw:layer="layout" svg:width="0.067cm" svg:height="0.009cm" draw:transform="rotate (-2.35619449019309) translate (25.829cm 2.285cm)">
            <text:p/>
            <draw:enhanced-geometry svg:viewBox="0 0 175 34" draw:type="non-primitive" draw:enhanced-path="M 175 0  L 153 4  L 132 9  L 109 13  L 87 17  L 66 21  L 43 26  L 22 30  L 0 34  L 175 0  Z N"/>
          </draw:custom-shape>
          <draw:custom-shape draw:style-name="gr9" draw:text-style-name="P2" draw:layer="layout" svg:width="0.067cm" svg:height="0.009cm" draw:transform="rotate (-2.35619449019309) translate (25.829cm 2.285cm)">
            <text:p/>
            <draw:enhanced-geometry svg:viewBox="0 0 175 34" draw:type="non-primitive" draw:enhanced-path="M 175 0  L 175 0  L 153 4  L 132 9  L 109 13  L 87 17  L 66 21  L 43 26  L 22 30  L 0 34  N"/>
          </draw:custom-shape>
          <draw:custom-shape draw:style-name="gr13" draw:text-style-name="P2" draw:layer="layout" svg:width="0.075cm" svg:height="0.11cm" draw:transform="rotate (-2.35619449019309) translate (26cm 2.092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9" draw:text-style-name="P2" draw:layer="layout" svg:width="0.075cm" svg:height="0.11cm" draw:transform="rotate (-2.35619449019309) translate (26cm 2.092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3" draw:text-style-name="P2" draw:layer="layout" svg:width="0.058cm" svg:height="0.106cm" draw:transform="rotate (-2.35619449019309) translate (25.769cm 2.34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9" draw:text-style-name="P2" draw:layer="layout" svg:width="0.058cm" svg:height="0.106cm" draw:transform="rotate (-2.35619449019309) translate (25.769cm 2.34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2" draw:text-style-name="P2" draw:layer="layout" svg:width="0.017cm" svg:height="0.005cm" draw:transform="rotate (-2.35619449019309) translate (25.53cm 2.661cm)">
            <text:p/>
            <draw:enhanced-geometry svg:viewBox="0 0 44 17" draw:type="non-primitive" draw:enhanced-path="M 44 17  L 38 15  L 33 13  L 28 10  L 23 8  L 17 7  L 11 5  L 6 2  L 0 0  L 44 17  Z N"/>
          </draw:custom-shape>
          <draw:custom-shape draw:style-name="gr9" draw:text-style-name="P2" draw:layer="layout" svg:width="0.017cm" svg:height="0.005cm" draw:transform="rotate (-2.35619449019309) translate (25.53cm 2.661cm)">
            <text:p/>
            <draw:enhanced-geometry svg:viewBox="0 0 44 17" draw:type="non-primitive" draw:enhanced-path="M 44 17  L 44 17  L 38 15  L 33 13  L 28 10  L 23 8  L 17 7  L 11 5  L 6 2  L 0 0  N"/>
          </draw:custom-shape>
          <draw:custom-shape draw:style-name="gr13" draw:text-style-name="P2" draw:layer="layout" svg:width="0.198cm" svg:height="0.11cm" draw:transform="rotate (-2.35619449019309) translate (25.67cm 2.7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9" draw:text-style-name="P2" draw:layer="layout" svg:width="0.198cm" svg:height="0.11cm" draw:transform="rotate (-2.35619449019309) translate (25.67cm 2.7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3" draw:text-style-name="P2" draw:layer="layout" svg:width="0.176cm" svg:height="0.102cm" draw:transform="rotate (-2.35619449019309) translate (25.269cm 2.36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9" draw:text-style-name="P2" draw:layer="layout" svg:width="0.176cm" svg:height="0.102cm" draw:transform="rotate (-2.35619449019309) translate (25.269cm 2.36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3" draw:text-style-name="P2" draw:layer="layout" svg:width="0.242cm" svg:height="0.154cm" draw:transform="rotate (-2.35619449019309) translate (24.863cm 2.119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9" draw:text-style-name="P2" draw:layer="layout" svg:width="0.242cm" svg:height="0.154cm" draw:transform="rotate (-2.35619449019309) translate (24.863cm 2.119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3" draw:text-style-name="P2" draw:layer="layout" svg:width="0.061cm" svg:height="0.03cm" draw:transform="rotate (-2.35619449019309) translate (25.07cm 1.80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9" draw:text-style-name="P2" draw:layer="layout" svg:width="0.061cm" svg:height="0.03cm" draw:transform="rotate (-2.35619449019309) translate (25.07cm 1.80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3" draw:text-style-name="P2" draw:layer="layout" svg:width="0.053cm" svg:height="0.027cm" draw:transform="rotate (-2.35619449019309) translate (25.379cm 1.48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9" draw:text-style-name="P2" draw:layer="layout" svg:width="0.053cm" svg:height="0.027cm" draw:transform="rotate (-2.35619449019309) translate (25.379cm 1.48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3" draw:text-style-name="P2" draw:layer="layout" svg:width="0.053cm" svg:height="0.057cm" draw:transform="rotate (-2.35619449019309) translate (25.111cm 1.7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9" draw:text-style-name="P2" draw:layer="layout" svg:width="0.053cm" svg:height="0.057cm" draw:transform="rotate (-2.35619449019309) translate (25.111cm 1.7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3" draw:text-style-name="P2" draw:layer="layout" svg:width="0.053cm" svg:height="0.058cm" draw:transform="rotate (-2.35619449019309) translate (25.35cm 1.55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9" draw:text-style-name="P2" draw:layer="layout" svg:width="0.053cm" svg:height="0.058cm" draw:transform="rotate (-2.35619449019309) translate (25.35cm 1.55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3" draw:text-style-name="P2" draw:layer="layout" svg:width="0.189cm" svg:height="0.101cm" draw:transform="rotate (-2.35619449019309) translate (26.077cm 1.55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9" draw:text-style-name="P2" draw:layer="layout" svg:width="0.189cm" svg:height="0.101cm" draw:transform="rotate (-2.35619449019309) translate (26.077cm 1.55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3" draw:text-style-name="P2" draw:layer="layout" svg:width="0.251cm" svg:height="0.154cm" draw:transform="rotate (-2.35619449019309) translate (25.915cm 1.075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9" draw:text-style-name="P2" draw:layer="layout" svg:width="0.251cm" svg:height="0.154cm" draw:transform="rotate (-2.35619449019309) translate (25.915cm 1.075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9" draw:text-style-name="P2" draw:layer="layout" svg:width="0.547cm" svg:height="0.82cm" draw:transform="rotate (-2.35619449019309) translate (26.416cm 1.98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3" draw:text-style-name="P2" draw:layer="layout" svg:width="0.198cm" svg:height="0.11cm" draw:transform="rotate (-2.35619449019309) translate (26.411cm 1.9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9" draw:text-style-name="P2" draw:layer="layout" svg:width="0.198cm" svg:height="0.11cm" draw:transform="rotate (-2.35619449019309) translate (26.411cm 1.9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9" draw:text-style-name="P2" draw:layer="layout" svg:width="0.005cm" svg:height="0.044cm" draw:transform="rotate (-2.35619449019309) translate (26.314cm 1.972cm)">
            <text:p/>
            <draw:enhanced-geometry svg:viewBox="0 0 0 140" draw:type="non-primitive" draw:enhanced-path="M 0 140  L 0 140  L 0 123  L 0 105  L 0 88  L 0 70  L 0 53  L 0 36  L 0 17  L 0 0  N"/>
          </draw:custom-shape>
          <draw:custom-shape draw:style-name="gr9" draw:text-style-name="P2" draw:layer="layout" svg:width="0.004cm" svg:height="0.044cm" draw:transform="rotate (-2.35619449019309) translate (26.279cm 1.994cm)">
            <text:p/>
            <draw:enhanced-geometry svg:viewBox="0 0 0 141" draw:type="non-primitive" draw:enhanced-path="M 0 141  L 0 141  L 0 123  L 0 106  L 0 88  L 0 71  L 0 54  L 0 36  L 0 19  L 0 0  N"/>
          </draw:custom-shape>
          <draw:custom-shape draw:style-name="gr9" draw:text-style-name="P2" draw:layer="layout" svg:width="0.004cm" svg:height="0.031cm" draw:transform="rotate (-2.35619449019309) translate (26.349cm 1.951cm)">
            <text:p/>
            <draw:enhanced-geometry svg:viewBox="0 0 9 105" draw:type="non-primitive" draw:enhanced-path="M 9 105  L 9 105  L 7 91  L 6 79  L 5 65  L 4 52  L 3 40  L 2 26  L 1 14  L 0 0  N"/>
          </draw:custom-shape>
          <draw:custom-shape draw:style-name="gr9" draw:text-style-name="P2" draw:layer="layout" svg:width="0.035cm" svg:height="0.005cm" draw:transform="rotate (-2.35619449019309) translate (26.343cm 1.887cm)">
            <text:p/>
            <draw:enhanced-geometry svg:viewBox="0 0 97 0" draw:type="non-primitive" draw:enhanced-path="M 97 0  L 97 0  L 84 0  L 72 0  L 59 0  L 48 0  L 35 0  L 24 0  L 12 0  L 0 0  N"/>
          </draw:custom-shape>
          <draw:custom-shape draw:style-name="gr9" draw:text-style-name="P2" draw:layer="layout" svg:width="0.053cm" svg:height="0.009cm" draw:transform="rotate (-2.35619449019309) translate (26.311cm 1.858cm)">
            <text:p/>
            <draw:enhanced-geometry svg:viewBox="0 0 149 35" draw:type="non-primitive" draw:enhanced-path="M 149 0  L 149 0  L 131 5  L 112 9  L 93 14  L 74 17  L 56 22  L 37 26  L 19 31  L 0 35  N"/>
          </draw:custom-shape>
          <draw:custom-shape draw:style-name="gr9" draw:text-style-name="P2" draw:layer="layout" svg:width="0.053cm" svg:height="0.017cm" draw:transform="rotate (-2.35619449019309) translate (26.239cm 1.865cm)">
            <text:p/>
            <draw:enhanced-geometry svg:viewBox="0 0 148 55" draw:type="non-primitive" draw:enhanced-path="M 148 0  L 148 0  L 129 7  L 111 14  L 92 21  L 74 27  L 54 34  L 36 41  L 18 48  L 0 55  N"/>
          </draw:custom-shape>
          <draw:custom-shape draw:style-name="gr9" draw:text-style-name="P2" draw:layer="layout" svg:width="0.005cm" svg:height="0.04cm" draw:transform="rotate (-2.35619449019309) translate (26.273cm 2.044cm)">
            <text:p/>
            <draw:enhanced-geometry svg:viewBox="0 0 0 121" draw:type="non-primitive" draw:enhanced-path="M 0 121  L 0 121  L 0 106  L 0 92  L 0 77  L 0 61  L 0 46  L 0 31  L 0 16  L 0 0  N"/>
          </draw:custom-shape>
          <draw:custom-shape draw:style-name="gr9" draw:text-style-name="P2" draw:layer="layout" svg:width="0.04cm" svg:height="0.013cm" draw:transform="rotate (-2.35619449019309) translate (26.267cm 1.932cm)">
            <text:p/>
            <draw:enhanced-geometry svg:viewBox="0 0 107 37" draw:type="non-primitive" draw:enhanced-path="M 107 0  L 107 0  L 93 5  L 80 9  L 66 14  L 54 18  L 40 23  L 26 26  L 14 32  L 0 37  N"/>
          </draw:custom-shape>
          <draw:custom-shape draw:style-name="gr9" draw:text-style-name="P2" draw:layer="layout" svg:width="0.005cm" svg:height="0.026cm" draw:transform="rotate (-2.35619449019309) translate (26.211cm 1.997cm)">
            <text:p/>
            <draw:enhanced-geometry svg:viewBox="0 0 17 87" draw:type="non-primitive" draw:enhanced-path="M 0 87  L 0 87  L 2 77  L 4 66  L 6 56  L 8 44  L 10 34  L 13 23  L 15 11  L 17 0  N"/>
          </draw:custom-shape>
          <draw:custom-shape draw:style-name="gr9" draw:text-style-name="P2" draw:layer="layout" svg:width="0.022cm" svg:height="0.004cm" draw:transform="rotate (-2.35619449019309) translate (26.236cm 1.941cm)">
            <text:p/>
            <draw:enhanced-geometry svg:viewBox="0 0 61 17" draw:type="non-primitive" draw:enhanced-path="M 61 0  L 61 0  L 53 2  L 46 4  L 38 6  L 30 8  L 22 10  L 16 12  L 8 14  L 0 17  N"/>
          </draw:custom-shape>
          <draw:custom-shape draw:style-name="gr9" draw:text-style-name="P2" draw:layer="layout" svg:width="0.009cm" svg:height="0.044cm" draw:transform="rotate (-2.35619449019309) translate (25.598cm 2.619cm)">
            <text:p/>
            <draw:enhanced-geometry svg:viewBox="0 0 18 141" draw:type="non-primitive" draw:enhanced-path="M 18 141  L 18 141  L 16 122  L 13 105  L 11 87  L 9 70  L 7 53  L 4 35  L 2 18  L 0 0  N"/>
          </draw:custom-shape>
          <draw:custom-shape draw:style-name="gr9" draw:text-style-name="P2" draw:layer="layout" svg:width="0.009cm" svg:height="0.044cm" draw:transform="rotate (-2.35619449019309) translate (25.594cm 2.632cm)">
            <text:p/>
            <draw:enhanced-geometry svg:viewBox="0 0 17 140" draw:type="non-primitive" draw:enhanced-path="M 0 140  L 0 140  L 2 123  L 4 105  L 7 88  L 9 70  L 11 52  L 12 35  L 15 17  L 17 0  N"/>
          </draw:custom-shape>
          <draw:custom-shape draw:style-name="gr9" draw:text-style-name="P2" draw:layer="layout" svg:width="0.048cm" svg:height="0.004cm" draw:transform="rotate (-2.35619449019309) translate (25.601cm 2.575cm)">
            <text:p/>
            <draw:enhanced-geometry svg:viewBox="0 0 131 17" draw:type="non-primitive" draw:enhanced-path="M 0 0  L 0 0  L 17 2  L 33 4  L 49 6  L 66 9  L 82 11  L 98 12  L 114 14  L 131 17  N"/>
          </draw:custom-shape>
          <draw:custom-shape draw:style-name="gr9" draw:text-style-name="P2" draw:layer="layout" svg:width="0.04cm" svg:height="0.008cm" draw:transform="rotate (-2.35619449019309) translate (25.578cm 2.529cm)">
            <text:p/>
            <draw:enhanced-geometry svg:viewBox="0 0 114 34" draw:type="non-primitive" draw:enhanced-path="M 0 0  L 0 0  L 14 4  L 27 9  L 42 13  L 57 18  L 70 21  L 85 26  L 100 30  L 114 34  N"/>
          </draw:custom-shape>
          <draw:custom-shape draw:style-name="gr9" draw:text-style-name="P2" draw:layer="layout" svg:width="0.009cm" svg:height="0.022cm" draw:transform="rotate (-2.35619449019309) translate (25.569cm 2.719cm)">
            <text:p/>
            <draw:enhanced-geometry svg:viewBox="0 0 17 71" draw:type="non-primitive" draw:enhanced-path="M 0 71  L 0 71  L 1 62  L 3 53  L 4 44  L 6 35  L 9 27  L 11 18  L 13 9  L 17 0  N"/>
          </draw:custom-shape>
          <draw:custom-shape draw:style-name="gr9" draw:text-style-name="P2" draw:layer="layout" svg:width="0.005cm" svg:height="0.035cm" draw:transform="rotate (-2.35619449019309) translate (25.591cm 2.687cm)">
            <text:p/>
            <draw:enhanced-geometry svg:viewBox="0 0 0 124" draw:type="non-primitive" draw:enhanced-path="M 0 124  L 0 124  L 0 108  L 0 93  L 0 78  L 0 62  L 0 47  L 0 31  L 0 16  L 0 0  N"/>
          </draw:custom-shape>
          <draw:custom-shape draw:style-name="gr9" draw:text-style-name="P2" draw:layer="layout" svg:width="0.004cm" svg:height="0.026cm" draw:transform="rotate (-2.35619449019309) translate (25.572cm 2.707cm)">
            <text:p/>
            <draw:enhanced-geometry svg:viewBox="0 0 12 87" draw:type="non-primitive" draw:enhanced-path="M 4 87  L 4 87  L 4 75  L 3 64  L 1 51  L 0 40  L 0 29  L 2 19  L 6 8  L 12 0  N"/>
          </draw:custom-shape>
          <draw:custom-shape draw:style-name="gr9" draw:text-style-name="P2" draw:layer="layout" svg:width="0.004cm" svg:height="0.031cm" draw:transform="rotate (-2.35619449019309) translate (25.564cm 2.736cm)">
            <text:p/>
            <draw:enhanced-geometry svg:viewBox="0 0 18 105" draw:type="non-primitive" draw:enhanced-path="M 9 105  L 9 105  L 9 90  L 11 74  L 14 56  L 17 39  L 18 24  L 15 12  L 10 3  L 0 0  N"/>
          </draw:custom-shape>
          <draw:custom-shape draw:style-name="gr9" draw:text-style-name="P2" draw:layer="layout" svg:width="0.031cm" svg:height="0.017cm" draw:transform="rotate (-2.35619449019309) translate (25.532cm 2.702cm)">
            <text:p/>
            <draw:enhanced-geometry svg:viewBox="0 0 88 52" draw:type="non-primitive" draw:enhanced-path="M 0 0  L 0 0  L 11 7  L 21 12  L 33 19  L 44 26  L 54 33  L 65 40  L 77 45  L 88 52  N"/>
          </draw:custom-shape>
          <draw:custom-shape draw:style-name="gr9" draw:text-style-name="P2" draw:layer="layout" svg:width="0.027cm" svg:height="0.009cm" draw:transform="rotate (-2.35619449019309) translate (25.544cm 2.666cm)">
            <text:p/>
            <draw:enhanced-geometry svg:viewBox="0 0 72 35" draw:type="non-primitive" draw:enhanced-path="M 0 0  L 0 0  L 9 5  L 18 9  L 27 14  L 36 17  L 44 22  L 53 26  L 63 31  L 72 35  N"/>
          </draw:custom-shape>
          <draw:custom-shape draw:style-name="gr9" draw:text-style-name="P2" draw:layer="layout" svg:width="0.035cm" svg:height="0.013cm" draw:transform="rotate (-2.35619449019309) translate (25.552cm 2.648cm)">
            <text:p/>
            <draw:enhanced-geometry svg:viewBox="0 0 96 52" draw:type="non-primitive" draw:enhanced-path="M 0 0  L 0 0  L 12 7  L 24 13  L 36 19  L 49 26  L 60 32  L 72 39  L 84 46  L 96 52  N"/>
          </draw:custom-shape>
          <draw:custom-shape draw:style-name="gr9" draw:text-style-name="P2" draw:layer="layout" svg:width="0.031cm" svg:height="0.017cm" draw:transform="rotate (-2.35619449019309) translate (25.585cm 2.605cm)">
            <text:p/>
            <draw:enhanced-geometry svg:viewBox="0 0 89 53" draw:type="non-primitive" draw:enhanced-path="M 0 0  L 0 0  L 11 7  L 22 13  L 33 19  L 45 26  L 55 33  L 66 40  L 77 47  L 89 53  N"/>
          </draw:custom-shape>
          <draw:custom-shape draw:style-name="gr9" draw:text-style-name="P2" draw:layer="layout" svg:width="0.022cm" svg:height="0.004cm" draw:transform="rotate (-2.35619449019309) translate (25.394cm 2.316cm)">
            <text:p/>
            <draw:enhanced-geometry svg:viewBox="0 0 62 20" draw:type="non-primitive" draw:enhanced-path="M 0 0  L 0 0  L 8 3  L 16 7  L 25 11  L 33 15  L 41 18  L 47 20  L 55 20  L 62 17  N"/>
          </draw:custom-shape>
          <draw:custom-shape draw:style-name="gr9" draw:text-style-name="P2" draw:layer="layout" svg:width="0.008cm" svg:height="0.004cm" draw:transform="rotate (-2.35619449019309) translate (25.351cm 2.334cm)">
            <text:p/>
            <draw:enhanced-geometry svg:viewBox="0 0 17 18" draw:type="non-primitive" draw:enhanced-path="M 0 18  L 0 18  L 5 13  L 8 9  L 13 4  L 17 0  N"/>
          </draw:custom-shape>
          <draw:custom-shape draw:style-name="gr9" draw:text-style-name="P2" draw:layer="layout" svg:width="0.031cm" svg:height="0.008cm" draw:transform="rotate (-2.35619449019309) translate (25.375cm 2.285cm)">
            <text:p/>
            <draw:enhanced-geometry svg:viewBox="0 0 79 35" draw:type="non-primitive" draw:enhanced-path="M 0 0  L 0 0  L 10 4  L 20 9  L 30 13  L 41 17  L 51 21  L 60 26  L 70 30  L 79 35  N"/>
          </draw:custom-shape>
          <draw:custom-shape draw:style-name="gr9" draw:text-style-name="P2" draw:layer="layout" svg:width="0.027cm" svg:height="0.005cm" draw:transform="rotate (-2.35619449019309) translate (25.265cm 2.344cm)">
            <text:p/>
            <draw:enhanced-geometry svg:viewBox="0 0 70 17" draw:type="non-primitive" draw:enhanced-path="M 0 17  L 0 17  L 9 15  L 17 13  L 26 11  L 35 8  L 43 6  L 52 5  L 60 3  L 70 0  N"/>
          </draw:custom-shape>
          <draw:custom-shape draw:style-name="gr9" draw:text-style-name="P2" draw:layer="layout" svg:width="0.031cm" svg:height="0.004cm" draw:transform="rotate (-2.35619449019309) translate (25.281cm 2.304cm)">
            <text:p/>
            <draw:enhanced-geometry svg:viewBox="0 0 88 17" draw:type="non-primitive" draw:enhanced-path="M 0 17  L 0 17  L 11 14  L 22 12  L 32 10  L 44 8  L 54 5  L 65 3  L 76 1  L 88 0  N"/>
          </draw:custom-shape>
          <draw:custom-shape draw:style-name="gr9" draw:text-style-name="P2" draw:layer="layout" svg:width="0.026cm" svg:height="0.009cm" draw:transform="rotate (-2.35619449019309) translate (25.324cm 2.269cm)">
            <text:p/>
            <draw:enhanced-geometry svg:viewBox="0 0 71 36" draw:type="non-primitive" draw:enhanced-path="M 71 0  L 71 0  L 62 5  L 53 10  L 44 14  L 36 19  L 27 23  L 18 27  L 9 31  L 0 36  N"/>
          </draw:custom-shape>
          <draw:custom-shape draw:style-name="gr9" draw:text-style-name="P2" draw:layer="layout" svg:width="0.026cm" svg:height="0.005cm" draw:transform="rotate (-2.35619449019309) translate (25.327cm 2.322cm)">
            <text:p/>
            <draw:enhanced-geometry svg:viewBox="0 0 72 19" draw:type="non-primitive" draw:enhanced-path="M 72 0  L 72 0  L 63 2  L 54 5  L 45 7  L 37 9  L 28 13  L 19 15  L 10 17  L 0 19  N"/>
          </draw:custom-shape>
          <draw:custom-shape draw:style-name="gr9" draw:text-style-name="P2" draw:layer="layout" svg:width="0.022cm" svg:height="0.004cm" draw:transform="rotate (-2.35619449019309) translate (25.407cm 2.298cm)">
            <text:p/>
            <draw:enhanced-geometry svg:viewBox="0 0 62 17" draw:type="non-primitive" draw:enhanced-path="M 62 17  L 62 17  L 54 15  L 47 12  L 39 10  L 31 8  L 23 6  L 16 4  L 8 2  L 0 0  N"/>
          </draw:custom-shape>
          <draw:custom-shape draw:style-name="gr9" draw:text-style-name="P2" draw:layer="layout" svg:width="0.027cm" svg:height="0.004cm" draw:transform="rotate (-2.35619449019309) translate (25.375cm 2.34cm)">
            <text:p/>
            <draw:enhanced-geometry svg:viewBox="0 0 69 17" draw:type="non-primitive" draw:enhanced-path="M 0 17  L 0 17  L 9 15  L 18 13  L 26 11  L 35 8  L 43 6  L 52 4  L 60 2  L 69 0  N"/>
          </draw:custom-shape>
          <draw:custom-shape draw:style-name="gr9" draw:text-style-name="P2" draw:layer="layout" svg:width="0.031cm" svg:height="0.022cm" draw:transform="rotate (-2.35619449019309) translate (25.093cm 2.142cm)">
            <text:p/>
            <draw:enhanced-geometry svg:viewBox="0 0 78 71" draw:type="non-primitive" draw:enhanced-path="M 78 0  L 78 0  L 68 9  L 59 18  L 48 28  L 38 35  L 28 45  L 19 54  L 9 62  L 0 71  N"/>
          </draw:custom-shape>
          <draw:custom-shape draw:style-name="gr9" draw:text-style-name="P2" draw:layer="layout" svg:width="0.031cm" svg:height="0.008cm" draw:transform="rotate (-2.35619449019309) translate (25.04cm 2.091cm)">
            <text:p/>
            <draw:enhanced-geometry svg:viewBox="0 0 88 37" draw:type="non-primitive" draw:enhanced-path="M 0 0  L 0 0  L 11 5  L 21 9  L 33 14  L 44 18  L 54 23  L 66 28  L 77 32  L 88 37  N"/>
          </draw:custom-shape>
          <draw:custom-shape draw:style-name="gr9" draw:text-style-name="P2" draw:layer="layout" svg:width="0.027cm" svg:height="0.018cm" draw:transform="rotate (-2.35619449019309) translate (24.992cm 2.096cm)">
            <text:p/>
            <draw:enhanced-geometry svg:viewBox="0 0 70 52" draw:type="non-primitive" draw:enhanced-path="M 70 0  L 70 0  L 60 7  L 47 12  L 35 18  L 24 22  L 12 29  L 4 35  L 0 43  L 1 52  N"/>
          </draw:custom-shape>
          <draw:custom-shape draw:style-name="gr9" draw:text-style-name="P2" draw:layer="layout" svg:width="0.035cm" svg:height="0.005cm" draw:transform="rotate (-2.35619449019309) translate (24.989cm 2.116cm)">
            <text:p/>
            <draw:enhanced-geometry svg:viewBox="0 0 97 0" draw:type="non-primitive" draw:enhanced-path="M 0 0  L 0 0  L 13 0  L 24 0  L 37 0  L 48 0  L 60 0  L 72 0  L 84 0  L 97 0  N"/>
          </draw:custom-shape>
          <draw:custom-shape draw:style-name="gr9" draw:text-style-name="P2" draw:layer="layout" svg:width="0.027cm" svg:height="0.017cm" draw:transform="rotate (-2.35619449019309) translate (24.947cm 2.077cm)">
            <text:p/>
            <draw:enhanced-geometry svg:viewBox="0 0 70 52" draw:type="non-primitive" draw:enhanced-path="M 70 0  L 70 0  L 61 7  L 52 13  L 44 20  L 35 26  L 26 33  L 18 40  L 9 46  L 0 52  N"/>
          </draw:custom-shape>
          <draw:custom-shape draw:style-name="gr9" draw:text-style-name="P2" draw:layer="layout" svg:width="0.036cm" svg:height="0.004cm" draw:transform="rotate (-2.35619449019309) translate (24.951cm 2.099cm)">
            <text:p/>
            <draw:enhanced-geometry svg:viewBox="0 0 97 0" draw:type="non-primitive" draw:enhanced-path="M 0 0  L 0 0  L 13 0  L 24 0  L 37 0  L 48 0  L 61 0  L 72 0  L 84 0  L 97 0  N"/>
          </draw:custom-shape>
          <draw:custom-shape draw:style-name="gr9" draw:text-style-name="P2" draw:layer="layout" svg:width="0.026cm" svg:height="0.009cm" draw:transform="rotate (-2.35619449019309) translate (24.927cm 2.062cm)">
            <text:p/>
            <draw:enhanced-geometry svg:viewBox="0 0 72 35" draw:type="non-primitive" draw:enhanced-path="M 72 0  L 72 0  L 61 4  L 50 7  L 38 10  L 25 12  L 15 16  L 6 20  L 1 27  L 0 35  N"/>
          </draw:custom-shape>
          <draw:custom-shape draw:style-name="gr9" draw:text-style-name="P2" draw:layer="layout" svg:width="0.044cm" svg:height="0.005cm" draw:transform="rotate (-2.35619449019309) translate (24.914cm 2.078cm)">
            <text:p/>
            <draw:enhanced-geometry svg:viewBox="0 0 122 0" draw:type="non-primitive" draw:enhanced-path="M 122 0  L 122 0  L 106 0  L 90 0  L 76 0  L 60 0  L 45 0  L 30 0  L 14 0  L 0 0  N"/>
          </draw:custom-shape>
          <draw:custom-shape draw:style-name="gr9" draw:text-style-name="P2" draw:layer="layout" svg:width="0.017cm" svg:height="0.005cm" draw:transform="rotate (-2.35619449019309) translate (24.895cm 2.057cm)">
            <text:p/>
            <draw:enhanced-geometry svg:viewBox="0 0 52 17" draw:type="non-primitive" draw:enhanced-path="M 52 0  L 52 0  L 46 2  L 40 5  L 33 7  L 26 9  L 20 11  L 13 14  L 7 15  L 0 17  N"/>
          </draw:custom-shape>
          <draw:custom-shape draw:style-name="gr9" draw:text-style-name="P2" draw:layer="layout" svg:width="0.022cm" svg:height="0.022cm" draw:transform="rotate (-2.35619449019309) translate (24.929cm 2.128cm)">
            <text:p/>
            <draw:enhanced-geometry svg:viewBox="0 0 61 71" draw:type="non-primitive" draw:enhanced-path="M 61 0  L 61 0  L 53 9  L 46 18  L 38 26  L 30 35  L 22 45  L 16 52  L 8 62  L 0 71  N"/>
          </draw:custom-shape>
          <draw:custom-shape draw:style-name="gr9" draw:text-style-name="P2" draw:layer="layout" svg:width="0.027cm" svg:height="0.005cm" draw:transform="rotate (-2.35619449019309) translate (24.833cm 2.119cm)">
            <text:p/>
            <draw:enhanced-geometry svg:viewBox="0 0 70 17" draw:type="non-primitive" draw:enhanced-path="M 0 17  L 0 17  L 9 15  L 18 13  L 26 12  L 35 9  L 44 7  L 52 5  L 61 3  L 70 0  N"/>
          </draw:custom-shape>
          <draw:custom-shape draw:style-name="gr9" draw:text-style-name="P2" draw:layer="layout" svg:width="0.04cm" svg:height="0.004cm" draw:transform="rotate (-2.35619449019309) translate (25.987cm 1.634cm)">
            <text:p/>
            <draw:enhanced-geometry svg:viewBox="0 0 107 0" draw:type="non-primitive" draw:enhanced-path="M 107 0  L 107 0  L 93 0  L 80 0  L 66 0  L 54 0  L 40 0  L 26 0  L 14 0  L 0 0  N"/>
          </draw:custom-shape>
          <draw:custom-shape draw:style-name="gr9" draw:text-style-name="P2" draw:layer="layout" svg:width="0.048cm" svg:height="0.005cm" draw:transform="rotate (-2.35619449019309) translate (25.989cm 1.679cm)">
            <text:p/>
            <draw:enhanced-geometry svg:viewBox="0 0 131 19" draw:type="non-primitive" draw:enhanced-path="M 131 0  L 131 0  L 114 2  L 98 5  L 81 7  L 65 9  L 49 13  L 32 15  L 17 17  L 0 19  N"/>
          </draw:custom-shape>
          <draw:custom-shape draw:style-name="gr9" draw:text-style-name="P2" draw:layer="layout" svg:width="0.031cm" svg:height="0.005cm" draw:transform="rotate (-2.35619449019309) translate (25.956cm 1.717cm)">
            <text:p/>
            <draw:enhanced-geometry svg:viewBox="0 0 78 0" draw:type="non-primitive" draw:enhanced-path="M 78 0  L 78 0  L 68 0  L 59 0  L 49 0  L 39 0  L 28 0  L 19 0  L 9 0  L 0 0  N"/>
          </draw:custom-shape>
          <draw:custom-shape draw:style-name="gr9" draw:text-style-name="P2" draw:layer="layout" svg:width="0.04cm" svg:height="0.004cm" draw:transform="rotate (-2.35619449019309) translate (26.009cm 1.753cm)">
            <text:p/>
            <draw:enhanced-geometry svg:viewBox="0 0 106 0" draw:type="non-primitive" draw:enhanced-path="M 106 0  L 106 0  L 97 0  L 87 0  L 78 0  L 70 0  L 61 0  L 52 0  L 43 0  L 34 0  L 34 0  L 30 0  L 26 0  L 22 0  L 17 0  L 13 0  L 8 0  L 5 0  L 0 0  N"/>
          </draw:custom-shape>
          <draw:custom-shape draw:style-name="gr9" draw:text-style-name="P2" draw:layer="layout" svg:width="0.022cm" svg:height="0.005cm" draw:transform="rotate (-2.35619449019309) translate (25.945cm 1.755cm)">
            <text:p/>
            <draw:enhanced-geometry svg:viewBox="0 0 53 17" draw:type="non-primitive" draw:enhanced-path="M 0 17  L 0 17  L 6 15  L 12 12  L 19 10  L 26 8  L 32 6  L 39 4  L 46 2  L 53 0  N"/>
          </draw:custom-shape>
          <draw:custom-shape draw:style-name="gr9" draw:text-style-name="P2" draw:layer="layout" svg:width="0.022cm" svg:height="0.005cm" draw:transform="rotate (-2.35619449019309) translate (25.945cm 1.711cm)">
            <text:p/>
            <draw:enhanced-geometry svg:viewBox="0 0 61 17" draw:type="non-primitive" draw:enhanced-path="M 0 0  L 0 0  L 7 3  L 15 5  L 23 7  L 31 9  L 38 12  L 46 13  L 54 15  L 61 17  N"/>
          </draw:custom-shape>
          <draw:custom-shape draw:style-name="gr9" draw:text-style-name="P2" draw:layer="layout" svg:width="0.039cm" svg:height="0.013cm" draw:transform="rotate (-2.35619449019309) translate (25.94cm 1.673cm)">
            <text:p/>
            <draw:enhanced-geometry svg:viewBox="0 0 105 39" draw:type="non-primitive" draw:enhanced-path="M 0 0  L 0 0  L 13 5  L 26 13  L 40 22  L 54 30  L 68 36  L 80 39  L 93 39  L 105 34  N"/>
          </draw:custom-shape>
          <draw:custom-shape draw:style-name="gr9" draw:text-style-name="P2" draw:layer="layout" svg:width="0.017cm" svg:height="0.005cm" draw:transform="rotate (-2.35619449019309) translate (25.358cm 2.348cm)">
            <text:p/>
            <draw:enhanced-geometry svg:viewBox="0 0 44 0" draw:type="non-primitive" draw:enhanced-path="M 0 0  L 0 0  L 5 0  L 11 0  L 16 0  L 21 0  L 27 0  L 33 0  L 38 0  L 44 0  N"/>
          </draw:custom-shape>
          <draw:custom-shape draw:style-name="gr9" draw:text-style-name="P2" draw:layer="layout" svg:width="0.031cm" svg:height="0.013cm" draw:transform="rotate (-2.35619449019309) translate (25.818cm 1.38cm)">
            <text:p/>
            <draw:enhanced-geometry svg:viewBox="0 0 88 36" draw:type="non-primitive" draw:enhanced-path="M 88 0  L 88 0  L 77 5  L 65 10  L 54 14  L 44 17  L 32 22  L 21 27  L 11 31  L 0 36  N"/>
          </draw:custom-shape>
          <draw:custom-shape draw:style-name="gr9" draw:text-style-name="P2" draw:layer="layout" svg:width="0.013cm" svg:height="0.027cm" draw:transform="rotate (-2.35619449019309) translate (25.759cm 1.407cm)">
            <text:p/>
            <draw:enhanced-geometry svg:viewBox="0 0 35 86" draw:type="non-primitive" draw:enhanced-path="M 0 0  L 0 0  L 4 11  L 7 22  L 9 35  L 11 47  L 15 59  L 19 69  L 26 78  L 35 86  N"/>
          </draw:custom-shape>
          <draw:custom-shape draw:style-name="gr9" draw:text-style-name="P2" draw:layer="layout" svg:width="0.048cm" svg:height="0.031cm" draw:transform="rotate (-2.35619449019309) translate (25.814cm 1.40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9" draw:text-style-name="P2" draw:layer="layout" svg:width="0.009cm" svg:height="0.026cm" draw:transform="rotate (-2.35619449019309) translate (25.72cm 1.36cm)">
            <text:p/>
            <draw:enhanced-geometry svg:viewBox="0 0 27 87" draw:type="non-primitive" draw:enhanced-path="M 0 0  L 0 0  L 3 10  L 7 22  L 10 33  L 13 43  L 17 55  L 20 66  L 24 77  L 27 87  N"/>
          </draw:custom-shape>
          <draw:custom-shape draw:style-name="gr9" draw:text-style-name="P2" draw:layer="layout" svg:width="0.035cm" svg:height="0.009cm" draw:transform="rotate (-2.35619449019309) translate (25.71cm 1.3cm)">
            <text:p/>
            <draw:enhanced-geometry svg:viewBox="0 0 97 35" draw:type="non-primitive" draw:enhanced-path="M 97 0  L 97 0  L 84 5  L 72 9  L 60 14  L 48 18  L 36 23  L 24 26  L 13 31  L 0 35  N"/>
          </draw:custom-shape>
          <draw:custom-shape draw:style-name="gr9" draw:text-style-name="P2" draw:layer="layout" svg:width="0.022cm" svg:height="0.03cm" draw:transform="rotate (-2.35619449019309) translate (25.738cm 1.359cm)">
            <text:p/>
            <draw:enhanced-geometry svg:viewBox="0 0 69 103" draw:type="non-primitive" draw:enhanced-path="M 0 0  L 0 0  L 9 12  L 17 26  L 26 38  L 35 51  L 43 64  L 52 77  L 60 90  L 69 103  N"/>
          </draw:custom-shape>
          <draw:custom-shape draw:style-name="gr9" draw:text-style-name="P2" draw:layer="layout" svg:width="0.048cm" svg:height="0.004cm" draw:transform="rotate (-2.35619449019309) translate (25.773cm 1.243cm)">
            <text:p/>
            <draw:enhanced-geometry svg:viewBox="0 0 138 0" draw:type="non-primitive" draw:enhanced-path="M 138 0  L 138 0  L 119 0  L 97 0  L 75 0  L 52 0  L 32 0  L 14 0  L 4 0  L 0 0  N"/>
          </draw:custom-shape>
          <draw:custom-shape draw:style-name="gr9" draw:text-style-name="P2" draw:layer="layout" svg:width="0.022cm" svg:height="0.031cm" draw:transform="rotate (-2.35619449019309) translate (25.729cm 1.328cm)">
            <text:p/>
            <draw:enhanced-geometry svg:viewBox="0 0 53 105" draw:type="non-primitive" draw:enhanced-path="M 0 0  L 0 0  L 7 14  L 14 26  L 21 40  L 27 53  L 33 67  L 40 79  L 46 93  L 53 105  N"/>
          </draw:custom-shape>
          <draw:custom-shape draw:style-name="gr12" draw:text-style-name="P2" draw:layer="layout" svg:width="0.053cm" svg:height="0.049cm" draw:transform="rotate (-2.35619449019309) translate (26.043cm 2.276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9" draw:text-style-name="P2" draw:layer="layout" svg:width="0.053cm" svg:height="0.049cm" draw:transform="rotate (-2.35619449019309) translate (26.043cm 2.276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3" draw:text-style-name="P2" draw:layer="layout" svg:width="0.057cm" svg:height="0.053cm" draw:transform="rotate (-2.35619449019309) translate (26.044cm 2.27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9" draw:text-style-name="P2" draw:layer="layout" svg:width="0.057cm" svg:height="0.053cm" draw:transform="rotate (-2.35619449019309) translate (26.044cm 2.27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3" draw:text-style-name="P2" draw:layer="layout" svg:width="0.035cm" svg:height="0.009cm" draw:transform="rotate (-2.35619449019309) translate (26.01cm 2.244cm)">
            <text:p/>
            <draw:enhanced-geometry svg:viewBox="0 0 95 35" draw:type="non-primitive" draw:enhanced-path="M 95 18  L 87 15  L 80 13  L 72 9  L 64 6  L 56 3  L 50 1  L 42 0  L 34 1  L 28 4  L 22 6  L 18 11  L 13 14  L 9 18  L 5 24  L 2 30  L 0 35  L 95 18  Z N"/>
          </draw:custom-shape>
          <draw:custom-shape draw:style-name="gr9" draw:text-style-name="P2" draw:layer="layout" svg:width="0.035cm" svg:height="0.009cm" draw:transform="rotate (-2.35619449019309) translate (26.01cm 2.244cm)">
            <text:p/>
            <draw:enhanced-geometry svg:viewBox="0 0 95 35" draw:type="non-primitive" draw:enhanced-path="M 95 18  L 95 18  L 87 15  L 80 13  L 72 9  L 64 6  L 56 3  L 50 1  L 42 0  L 34 1  L 34 1  L 28 4  L 22 6  L 18 11  L 13 14  L 9 18  L 5 24  L 2 30  L 0 35  N"/>
          </draw:custom-shape>
          <draw:custom-shape draw:style-name="gr13" draw:text-style-name="P2" draw:layer="layout" svg:width="0.018cm" svg:height="0.009cm" draw:transform="rotate (-2.35619449019309) translate (26.004cm 2.236cm)">
            <text:p/>
            <draw:enhanced-geometry svg:viewBox="0 0 53 36" draw:type="non-primitive" draw:enhanced-path="M 53 0  L 46 5  L 38 8  L 31 12  L 23 15  L 16 19  L 10 23  L 4 29  L 0 36  L 53 0  Z N"/>
          </draw:custom-shape>
          <draw:custom-shape draw:style-name="gr9" draw:text-style-name="P2" draw:layer="layout" svg:width="0.018cm" svg:height="0.009cm" draw:transform="rotate (-2.35619449019309) translate (26.004cm 2.236cm)">
            <text:p/>
            <draw:enhanced-geometry svg:viewBox="0 0 53 36" draw:type="non-primitive" draw:enhanced-path="M 53 0  L 53 0  L 46 5  L 38 8  L 31 12  L 23 15  L 16 19  L 10 23  L 4 29  L 0 36  N"/>
          </draw:custom-shape>
          <draw:custom-shape draw:style-name="gr13" draw:text-style-name="P2" draw:layer="layout" svg:width="0.049cm" svg:height="0.022cm" draw:transform="rotate (-2.35619449019309) translate (25.947cm 2.3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9" draw:text-style-name="P2" draw:layer="layout" svg:width="0.049cm" svg:height="0.022cm" draw:transform="rotate (-2.35619449019309) translate (25.947cm 2.3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3" draw:text-style-name="P2" draw:layer="layout" svg:width="0.048cm" svg:height="0.035cm" draw:transform="rotate (-2.35619449019309) translate (25.903cm 2.37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9" draw:text-style-name="P2" draw:layer="layout" svg:width="0.048cm" svg:height="0.035cm" draw:transform="rotate (-2.35619449019309) translate (25.903cm 2.37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3" draw:text-style-name="P2" draw:layer="layout" svg:width="0.031cm" svg:height="0.022cm" draw:transform="rotate (-2.35619449019309) translate (26.072cm 2.27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9" draw:text-style-name="P2" draw:layer="layout" svg:width="0.031cm" svg:height="0.022cm" draw:transform="rotate (-2.35619449019309) translate (26.072cm 2.27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line draw:style-name="gr19" draw:text-style-name="P10" draw:layer="layout" svg:x1="24.161cm" svg:y1="3.726cm" svg:x2="24.165cm" svg:y2="5.724cm">
          <text:p/>
        </draw:line>
        <draw:line draw:style-name="gr19" draw:text-style-name="P10" draw:layer="layout" svg:x1="24.2cm" svg:y1="5.724cm" svg:x2="17.717cm" svg:y2="5.728cm">
          <text:p/>
        </draw:line>
        <draw:line draw:style-name="gr15" draw:text-style-name="P10" draw:layer="layout" svg:x1="17.758cm" svg:y1="5.724cm" svg:x2="17.762cm" svg:y2="9.124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onst + point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other notorious source of confusion</text:span></text:p>
                <text:list text:style-name="L6">
                  <text:list-item>
                    <text:p text:style-name="P7"><text:span text:style-name="T3">again, be clear what your expression refers to</text:span></text:p>
                  </text:list-item>
                  <text:list-item>
                    <text:p text:style-name="P7"><text:span text:style-name="T3">read const on the pointer's target as readonly</text:span></text:p>
                  </text:list-item>
                </text:list>
              </text:list-item>
            </text:list>
          </draw:text-box>
        </draw:frame>
        <draw:custom-shape draw:style-name="gr5" draw:text-style-name="P2" draw:layer="layout" svg:width="11.403cm" svg:height="2.084cm" svg:x="4.957cm" svg:y="9.124cm">
          <text:p text:style-name="P8"><text:span text:style-name="T13">int</text:span><text:span text:style-name="T14"> * ptr = &amp;value;</text:span></text:p>
          <text:p text:style-name="P8"><text:span text:style-name="T14">*ptr = 42; <text:s text:c="6"/></text:span><text:span text:style-name="T36">// ok</text:span></text:p>
          <text:p text:style-name="P8"><text:span text:style-name="T14">ptr = NULL; <text:s text:c="5"/></text:span><text:span text:style-name="T36">// ok</text:span></text:p>
          <draw:enhanced-geometry svg:viewBox="0 0 21600 21600" draw:type="mso-spt202" draw:enhanced-path="M 0 0 L 21600 0 21600 21600 0 21600 0 0 Z N"/>
        </draw:custom-shape>
        <draw:custom-shape draw:style-name="gr5" draw:text-style-name="P2" draw:layer="layout" svg:width="11.403cm" svg:height="2.084cm" svg:x="4.957cm" svg:y="13.855cm">
          <text:p text:style-name="P8"><text:span text:style-name="T13">const int</text:span><text:span text:style-name="T14"> * ptr = &amp;value;</text:span></text:p>
          <text:p text:style-name="P8"><text:span text:style-name="T14">*ptr = 42; <text:s text:c="6"/></text:span><text:span text:style-name="T36">// error</text:span></text:p>
          <text:p text:style-name="P8"><text:span text:style-name="T14">ptr = NULL; <text:s text:c="5"/></text:span><text:span text:style-name="T36">// ok</text:span></text:p>
          <draw:enhanced-geometry svg:viewBox="0 0 21600 21600" draw:type="mso-spt202" draw:enhanced-path="M 0 0 L 21600 0 21600 21600 0 21600 0 0 Z N"/>
        </draw:custom-shape>
        <draw:custom-shape draw:style-name="gr6" draw:text-style-name="P2" draw:layer="layout" svg:width="5.799cm" svg:height="1.023cm" svg:x="17.361cm" svg:y="8.727cm">
          <text:p text:style-name="P3"><text:span text:style-name="T10">*ptr is not const </text:span></text:p>
          <draw:enhanced-geometry svg:viewBox="0 0 21600 21600" draw:type="mso-spt202" draw:enhanced-path="M 0 0 L 21600 0 21600 21600 0 21600 0 0 Z N"/>
        </draw:custom-shape>
        <draw:custom-shape draw:style-name="gr6" draw:text-style-name="P2" draw:layer="layout" svg:width="7.003cm" svg:height="1.785cm" svg:x="17.555cm" svg:y="13.154cm">
          <text:p text:style-name="P3"><text:span text:style-name="T10">*ptr must be treated </text:span></text:p>
          <text:p text:style-name="P3"><text:span text:style-name="T10">as readonly</text:span></text:p>
          <draw:enhanced-geometry svg:viewBox="0 0 21600 21600" draw:type="mso-spt202" draw:enhanced-path="M 0 0 L 21600 0 21600 21600 0 21600 0 0 Z N"/>
        </draw:custom-shape>
        <draw:g>
          <draw:custom-shape draw:style-name="gr8" draw:text-style-name="P2" draw:layer="layout" svg:width="0.37cm" svg:height="1.107cm" draw:transform="rotate (-2.35619449019309) translate (25.944cm 2.37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9" draw:text-style-name="P2" draw:layer="layout" svg:width="0.37cm" svg:height="1.107cm" draw:transform="rotate (-2.35619449019309) translate (25.944cm 2.37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8" draw:text-style-name="P2" draw:layer="layout" svg:width="0.344cm" svg:height="1.107cm" draw:transform="rotate (-2.35619449019309) translate (26.204cm 2.14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9" draw:text-style-name="P2" draw:layer="layout" svg:width="0.344cm" svg:height="1.107cm" draw:transform="rotate (-2.35619449019309) translate (26.204cm 2.14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0" draw:text-style-name="P2" draw:layer="layout" svg:width="0.133cm" svg:height="0.203cm" draw:transform="rotate (-2.35619449019309) translate (25.954cm 2.32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0" draw:text-style-name="P2" draw:layer="layout" svg:width="0.119cm" svg:height="0.176cm" draw:transform="rotate (-2.35619449019309) translate (26.039cm 2.239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0" draw:text-style-name="P2" draw:layer="layout" svg:width="0.238cm" svg:height="0.216cm" draw:transform="rotate (-2.35619449019309) translate (25.737cm 2.22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0" draw:text-style-name="P2" draw:layer="layout" svg:width="0.18cm" svg:height="0.083cm" draw:transform="rotate (-2.35619449019309) translate (25.557cm 1.98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0" draw:text-style-name="P2" draw:layer="layout" svg:width="0.344cm" svg:height="1.085cm" draw:transform="rotate (-2.35619449019309) translate (26.165cm 2.08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0" draw:text-style-name="P2" draw:layer="layout" svg:width="0.41cm" svg:height="1.107cm" draw:transform="rotate (-2.35619449019309) translate (26.031cm 2.34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0" draw:text-style-name="P2" draw:layer="layout" svg:width="0.269cm" svg:height="0.159cm" draw:transform="rotate (-2.35619449019309) translate (26.1cm 2.25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0" draw:text-style-name="P2" draw:layer="layout" svg:width="0.026cm" svg:height="0.009cm" draw:transform="rotate (-2.35619449019309) translate (25.963cm 2.335cm)">
            <text:p/>
            <draw:enhanced-geometry svg:viewBox="0 0 70 35" draw:type="non-primitive" draw:enhanced-path="M 0 0  L 9 5  L 17 9  L 26 15  L 34 20  L 43 24  L 52 29  L 61 32  L 70 35  L 0 0  Z N"/>
          </draw:custom-shape>
          <draw:custom-shape draw:style-name="gr10" draw:text-style-name="P2" draw:layer="layout" svg:width="0.115cm" svg:height="0.088cm" draw:transform="rotate (-2.35619449019309) translate (25.92cm 2.37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0" draw:text-style-name="P2" draw:layer="layout" svg:width="0.221cm" svg:height="0.066cm" draw:transform="rotate (-2.35619449019309) translate (25.73cm 2.334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0" draw:text-style-name="P2" draw:layer="layout" svg:width="0.088cm" svg:height="0.111cm" draw:transform="rotate (-2.35619449019309) translate (25.66cm 2.58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0" draw:text-style-name="P2" draw:layer="layout" svg:width="0.071cm" svg:height="0.106cm" draw:transform="rotate (-2.35619449019309) translate (25.616cm 2.57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0" draw:text-style-name="P2" draw:layer="layout" svg:width="0.066cm" svg:height="0.075cm" draw:transform="rotate (-2.35619449019309) translate (25.663cm 2.56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0" draw:text-style-name="P2" draw:layer="layout" svg:width="0.097cm" svg:height="0.105cm" draw:transform="rotate (-2.35619449019309) translate (25.612cm 2.569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0" draw:text-style-name="P2" draw:layer="layout" svg:width="0.057cm" svg:height="0.062cm" draw:transform="rotate (-2.35619449019309) translate (25.638cm 2.56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0" draw:text-style-name="P2" draw:layer="layout" svg:width="0.026cm" svg:height="0.062cm" draw:transform="rotate (-2.35619449019309) translate (25.581cm 2.571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0" draw:text-style-name="P2" draw:layer="layout" svg:width="0.225cm" svg:height="0.211cm" draw:transform="rotate (-2.35619449019309) translate (25.555cm 2.28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0" draw:text-style-name="P2" draw:layer="layout" svg:width="0.071cm" svg:height="0.013cm" draw:transform="rotate (-2.35619449019309) translate (25.468cm 2.27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0" draw:text-style-name="P2" draw:layer="layout" svg:width="0.102cm" svg:height="0.053cm" draw:transform="rotate (-2.35619449019309) translate (25.549cm 2.27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0" draw:text-style-name="P2" draw:layer="layout" svg:width="0.296cm" svg:height="0.3cm" draw:transform="rotate (-2.35619449019309) translate (25.256cm 2.08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0" draw:text-style-name="P2" draw:layer="layout" svg:width="0.225cm" svg:height="0.212cm" draw:transform="rotate (-2.35619449019309) translate (26.063cm 1.773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0" draw:text-style-name="P2" draw:layer="layout" svg:width="0.3cm" svg:height="0.3cm" draw:transform="rotate (-2.35619449019309) translate (25.872cm 1.455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0" draw:text-style-name="P2" draw:layer="layout" svg:width="0.084cm" svg:height="0.053cm" draw:transform="rotate (-2.35619449019309) translate (25.957cm 1.87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0" draw:text-style-name="P2" draw:layer="layout" svg:width="0.265cm" svg:height="0.15cm" draw:transform="rotate (-2.35619449019309) translate (26.176cm 2.006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0" draw:text-style-name="P2" draw:layer="layout" svg:width="0.009cm" svg:height="0.005cm" draw:transform="rotate (-2.35619449019309) translate (25.933cm 2.038cm)">
            <text:p/>
            <draw:enhanced-geometry svg:viewBox="0 0 17 0" draw:type="non-primitive" draw:enhanced-path="M 0 0  L 4 0  L 9 0  L 12 0  L 17 0  L 0 0  Z N"/>
          </draw:custom-shape>
          <draw:custom-shape draw:style-name="gr10" draw:text-style-name="P2" draw:layer="layout" svg:width="0.154cm" svg:height="0.07cm" draw:transform="rotate (-2.35619449019309) translate (26.147cm 1.95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8" draw:text-style-name="P2" draw:layer="layout" svg:width="0.287cm" svg:height="0.07cm" draw:transform="rotate (-2.35619449019309) translate (25.726cm 1.745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8" draw:text-style-name="P2" draw:layer="layout" svg:width="0.299cm" svg:height="0.084cm" draw:transform="rotate (-2.35619449019309) translate (25.68cm 1.69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8" draw:text-style-name="P2" draw:layer="layout" svg:width="0.265cm" svg:height="0.009cm" draw:transform="rotate (-2.35619449019309) translate (25.575cm 1.60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8" draw:text-style-name="P2" draw:layer="layout" svg:width="0.313cm" svg:height="0.075cm" draw:transform="rotate (-2.35619449019309) translate (25.613cm 1.629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8" draw:text-style-name="P2" draw:layer="layout" svg:width="0.331cm" svg:height="0.067cm" draw:transform="rotate (-2.35619449019309) translate (25.546cm 1.558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8" draw:text-style-name="P2" draw:layer="layout" svg:width="0.154cm" svg:height="0.124cm" draw:transform="rotate (-2.35619449019309) translate (25.91cm 1.982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8" draw:text-style-name="P2" draw:layer="layout" svg:width="0.031cm" svg:height="0.022cm" draw:transform="rotate (-2.35619449019309) translate (25.83cm 2.085cm)">
            <text:p/>
            <draw:enhanced-geometry svg:viewBox="0 0 86 72" draw:type="non-primitive" draw:enhanced-path="M 0 0  L 10 9  L 21 18  L 32 27  L 43 35  L 54 44  L 65 53  L 76 62  L 86 72  L 0 0  Z N"/>
          </draw:custom-shape>
          <draw:custom-shape draw:style-name="gr8" draw:text-style-name="P2" draw:layer="layout" svg:width="0.097cm" svg:height="0.155cm" draw:transform="rotate (-2.35619449019309) translate (26.034cm 2.26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8" draw:text-style-name="P2" draw:layer="layout" svg:width="0.075cm" svg:height="0.067cm" draw:transform="rotate (-2.35619449019309) translate (25.654cm 2.305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8" draw:text-style-name="P2" draw:layer="layout" svg:width="0.097cm" svg:height="0.286cm" draw:transform="rotate (-2.35619449019309) translate (25.336cm 2.16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8" draw:text-style-name="P2" draw:layer="layout" svg:width="0.383cm" svg:height="0.066cm" draw:transform="rotate (-2.35619449019309) translate (25.489cm 1.50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1" draw:text-style-name="P2" draw:layer="layout" svg:width="0.348cm" svg:height="0.035cm" draw:transform="rotate (-2.35619449019309) translate (25.934cm 2.02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1" draw:text-style-name="P2" draw:layer="layout" svg:width="0.181cm" svg:height="0.233cm" draw:transform="rotate (-2.35619449019309) translate (26.006cm 1.98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1" draw:text-style-name="P2" draw:layer="layout" svg:width="0.181cm" svg:height="0.252cm" draw:transform="rotate (-2.35619449019309) translate (25.762cm 2.27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1" draw:text-style-name="P2" draw:layer="layout" svg:width="0.49cm" svg:height="0.022cm" draw:transform="rotate (-2.35619449019309) translate (25.83cm 1.82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1" draw:text-style-name="P2" draw:layer="layout" svg:width="0.017cm" svg:height="0.005cm" draw:transform="rotate (-2.35619449019309) translate (25.411cm 2.176cm)">
            <text:p/>
            <draw:enhanced-geometry svg:viewBox="0 0 54 0" draw:type="non-primitive" draw:enhanced-path="M 0 0  L 0 0  L 6 0  L 13 0  L 20 0  L 27 0  L 34 0  L 41 0  L 47 0  L 54 0  N"/>
          </draw:custom-shape>
          <draw:custom-shape draw:style-name="gr11" draw:text-style-name="P2" draw:layer="layout" svg:width="0.476cm" svg:height="0.022cm" draw:transform="rotate (-2.35619449019309) translate (25.761cm 1.81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1" draw:text-style-name="P2" draw:layer="layout" svg:width="0.599cm" svg:height="0.031cm" draw:transform="rotate (-2.35619449019309) translate (25.714cm 1.70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1" draw:text-style-name="P2" draw:layer="layout" svg:width="0.005cm" svg:height="0.009cm" draw:transform="rotate (-2.35619449019309) translate (25.313cm 2.135cm)">
            <text:p/>
            <draw:enhanced-geometry svg:viewBox="0 0 0 36" draw:type="non-primitive" draw:enhanced-path="M 0 0  L 0 0  L 0 4  L 0 9  L 0 13  L 0 18  L 0 22  L 0 27  L 0 32  L 0 36  N"/>
          </draw:custom-shape>
          <draw:custom-shape draw:style-name="gr11" draw:text-style-name="P2" draw:layer="layout" svg:width="0.653cm" svg:height="0.044cm" draw:transform="rotate (-2.35619449019309) translate (25.685cm 1.57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1" draw:text-style-name="P2" draw:layer="layout" svg:width="0.679cm" svg:height="0.036cm" draw:transform="rotate (-2.35619449019309) translate (25.563cm 1.528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1" draw:text-style-name="P2" draw:layer="layout" svg:width="0.67cm" svg:height="0.035cm" draw:transform="rotate (-2.35619449019309) translate (25.512cm 1.41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1" draw:text-style-name="P2" draw:layer="layout" svg:width="0.617cm" svg:height="0.066cm" draw:transform="rotate (-2.35619449019309) translate (25.455cm 1.453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1" draw:text-style-name="P2" draw:layer="layout" svg:width="0.075cm" svg:height="0.005cm" draw:transform="rotate (-2.35619449019309) translate (25.28cm 1.529cm)">
            <text:p/>
            <draw:enhanced-geometry svg:viewBox="0 0 210 0" draw:type="non-primitive" draw:enhanced-path="M 0 0  L 0 0  L 14 0  L 27 0  L 40 0  L 53 0  L 67 0  L 80 0  L 93 0  L 106 0  L 119 0  L 132 0  L 145 0  L 158 0  L 171 0  L 184 0  L 198 0  L 210 0  N"/>
          </draw:custom-shape>
          <draw:custom-shape draw:style-name="gr11" draw:text-style-name="P2" draw:layer="layout" svg:width="0.009cm" svg:height="0.009cm" draw:transform="rotate (-2.35619449019309) translate (25.123cm 1.662cm)">
            <text:p/>
            <draw:enhanced-geometry svg:viewBox="0 0 34 35" draw:type="non-primitive" draw:enhanced-path="M 0 35  L 0 35  L 4 30  L 9 27  L 13 22  L 17 18  L 21 13  L 26 9  L 30 4  L 34 0  N"/>
          </draw:custom-shape>
          <draw:custom-shape draw:style-name="gr12" draw:text-style-name="P2" draw:layer="layout" svg:width="0.066cm" svg:height="0.106cm" draw:transform="rotate (-2.35619449019309) translate (25.992cm 2.219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2" draw:text-style-name="P2" draw:layer="layout" svg:width="0.079cm" svg:height="0.075cm" draw:transform="rotate (-2.35619449019309) translate (25.784cm 2.025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2" draw:text-style-name="P2" draw:layer="layout" svg:width="0.168cm" svg:height="0.031cm" draw:transform="rotate (-2.35619449019309) translate (25.677cm 1.818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2" draw:text-style-name="P2" draw:layer="layout" svg:width="0.022cm" svg:height="0.009cm" draw:transform="rotate (-2.35619449019309) translate (25.585cm 1.873cm)">
            <text:p/>
            <draw:enhanced-geometry svg:viewBox="0 0 54 35" draw:type="non-primitive" draw:enhanced-path="M 0 35  L 7 30  L 13 26  L 20 20  L 25 16  L 32 11  L 39 6  L 46 3  L 54 0  L 0 35  Z N"/>
          </draw:custom-shape>
          <draw:custom-shape draw:style-name="gr12" draw:text-style-name="P2" draw:layer="layout" svg:width="0.119cm" svg:height="0.048cm" draw:transform="rotate (-2.35619449019309) translate (25.602cm 1.78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2" draw:text-style-name="P2" draw:layer="layout" svg:width="0.092cm" svg:height="0.044cm" draw:transform="rotate (-2.35619449019309) translate (25.468cm 1.72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2" draw:text-style-name="P2" draw:layer="layout" svg:width="0.089cm" svg:height="0.044cm" draw:transform="rotate (-2.35619449019309) translate (25.42cm 1.66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2" draw:text-style-name="P2" draw:layer="layout" svg:width="0.017cm" svg:height="0.005cm" draw:transform="rotate (-2.35619449019309) translate (25.38cm 1.638cm)">
            <text:p/>
            <draw:enhanced-geometry svg:viewBox="0 0 53 0" draw:type="non-primitive" draw:enhanced-path="M 53 0  L 46 0  L 40 0  L 34 0  L 27 0  L 20 0  L 13 0  L 6 0  L 0 0  L 53 0  Z N"/>
          </draw:custom-shape>
          <draw:custom-shape draw:style-name="gr12" draw:text-style-name="P2" draw:layer="layout" svg:width="0.097cm" svg:height="0.031cm" draw:transform="rotate (-2.35619449019309) translate (25.325cm 1.59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9" draw:text-style-name="P2" draw:layer="layout" svg:width="0.014cm" svg:height="0.008cm" draw:transform="rotate (-2.35619449019309) translate (25.591cm 2.613cm)">
            <text:p/>
            <draw:enhanced-geometry svg:viewBox="0 0 35 36" draw:type="non-primitive" draw:enhanced-path="M 35 0  L 35 0  L 31 5  L 26 10  L 22 14  L 17 17  L 13 22  L 9 27  L 5 31  L 0 36  N"/>
          </draw:custom-shape>
          <draw:custom-shape draw:style-name="gr9" draw:text-style-name="P2" draw:layer="layout" svg:width="0.044cm" svg:height="0.023cm" draw:transform="rotate (-2.35619449019309) translate (25.943cm 2.397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9" draw:text-style-name="P2" draw:layer="layout" svg:width="0.053cm" svg:height="0.008cm" draw:transform="rotate (-2.35619449019309) translate (26.033cm 2.211cm)">
            <text:p/>
            <draw:enhanced-geometry svg:viewBox="0 0 140 34" draw:type="non-primitive" draw:enhanced-path="M 140 0  L 140 0  L 122 4  L 103 5  L 84 6  L 63 7  L 45 10  L 28 15  L 12 23  L 0 34  N"/>
          </draw:custom-shape>
          <draw:custom-shape draw:style-name="gr9" draw:text-style-name="P2" draw:layer="layout" svg:width="0.022cm" svg:height="0.03cm" draw:transform="rotate (-2.35619449019309) translate (26.051cm 2.285cm)">
            <text:p/>
            <draw:enhanced-geometry svg:viewBox="0 0 53 106" draw:type="non-primitive" draw:enhanced-path="M 0 106  L 0 106  L 6 92  L 13 79  L 20 66  L 27 53  L 33 40  L 39 27  L 46 14  L 53 0  N"/>
          </draw:custom-shape>
          <draw:custom-shape draw:style-name="gr9" draw:text-style-name="P2" draw:layer="layout" svg:width="0.004cm" svg:height="0.031cm" draw:transform="rotate (-2.35619449019309) translate (26.023cm 2.251cm)">
            <text:p/>
            <draw:enhanced-geometry svg:viewBox="0 0 11 106" draw:type="non-primitive" draw:enhanced-path="M 0 0  L 0 0  L 1 14  L 3 29  L 6 42  L 9 57  L 11 71  L 10 84  L 6 96  L 0 106  N"/>
          </draw:custom-shape>
          <draw:custom-shape draw:style-name="gr9" draw:text-style-name="P2" draw:layer="layout" svg:width="0.057cm" svg:height="0.027cm" draw:transform="rotate (-2.35619449019309) translate (25.907cm 2.37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9" draw:text-style-name="P2" draw:layer="layout" svg:width="0.014cm" svg:height="0.009cm" draw:transform="rotate (-2.35619449019309) translate (25.904cm 2.414cm)">
            <text:p/>
            <draw:enhanced-geometry svg:viewBox="0 0 35 35" draw:type="non-primitive" draw:enhanced-path="M 35 35  L 35 35  L 31 31  L 26 25  L 23 18  L 18 12  L 15 6  L 10 3  L 6 0  L 0 1  N"/>
          </draw:custom-shape>
          <draw:custom-shape draw:style-name="gr9" draw:text-style-name="P2" draw:layer="layout" svg:width="0.018cm" svg:height="0.031cm" draw:transform="rotate (-2.35619449019309) translate (26.039cm 2.277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9" draw:text-style-name="P2" draw:layer="layout" svg:width="0.568cm" svg:height="0.82cm" draw:transform="rotate (-2.35619449019309) translate (25.977cm 2.42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3" draw:text-style-name="P2" draw:layer="layout" svg:width="0.075cm" svg:height="0.158cm" draw:transform="rotate (-2.35619449019309) translate (26.057cm 2.15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9" draw:text-style-name="P2" draw:layer="layout" svg:width="0.075cm" svg:height="0.158cm" draw:transform="rotate (-2.35619449019309) translate (26.057cm 2.15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3" draw:text-style-name="P2" draw:layer="layout" svg:width="0.088cm" svg:height="0.15cm" draw:transform="rotate (-2.35619449019309) translate (26.022cm 2.18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9" draw:text-style-name="P2" draw:layer="layout" svg:width="0.088cm" svg:height="0.15cm" draw:transform="rotate (-2.35619449019309) translate (26.022cm 2.18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3" draw:text-style-name="P2" draw:layer="layout" svg:width="0.075cm" svg:height="0.097cm" draw:transform="rotate (-2.35619449019309) translate (26.061cm 2.164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9" draw:text-style-name="P2" draw:layer="layout" svg:width="0.075cm" svg:height="0.097cm" draw:transform="rotate (-2.35619449019309) translate (26.061cm 2.164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3" draw:text-style-name="P2" draw:layer="layout" svg:width="0.079cm" svg:height="0.15cm" draw:transform="rotate (-2.35619449019309) translate (25.811cm 2.41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9" draw:text-style-name="P2" draw:layer="layout" svg:width="0.079cm" svg:height="0.15cm" draw:transform="rotate (-2.35619449019309) translate (25.811cm 2.41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3" draw:text-style-name="P2" draw:layer="layout" svg:width="0.088cm" svg:height="0.093cm" draw:transform="rotate (-2.35619449019309) translate (25.768cm 2.41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9" draw:text-style-name="P2" draw:layer="layout" svg:width="0.088cm" svg:height="0.093cm" draw:transform="rotate (-2.35619449019309) translate (25.768cm 2.41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3" draw:text-style-name="P2" draw:layer="layout" svg:width="0.067cm" svg:height="0.009cm" draw:transform="rotate (-2.35619449019309) translate (25.829cm 2.285cm)">
            <text:p/>
            <draw:enhanced-geometry svg:viewBox="0 0 175 34" draw:type="non-primitive" draw:enhanced-path="M 175 0  L 153 4  L 132 9  L 109 13  L 87 17  L 66 21  L 43 26  L 22 30  L 0 34  L 175 0  Z N"/>
          </draw:custom-shape>
          <draw:custom-shape draw:style-name="gr9" draw:text-style-name="P2" draw:layer="layout" svg:width="0.067cm" svg:height="0.009cm" draw:transform="rotate (-2.35619449019309) translate (25.829cm 2.285cm)">
            <text:p/>
            <draw:enhanced-geometry svg:viewBox="0 0 175 34" draw:type="non-primitive" draw:enhanced-path="M 175 0  L 175 0  L 153 4  L 132 9  L 109 13  L 87 17  L 66 21  L 43 26  L 22 30  L 0 34  N"/>
          </draw:custom-shape>
          <draw:custom-shape draw:style-name="gr13" draw:text-style-name="P2" draw:layer="layout" svg:width="0.075cm" svg:height="0.11cm" draw:transform="rotate (-2.35619449019309) translate (26cm 2.092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9" draw:text-style-name="P2" draw:layer="layout" svg:width="0.075cm" svg:height="0.11cm" draw:transform="rotate (-2.35619449019309) translate (26cm 2.092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3" draw:text-style-name="P2" draw:layer="layout" svg:width="0.058cm" svg:height="0.106cm" draw:transform="rotate (-2.35619449019309) translate (25.769cm 2.34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9" draw:text-style-name="P2" draw:layer="layout" svg:width="0.058cm" svg:height="0.106cm" draw:transform="rotate (-2.35619449019309) translate (25.769cm 2.34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2" draw:text-style-name="P2" draw:layer="layout" svg:width="0.017cm" svg:height="0.005cm" draw:transform="rotate (-2.35619449019309) translate (25.53cm 2.661cm)">
            <text:p/>
            <draw:enhanced-geometry svg:viewBox="0 0 44 17" draw:type="non-primitive" draw:enhanced-path="M 44 17  L 38 15  L 33 13  L 28 10  L 23 8  L 17 7  L 11 5  L 6 2  L 0 0  L 44 17  Z N"/>
          </draw:custom-shape>
          <draw:custom-shape draw:style-name="gr9" draw:text-style-name="P2" draw:layer="layout" svg:width="0.017cm" svg:height="0.005cm" draw:transform="rotate (-2.35619449019309) translate (25.53cm 2.661cm)">
            <text:p/>
            <draw:enhanced-geometry svg:viewBox="0 0 44 17" draw:type="non-primitive" draw:enhanced-path="M 44 17  L 44 17  L 38 15  L 33 13  L 28 10  L 23 8  L 17 7  L 11 5  L 6 2  L 0 0  N"/>
          </draw:custom-shape>
          <draw:custom-shape draw:style-name="gr13" draw:text-style-name="P2" draw:layer="layout" svg:width="0.198cm" svg:height="0.11cm" draw:transform="rotate (-2.35619449019309) translate (25.67cm 2.7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9" draw:text-style-name="P2" draw:layer="layout" svg:width="0.198cm" svg:height="0.11cm" draw:transform="rotate (-2.35619449019309) translate (25.67cm 2.7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3" draw:text-style-name="P2" draw:layer="layout" svg:width="0.176cm" svg:height="0.102cm" draw:transform="rotate (-2.35619449019309) translate (25.269cm 2.36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9" draw:text-style-name="P2" draw:layer="layout" svg:width="0.176cm" svg:height="0.102cm" draw:transform="rotate (-2.35619449019309) translate (25.269cm 2.36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3" draw:text-style-name="P2" draw:layer="layout" svg:width="0.242cm" svg:height="0.154cm" draw:transform="rotate (-2.35619449019309) translate (24.863cm 2.119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9" draw:text-style-name="P2" draw:layer="layout" svg:width="0.242cm" svg:height="0.154cm" draw:transform="rotate (-2.35619449019309) translate (24.863cm 2.119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3" draw:text-style-name="P2" draw:layer="layout" svg:width="0.061cm" svg:height="0.03cm" draw:transform="rotate (-2.35619449019309) translate (25.07cm 1.80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9" draw:text-style-name="P2" draw:layer="layout" svg:width="0.061cm" svg:height="0.03cm" draw:transform="rotate (-2.35619449019309) translate (25.07cm 1.80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3" draw:text-style-name="P2" draw:layer="layout" svg:width="0.053cm" svg:height="0.027cm" draw:transform="rotate (-2.35619449019309) translate (25.379cm 1.48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9" draw:text-style-name="P2" draw:layer="layout" svg:width="0.053cm" svg:height="0.027cm" draw:transform="rotate (-2.35619449019309) translate (25.379cm 1.48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3" draw:text-style-name="P2" draw:layer="layout" svg:width="0.053cm" svg:height="0.057cm" draw:transform="rotate (-2.35619449019309) translate (25.111cm 1.7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9" draw:text-style-name="P2" draw:layer="layout" svg:width="0.053cm" svg:height="0.057cm" draw:transform="rotate (-2.35619449019309) translate (25.111cm 1.7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3" draw:text-style-name="P2" draw:layer="layout" svg:width="0.053cm" svg:height="0.058cm" draw:transform="rotate (-2.35619449019309) translate (25.35cm 1.55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9" draw:text-style-name="P2" draw:layer="layout" svg:width="0.053cm" svg:height="0.058cm" draw:transform="rotate (-2.35619449019309) translate (25.35cm 1.55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3" draw:text-style-name="P2" draw:layer="layout" svg:width="0.189cm" svg:height="0.101cm" draw:transform="rotate (-2.35619449019309) translate (26.077cm 1.55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9" draw:text-style-name="P2" draw:layer="layout" svg:width="0.189cm" svg:height="0.101cm" draw:transform="rotate (-2.35619449019309) translate (26.077cm 1.55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3" draw:text-style-name="P2" draw:layer="layout" svg:width="0.251cm" svg:height="0.154cm" draw:transform="rotate (-2.35619449019309) translate (25.915cm 1.075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9" draw:text-style-name="P2" draw:layer="layout" svg:width="0.251cm" svg:height="0.154cm" draw:transform="rotate (-2.35619449019309) translate (25.915cm 1.075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9" draw:text-style-name="P2" draw:layer="layout" svg:width="0.547cm" svg:height="0.82cm" draw:transform="rotate (-2.35619449019309) translate (26.416cm 1.98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3" draw:text-style-name="P2" draw:layer="layout" svg:width="0.198cm" svg:height="0.11cm" draw:transform="rotate (-2.35619449019309) translate (26.411cm 1.9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9" draw:text-style-name="P2" draw:layer="layout" svg:width="0.198cm" svg:height="0.11cm" draw:transform="rotate (-2.35619449019309) translate (26.411cm 1.9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9" draw:text-style-name="P2" draw:layer="layout" svg:width="0.005cm" svg:height="0.044cm" draw:transform="rotate (-2.35619449019309) translate (26.314cm 1.972cm)">
            <text:p/>
            <draw:enhanced-geometry svg:viewBox="0 0 0 140" draw:type="non-primitive" draw:enhanced-path="M 0 140  L 0 140  L 0 123  L 0 105  L 0 88  L 0 70  L 0 53  L 0 36  L 0 17  L 0 0  N"/>
          </draw:custom-shape>
          <draw:custom-shape draw:style-name="gr9" draw:text-style-name="P2" draw:layer="layout" svg:width="0.004cm" svg:height="0.044cm" draw:transform="rotate (-2.35619449019309) translate (26.279cm 1.994cm)">
            <text:p/>
            <draw:enhanced-geometry svg:viewBox="0 0 0 141" draw:type="non-primitive" draw:enhanced-path="M 0 141  L 0 141  L 0 123  L 0 106  L 0 88  L 0 71  L 0 54  L 0 36  L 0 19  L 0 0  N"/>
          </draw:custom-shape>
          <draw:custom-shape draw:style-name="gr9" draw:text-style-name="P2" draw:layer="layout" svg:width="0.004cm" svg:height="0.031cm" draw:transform="rotate (-2.35619449019309) translate (26.349cm 1.951cm)">
            <text:p/>
            <draw:enhanced-geometry svg:viewBox="0 0 9 105" draw:type="non-primitive" draw:enhanced-path="M 9 105  L 9 105  L 7 91  L 6 79  L 5 65  L 4 52  L 3 40  L 2 26  L 1 14  L 0 0  N"/>
          </draw:custom-shape>
          <draw:custom-shape draw:style-name="gr9" draw:text-style-name="P2" draw:layer="layout" svg:width="0.035cm" svg:height="0.005cm" draw:transform="rotate (-2.35619449019309) translate (26.343cm 1.887cm)">
            <text:p/>
            <draw:enhanced-geometry svg:viewBox="0 0 97 0" draw:type="non-primitive" draw:enhanced-path="M 97 0  L 97 0  L 84 0  L 72 0  L 59 0  L 48 0  L 35 0  L 24 0  L 12 0  L 0 0  N"/>
          </draw:custom-shape>
          <draw:custom-shape draw:style-name="gr9" draw:text-style-name="P2" draw:layer="layout" svg:width="0.053cm" svg:height="0.009cm" draw:transform="rotate (-2.35619449019309) translate (26.311cm 1.858cm)">
            <text:p/>
            <draw:enhanced-geometry svg:viewBox="0 0 149 35" draw:type="non-primitive" draw:enhanced-path="M 149 0  L 149 0  L 131 5  L 112 9  L 93 14  L 74 17  L 56 22  L 37 26  L 19 31  L 0 35  N"/>
          </draw:custom-shape>
          <draw:custom-shape draw:style-name="gr9" draw:text-style-name="P2" draw:layer="layout" svg:width="0.053cm" svg:height="0.017cm" draw:transform="rotate (-2.35619449019309) translate (26.239cm 1.865cm)">
            <text:p/>
            <draw:enhanced-geometry svg:viewBox="0 0 148 55" draw:type="non-primitive" draw:enhanced-path="M 148 0  L 148 0  L 129 7  L 111 14  L 92 21  L 74 27  L 54 34  L 36 41  L 18 48  L 0 55  N"/>
          </draw:custom-shape>
          <draw:custom-shape draw:style-name="gr9" draw:text-style-name="P2" draw:layer="layout" svg:width="0.005cm" svg:height="0.04cm" draw:transform="rotate (-2.35619449019309) translate (26.273cm 2.044cm)">
            <text:p/>
            <draw:enhanced-geometry svg:viewBox="0 0 0 121" draw:type="non-primitive" draw:enhanced-path="M 0 121  L 0 121  L 0 106  L 0 92  L 0 77  L 0 61  L 0 46  L 0 31  L 0 16  L 0 0  N"/>
          </draw:custom-shape>
          <draw:custom-shape draw:style-name="gr9" draw:text-style-name="P2" draw:layer="layout" svg:width="0.04cm" svg:height="0.013cm" draw:transform="rotate (-2.35619449019309) translate (26.267cm 1.932cm)">
            <text:p/>
            <draw:enhanced-geometry svg:viewBox="0 0 107 37" draw:type="non-primitive" draw:enhanced-path="M 107 0  L 107 0  L 93 5  L 80 9  L 66 14  L 54 18  L 40 23  L 26 26  L 14 32  L 0 37  N"/>
          </draw:custom-shape>
          <draw:custom-shape draw:style-name="gr9" draw:text-style-name="P2" draw:layer="layout" svg:width="0.005cm" svg:height="0.026cm" draw:transform="rotate (-2.35619449019309) translate (26.211cm 1.997cm)">
            <text:p/>
            <draw:enhanced-geometry svg:viewBox="0 0 17 87" draw:type="non-primitive" draw:enhanced-path="M 0 87  L 0 87  L 2 77  L 4 66  L 6 56  L 8 44  L 10 34  L 13 23  L 15 11  L 17 0  N"/>
          </draw:custom-shape>
          <draw:custom-shape draw:style-name="gr9" draw:text-style-name="P2" draw:layer="layout" svg:width="0.022cm" svg:height="0.004cm" draw:transform="rotate (-2.35619449019309) translate (26.236cm 1.941cm)">
            <text:p/>
            <draw:enhanced-geometry svg:viewBox="0 0 61 17" draw:type="non-primitive" draw:enhanced-path="M 61 0  L 61 0  L 53 2  L 46 4  L 38 6  L 30 8  L 22 10  L 16 12  L 8 14  L 0 17  N"/>
          </draw:custom-shape>
          <draw:custom-shape draw:style-name="gr9" draw:text-style-name="P2" draw:layer="layout" svg:width="0.009cm" svg:height="0.044cm" draw:transform="rotate (-2.35619449019309) translate (25.598cm 2.619cm)">
            <text:p/>
            <draw:enhanced-geometry svg:viewBox="0 0 18 141" draw:type="non-primitive" draw:enhanced-path="M 18 141  L 18 141  L 16 122  L 13 105  L 11 87  L 9 70  L 7 53  L 4 35  L 2 18  L 0 0  N"/>
          </draw:custom-shape>
          <draw:custom-shape draw:style-name="gr9" draw:text-style-name="P2" draw:layer="layout" svg:width="0.009cm" svg:height="0.044cm" draw:transform="rotate (-2.35619449019309) translate (25.594cm 2.632cm)">
            <text:p/>
            <draw:enhanced-geometry svg:viewBox="0 0 17 140" draw:type="non-primitive" draw:enhanced-path="M 0 140  L 0 140  L 2 123  L 4 105  L 7 88  L 9 70  L 11 52  L 12 35  L 15 17  L 17 0  N"/>
          </draw:custom-shape>
          <draw:custom-shape draw:style-name="gr9" draw:text-style-name="P2" draw:layer="layout" svg:width="0.048cm" svg:height="0.004cm" draw:transform="rotate (-2.35619449019309) translate (25.601cm 2.575cm)">
            <text:p/>
            <draw:enhanced-geometry svg:viewBox="0 0 131 17" draw:type="non-primitive" draw:enhanced-path="M 0 0  L 0 0  L 17 2  L 33 4  L 49 6  L 66 9  L 82 11  L 98 12  L 114 14  L 131 17  N"/>
          </draw:custom-shape>
          <draw:custom-shape draw:style-name="gr9" draw:text-style-name="P2" draw:layer="layout" svg:width="0.04cm" svg:height="0.008cm" draw:transform="rotate (-2.35619449019309) translate (25.578cm 2.529cm)">
            <text:p/>
            <draw:enhanced-geometry svg:viewBox="0 0 114 34" draw:type="non-primitive" draw:enhanced-path="M 0 0  L 0 0  L 14 4  L 27 9  L 42 13  L 57 18  L 70 21  L 85 26  L 100 30  L 114 34  N"/>
          </draw:custom-shape>
          <draw:custom-shape draw:style-name="gr9" draw:text-style-name="P2" draw:layer="layout" svg:width="0.009cm" svg:height="0.022cm" draw:transform="rotate (-2.35619449019309) translate (25.569cm 2.719cm)">
            <text:p/>
            <draw:enhanced-geometry svg:viewBox="0 0 17 71" draw:type="non-primitive" draw:enhanced-path="M 0 71  L 0 71  L 1 62  L 3 53  L 4 44  L 6 35  L 9 27  L 11 18  L 13 9  L 17 0  N"/>
          </draw:custom-shape>
          <draw:custom-shape draw:style-name="gr9" draw:text-style-name="P2" draw:layer="layout" svg:width="0.005cm" svg:height="0.035cm" draw:transform="rotate (-2.35619449019309) translate (25.591cm 2.687cm)">
            <text:p/>
            <draw:enhanced-geometry svg:viewBox="0 0 0 124" draw:type="non-primitive" draw:enhanced-path="M 0 124  L 0 124  L 0 108  L 0 93  L 0 78  L 0 62  L 0 47  L 0 31  L 0 16  L 0 0  N"/>
          </draw:custom-shape>
          <draw:custom-shape draw:style-name="gr9" draw:text-style-name="P2" draw:layer="layout" svg:width="0.004cm" svg:height="0.026cm" draw:transform="rotate (-2.35619449019309) translate (25.572cm 2.707cm)">
            <text:p/>
            <draw:enhanced-geometry svg:viewBox="0 0 12 87" draw:type="non-primitive" draw:enhanced-path="M 4 87  L 4 87  L 4 75  L 3 64  L 1 51  L 0 40  L 0 29  L 2 19  L 6 8  L 12 0  N"/>
          </draw:custom-shape>
          <draw:custom-shape draw:style-name="gr9" draw:text-style-name="P2" draw:layer="layout" svg:width="0.004cm" svg:height="0.031cm" draw:transform="rotate (-2.35619449019309) translate (25.564cm 2.736cm)">
            <text:p/>
            <draw:enhanced-geometry svg:viewBox="0 0 18 105" draw:type="non-primitive" draw:enhanced-path="M 9 105  L 9 105  L 9 90  L 11 74  L 14 56  L 17 39  L 18 24  L 15 12  L 10 3  L 0 0  N"/>
          </draw:custom-shape>
          <draw:custom-shape draw:style-name="gr9" draw:text-style-name="P2" draw:layer="layout" svg:width="0.031cm" svg:height="0.017cm" draw:transform="rotate (-2.35619449019309) translate (25.532cm 2.702cm)">
            <text:p/>
            <draw:enhanced-geometry svg:viewBox="0 0 88 52" draw:type="non-primitive" draw:enhanced-path="M 0 0  L 0 0  L 11 7  L 21 12  L 33 19  L 44 26  L 54 33  L 65 40  L 77 45  L 88 52  N"/>
          </draw:custom-shape>
          <draw:custom-shape draw:style-name="gr9" draw:text-style-name="P2" draw:layer="layout" svg:width="0.027cm" svg:height="0.009cm" draw:transform="rotate (-2.35619449019309) translate (25.544cm 2.666cm)">
            <text:p/>
            <draw:enhanced-geometry svg:viewBox="0 0 72 35" draw:type="non-primitive" draw:enhanced-path="M 0 0  L 0 0  L 9 5  L 18 9  L 27 14  L 36 17  L 44 22  L 53 26  L 63 31  L 72 35  N"/>
          </draw:custom-shape>
          <draw:custom-shape draw:style-name="gr9" draw:text-style-name="P2" draw:layer="layout" svg:width="0.035cm" svg:height="0.013cm" draw:transform="rotate (-2.35619449019309) translate (25.552cm 2.648cm)">
            <text:p/>
            <draw:enhanced-geometry svg:viewBox="0 0 96 52" draw:type="non-primitive" draw:enhanced-path="M 0 0  L 0 0  L 12 7  L 24 13  L 36 19  L 49 26  L 60 32  L 72 39  L 84 46  L 96 52  N"/>
          </draw:custom-shape>
          <draw:custom-shape draw:style-name="gr9" draw:text-style-name="P2" draw:layer="layout" svg:width="0.031cm" svg:height="0.017cm" draw:transform="rotate (-2.35619449019309) translate (25.585cm 2.605cm)">
            <text:p/>
            <draw:enhanced-geometry svg:viewBox="0 0 89 53" draw:type="non-primitive" draw:enhanced-path="M 0 0  L 0 0  L 11 7  L 22 13  L 33 19  L 45 26  L 55 33  L 66 40  L 77 47  L 89 53  N"/>
          </draw:custom-shape>
          <draw:custom-shape draw:style-name="gr9" draw:text-style-name="P2" draw:layer="layout" svg:width="0.022cm" svg:height="0.004cm" draw:transform="rotate (-2.35619449019309) translate (25.394cm 2.316cm)">
            <text:p/>
            <draw:enhanced-geometry svg:viewBox="0 0 62 20" draw:type="non-primitive" draw:enhanced-path="M 0 0  L 0 0  L 8 3  L 16 7  L 25 11  L 33 15  L 41 18  L 47 20  L 55 20  L 62 17  N"/>
          </draw:custom-shape>
          <draw:custom-shape draw:style-name="gr9" draw:text-style-name="P2" draw:layer="layout" svg:width="0.008cm" svg:height="0.004cm" draw:transform="rotate (-2.35619449019309) translate (25.351cm 2.334cm)">
            <text:p/>
            <draw:enhanced-geometry svg:viewBox="0 0 17 18" draw:type="non-primitive" draw:enhanced-path="M 0 18  L 0 18  L 5 13  L 8 9  L 13 4  L 17 0  N"/>
          </draw:custom-shape>
          <draw:custom-shape draw:style-name="gr9" draw:text-style-name="P2" draw:layer="layout" svg:width="0.031cm" svg:height="0.008cm" draw:transform="rotate (-2.35619449019309) translate (25.375cm 2.285cm)">
            <text:p/>
            <draw:enhanced-geometry svg:viewBox="0 0 79 35" draw:type="non-primitive" draw:enhanced-path="M 0 0  L 0 0  L 10 4  L 20 9  L 30 13  L 41 17  L 51 21  L 60 26  L 70 30  L 79 35  N"/>
          </draw:custom-shape>
          <draw:custom-shape draw:style-name="gr9" draw:text-style-name="P2" draw:layer="layout" svg:width="0.027cm" svg:height="0.005cm" draw:transform="rotate (-2.35619449019309) translate (25.265cm 2.344cm)">
            <text:p/>
            <draw:enhanced-geometry svg:viewBox="0 0 70 17" draw:type="non-primitive" draw:enhanced-path="M 0 17  L 0 17  L 9 15  L 17 13  L 26 11  L 35 8  L 43 6  L 52 5  L 60 3  L 70 0  N"/>
          </draw:custom-shape>
          <draw:custom-shape draw:style-name="gr9" draw:text-style-name="P2" draw:layer="layout" svg:width="0.031cm" svg:height="0.004cm" draw:transform="rotate (-2.35619449019309) translate (25.281cm 2.304cm)">
            <text:p/>
            <draw:enhanced-geometry svg:viewBox="0 0 88 17" draw:type="non-primitive" draw:enhanced-path="M 0 17  L 0 17  L 11 14  L 22 12  L 32 10  L 44 8  L 54 5  L 65 3  L 76 1  L 88 0  N"/>
          </draw:custom-shape>
          <draw:custom-shape draw:style-name="gr9" draw:text-style-name="P2" draw:layer="layout" svg:width="0.026cm" svg:height="0.009cm" draw:transform="rotate (-2.35619449019309) translate (25.324cm 2.269cm)">
            <text:p/>
            <draw:enhanced-geometry svg:viewBox="0 0 71 36" draw:type="non-primitive" draw:enhanced-path="M 71 0  L 71 0  L 62 5  L 53 10  L 44 14  L 36 19  L 27 23  L 18 27  L 9 31  L 0 36  N"/>
          </draw:custom-shape>
          <draw:custom-shape draw:style-name="gr9" draw:text-style-name="P2" draw:layer="layout" svg:width="0.026cm" svg:height="0.005cm" draw:transform="rotate (-2.35619449019309) translate (25.327cm 2.322cm)">
            <text:p/>
            <draw:enhanced-geometry svg:viewBox="0 0 72 19" draw:type="non-primitive" draw:enhanced-path="M 72 0  L 72 0  L 63 2  L 54 5  L 45 7  L 37 9  L 28 13  L 19 15  L 10 17  L 0 19  N"/>
          </draw:custom-shape>
          <draw:custom-shape draw:style-name="gr9" draw:text-style-name="P2" draw:layer="layout" svg:width="0.022cm" svg:height="0.004cm" draw:transform="rotate (-2.35619449019309) translate (25.407cm 2.298cm)">
            <text:p/>
            <draw:enhanced-geometry svg:viewBox="0 0 62 17" draw:type="non-primitive" draw:enhanced-path="M 62 17  L 62 17  L 54 15  L 47 12  L 39 10  L 31 8  L 23 6  L 16 4  L 8 2  L 0 0  N"/>
          </draw:custom-shape>
          <draw:custom-shape draw:style-name="gr9" draw:text-style-name="P2" draw:layer="layout" svg:width="0.027cm" svg:height="0.004cm" draw:transform="rotate (-2.35619449019309) translate (25.375cm 2.34cm)">
            <text:p/>
            <draw:enhanced-geometry svg:viewBox="0 0 69 17" draw:type="non-primitive" draw:enhanced-path="M 0 17  L 0 17  L 9 15  L 18 13  L 26 11  L 35 8  L 43 6  L 52 4  L 60 2  L 69 0  N"/>
          </draw:custom-shape>
          <draw:custom-shape draw:style-name="gr9" draw:text-style-name="P2" draw:layer="layout" svg:width="0.031cm" svg:height="0.022cm" draw:transform="rotate (-2.35619449019309) translate (25.093cm 2.142cm)">
            <text:p/>
            <draw:enhanced-geometry svg:viewBox="0 0 78 71" draw:type="non-primitive" draw:enhanced-path="M 78 0  L 78 0  L 68 9  L 59 18  L 48 28  L 38 35  L 28 45  L 19 54  L 9 62  L 0 71  N"/>
          </draw:custom-shape>
          <draw:custom-shape draw:style-name="gr9" draw:text-style-name="P2" draw:layer="layout" svg:width="0.031cm" svg:height="0.008cm" draw:transform="rotate (-2.35619449019309) translate (25.04cm 2.091cm)">
            <text:p/>
            <draw:enhanced-geometry svg:viewBox="0 0 88 37" draw:type="non-primitive" draw:enhanced-path="M 0 0  L 0 0  L 11 5  L 21 9  L 33 14  L 44 18  L 54 23  L 66 28  L 77 32  L 88 37  N"/>
          </draw:custom-shape>
          <draw:custom-shape draw:style-name="gr9" draw:text-style-name="P2" draw:layer="layout" svg:width="0.027cm" svg:height="0.018cm" draw:transform="rotate (-2.35619449019309) translate (24.992cm 2.096cm)">
            <text:p/>
            <draw:enhanced-geometry svg:viewBox="0 0 70 52" draw:type="non-primitive" draw:enhanced-path="M 70 0  L 70 0  L 60 7  L 47 12  L 35 18  L 24 22  L 12 29  L 4 35  L 0 43  L 1 52  N"/>
          </draw:custom-shape>
          <draw:custom-shape draw:style-name="gr9" draw:text-style-name="P2" draw:layer="layout" svg:width="0.035cm" svg:height="0.005cm" draw:transform="rotate (-2.35619449019309) translate (24.989cm 2.116cm)">
            <text:p/>
            <draw:enhanced-geometry svg:viewBox="0 0 97 0" draw:type="non-primitive" draw:enhanced-path="M 0 0  L 0 0  L 13 0  L 24 0  L 37 0  L 48 0  L 60 0  L 72 0  L 84 0  L 97 0  N"/>
          </draw:custom-shape>
          <draw:custom-shape draw:style-name="gr9" draw:text-style-name="P2" draw:layer="layout" svg:width="0.027cm" svg:height="0.017cm" draw:transform="rotate (-2.35619449019309) translate (24.947cm 2.077cm)">
            <text:p/>
            <draw:enhanced-geometry svg:viewBox="0 0 70 52" draw:type="non-primitive" draw:enhanced-path="M 70 0  L 70 0  L 61 7  L 52 13  L 44 20  L 35 26  L 26 33  L 18 40  L 9 46  L 0 52  N"/>
          </draw:custom-shape>
          <draw:custom-shape draw:style-name="gr9" draw:text-style-name="P2" draw:layer="layout" svg:width="0.036cm" svg:height="0.004cm" draw:transform="rotate (-2.35619449019309) translate (24.951cm 2.099cm)">
            <text:p/>
            <draw:enhanced-geometry svg:viewBox="0 0 97 0" draw:type="non-primitive" draw:enhanced-path="M 0 0  L 0 0  L 13 0  L 24 0  L 37 0  L 48 0  L 61 0  L 72 0  L 84 0  L 97 0  N"/>
          </draw:custom-shape>
          <draw:custom-shape draw:style-name="gr9" draw:text-style-name="P2" draw:layer="layout" svg:width="0.026cm" svg:height="0.009cm" draw:transform="rotate (-2.35619449019309) translate (24.927cm 2.062cm)">
            <text:p/>
            <draw:enhanced-geometry svg:viewBox="0 0 72 35" draw:type="non-primitive" draw:enhanced-path="M 72 0  L 72 0  L 61 4  L 50 7  L 38 10  L 25 12  L 15 16  L 6 20  L 1 27  L 0 35  N"/>
          </draw:custom-shape>
          <draw:custom-shape draw:style-name="gr9" draw:text-style-name="P2" draw:layer="layout" svg:width="0.044cm" svg:height="0.005cm" draw:transform="rotate (-2.35619449019309) translate (24.914cm 2.078cm)">
            <text:p/>
            <draw:enhanced-geometry svg:viewBox="0 0 122 0" draw:type="non-primitive" draw:enhanced-path="M 122 0  L 122 0  L 106 0  L 90 0  L 76 0  L 60 0  L 45 0  L 30 0  L 14 0  L 0 0  N"/>
          </draw:custom-shape>
          <draw:custom-shape draw:style-name="gr9" draw:text-style-name="P2" draw:layer="layout" svg:width="0.017cm" svg:height="0.005cm" draw:transform="rotate (-2.35619449019309) translate (24.895cm 2.057cm)">
            <text:p/>
            <draw:enhanced-geometry svg:viewBox="0 0 52 17" draw:type="non-primitive" draw:enhanced-path="M 52 0  L 52 0  L 46 2  L 40 5  L 33 7  L 26 9  L 20 11  L 13 14  L 7 15  L 0 17  N"/>
          </draw:custom-shape>
          <draw:custom-shape draw:style-name="gr9" draw:text-style-name="P2" draw:layer="layout" svg:width="0.022cm" svg:height="0.022cm" draw:transform="rotate (-2.35619449019309) translate (24.929cm 2.128cm)">
            <text:p/>
            <draw:enhanced-geometry svg:viewBox="0 0 61 71" draw:type="non-primitive" draw:enhanced-path="M 61 0  L 61 0  L 53 9  L 46 18  L 38 26  L 30 35  L 22 45  L 16 52  L 8 62  L 0 71  N"/>
          </draw:custom-shape>
          <draw:custom-shape draw:style-name="gr9" draw:text-style-name="P2" draw:layer="layout" svg:width="0.027cm" svg:height="0.005cm" draw:transform="rotate (-2.35619449019309) translate (24.833cm 2.119cm)">
            <text:p/>
            <draw:enhanced-geometry svg:viewBox="0 0 70 17" draw:type="non-primitive" draw:enhanced-path="M 0 17  L 0 17  L 9 15  L 18 13  L 26 12  L 35 9  L 44 7  L 52 5  L 61 3  L 70 0  N"/>
          </draw:custom-shape>
          <draw:custom-shape draw:style-name="gr9" draw:text-style-name="P2" draw:layer="layout" svg:width="0.04cm" svg:height="0.004cm" draw:transform="rotate (-2.35619449019309) translate (25.987cm 1.634cm)">
            <text:p/>
            <draw:enhanced-geometry svg:viewBox="0 0 107 0" draw:type="non-primitive" draw:enhanced-path="M 107 0  L 107 0  L 93 0  L 80 0  L 66 0  L 54 0  L 40 0  L 26 0  L 14 0  L 0 0  N"/>
          </draw:custom-shape>
          <draw:custom-shape draw:style-name="gr9" draw:text-style-name="P2" draw:layer="layout" svg:width="0.048cm" svg:height="0.005cm" draw:transform="rotate (-2.35619449019309) translate (25.989cm 1.679cm)">
            <text:p/>
            <draw:enhanced-geometry svg:viewBox="0 0 131 19" draw:type="non-primitive" draw:enhanced-path="M 131 0  L 131 0  L 114 2  L 98 5  L 81 7  L 65 9  L 49 13  L 32 15  L 17 17  L 0 19  N"/>
          </draw:custom-shape>
          <draw:custom-shape draw:style-name="gr9" draw:text-style-name="P2" draw:layer="layout" svg:width="0.031cm" svg:height="0.005cm" draw:transform="rotate (-2.35619449019309) translate (25.956cm 1.717cm)">
            <text:p/>
            <draw:enhanced-geometry svg:viewBox="0 0 78 0" draw:type="non-primitive" draw:enhanced-path="M 78 0  L 78 0  L 68 0  L 59 0  L 49 0  L 39 0  L 28 0  L 19 0  L 9 0  L 0 0  N"/>
          </draw:custom-shape>
          <draw:custom-shape draw:style-name="gr9" draw:text-style-name="P2" draw:layer="layout" svg:width="0.04cm" svg:height="0.004cm" draw:transform="rotate (-2.35619449019309) translate (26.009cm 1.753cm)">
            <text:p/>
            <draw:enhanced-geometry svg:viewBox="0 0 106 0" draw:type="non-primitive" draw:enhanced-path="M 106 0  L 106 0  L 97 0  L 87 0  L 78 0  L 70 0  L 61 0  L 52 0  L 43 0  L 34 0  L 34 0  L 30 0  L 26 0  L 22 0  L 17 0  L 13 0  L 8 0  L 5 0  L 0 0  N"/>
          </draw:custom-shape>
          <draw:custom-shape draw:style-name="gr9" draw:text-style-name="P2" draw:layer="layout" svg:width="0.022cm" svg:height="0.005cm" draw:transform="rotate (-2.35619449019309) translate (25.945cm 1.755cm)">
            <text:p/>
            <draw:enhanced-geometry svg:viewBox="0 0 53 17" draw:type="non-primitive" draw:enhanced-path="M 0 17  L 0 17  L 6 15  L 12 12  L 19 10  L 26 8  L 32 6  L 39 4  L 46 2  L 53 0  N"/>
          </draw:custom-shape>
          <draw:custom-shape draw:style-name="gr9" draw:text-style-name="P2" draw:layer="layout" svg:width="0.022cm" svg:height="0.005cm" draw:transform="rotate (-2.35619449019309) translate (25.945cm 1.711cm)">
            <text:p/>
            <draw:enhanced-geometry svg:viewBox="0 0 61 17" draw:type="non-primitive" draw:enhanced-path="M 0 0  L 0 0  L 7 3  L 15 5  L 23 7  L 31 9  L 38 12  L 46 13  L 54 15  L 61 17  N"/>
          </draw:custom-shape>
          <draw:custom-shape draw:style-name="gr9" draw:text-style-name="P2" draw:layer="layout" svg:width="0.039cm" svg:height="0.013cm" draw:transform="rotate (-2.35619449019309) translate (25.94cm 1.673cm)">
            <text:p/>
            <draw:enhanced-geometry svg:viewBox="0 0 105 39" draw:type="non-primitive" draw:enhanced-path="M 0 0  L 0 0  L 13 5  L 26 13  L 40 22  L 54 30  L 68 36  L 80 39  L 93 39  L 105 34  N"/>
          </draw:custom-shape>
          <draw:custom-shape draw:style-name="gr9" draw:text-style-name="P2" draw:layer="layout" svg:width="0.017cm" svg:height="0.005cm" draw:transform="rotate (-2.35619449019309) translate (25.358cm 2.348cm)">
            <text:p/>
            <draw:enhanced-geometry svg:viewBox="0 0 44 0" draw:type="non-primitive" draw:enhanced-path="M 0 0  L 0 0  L 5 0  L 11 0  L 16 0  L 21 0  L 27 0  L 33 0  L 38 0  L 44 0  N"/>
          </draw:custom-shape>
          <draw:custom-shape draw:style-name="gr9" draw:text-style-name="P2" draw:layer="layout" svg:width="0.031cm" svg:height="0.013cm" draw:transform="rotate (-2.35619449019309) translate (25.818cm 1.38cm)">
            <text:p/>
            <draw:enhanced-geometry svg:viewBox="0 0 88 36" draw:type="non-primitive" draw:enhanced-path="M 88 0  L 88 0  L 77 5  L 65 10  L 54 14  L 44 17  L 32 22  L 21 27  L 11 31  L 0 36  N"/>
          </draw:custom-shape>
          <draw:custom-shape draw:style-name="gr9" draw:text-style-name="P2" draw:layer="layout" svg:width="0.013cm" svg:height="0.027cm" draw:transform="rotate (-2.35619449019309) translate (25.759cm 1.407cm)">
            <text:p/>
            <draw:enhanced-geometry svg:viewBox="0 0 35 86" draw:type="non-primitive" draw:enhanced-path="M 0 0  L 0 0  L 4 11  L 7 22  L 9 35  L 11 47  L 15 59  L 19 69  L 26 78  L 35 86  N"/>
          </draw:custom-shape>
          <draw:custom-shape draw:style-name="gr9" draw:text-style-name="P2" draw:layer="layout" svg:width="0.048cm" svg:height="0.031cm" draw:transform="rotate (-2.35619449019309) translate (25.814cm 1.40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9" draw:text-style-name="P2" draw:layer="layout" svg:width="0.009cm" svg:height="0.026cm" draw:transform="rotate (-2.35619449019309) translate (25.72cm 1.36cm)">
            <text:p/>
            <draw:enhanced-geometry svg:viewBox="0 0 27 87" draw:type="non-primitive" draw:enhanced-path="M 0 0  L 0 0  L 3 10  L 7 22  L 10 33  L 13 43  L 17 55  L 20 66  L 24 77  L 27 87  N"/>
          </draw:custom-shape>
          <draw:custom-shape draw:style-name="gr9" draw:text-style-name="P2" draw:layer="layout" svg:width="0.035cm" svg:height="0.009cm" draw:transform="rotate (-2.35619449019309) translate (25.71cm 1.3cm)">
            <text:p/>
            <draw:enhanced-geometry svg:viewBox="0 0 97 35" draw:type="non-primitive" draw:enhanced-path="M 97 0  L 97 0  L 84 5  L 72 9  L 60 14  L 48 18  L 36 23  L 24 26  L 13 31  L 0 35  N"/>
          </draw:custom-shape>
          <draw:custom-shape draw:style-name="gr9" draw:text-style-name="P2" draw:layer="layout" svg:width="0.022cm" svg:height="0.03cm" draw:transform="rotate (-2.35619449019309) translate (25.738cm 1.359cm)">
            <text:p/>
            <draw:enhanced-geometry svg:viewBox="0 0 69 103" draw:type="non-primitive" draw:enhanced-path="M 0 0  L 0 0  L 9 12  L 17 26  L 26 38  L 35 51  L 43 64  L 52 77  L 60 90  L 69 103  N"/>
          </draw:custom-shape>
          <draw:custom-shape draw:style-name="gr9" draw:text-style-name="P2" draw:layer="layout" svg:width="0.048cm" svg:height="0.004cm" draw:transform="rotate (-2.35619449019309) translate (25.773cm 1.243cm)">
            <text:p/>
            <draw:enhanced-geometry svg:viewBox="0 0 138 0" draw:type="non-primitive" draw:enhanced-path="M 138 0  L 138 0  L 119 0  L 97 0  L 75 0  L 52 0  L 32 0  L 14 0  L 4 0  L 0 0  N"/>
          </draw:custom-shape>
          <draw:custom-shape draw:style-name="gr9" draw:text-style-name="P2" draw:layer="layout" svg:width="0.022cm" svg:height="0.031cm" draw:transform="rotate (-2.35619449019309) translate (25.729cm 1.328cm)">
            <text:p/>
            <draw:enhanced-geometry svg:viewBox="0 0 53 105" draw:type="non-primitive" draw:enhanced-path="M 0 0  L 0 0  L 7 14  L 14 26  L 21 40  L 27 53  L 33 67  L 40 79  L 46 93  L 53 105  N"/>
          </draw:custom-shape>
          <draw:custom-shape draw:style-name="gr12" draw:text-style-name="P2" draw:layer="layout" svg:width="0.053cm" svg:height="0.049cm" draw:transform="rotate (-2.35619449019309) translate (26.043cm 2.276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9" draw:text-style-name="P2" draw:layer="layout" svg:width="0.053cm" svg:height="0.049cm" draw:transform="rotate (-2.35619449019309) translate (26.043cm 2.276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3" draw:text-style-name="P2" draw:layer="layout" svg:width="0.057cm" svg:height="0.053cm" draw:transform="rotate (-2.35619449019309) translate (26.044cm 2.27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9" draw:text-style-name="P2" draw:layer="layout" svg:width="0.057cm" svg:height="0.053cm" draw:transform="rotate (-2.35619449019309) translate (26.044cm 2.27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3" draw:text-style-name="P2" draw:layer="layout" svg:width="0.035cm" svg:height="0.009cm" draw:transform="rotate (-2.35619449019309) translate (26.01cm 2.244cm)">
            <text:p/>
            <draw:enhanced-geometry svg:viewBox="0 0 95 35" draw:type="non-primitive" draw:enhanced-path="M 95 18  L 87 15  L 80 13  L 72 9  L 64 6  L 56 3  L 50 1  L 42 0  L 34 1  L 28 4  L 22 6  L 18 11  L 13 14  L 9 18  L 5 24  L 2 30  L 0 35  L 95 18  Z N"/>
          </draw:custom-shape>
          <draw:custom-shape draw:style-name="gr9" draw:text-style-name="P2" draw:layer="layout" svg:width="0.035cm" svg:height="0.009cm" draw:transform="rotate (-2.35619449019309) translate (26.01cm 2.244cm)">
            <text:p/>
            <draw:enhanced-geometry svg:viewBox="0 0 95 35" draw:type="non-primitive" draw:enhanced-path="M 95 18  L 95 18  L 87 15  L 80 13  L 72 9  L 64 6  L 56 3  L 50 1  L 42 0  L 34 1  L 34 1  L 28 4  L 22 6  L 18 11  L 13 14  L 9 18  L 5 24  L 2 30  L 0 35  N"/>
          </draw:custom-shape>
          <draw:custom-shape draw:style-name="gr13" draw:text-style-name="P2" draw:layer="layout" svg:width="0.018cm" svg:height="0.009cm" draw:transform="rotate (-2.35619449019309) translate (26.004cm 2.236cm)">
            <text:p/>
            <draw:enhanced-geometry svg:viewBox="0 0 53 36" draw:type="non-primitive" draw:enhanced-path="M 53 0  L 46 5  L 38 8  L 31 12  L 23 15  L 16 19  L 10 23  L 4 29  L 0 36  L 53 0  Z N"/>
          </draw:custom-shape>
          <draw:custom-shape draw:style-name="gr9" draw:text-style-name="P2" draw:layer="layout" svg:width="0.018cm" svg:height="0.009cm" draw:transform="rotate (-2.35619449019309) translate (26.004cm 2.236cm)">
            <text:p/>
            <draw:enhanced-geometry svg:viewBox="0 0 53 36" draw:type="non-primitive" draw:enhanced-path="M 53 0  L 53 0  L 46 5  L 38 8  L 31 12  L 23 15  L 16 19  L 10 23  L 4 29  L 0 36  N"/>
          </draw:custom-shape>
          <draw:custom-shape draw:style-name="gr13" draw:text-style-name="P2" draw:layer="layout" svg:width="0.049cm" svg:height="0.022cm" draw:transform="rotate (-2.35619449019309) translate (25.947cm 2.3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9" draw:text-style-name="P2" draw:layer="layout" svg:width="0.049cm" svg:height="0.022cm" draw:transform="rotate (-2.35619449019309) translate (25.947cm 2.3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3" draw:text-style-name="P2" draw:layer="layout" svg:width="0.048cm" svg:height="0.035cm" draw:transform="rotate (-2.35619449019309) translate (25.903cm 2.37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9" draw:text-style-name="P2" draw:layer="layout" svg:width="0.048cm" svg:height="0.035cm" draw:transform="rotate (-2.35619449019309) translate (25.903cm 2.37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3" draw:text-style-name="P2" draw:layer="layout" svg:width="0.031cm" svg:height="0.022cm" draw:transform="rotate (-2.35619449019309) translate (26.072cm 2.27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9" draw:text-style-name="P2" draw:layer="layout" svg:width="0.031cm" svg:height="0.022cm" draw:transform="rotate (-2.35619449019309) translate (26.072cm 2.27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line draw:style-name="gr19" draw:text-style-name="P10" draw:layer="layout" svg:x1="5.958cm" svg:y1="13.256cm" svg:x2="7.96cm" svg:y2="13.26cm">
          <text:p/>
        </draw:line>
        <draw:line draw:style-name="gr15" draw:text-style-name="P10" draw:layer="layout" svg:x1="7.96cm" svg:y1="13.256cm" svg:x2="7.964cm" svg:y2="13.855cm">
          <text:p/>
        </draw:line>
        <draw:line draw:style-name="gr15" draw:text-style-name="P10" draw:layer="layout" svg:x1="5.958cm" svg:y1="13.256cm" svg:x2="5.962cm" svg:y2="13.855cm">
          <text:p/>
        </draw:line>
        <draw:custom-shape draw:style-name="gr5" draw:text-style-name="P2" draw:layer="layout" svg:width="11.403cm" svg:height="0.866cm" svg:x="4.957cm" svg:y="6.324cm">
          <text:p text:style-name="P8"><text:span text:style-name="T13">int</text:span><text:span text:style-name="T14"> value = 0;</text:span></text:p>
          <draw:enhanced-geometry svg:viewBox="0 0 21600 21600" draw:type="mso-spt202" draw:enhanced-path="M 0 0 L 21600 0 21600 21600 0 21600 0 0 Z N"/>
        </draw:custom-shape>
        <draw:custom-shape draw:style-name="gr6" draw:text-style-name="P2" draw:layer="layout" svg:width="5.401cm" svg:height="1.023cm" svg:x="17.56cm" svg:y="10.323cm">
          <text:p text:style-name="P3"><text:span text:style-name="T10">ptr is not const</text:span></text:p>
          <draw:enhanced-geometry svg:viewBox="0 0 21600 21600" draw:type="mso-spt202" draw:enhanced-path="M 0 0 L 21600 0 21600 21600 0 21600 0 0 Z N"/>
        </draw:custom-shape>
        <draw:line draw:style-name="gr15" draw:text-style-name="P10" draw:layer="layout" svg:x1="13.56cm" svg:y1="10.163cm" svg:x2="17.357cm" svg:y2="9.286cm">
          <text:p/>
        </draw:line>
        <draw:line draw:style-name="gr15" draw:text-style-name="P10" draw:layer="layout" svg:x1="13.758cm" svg:y1="10.927cm" svg:x2="17.56cm" svg:y2="10.932cm">
          <text:p/>
        </draw:line>
        <draw:custom-shape draw:style-name="gr21" draw:text-style-name="P2" draw:layer="layout" svg:width="3.201cm" svg:height="2.787cm" svg:x="22.159cm" svg:y="7.726cm">
          <text:p text:style-name="P3"><text:span text:style-name="T32"></text:span></text:p>
          <draw:enhanced-geometry svg:viewBox="0 0 21600 21600" draw:type="rectangle" draw:enhanced-path="M 0 0 L 21600 0 21600 21600 0 21600 0 0 Z N"/>
        </draw:custom-shape>
        <draw:custom-shape draw:style-name="gr21" draw:text-style-name="P2" draw:layer="layout" svg:width="3.201cm" svg:height="2.787cm" svg:x="22.159cm" svg:y="9.34cm">
          <text:p text:style-name="P3"><text:span text:style-name="T32"></text:span></text:p>
          <draw:enhanced-geometry svg:viewBox="0 0 21600 21600" draw:type="rectangle" draw:enhanced-path="M 0 0 L 21600 0 21600 21600 0 21600 0 0 Z N"/>
        </draw:custom-shape>
        <draw:custom-shape draw:style-name="gr6" draw:text-style-name="P2" draw:layer="layout" svg:width="5.6cm" svg:height="1.023cm" svg:x="17.56cm" svg:y="15.937cm">
          <text:p text:style-name="P3"><text:span text:style-name="T10">ptr is not const</text:span></text:p>
          <draw:enhanced-geometry svg:viewBox="0 0 21600 21600" draw:type="mso-spt202" draw:enhanced-path="M 0 0 L 21600 0 21600 21600 0 21600 0 0 Z N"/>
        </draw:custom-shape>
        <draw:line draw:style-name="gr15" draw:text-style-name="P10" draw:layer="layout" svg:x1="14.759cm" svg:y1="14.974cm" svg:x2="17.56cm" svg:y2="14.097cm">
          <text:p/>
        </draw:line>
        <draw:line draw:style-name="gr15" draw:text-style-name="P10" draw:layer="layout" svg:x1="13.758cm" svg:y1="15.535cm" svg:x2="17.357cm" svg:y2="16.338cm">
          <text:p/>
        </draw:line>
        <draw:custom-shape draw:style-name="gr21" draw:text-style-name="P2" draw:layer="layout" svg:width="2.015cm" svg:height="2.787cm" svg:x="23.142cm" svg:y="12.55cm">
          <text:p text:style-name="P3"><text:span text:style-name="T40"></text:span></text:p>
          <draw:enhanced-geometry svg:viewBox="0 0 21600 21600" draw:type="rectangle" draw:enhanced-path="M 0 0 L 21600 0 21600 21600 0 21600 0 0 Z N"/>
        </draw:custom-shape>
        <draw:custom-shape draw:style-name="gr21" draw:text-style-name="P2" draw:layer="layout" svg:width="3.201cm" svg:height="2.787cm" svg:x="21.956cm" svg:y="14.737cm">
          <text:p text:style-name="P3"><text:span text:style-name="T32"></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const int * ptr; be written with the const and the int in either order.</text:span></text:p>
              <text:p text:style-name="P9"><text:span text:style-name="T11">int const * ptr; // also allowed</text:span></text:p>
              <text:p text:style-name="P9"><text:span text:style-name="T11"/></text:p>
              <text:p text:style-name="P9"><text:span text:style-name="T11">The former is the most common style (the latter is quite common in C++).</text:span></text:p>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onst + point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other notorious source of confusion</text:span></text:p>
                <text:list text:style-name="L6">
                  <text:list-item>
                    <text:p text:style-name="P7"><text:span text:style-name="T3">again, be clear what your expression refers to</text:span></text:p>
                  </text:list-item>
                  <text:list-item>
                    <text:p text:style-name="P7"><text:span text:style-name="T3">read const on the pointer's target as readonly</text:span></text:p>
                  </text:list-item>
                </text:list>
              </text:list-item>
            </text:list>
          </draw:text-box>
        </draw:frame>
        <draw:custom-shape draw:style-name="gr5" draw:text-style-name="P2" draw:layer="layout" svg:width="11.403cm" svg:height="2.084cm" svg:x="4.357cm" svg:y="9.344cm">
          <text:p text:style-name="P8"><text:span text:style-name="T13">int</text:span><text:span text:style-name="T14"> * </text:span><text:span text:style-name="T13">const</text:span><text:span text:style-name="T14"> ptr = &amp;value;</text:span></text:p>
          <text:p text:style-name="P8"><text:span text:style-name="T14">*ptr = 42; <text:s text:c="6"/></text:span><text:span text:style-name="T36">// ok</text:span></text:p>
          <text:p text:style-name="P8"><text:span text:style-name="T14">ptr = NULL; <text:s text:c="5"/></text:span><text:span text:style-name="T36">// error</text:span></text:p>
          <draw:enhanced-geometry svg:viewBox="0 0 21600 21600" draw:type="mso-spt202" draw:enhanced-path="M 0 0 L 21600 0 21600 21600 0 21600 0 0 Z N"/>
        </draw:custom-shape>
        <draw:custom-shape draw:style-name="gr5" draw:text-style-name="P2" draw:layer="layout" svg:width="12.801cm" svg:height="2.084cm" svg:x="4.357cm" svg:y="14.221cm">
          <text:p text:style-name="P8"><text:span text:style-name="T13">const</text:span><text:span text:style-name="T14"> </text:span><text:span text:style-name="T13">int</text:span><text:span text:style-name="T14"> * </text:span><text:span text:style-name="T13">const</text:span><text:span text:style-name="T14"> ptr = &amp;value;</text:span></text:p>
          <text:p text:style-name="P8"><text:span text:style-name="T14">*ptr = 42; <text:s text:c="6"/></text:span><text:span text:style-name="T36">// error</text:span></text:p>
          <text:p text:style-name="P8"><text:span text:style-name="T14">ptr = NULL; <text:s text:c="5"/></text:span><text:span text:style-name="T36">// error</text:span></text:p>
          <draw:enhanced-geometry svg:viewBox="0 0 21600 21600" draw:type="mso-spt202" draw:enhanced-path="M 0 0 L 21600 0 21600 21600 0 21600 0 0 Z N"/>
        </draw:custom-shape>
        <draw:custom-shape draw:style-name="gr6" draw:text-style-name="P2" draw:layer="layout" svg:width="4.56cm" svg:height="1.023cm" svg:x="16.801cm" svg:y="10.724cm">
          <text:p text:style-name="P3"><text:span text:style-name="T10">ptr is const</text:span></text:p>
          <draw:enhanced-geometry svg:viewBox="0 0 21600 21600" draw:type="mso-spt202" draw:enhanced-path="M 0 0 L 21600 0 21600 21600 0 21600 0 0 Z N"/>
        </draw:custom-shape>
        <draw:custom-shape draw:style-name="gr6" draw:text-style-name="P2" draw:layer="layout" svg:width="4.396cm" svg:height="1.023cm" svg:x="17.961cm" svg:y="15.703cm">
          <text:p text:style-name="P3"><text:span text:style-name="T10">ptr is const</text:span></text:p>
          <draw:enhanced-geometry svg:viewBox="0 0 21600 21600" draw:type="mso-spt202" draw:enhanced-path="M 0 0 L 21600 0 21600 21600 0 21600 0 0 Z N"/>
        </draw:custom-shape>
        <draw:g>
          <draw:custom-shape draw:style-name="gr8" draw:text-style-name="P2" draw:layer="layout" svg:width="0.37cm" svg:height="1.107cm" draw:transform="rotate (-2.35619449019309) translate (25.944cm 2.37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9" draw:text-style-name="P2" draw:layer="layout" svg:width="0.37cm" svg:height="1.107cm" draw:transform="rotate (-2.35619449019309) translate (25.944cm 2.37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8" draw:text-style-name="P2" draw:layer="layout" svg:width="0.344cm" svg:height="1.107cm" draw:transform="rotate (-2.35619449019309) translate (26.204cm 2.14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9" draw:text-style-name="P2" draw:layer="layout" svg:width="0.344cm" svg:height="1.107cm" draw:transform="rotate (-2.35619449019309) translate (26.204cm 2.14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0" draw:text-style-name="P2" draw:layer="layout" svg:width="0.133cm" svg:height="0.203cm" draw:transform="rotate (-2.35619449019309) translate (25.954cm 2.32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0" draw:text-style-name="P2" draw:layer="layout" svg:width="0.119cm" svg:height="0.176cm" draw:transform="rotate (-2.35619449019309) translate (26.039cm 2.239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0" draw:text-style-name="P2" draw:layer="layout" svg:width="0.238cm" svg:height="0.216cm" draw:transform="rotate (-2.35619449019309) translate (25.737cm 2.22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0" draw:text-style-name="P2" draw:layer="layout" svg:width="0.18cm" svg:height="0.083cm" draw:transform="rotate (-2.35619449019309) translate (25.557cm 1.98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0" draw:text-style-name="P2" draw:layer="layout" svg:width="0.344cm" svg:height="1.085cm" draw:transform="rotate (-2.35619449019309) translate (26.165cm 2.08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0" draw:text-style-name="P2" draw:layer="layout" svg:width="0.41cm" svg:height="1.107cm" draw:transform="rotate (-2.35619449019309) translate (26.031cm 2.34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0" draw:text-style-name="P2" draw:layer="layout" svg:width="0.269cm" svg:height="0.159cm" draw:transform="rotate (-2.35619449019309) translate (26.1cm 2.25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0" draw:text-style-name="P2" draw:layer="layout" svg:width="0.026cm" svg:height="0.009cm" draw:transform="rotate (-2.35619449019309) translate (25.963cm 2.335cm)">
            <text:p/>
            <draw:enhanced-geometry svg:viewBox="0 0 70 35" draw:type="non-primitive" draw:enhanced-path="M 0 0  L 9 5  L 17 9  L 26 15  L 34 20  L 43 24  L 52 29  L 61 32  L 70 35  L 0 0  Z N"/>
          </draw:custom-shape>
          <draw:custom-shape draw:style-name="gr10" draw:text-style-name="P2" draw:layer="layout" svg:width="0.115cm" svg:height="0.088cm" draw:transform="rotate (-2.35619449019309) translate (25.92cm 2.37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0" draw:text-style-name="P2" draw:layer="layout" svg:width="0.221cm" svg:height="0.066cm" draw:transform="rotate (-2.35619449019309) translate (25.73cm 2.334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0" draw:text-style-name="P2" draw:layer="layout" svg:width="0.088cm" svg:height="0.111cm" draw:transform="rotate (-2.35619449019309) translate (25.66cm 2.58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0" draw:text-style-name="P2" draw:layer="layout" svg:width="0.071cm" svg:height="0.106cm" draw:transform="rotate (-2.35619449019309) translate (25.616cm 2.57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0" draw:text-style-name="P2" draw:layer="layout" svg:width="0.066cm" svg:height="0.075cm" draw:transform="rotate (-2.35619449019309) translate (25.663cm 2.56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0" draw:text-style-name="P2" draw:layer="layout" svg:width="0.097cm" svg:height="0.105cm" draw:transform="rotate (-2.35619449019309) translate (25.612cm 2.569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0" draw:text-style-name="P2" draw:layer="layout" svg:width="0.057cm" svg:height="0.062cm" draw:transform="rotate (-2.35619449019309) translate (25.638cm 2.56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0" draw:text-style-name="P2" draw:layer="layout" svg:width="0.026cm" svg:height="0.062cm" draw:transform="rotate (-2.35619449019309) translate (25.581cm 2.571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0" draw:text-style-name="P2" draw:layer="layout" svg:width="0.225cm" svg:height="0.211cm" draw:transform="rotate (-2.35619449019309) translate (25.555cm 2.28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0" draw:text-style-name="P2" draw:layer="layout" svg:width="0.071cm" svg:height="0.013cm" draw:transform="rotate (-2.35619449019309) translate (25.468cm 2.27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0" draw:text-style-name="P2" draw:layer="layout" svg:width="0.102cm" svg:height="0.053cm" draw:transform="rotate (-2.35619449019309) translate (25.549cm 2.27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0" draw:text-style-name="P2" draw:layer="layout" svg:width="0.296cm" svg:height="0.3cm" draw:transform="rotate (-2.35619449019309) translate (25.256cm 2.08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0" draw:text-style-name="P2" draw:layer="layout" svg:width="0.225cm" svg:height="0.212cm" draw:transform="rotate (-2.35619449019309) translate (26.063cm 1.773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0" draw:text-style-name="P2" draw:layer="layout" svg:width="0.3cm" svg:height="0.3cm" draw:transform="rotate (-2.35619449019309) translate (25.872cm 1.455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0" draw:text-style-name="P2" draw:layer="layout" svg:width="0.084cm" svg:height="0.053cm" draw:transform="rotate (-2.35619449019309) translate (25.957cm 1.87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0" draw:text-style-name="P2" draw:layer="layout" svg:width="0.265cm" svg:height="0.15cm" draw:transform="rotate (-2.35619449019309) translate (26.176cm 2.006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0" draw:text-style-name="P2" draw:layer="layout" svg:width="0.009cm" svg:height="0.005cm" draw:transform="rotate (-2.35619449019309) translate (25.933cm 2.038cm)">
            <text:p/>
            <draw:enhanced-geometry svg:viewBox="0 0 17 0" draw:type="non-primitive" draw:enhanced-path="M 0 0  L 4 0  L 9 0  L 12 0  L 17 0  L 0 0  Z N"/>
          </draw:custom-shape>
          <draw:custom-shape draw:style-name="gr10" draw:text-style-name="P2" draw:layer="layout" svg:width="0.154cm" svg:height="0.07cm" draw:transform="rotate (-2.35619449019309) translate (26.147cm 1.95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8" draw:text-style-name="P2" draw:layer="layout" svg:width="0.287cm" svg:height="0.07cm" draw:transform="rotate (-2.35619449019309) translate (25.726cm 1.745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8" draw:text-style-name="P2" draw:layer="layout" svg:width="0.299cm" svg:height="0.084cm" draw:transform="rotate (-2.35619449019309) translate (25.68cm 1.69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8" draw:text-style-name="P2" draw:layer="layout" svg:width="0.265cm" svg:height="0.009cm" draw:transform="rotate (-2.35619449019309) translate (25.575cm 1.60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8" draw:text-style-name="P2" draw:layer="layout" svg:width="0.313cm" svg:height="0.075cm" draw:transform="rotate (-2.35619449019309) translate (25.613cm 1.629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8" draw:text-style-name="P2" draw:layer="layout" svg:width="0.331cm" svg:height="0.067cm" draw:transform="rotate (-2.35619449019309) translate (25.546cm 1.558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8" draw:text-style-name="P2" draw:layer="layout" svg:width="0.154cm" svg:height="0.124cm" draw:transform="rotate (-2.35619449019309) translate (25.91cm 1.982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8" draw:text-style-name="P2" draw:layer="layout" svg:width="0.031cm" svg:height="0.022cm" draw:transform="rotate (-2.35619449019309) translate (25.83cm 2.085cm)">
            <text:p/>
            <draw:enhanced-geometry svg:viewBox="0 0 86 72" draw:type="non-primitive" draw:enhanced-path="M 0 0  L 10 9  L 21 18  L 32 27  L 43 35  L 54 44  L 65 53  L 76 62  L 86 72  L 0 0  Z N"/>
          </draw:custom-shape>
          <draw:custom-shape draw:style-name="gr8" draw:text-style-name="P2" draw:layer="layout" svg:width="0.097cm" svg:height="0.155cm" draw:transform="rotate (-2.35619449019309) translate (26.034cm 2.26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8" draw:text-style-name="P2" draw:layer="layout" svg:width="0.075cm" svg:height="0.067cm" draw:transform="rotate (-2.35619449019309) translate (25.654cm 2.305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8" draw:text-style-name="P2" draw:layer="layout" svg:width="0.097cm" svg:height="0.286cm" draw:transform="rotate (-2.35619449019309) translate (25.336cm 2.16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8" draw:text-style-name="P2" draw:layer="layout" svg:width="0.383cm" svg:height="0.066cm" draw:transform="rotate (-2.35619449019309) translate (25.489cm 1.50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1" draw:text-style-name="P2" draw:layer="layout" svg:width="0.348cm" svg:height="0.035cm" draw:transform="rotate (-2.35619449019309) translate (25.934cm 2.02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1" draw:text-style-name="P2" draw:layer="layout" svg:width="0.181cm" svg:height="0.233cm" draw:transform="rotate (-2.35619449019309) translate (26.006cm 1.98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1" draw:text-style-name="P2" draw:layer="layout" svg:width="0.181cm" svg:height="0.252cm" draw:transform="rotate (-2.35619449019309) translate (25.762cm 2.27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1" draw:text-style-name="P2" draw:layer="layout" svg:width="0.49cm" svg:height="0.022cm" draw:transform="rotate (-2.35619449019309) translate (25.83cm 1.82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1" draw:text-style-name="P2" draw:layer="layout" svg:width="0.017cm" svg:height="0.005cm" draw:transform="rotate (-2.35619449019309) translate (25.411cm 2.176cm)">
            <text:p/>
            <draw:enhanced-geometry svg:viewBox="0 0 54 0" draw:type="non-primitive" draw:enhanced-path="M 0 0  L 0 0  L 6 0  L 13 0  L 20 0  L 27 0  L 34 0  L 41 0  L 47 0  L 54 0  N"/>
          </draw:custom-shape>
          <draw:custom-shape draw:style-name="gr11" draw:text-style-name="P2" draw:layer="layout" svg:width="0.476cm" svg:height="0.022cm" draw:transform="rotate (-2.35619449019309) translate (25.761cm 1.81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1" draw:text-style-name="P2" draw:layer="layout" svg:width="0.599cm" svg:height="0.031cm" draw:transform="rotate (-2.35619449019309) translate (25.714cm 1.70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1" draw:text-style-name="P2" draw:layer="layout" svg:width="0.005cm" svg:height="0.009cm" draw:transform="rotate (-2.35619449019309) translate (25.313cm 2.135cm)">
            <text:p/>
            <draw:enhanced-geometry svg:viewBox="0 0 0 36" draw:type="non-primitive" draw:enhanced-path="M 0 0  L 0 0  L 0 4  L 0 9  L 0 13  L 0 18  L 0 22  L 0 27  L 0 32  L 0 36  N"/>
          </draw:custom-shape>
          <draw:custom-shape draw:style-name="gr11" draw:text-style-name="P2" draw:layer="layout" svg:width="0.653cm" svg:height="0.044cm" draw:transform="rotate (-2.35619449019309) translate (25.685cm 1.57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1" draw:text-style-name="P2" draw:layer="layout" svg:width="0.679cm" svg:height="0.036cm" draw:transform="rotate (-2.35619449019309) translate (25.563cm 1.528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1" draw:text-style-name="P2" draw:layer="layout" svg:width="0.67cm" svg:height="0.035cm" draw:transform="rotate (-2.35619449019309) translate (25.512cm 1.41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1" draw:text-style-name="P2" draw:layer="layout" svg:width="0.617cm" svg:height="0.066cm" draw:transform="rotate (-2.35619449019309) translate (25.455cm 1.453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1" draw:text-style-name="P2" draw:layer="layout" svg:width="0.075cm" svg:height="0.005cm" draw:transform="rotate (-2.35619449019309) translate (25.28cm 1.529cm)">
            <text:p/>
            <draw:enhanced-geometry svg:viewBox="0 0 210 0" draw:type="non-primitive" draw:enhanced-path="M 0 0  L 0 0  L 14 0  L 27 0  L 40 0  L 53 0  L 67 0  L 80 0  L 93 0  L 106 0  L 119 0  L 132 0  L 145 0  L 158 0  L 171 0  L 184 0  L 198 0  L 210 0  N"/>
          </draw:custom-shape>
          <draw:custom-shape draw:style-name="gr11" draw:text-style-name="P2" draw:layer="layout" svg:width="0.009cm" svg:height="0.009cm" draw:transform="rotate (-2.35619449019309) translate (25.123cm 1.662cm)">
            <text:p/>
            <draw:enhanced-geometry svg:viewBox="0 0 34 35" draw:type="non-primitive" draw:enhanced-path="M 0 35  L 0 35  L 4 30  L 9 27  L 13 22  L 17 18  L 21 13  L 26 9  L 30 4  L 34 0  N"/>
          </draw:custom-shape>
          <draw:custom-shape draw:style-name="gr12" draw:text-style-name="P2" draw:layer="layout" svg:width="0.066cm" svg:height="0.106cm" draw:transform="rotate (-2.35619449019309) translate (25.992cm 2.219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2" draw:text-style-name="P2" draw:layer="layout" svg:width="0.079cm" svg:height="0.075cm" draw:transform="rotate (-2.35619449019309) translate (25.784cm 2.025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2" draw:text-style-name="P2" draw:layer="layout" svg:width="0.168cm" svg:height="0.031cm" draw:transform="rotate (-2.35619449019309) translate (25.677cm 1.818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2" draw:text-style-name="P2" draw:layer="layout" svg:width="0.022cm" svg:height="0.009cm" draw:transform="rotate (-2.35619449019309) translate (25.585cm 1.873cm)">
            <text:p/>
            <draw:enhanced-geometry svg:viewBox="0 0 54 35" draw:type="non-primitive" draw:enhanced-path="M 0 35  L 7 30  L 13 26  L 20 20  L 25 16  L 32 11  L 39 6  L 46 3  L 54 0  L 0 35  Z N"/>
          </draw:custom-shape>
          <draw:custom-shape draw:style-name="gr12" draw:text-style-name="P2" draw:layer="layout" svg:width="0.119cm" svg:height="0.048cm" draw:transform="rotate (-2.35619449019309) translate (25.602cm 1.78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2" draw:text-style-name="P2" draw:layer="layout" svg:width="0.092cm" svg:height="0.044cm" draw:transform="rotate (-2.35619449019309) translate (25.468cm 1.72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2" draw:text-style-name="P2" draw:layer="layout" svg:width="0.089cm" svg:height="0.044cm" draw:transform="rotate (-2.35619449019309) translate (25.42cm 1.66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2" draw:text-style-name="P2" draw:layer="layout" svg:width="0.017cm" svg:height="0.005cm" draw:transform="rotate (-2.35619449019309) translate (25.38cm 1.638cm)">
            <text:p/>
            <draw:enhanced-geometry svg:viewBox="0 0 53 0" draw:type="non-primitive" draw:enhanced-path="M 53 0  L 46 0  L 40 0  L 34 0  L 27 0  L 20 0  L 13 0  L 6 0  L 0 0  L 53 0  Z N"/>
          </draw:custom-shape>
          <draw:custom-shape draw:style-name="gr12" draw:text-style-name="P2" draw:layer="layout" svg:width="0.097cm" svg:height="0.031cm" draw:transform="rotate (-2.35619449019309) translate (25.325cm 1.59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9" draw:text-style-name="P2" draw:layer="layout" svg:width="0.014cm" svg:height="0.008cm" draw:transform="rotate (-2.35619449019309) translate (25.591cm 2.613cm)">
            <text:p/>
            <draw:enhanced-geometry svg:viewBox="0 0 35 36" draw:type="non-primitive" draw:enhanced-path="M 35 0  L 35 0  L 31 5  L 26 10  L 22 14  L 17 17  L 13 22  L 9 27  L 5 31  L 0 36  N"/>
          </draw:custom-shape>
          <draw:custom-shape draw:style-name="gr9" draw:text-style-name="P2" draw:layer="layout" svg:width="0.044cm" svg:height="0.023cm" draw:transform="rotate (-2.35619449019309) translate (25.943cm 2.397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9" draw:text-style-name="P2" draw:layer="layout" svg:width="0.053cm" svg:height="0.008cm" draw:transform="rotate (-2.35619449019309) translate (26.033cm 2.211cm)">
            <text:p/>
            <draw:enhanced-geometry svg:viewBox="0 0 140 34" draw:type="non-primitive" draw:enhanced-path="M 140 0  L 140 0  L 122 4  L 103 5  L 84 6  L 63 7  L 45 10  L 28 15  L 12 23  L 0 34  N"/>
          </draw:custom-shape>
          <draw:custom-shape draw:style-name="gr9" draw:text-style-name="P2" draw:layer="layout" svg:width="0.022cm" svg:height="0.03cm" draw:transform="rotate (-2.35619449019309) translate (26.051cm 2.285cm)">
            <text:p/>
            <draw:enhanced-geometry svg:viewBox="0 0 53 106" draw:type="non-primitive" draw:enhanced-path="M 0 106  L 0 106  L 6 92  L 13 79  L 20 66  L 27 53  L 33 40  L 39 27  L 46 14  L 53 0  N"/>
          </draw:custom-shape>
          <draw:custom-shape draw:style-name="gr9" draw:text-style-name="P2" draw:layer="layout" svg:width="0.004cm" svg:height="0.031cm" draw:transform="rotate (-2.35619449019309) translate (26.023cm 2.251cm)">
            <text:p/>
            <draw:enhanced-geometry svg:viewBox="0 0 11 106" draw:type="non-primitive" draw:enhanced-path="M 0 0  L 0 0  L 1 14  L 3 29  L 6 42  L 9 57  L 11 71  L 10 84  L 6 96  L 0 106  N"/>
          </draw:custom-shape>
          <draw:custom-shape draw:style-name="gr9" draw:text-style-name="P2" draw:layer="layout" svg:width="0.057cm" svg:height="0.027cm" draw:transform="rotate (-2.35619449019309) translate (25.907cm 2.37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9" draw:text-style-name="P2" draw:layer="layout" svg:width="0.014cm" svg:height="0.009cm" draw:transform="rotate (-2.35619449019309) translate (25.904cm 2.414cm)">
            <text:p/>
            <draw:enhanced-geometry svg:viewBox="0 0 35 35" draw:type="non-primitive" draw:enhanced-path="M 35 35  L 35 35  L 31 31  L 26 25  L 23 18  L 18 12  L 15 6  L 10 3  L 6 0  L 0 1  N"/>
          </draw:custom-shape>
          <draw:custom-shape draw:style-name="gr9" draw:text-style-name="P2" draw:layer="layout" svg:width="0.018cm" svg:height="0.031cm" draw:transform="rotate (-2.35619449019309) translate (26.039cm 2.277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9" draw:text-style-name="P2" draw:layer="layout" svg:width="0.568cm" svg:height="0.82cm" draw:transform="rotate (-2.35619449019309) translate (25.977cm 2.42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3" draw:text-style-name="P2" draw:layer="layout" svg:width="0.075cm" svg:height="0.158cm" draw:transform="rotate (-2.35619449019309) translate (26.057cm 2.15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9" draw:text-style-name="P2" draw:layer="layout" svg:width="0.075cm" svg:height="0.158cm" draw:transform="rotate (-2.35619449019309) translate (26.057cm 2.15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3" draw:text-style-name="P2" draw:layer="layout" svg:width="0.088cm" svg:height="0.15cm" draw:transform="rotate (-2.35619449019309) translate (26.022cm 2.18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9" draw:text-style-name="P2" draw:layer="layout" svg:width="0.088cm" svg:height="0.15cm" draw:transform="rotate (-2.35619449019309) translate (26.022cm 2.18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3" draw:text-style-name="P2" draw:layer="layout" svg:width="0.075cm" svg:height="0.097cm" draw:transform="rotate (-2.35619449019309) translate (26.061cm 2.164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9" draw:text-style-name="P2" draw:layer="layout" svg:width="0.075cm" svg:height="0.097cm" draw:transform="rotate (-2.35619449019309) translate (26.061cm 2.164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3" draw:text-style-name="P2" draw:layer="layout" svg:width="0.079cm" svg:height="0.15cm" draw:transform="rotate (-2.35619449019309) translate (25.811cm 2.41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9" draw:text-style-name="P2" draw:layer="layout" svg:width="0.079cm" svg:height="0.15cm" draw:transform="rotate (-2.35619449019309) translate (25.811cm 2.41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3" draw:text-style-name="P2" draw:layer="layout" svg:width="0.088cm" svg:height="0.093cm" draw:transform="rotate (-2.35619449019309) translate (25.768cm 2.41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9" draw:text-style-name="P2" draw:layer="layout" svg:width="0.088cm" svg:height="0.093cm" draw:transform="rotate (-2.35619449019309) translate (25.768cm 2.41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3" draw:text-style-name="P2" draw:layer="layout" svg:width="0.067cm" svg:height="0.009cm" draw:transform="rotate (-2.35619449019309) translate (25.829cm 2.285cm)">
            <text:p/>
            <draw:enhanced-geometry svg:viewBox="0 0 175 34" draw:type="non-primitive" draw:enhanced-path="M 175 0  L 153 4  L 132 9  L 109 13  L 87 17  L 66 21  L 43 26  L 22 30  L 0 34  L 175 0  Z N"/>
          </draw:custom-shape>
          <draw:custom-shape draw:style-name="gr9" draw:text-style-name="P2" draw:layer="layout" svg:width="0.067cm" svg:height="0.009cm" draw:transform="rotate (-2.35619449019309) translate (25.829cm 2.285cm)">
            <text:p/>
            <draw:enhanced-geometry svg:viewBox="0 0 175 34" draw:type="non-primitive" draw:enhanced-path="M 175 0  L 175 0  L 153 4  L 132 9  L 109 13  L 87 17  L 66 21  L 43 26  L 22 30  L 0 34  N"/>
          </draw:custom-shape>
          <draw:custom-shape draw:style-name="gr13" draw:text-style-name="P2" draw:layer="layout" svg:width="0.075cm" svg:height="0.11cm" draw:transform="rotate (-2.35619449019309) translate (26cm 2.092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9" draw:text-style-name="P2" draw:layer="layout" svg:width="0.075cm" svg:height="0.11cm" draw:transform="rotate (-2.35619449019309) translate (26cm 2.092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3" draw:text-style-name="P2" draw:layer="layout" svg:width="0.058cm" svg:height="0.106cm" draw:transform="rotate (-2.35619449019309) translate (25.769cm 2.345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9" draw:text-style-name="P2" draw:layer="layout" svg:width="0.058cm" svg:height="0.106cm" draw:transform="rotate (-2.35619449019309) translate (25.769cm 2.345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2" draw:text-style-name="P2" draw:layer="layout" svg:width="0.017cm" svg:height="0.005cm" draw:transform="rotate (-2.35619449019309) translate (25.53cm 2.661cm)">
            <text:p/>
            <draw:enhanced-geometry svg:viewBox="0 0 44 17" draw:type="non-primitive" draw:enhanced-path="M 44 17  L 38 15  L 33 13  L 28 10  L 23 8  L 17 7  L 11 5  L 6 2  L 0 0  L 44 17  Z N"/>
          </draw:custom-shape>
          <draw:custom-shape draw:style-name="gr9" draw:text-style-name="P2" draw:layer="layout" svg:width="0.017cm" svg:height="0.005cm" draw:transform="rotate (-2.35619449019309) translate (25.53cm 2.661cm)">
            <text:p/>
            <draw:enhanced-geometry svg:viewBox="0 0 44 17" draw:type="non-primitive" draw:enhanced-path="M 44 17  L 44 17  L 38 15  L 33 13  L 28 10  L 23 8  L 17 7  L 11 5  L 6 2  L 0 0  N"/>
          </draw:custom-shape>
          <draw:custom-shape draw:style-name="gr13" draw:text-style-name="P2" draw:layer="layout" svg:width="0.198cm" svg:height="0.11cm" draw:transform="rotate (-2.35619449019309) translate (25.67cm 2.7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9" draw:text-style-name="P2" draw:layer="layout" svg:width="0.198cm" svg:height="0.11cm" draw:transform="rotate (-2.35619449019309) translate (25.67cm 2.7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3" draw:text-style-name="P2" draw:layer="layout" svg:width="0.176cm" svg:height="0.102cm" draw:transform="rotate (-2.35619449019309) translate (25.269cm 2.36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9" draw:text-style-name="P2" draw:layer="layout" svg:width="0.176cm" svg:height="0.102cm" draw:transform="rotate (-2.35619449019309) translate (25.269cm 2.36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3" draw:text-style-name="P2" draw:layer="layout" svg:width="0.242cm" svg:height="0.154cm" draw:transform="rotate (-2.35619449019309) translate (24.863cm 2.119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9" draw:text-style-name="P2" draw:layer="layout" svg:width="0.242cm" svg:height="0.154cm" draw:transform="rotate (-2.35619449019309) translate (24.863cm 2.119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3" draw:text-style-name="P2" draw:layer="layout" svg:width="0.061cm" svg:height="0.03cm" draw:transform="rotate (-2.35619449019309) translate (25.07cm 1.80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9" draw:text-style-name="P2" draw:layer="layout" svg:width="0.061cm" svg:height="0.03cm" draw:transform="rotate (-2.35619449019309) translate (25.07cm 1.80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3" draw:text-style-name="P2" draw:layer="layout" svg:width="0.053cm" svg:height="0.027cm" draw:transform="rotate (-2.35619449019309) translate (25.379cm 1.48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9" draw:text-style-name="P2" draw:layer="layout" svg:width="0.053cm" svg:height="0.027cm" draw:transform="rotate (-2.35619449019309) translate (25.379cm 1.48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3" draw:text-style-name="P2" draw:layer="layout" svg:width="0.053cm" svg:height="0.057cm" draw:transform="rotate (-2.35619449019309) translate (25.111cm 1.7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9" draw:text-style-name="P2" draw:layer="layout" svg:width="0.053cm" svg:height="0.057cm" draw:transform="rotate (-2.35619449019309) translate (25.111cm 1.7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3" draw:text-style-name="P2" draw:layer="layout" svg:width="0.053cm" svg:height="0.058cm" draw:transform="rotate (-2.35619449019309) translate (25.35cm 1.55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9" draw:text-style-name="P2" draw:layer="layout" svg:width="0.053cm" svg:height="0.058cm" draw:transform="rotate (-2.35619449019309) translate (25.35cm 1.55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3" draw:text-style-name="P2" draw:layer="layout" svg:width="0.189cm" svg:height="0.101cm" draw:transform="rotate (-2.35619449019309) translate (26.077cm 1.55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9" draw:text-style-name="P2" draw:layer="layout" svg:width="0.189cm" svg:height="0.101cm" draw:transform="rotate (-2.35619449019309) translate (26.077cm 1.55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3" draw:text-style-name="P2" draw:layer="layout" svg:width="0.251cm" svg:height="0.154cm" draw:transform="rotate (-2.35619449019309) translate (25.915cm 1.075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9" draw:text-style-name="P2" draw:layer="layout" svg:width="0.251cm" svg:height="0.154cm" draw:transform="rotate (-2.35619449019309) translate (25.915cm 1.075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9" draw:text-style-name="P2" draw:layer="layout" svg:width="0.547cm" svg:height="0.82cm" draw:transform="rotate (-2.35619449019309) translate (26.416cm 1.98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3" draw:text-style-name="P2" draw:layer="layout" svg:width="0.198cm" svg:height="0.11cm" draw:transform="rotate (-2.35619449019309) translate (26.411cm 1.9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9" draw:text-style-name="P2" draw:layer="layout" svg:width="0.198cm" svg:height="0.11cm" draw:transform="rotate (-2.35619449019309) translate (26.411cm 1.9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9" draw:text-style-name="P2" draw:layer="layout" svg:width="0.005cm" svg:height="0.044cm" draw:transform="rotate (-2.35619449019309) translate (26.314cm 1.972cm)">
            <text:p/>
            <draw:enhanced-geometry svg:viewBox="0 0 0 140" draw:type="non-primitive" draw:enhanced-path="M 0 140  L 0 140  L 0 123  L 0 105  L 0 88  L 0 70  L 0 53  L 0 36  L 0 17  L 0 0  N"/>
          </draw:custom-shape>
          <draw:custom-shape draw:style-name="gr9" draw:text-style-name="P2" draw:layer="layout" svg:width="0.004cm" svg:height="0.044cm" draw:transform="rotate (-2.35619449019309) translate (26.279cm 1.994cm)">
            <text:p/>
            <draw:enhanced-geometry svg:viewBox="0 0 0 141" draw:type="non-primitive" draw:enhanced-path="M 0 141  L 0 141  L 0 123  L 0 106  L 0 88  L 0 71  L 0 54  L 0 36  L 0 19  L 0 0  N"/>
          </draw:custom-shape>
          <draw:custom-shape draw:style-name="gr9" draw:text-style-name="P2" draw:layer="layout" svg:width="0.004cm" svg:height="0.031cm" draw:transform="rotate (-2.35619449019309) translate (26.349cm 1.951cm)">
            <text:p/>
            <draw:enhanced-geometry svg:viewBox="0 0 9 105" draw:type="non-primitive" draw:enhanced-path="M 9 105  L 9 105  L 7 91  L 6 79  L 5 65  L 4 52  L 3 40  L 2 26  L 1 14  L 0 0  N"/>
          </draw:custom-shape>
          <draw:custom-shape draw:style-name="gr9" draw:text-style-name="P2" draw:layer="layout" svg:width="0.035cm" svg:height="0.005cm" draw:transform="rotate (-2.35619449019309) translate (26.343cm 1.887cm)">
            <text:p/>
            <draw:enhanced-geometry svg:viewBox="0 0 97 0" draw:type="non-primitive" draw:enhanced-path="M 97 0  L 97 0  L 84 0  L 72 0  L 59 0  L 48 0  L 35 0  L 24 0  L 12 0  L 0 0  N"/>
          </draw:custom-shape>
          <draw:custom-shape draw:style-name="gr9" draw:text-style-name="P2" draw:layer="layout" svg:width="0.053cm" svg:height="0.009cm" draw:transform="rotate (-2.35619449019309) translate (26.311cm 1.858cm)">
            <text:p/>
            <draw:enhanced-geometry svg:viewBox="0 0 149 35" draw:type="non-primitive" draw:enhanced-path="M 149 0  L 149 0  L 131 5  L 112 9  L 93 14  L 74 17  L 56 22  L 37 26  L 19 31  L 0 35  N"/>
          </draw:custom-shape>
          <draw:custom-shape draw:style-name="gr9" draw:text-style-name="P2" draw:layer="layout" svg:width="0.053cm" svg:height="0.017cm" draw:transform="rotate (-2.35619449019309) translate (26.239cm 1.865cm)">
            <text:p/>
            <draw:enhanced-geometry svg:viewBox="0 0 148 55" draw:type="non-primitive" draw:enhanced-path="M 148 0  L 148 0  L 129 7  L 111 14  L 92 21  L 74 27  L 54 34  L 36 41  L 18 48  L 0 55  N"/>
          </draw:custom-shape>
          <draw:custom-shape draw:style-name="gr9" draw:text-style-name="P2" draw:layer="layout" svg:width="0.005cm" svg:height="0.04cm" draw:transform="rotate (-2.35619449019309) translate (26.273cm 2.044cm)">
            <text:p/>
            <draw:enhanced-geometry svg:viewBox="0 0 0 121" draw:type="non-primitive" draw:enhanced-path="M 0 121  L 0 121  L 0 106  L 0 92  L 0 77  L 0 61  L 0 46  L 0 31  L 0 16  L 0 0  N"/>
          </draw:custom-shape>
          <draw:custom-shape draw:style-name="gr9" draw:text-style-name="P2" draw:layer="layout" svg:width="0.04cm" svg:height="0.013cm" draw:transform="rotate (-2.35619449019309) translate (26.267cm 1.932cm)">
            <text:p/>
            <draw:enhanced-geometry svg:viewBox="0 0 107 37" draw:type="non-primitive" draw:enhanced-path="M 107 0  L 107 0  L 93 5  L 80 9  L 66 14  L 54 18  L 40 23  L 26 26  L 14 32  L 0 37  N"/>
          </draw:custom-shape>
          <draw:custom-shape draw:style-name="gr9" draw:text-style-name="P2" draw:layer="layout" svg:width="0.005cm" svg:height="0.026cm" draw:transform="rotate (-2.35619449019309) translate (26.211cm 1.997cm)">
            <text:p/>
            <draw:enhanced-geometry svg:viewBox="0 0 17 87" draw:type="non-primitive" draw:enhanced-path="M 0 87  L 0 87  L 2 77  L 4 66  L 6 56  L 8 44  L 10 34  L 13 23  L 15 11  L 17 0  N"/>
          </draw:custom-shape>
          <draw:custom-shape draw:style-name="gr9" draw:text-style-name="P2" draw:layer="layout" svg:width="0.022cm" svg:height="0.004cm" draw:transform="rotate (-2.35619449019309) translate (26.236cm 1.941cm)">
            <text:p/>
            <draw:enhanced-geometry svg:viewBox="0 0 61 17" draw:type="non-primitive" draw:enhanced-path="M 61 0  L 61 0  L 53 2  L 46 4  L 38 6  L 30 8  L 22 10  L 16 12  L 8 14  L 0 17  N"/>
          </draw:custom-shape>
          <draw:custom-shape draw:style-name="gr9" draw:text-style-name="P2" draw:layer="layout" svg:width="0.009cm" svg:height="0.044cm" draw:transform="rotate (-2.35619449019309) translate (25.598cm 2.619cm)">
            <text:p/>
            <draw:enhanced-geometry svg:viewBox="0 0 18 141" draw:type="non-primitive" draw:enhanced-path="M 18 141  L 18 141  L 16 122  L 13 105  L 11 87  L 9 70  L 7 53  L 4 35  L 2 18  L 0 0  N"/>
          </draw:custom-shape>
          <draw:custom-shape draw:style-name="gr9" draw:text-style-name="P2" draw:layer="layout" svg:width="0.009cm" svg:height="0.044cm" draw:transform="rotate (-2.35619449019309) translate (25.594cm 2.632cm)">
            <text:p/>
            <draw:enhanced-geometry svg:viewBox="0 0 17 140" draw:type="non-primitive" draw:enhanced-path="M 0 140  L 0 140  L 2 123  L 4 105  L 7 88  L 9 70  L 11 52  L 12 35  L 15 17  L 17 0  N"/>
          </draw:custom-shape>
          <draw:custom-shape draw:style-name="gr9" draw:text-style-name="P2" draw:layer="layout" svg:width="0.048cm" svg:height="0.004cm" draw:transform="rotate (-2.35619449019309) translate (25.601cm 2.575cm)">
            <text:p/>
            <draw:enhanced-geometry svg:viewBox="0 0 131 17" draw:type="non-primitive" draw:enhanced-path="M 0 0  L 0 0  L 17 2  L 33 4  L 49 6  L 66 9  L 82 11  L 98 12  L 114 14  L 131 17  N"/>
          </draw:custom-shape>
          <draw:custom-shape draw:style-name="gr9" draw:text-style-name="P2" draw:layer="layout" svg:width="0.04cm" svg:height="0.008cm" draw:transform="rotate (-2.35619449019309) translate (25.578cm 2.529cm)">
            <text:p/>
            <draw:enhanced-geometry svg:viewBox="0 0 114 34" draw:type="non-primitive" draw:enhanced-path="M 0 0  L 0 0  L 14 4  L 27 9  L 42 13  L 57 18  L 70 21  L 85 26  L 100 30  L 114 34  N"/>
          </draw:custom-shape>
          <draw:custom-shape draw:style-name="gr9" draw:text-style-name="P2" draw:layer="layout" svg:width="0.009cm" svg:height="0.022cm" draw:transform="rotate (-2.35619449019309) translate (25.569cm 2.719cm)">
            <text:p/>
            <draw:enhanced-geometry svg:viewBox="0 0 17 71" draw:type="non-primitive" draw:enhanced-path="M 0 71  L 0 71  L 1 62  L 3 53  L 4 44  L 6 35  L 9 27  L 11 18  L 13 9  L 17 0  N"/>
          </draw:custom-shape>
          <draw:custom-shape draw:style-name="gr9" draw:text-style-name="P2" draw:layer="layout" svg:width="0.005cm" svg:height="0.035cm" draw:transform="rotate (-2.35619449019309) translate (25.591cm 2.687cm)">
            <text:p/>
            <draw:enhanced-geometry svg:viewBox="0 0 0 124" draw:type="non-primitive" draw:enhanced-path="M 0 124  L 0 124  L 0 108  L 0 93  L 0 78  L 0 62  L 0 47  L 0 31  L 0 16  L 0 0  N"/>
          </draw:custom-shape>
          <draw:custom-shape draw:style-name="gr9" draw:text-style-name="P2" draw:layer="layout" svg:width="0.004cm" svg:height="0.026cm" draw:transform="rotate (-2.35619449019309) translate (25.572cm 2.707cm)">
            <text:p/>
            <draw:enhanced-geometry svg:viewBox="0 0 12 87" draw:type="non-primitive" draw:enhanced-path="M 4 87  L 4 87  L 4 75  L 3 64  L 1 51  L 0 40  L 0 29  L 2 19  L 6 8  L 12 0  N"/>
          </draw:custom-shape>
          <draw:custom-shape draw:style-name="gr9" draw:text-style-name="P2" draw:layer="layout" svg:width="0.004cm" svg:height="0.031cm" draw:transform="rotate (-2.35619449019309) translate (25.564cm 2.736cm)">
            <text:p/>
            <draw:enhanced-geometry svg:viewBox="0 0 18 105" draw:type="non-primitive" draw:enhanced-path="M 9 105  L 9 105  L 9 90  L 11 74  L 14 56  L 17 39  L 18 24  L 15 12  L 10 3  L 0 0  N"/>
          </draw:custom-shape>
          <draw:custom-shape draw:style-name="gr9" draw:text-style-name="P2" draw:layer="layout" svg:width="0.031cm" svg:height="0.017cm" draw:transform="rotate (-2.35619449019309) translate (25.532cm 2.702cm)">
            <text:p/>
            <draw:enhanced-geometry svg:viewBox="0 0 88 52" draw:type="non-primitive" draw:enhanced-path="M 0 0  L 0 0  L 11 7  L 21 12  L 33 19  L 44 26  L 54 33  L 65 40  L 77 45  L 88 52  N"/>
          </draw:custom-shape>
          <draw:custom-shape draw:style-name="gr9" draw:text-style-name="P2" draw:layer="layout" svg:width="0.027cm" svg:height="0.009cm" draw:transform="rotate (-2.35619449019309) translate (25.544cm 2.666cm)">
            <text:p/>
            <draw:enhanced-geometry svg:viewBox="0 0 72 35" draw:type="non-primitive" draw:enhanced-path="M 0 0  L 0 0  L 9 5  L 18 9  L 27 14  L 36 17  L 44 22  L 53 26  L 63 31  L 72 35  N"/>
          </draw:custom-shape>
          <draw:custom-shape draw:style-name="gr9" draw:text-style-name="P2" draw:layer="layout" svg:width="0.035cm" svg:height="0.013cm" draw:transform="rotate (-2.35619449019309) translate (25.552cm 2.648cm)">
            <text:p/>
            <draw:enhanced-geometry svg:viewBox="0 0 96 52" draw:type="non-primitive" draw:enhanced-path="M 0 0  L 0 0  L 12 7  L 24 13  L 36 19  L 49 26  L 60 32  L 72 39  L 84 46  L 96 52  N"/>
          </draw:custom-shape>
          <draw:custom-shape draw:style-name="gr9" draw:text-style-name="P2" draw:layer="layout" svg:width="0.031cm" svg:height="0.017cm" draw:transform="rotate (-2.35619449019309) translate (25.585cm 2.605cm)">
            <text:p/>
            <draw:enhanced-geometry svg:viewBox="0 0 89 53" draw:type="non-primitive" draw:enhanced-path="M 0 0  L 0 0  L 11 7  L 22 13  L 33 19  L 45 26  L 55 33  L 66 40  L 77 47  L 89 53  N"/>
          </draw:custom-shape>
          <draw:custom-shape draw:style-name="gr9" draw:text-style-name="P2" draw:layer="layout" svg:width="0.022cm" svg:height="0.004cm" draw:transform="rotate (-2.35619449019309) translate (25.394cm 2.316cm)">
            <text:p/>
            <draw:enhanced-geometry svg:viewBox="0 0 62 20" draw:type="non-primitive" draw:enhanced-path="M 0 0  L 0 0  L 8 3  L 16 7  L 25 11  L 33 15  L 41 18  L 47 20  L 55 20  L 62 17  N"/>
          </draw:custom-shape>
          <draw:custom-shape draw:style-name="gr9" draw:text-style-name="P2" draw:layer="layout" svg:width="0.008cm" svg:height="0.004cm" draw:transform="rotate (-2.35619449019309) translate (25.351cm 2.334cm)">
            <text:p/>
            <draw:enhanced-geometry svg:viewBox="0 0 17 18" draw:type="non-primitive" draw:enhanced-path="M 0 18  L 0 18  L 5 13  L 8 9  L 13 4  L 17 0  N"/>
          </draw:custom-shape>
          <draw:custom-shape draw:style-name="gr9" draw:text-style-name="P2" draw:layer="layout" svg:width="0.031cm" svg:height="0.008cm" draw:transform="rotate (-2.35619449019309) translate (25.375cm 2.285cm)">
            <text:p/>
            <draw:enhanced-geometry svg:viewBox="0 0 79 35" draw:type="non-primitive" draw:enhanced-path="M 0 0  L 0 0  L 10 4  L 20 9  L 30 13  L 41 17  L 51 21  L 60 26  L 70 30  L 79 35  N"/>
          </draw:custom-shape>
          <draw:custom-shape draw:style-name="gr9" draw:text-style-name="P2" draw:layer="layout" svg:width="0.027cm" svg:height="0.005cm" draw:transform="rotate (-2.35619449019309) translate (25.265cm 2.344cm)">
            <text:p/>
            <draw:enhanced-geometry svg:viewBox="0 0 70 17" draw:type="non-primitive" draw:enhanced-path="M 0 17  L 0 17  L 9 15  L 17 13  L 26 11  L 35 8  L 43 6  L 52 5  L 60 3  L 70 0  N"/>
          </draw:custom-shape>
          <draw:custom-shape draw:style-name="gr9" draw:text-style-name="P2" draw:layer="layout" svg:width="0.031cm" svg:height="0.004cm" draw:transform="rotate (-2.35619449019309) translate (25.281cm 2.304cm)">
            <text:p/>
            <draw:enhanced-geometry svg:viewBox="0 0 88 17" draw:type="non-primitive" draw:enhanced-path="M 0 17  L 0 17  L 11 14  L 22 12  L 32 10  L 44 8  L 54 5  L 65 3  L 76 1  L 88 0  N"/>
          </draw:custom-shape>
          <draw:custom-shape draw:style-name="gr9" draw:text-style-name="P2" draw:layer="layout" svg:width="0.026cm" svg:height="0.009cm" draw:transform="rotate (-2.35619449019309) translate (25.324cm 2.269cm)">
            <text:p/>
            <draw:enhanced-geometry svg:viewBox="0 0 71 36" draw:type="non-primitive" draw:enhanced-path="M 71 0  L 71 0  L 62 5  L 53 10  L 44 14  L 36 19  L 27 23  L 18 27  L 9 31  L 0 36  N"/>
          </draw:custom-shape>
          <draw:custom-shape draw:style-name="gr9" draw:text-style-name="P2" draw:layer="layout" svg:width="0.026cm" svg:height="0.005cm" draw:transform="rotate (-2.35619449019309) translate (25.327cm 2.322cm)">
            <text:p/>
            <draw:enhanced-geometry svg:viewBox="0 0 72 19" draw:type="non-primitive" draw:enhanced-path="M 72 0  L 72 0  L 63 2  L 54 5  L 45 7  L 37 9  L 28 13  L 19 15  L 10 17  L 0 19  N"/>
          </draw:custom-shape>
          <draw:custom-shape draw:style-name="gr9" draw:text-style-name="P2" draw:layer="layout" svg:width="0.022cm" svg:height="0.004cm" draw:transform="rotate (-2.35619449019309) translate (25.407cm 2.298cm)">
            <text:p/>
            <draw:enhanced-geometry svg:viewBox="0 0 62 17" draw:type="non-primitive" draw:enhanced-path="M 62 17  L 62 17  L 54 15  L 47 12  L 39 10  L 31 8  L 23 6  L 16 4  L 8 2  L 0 0  N"/>
          </draw:custom-shape>
          <draw:custom-shape draw:style-name="gr9" draw:text-style-name="P2" draw:layer="layout" svg:width="0.027cm" svg:height="0.004cm" draw:transform="rotate (-2.35619449019309) translate (25.375cm 2.34cm)">
            <text:p/>
            <draw:enhanced-geometry svg:viewBox="0 0 69 17" draw:type="non-primitive" draw:enhanced-path="M 0 17  L 0 17  L 9 15  L 18 13  L 26 11  L 35 8  L 43 6  L 52 4  L 60 2  L 69 0  N"/>
          </draw:custom-shape>
          <draw:custom-shape draw:style-name="gr9" draw:text-style-name="P2" draw:layer="layout" svg:width="0.031cm" svg:height="0.022cm" draw:transform="rotate (-2.35619449019309) translate (25.093cm 2.142cm)">
            <text:p/>
            <draw:enhanced-geometry svg:viewBox="0 0 78 71" draw:type="non-primitive" draw:enhanced-path="M 78 0  L 78 0  L 68 9  L 59 18  L 48 28  L 38 35  L 28 45  L 19 54  L 9 62  L 0 71  N"/>
          </draw:custom-shape>
          <draw:custom-shape draw:style-name="gr9" draw:text-style-name="P2" draw:layer="layout" svg:width="0.031cm" svg:height="0.008cm" draw:transform="rotate (-2.35619449019309) translate (25.04cm 2.091cm)">
            <text:p/>
            <draw:enhanced-geometry svg:viewBox="0 0 88 37" draw:type="non-primitive" draw:enhanced-path="M 0 0  L 0 0  L 11 5  L 21 9  L 33 14  L 44 18  L 54 23  L 66 28  L 77 32  L 88 37  N"/>
          </draw:custom-shape>
          <draw:custom-shape draw:style-name="gr9" draw:text-style-name="P2" draw:layer="layout" svg:width="0.027cm" svg:height="0.018cm" draw:transform="rotate (-2.35619449019309) translate (24.992cm 2.096cm)">
            <text:p/>
            <draw:enhanced-geometry svg:viewBox="0 0 70 52" draw:type="non-primitive" draw:enhanced-path="M 70 0  L 70 0  L 60 7  L 47 12  L 35 18  L 24 22  L 12 29  L 4 35  L 0 43  L 1 52  N"/>
          </draw:custom-shape>
          <draw:custom-shape draw:style-name="gr9" draw:text-style-name="P2" draw:layer="layout" svg:width="0.035cm" svg:height="0.005cm" draw:transform="rotate (-2.35619449019309) translate (24.989cm 2.116cm)">
            <text:p/>
            <draw:enhanced-geometry svg:viewBox="0 0 97 0" draw:type="non-primitive" draw:enhanced-path="M 0 0  L 0 0  L 13 0  L 24 0  L 37 0  L 48 0  L 60 0  L 72 0  L 84 0  L 97 0  N"/>
          </draw:custom-shape>
          <draw:custom-shape draw:style-name="gr9" draw:text-style-name="P2" draw:layer="layout" svg:width="0.027cm" svg:height="0.017cm" draw:transform="rotate (-2.35619449019309) translate (24.947cm 2.077cm)">
            <text:p/>
            <draw:enhanced-geometry svg:viewBox="0 0 70 52" draw:type="non-primitive" draw:enhanced-path="M 70 0  L 70 0  L 61 7  L 52 13  L 44 20  L 35 26  L 26 33  L 18 40  L 9 46  L 0 52  N"/>
          </draw:custom-shape>
          <draw:custom-shape draw:style-name="gr9" draw:text-style-name="P2" draw:layer="layout" svg:width="0.036cm" svg:height="0.004cm" draw:transform="rotate (-2.35619449019309) translate (24.951cm 2.099cm)">
            <text:p/>
            <draw:enhanced-geometry svg:viewBox="0 0 97 0" draw:type="non-primitive" draw:enhanced-path="M 0 0  L 0 0  L 13 0  L 24 0  L 37 0  L 48 0  L 61 0  L 72 0  L 84 0  L 97 0  N"/>
          </draw:custom-shape>
          <draw:custom-shape draw:style-name="gr9" draw:text-style-name="P2" draw:layer="layout" svg:width="0.026cm" svg:height="0.009cm" draw:transform="rotate (-2.35619449019309) translate (24.927cm 2.062cm)">
            <text:p/>
            <draw:enhanced-geometry svg:viewBox="0 0 72 35" draw:type="non-primitive" draw:enhanced-path="M 72 0  L 72 0  L 61 4  L 50 7  L 38 10  L 25 12  L 15 16  L 6 20  L 1 27  L 0 35  N"/>
          </draw:custom-shape>
          <draw:custom-shape draw:style-name="gr9" draw:text-style-name="P2" draw:layer="layout" svg:width="0.044cm" svg:height="0.005cm" draw:transform="rotate (-2.35619449019309) translate (24.914cm 2.078cm)">
            <text:p/>
            <draw:enhanced-geometry svg:viewBox="0 0 122 0" draw:type="non-primitive" draw:enhanced-path="M 122 0  L 122 0  L 106 0  L 90 0  L 76 0  L 60 0  L 45 0  L 30 0  L 14 0  L 0 0  N"/>
          </draw:custom-shape>
          <draw:custom-shape draw:style-name="gr9" draw:text-style-name="P2" draw:layer="layout" svg:width="0.017cm" svg:height="0.005cm" draw:transform="rotate (-2.35619449019309) translate (24.895cm 2.057cm)">
            <text:p/>
            <draw:enhanced-geometry svg:viewBox="0 0 52 17" draw:type="non-primitive" draw:enhanced-path="M 52 0  L 52 0  L 46 2  L 40 5  L 33 7  L 26 9  L 20 11  L 13 14  L 7 15  L 0 17  N"/>
          </draw:custom-shape>
          <draw:custom-shape draw:style-name="gr9" draw:text-style-name="P2" draw:layer="layout" svg:width="0.022cm" svg:height="0.022cm" draw:transform="rotate (-2.35619449019309) translate (24.929cm 2.128cm)">
            <text:p/>
            <draw:enhanced-geometry svg:viewBox="0 0 61 71" draw:type="non-primitive" draw:enhanced-path="M 61 0  L 61 0  L 53 9  L 46 18  L 38 26  L 30 35  L 22 45  L 16 52  L 8 62  L 0 71  N"/>
          </draw:custom-shape>
          <draw:custom-shape draw:style-name="gr9" draw:text-style-name="P2" draw:layer="layout" svg:width="0.027cm" svg:height="0.005cm" draw:transform="rotate (-2.35619449019309) translate (24.833cm 2.119cm)">
            <text:p/>
            <draw:enhanced-geometry svg:viewBox="0 0 70 17" draw:type="non-primitive" draw:enhanced-path="M 0 17  L 0 17  L 9 15  L 18 13  L 26 12  L 35 9  L 44 7  L 52 5  L 61 3  L 70 0  N"/>
          </draw:custom-shape>
          <draw:custom-shape draw:style-name="gr9" draw:text-style-name="P2" draw:layer="layout" svg:width="0.04cm" svg:height="0.004cm" draw:transform="rotate (-2.35619449019309) translate (25.987cm 1.634cm)">
            <text:p/>
            <draw:enhanced-geometry svg:viewBox="0 0 107 0" draw:type="non-primitive" draw:enhanced-path="M 107 0  L 107 0  L 93 0  L 80 0  L 66 0  L 54 0  L 40 0  L 26 0  L 14 0  L 0 0  N"/>
          </draw:custom-shape>
          <draw:custom-shape draw:style-name="gr9" draw:text-style-name="P2" draw:layer="layout" svg:width="0.048cm" svg:height="0.005cm" draw:transform="rotate (-2.35619449019309) translate (25.989cm 1.679cm)">
            <text:p/>
            <draw:enhanced-geometry svg:viewBox="0 0 131 19" draw:type="non-primitive" draw:enhanced-path="M 131 0  L 131 0  L 114 2  L 98 5  L 81 7  L 65 9  L 49 13  L 32 15  L 17 17  L 0 19  N"/>
          </draw:custom-shape>
          <draw:custom-shape draw:style-name="gr9" draw:text-style-name="P2" draw:layer="layout" svg:width="0.031cm" svg:height="0.005cm" draw:transform="rotate (-2.35619449019309) translate (25.956cm 1.717cm)">
            <text:p/>
            <draw:enhanced-geometry svg:viewBox="0 0 78 0" draw:type="non-primitive" draw:enhanced-path="M 78 0  L 78 0  L 68 0  L 59 0  L 49 0  L 39 0  L 28 0  L 19 0  L 9 0  L 0 0  N"/>
          </draw:custom-shape>
          <draw:custom-shape draw:style-name="gr9" draw:text-style-name="P2" draw:layer="layout" svg:width="0.04cm" svg:height="0.004cm" draw:transform="rotate (-2.35619449019309) translate (26.009cm 1.753cm)">
            <text:p/>
            <draw:enhanced-geometry svg:viewBox="0 0 106 0" draw:type="non-primitive" draw:enhanced-path="M 106 0  L 106 0  L 97 0  L 87 0  L 78 0  L 70 0  L 61 0  L 52 0  L 43 0  L 34 0  L 34 0  L 30 0  L 26 0  L 22 0  L 17 0  L 13 0  L 8 0  L 5 0  L 0 0  N"/>
          </draw:custom-shape>
          <draw:custom-shape draw:style-name="gr9" draw:text-style-name="P2" draw:layer="layout" svg:width="0.022cm" svg:height="0.005cm" draw:transform="rotate (-2.35619449019309) translate (25.945cm 1.755cm)">
            <text:p/>
            <draw:enhanced-geometry svg:viewBox="0 0 53 17" draw:type="non-primitive" draw:enhanced-path="M 0 17  L 0 17  L 6 15  L 12 12  L 19 10  L 26 8  L 32 6  L 39 4  L 46 2  L 53 0  N"/>
          </draw:custom-shape>
          <draw:custom-shape draw:style-name="gr9" draw:text-style-name="P2" draw:layer="layout" svg:width="0.022cm" svg:height="0.005cm" draw:transform="rotate (-2.35619449019309) translate (25.945cm 1.711cm)">
            <text:p/>
            <draw:enhanced-geometry svg:viewBox="0 0 61 17" draw:type="non-primitive" draw:enhanced-path="M 0 0  L 0 0  L 7 3  L 15 5  L 23 7  L 31 9  L 38 12  L 46 13  L 54 15  L 61 17  N"/>
          </draw:custom-shape>
          <draw:custom-shape draw:style-name="gr9" draw:text-style-name="P2" draw:layer="layout" svg:width="0.039cm" svg:height="0.013cm" draw:transform="rotate (-2.35619449019309) translate (25.94cm 1.673cm)">
            <text:p/>
            <draw:enhanced-geometry svg:viewBox="0 0 105 39" draw:type="non-primitive" draw:enhanced-path="M 0 0  L 0 0  L 13 5  L 26 13  L 40 22  L 54 30  L 68 36  L 80 39  L 93 39  L 105 34  N"/>
          </draw:custom-shape>
          <draw:custom-shape draw:style-name="gr9" draw:text-style-name="P2" draw:layer="layout" svg:width="0.017cm" svg:height="0.005cm" draw:transform="rotate (-2.35619449019309) translate (25.358cm 2.348cm)">
            <text:p/>
            <draw:enhanced-geometry svg:viewBox="0 0 44 0" draw:type="non-primitive" draw:enhanced-path="M 0 0  L 0 0  L 5 0  L 11 0  L 16 0  L 21 0  L 27 0  L 33 0  L 38 0  L 44 0  N"/>
          </draw:custom-shape>
          <draw:custom-shape draw:style-name="gr9" draw:text-style-name="P2" draw:layer="layout" svg:width="0.031cm" svg:height="0.013cm" draw:transform="rotate (-2.35619449019309) translate (25.818cm 1.38cm)">
            <text:p/>
            <draw:enhanced-geometry svg:viewBox="0 0 88 36" draw:type="non-primitive" draw:enhanced-path="M 88 0  L 88 0  L 77 5  L 65 10  L 54 14  L 44 17  L 32 22  L 21 27  L 11 31  L 0 36  N"/>
          </draw:custom-shape>
          <draw:custom-shape draw:style-name="gr9" draw:text-style-name="P2" draw:layer="layout" svg:width="0.013cm" svg:height="0.027cm" draw:transform="rotate (-2.35619449019309) translate (25.759cm 1.407cm)">
            <text:p/>
            <draw:enhanced-geometry svg:viewBox="0 0 35 86" draw:type="non-primitive" draw:enhanced-path="M 0 0  L 0 0  L 4 11  L 7 22  L 9 35  L 11 47  L 15 59  L 19 69  L 26 78  L 35 86  N"/>
          </draw:custom-shape>
          <draw:custom-shape draw:style-name="gr9" draw:text-style-name="P2" draw:layer="layout" svg:width="0.048cm" svg:height="0.031cm" draw:transform="rotate (-2.35619449019309) translate (25.814cm 1.40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9" draw:text-style-name="P2" draw:layer="layout" svg:width="0.009cm" svg:height="0.026cm" draw:transform="rotate (-2.35619449019309) translate (25.72cm 1.36cm)">
            <text:p/>
            <draw:enhanced-geometry svg:viewBox="0 0 27 87" draw:type="non-primitive" draw:enhanced-path="M 0 0  L 0 0  L 3 10  L 7 22  L 10 33  L 13 43  L 17 55  L 20 66  L 24 77  L 27 87  N"/>
          </draw:custom-shape>
          <draw:custom-shape draw:style-name="gr9" draw:text-style-name="P2" draw:layer="layout" svg:width="0.035cm" svg:height="0.009cm" draw:transform="rotate (-2.35619449019309) translate (25.71cm 1.3cm)">
            <text:p/>
            <draw:enhanced-geometry svg:viewBox="0 0 97 35" draw:type="non-primitive" draw:enhanced-path="M 97 0  L 97 0  L 84 5  L 72 9  L 60 14  L 48 18  L 36 23  L 24 26  L 13 31  L 0 35  N"/>
          </draw:custom-shape>
          <draw:custom-shape draw:style-name="gr9" draw:text-style-name="P2" draw:layer="layout" svg:width="0.022cm" svg:height="0.03cm" draw:transform="rotate (-2.35619449019309) translate (25.738cm 1.359cm)">
            <text:p/>
            <draw:enhanced-geometry svg:viewBox="0 0 69 103" draw:type="non-primitive" draw:enhanced-path="M 0 0  L 0 0  L 9 12  L 17 26  L 26 38  L 35 51  L 43 64  L 52 77  L 60 90  L 69 103  N"/>
          </draw:custom-shape>
          <draw:custom-shape draw:style-name="gr9" draw:text-style-name="P2" draw:layer="layout" svg:width="0.048cm" svg:height="0.004cm" draw:transform="rotate (-2.35619449019309) translate (25.773cm 1.243cm)">
            <text:p/>
            <draw:enhanced-geometry svg:viewBox="0 0 138 0" draw:type="non-primitive" draw:enhanced-path="M 138 0  L 138 0  L 119 0  L 97 0  L 75 0  L 52 0  L 32 0  L 14 0  L 4 0  L 0 0  N"/>
          </draw:custom-shape>
          <draw:custom-shape draw:style-name="gr9" draw:text-style-name="P2" draw:layer="layout" svg:width="0.022cm" svg:height="0.031cm" draw:transform="rotate (-2.35619449019309) translate (25.729cm 1.328cm)">
            <text:p/>
            <draw:enhanced-geometry svg:viewBox="0 0 53 105" draw:type="non-primitive" draw:enhanced-path="M 0 0  L 0 0  L 7 14  L 14 26  L 21 40  L 27 53  L 33 67  L 40 79  L 46 93  L 53 105  N"/>
          </draw:custom-shape>
          <draw:custom-shape draw:style-name="gr12" draw:text-style-name="P2" draw:layer="layout" svg:width="0.053cm" svg:height="0.049cm" draw:transform="rotate (-2.35619449019309) translate (26.043cm 2.276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9" draw:text-style-name="P2" draw:layer="layout" svg:width="0.053cm" svg:height="0.049cm" draw:transform="rotate (-2.35619449019309) translate (26.043cm 2.276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3" draw:text-style-name="P2" draw:layer="layout" svg:width="0.057cm" svg:height="0.053cm" draw:transform="rotate (-2.35619449019309) translate (26.044cm 2.27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9" draw:text-style-name="P2" draw:layer="layout" svg:width="0.057cm" svg:height="0.053cm" draw:transform="rotate (-2.35619449019309) translate (26.044cm 2.27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3" draw:text-style-name="P2" draw:layer="layout" svg:width="0.035cm" svg:height="0.009cm" draw:transform="rotate (-2.35619449019309) translate (26.01cm 2.244cm)">
            <text:p/>
            <draw:enhanced-geometry svg:viewBox="0 0 95 35" draw:type="non-primitive" draw:enhanced-path="M 95 18  L 87 15  L 80 13  L 72 9  L 64 6  L 56 3  L 50 1  L 42 0  L 34 1  L 28 4  L 22 6  L 18 11  L 13 14  L 9 18  L 5 24  L 2 30  L 0 35  L 95 18  Z N"/>
          </draw:custom-shape>
          <draw:custom-shape draw:style-name="gr9" draw:text-style-name="P2" draw:layer="layout" svg:width="0.035cm" svg:height="0.009cm" draw:transform="rotate (-2.35619449019309) translate (26.01cm 2.244cm)">
            <text:p/>
            <draw:enhanced-geometry svg:viewBox="0 0 95 35" draw:type="non-primitive" draw:enhanced-path="M 95 18  L 95 18  L 87 15  L 80 13  L 72 9  L 64 6  L 56 3  L 50 1  L 42 0  L 34 1  L 34 1  L 28 4  L 22 6  L 18 11  L 13 14  L 9 18  L 5 24  L 2 30  L 0 35  N"/>
          </draw:custom-shape>
          <draw:custom-shape draw:style-name="gr13" draw:text-style-name="P2" draw:layer="layout" svg:width="0.018cm" svg:height="0.009cm" draw:transform="rotate (-2.35619449019309) translate (26.004cm 2.236cm)">
            <text:p/>
            <draw:enhanced-geometry svg:viewBox="0 0 53 36" draw:type="non-primitive" draw:enhanced-path="M 53 0  L 46 5  L 38 8  L 31 12  L 23 15  L 16 19  L 10 23  L 4 29  L 0 36  L 53 0  Z N"/>
          </draw:custom-shape>
          <draw:custom-shape draw:style-name="gr9" draw:text-style-name="P2" draw:layer="layout" svg:width="0.018cm" svg:height="0.009cm" draw:transform="rotate (-2.35619449019309) translate (26.004cm 2.236cm)">
            <text:p/>
            <draw:enhanced-geometry svg:viewBox="0 0 53 36" draw:type="non-primitive" draw:enhanced-path="M 53 0  L 53 0  L 46 5  L 38 8  L 31 12  L 23 15  L 16 19  L 10 23  L 4 29  L 0 36  N"/>
          </draw:custom-shape>
          <draw:custom-shape draw:style-name="gr13" draw:text-style-name="P2" draw:layer="layout" svg:width="0.049cm" svg:height="0.022cm" draw:transform="rotate (-2.35619449019309) translate (25.947cm 2.3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9" draw:text-style-name="P2" draw:layer="layout" svg:width="0.049cm" svg:height="0.022cm" draw:transform="rotate (-2.35619449019309) translate (25.947cm 2.3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3" draw:text-style-name="P2" draw:layer="layout" svg:width="0.048cm" svg:height="0.035cm" draw:transform="rotate (-2.35619449019309) translate (25.903cm 2.37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9" draw:text-style-name="P2" draw:layer="layout" svg:width="0.048cm" svg:height="0.035cm" draw:transform="rotate (-2.35619449019309) translate (25.903cm 2.37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3" draw:text-style-name="P2" draw:layer="layout" svg:width="0.031cm" svg:height="0.022cm" draw:transform="rotate (-2.35619449019309) translate (26.072cm 2.27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9" draw:text-style-name="P2" draw:layer="layout" svg:width="0.031cm" svg:height="0.022cm" draw:transform="rotate (-2.35619449019309) translate (26.072cm 2.27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line draw:style-name="gr19" draw:text-style-name="P10" draw:layer="layout" svg:x1="5.358cm" svg:y1="13.701cm" svg:x2="7.36cm" svg:y2="13.705cm">
          <text:p/>
        </draw:line>
        <draw:line draw:style-name="gr15" draw:text-style-name="P10" draw:layer="layout" svg:x1="7.36cm" svg:y1="13.701cm" svg:x2="7.364cm" svg:y2="14.301cm">
          <text:p/>
        </draw:line>
        <draw:line draw:style-name="gr15" draw:text-style-name="P10" draw:layer="layout" svg:x1="5.358cm" svg:y1="13.701cm" svg:x2="5.362cm" svg:y2="14.301cm">
          <text:p/>
        </draw:line>
        <draw:custom-shape draw:style-name="gr5" draw:text-style-name="P2" draw:layer="layout" svg:width="6.601cm" svg:height="0.866cm" svg:x="4.357cm" svg:y="6.324cm">
          <text:p text:style-name="P8"><text:span text:style-name="T13">int</text:span><text:span text:style-name="T14"> value = 0;</text:span></text:p>
          <draw:enhanced-geometry svg:viewBox="0 0 21600 21600" draw:type="mso-spt202" draw:enhanced-path="M 0 0 L 21600 0 21600 21600 0 21600 0 0 Z N"/>
        </draw:custom-shape>
        <draw:custom-shape draw:style-name="gr6" draw:text-style-name="P2" draw:layer="layout" svg:width="5.6cm" svg:height="1.023cm" svg:x="16.559cm" svg:y="9.124cm">
          <text:p text:style-name="P3"><text:span text:style-name="T10">*ptr is not const</text:span></text:p>
          <draw:enhanced-geometry svg:viewBox="0 0 21600 21600" draw:type="mso-spt202" draw:enhanced-path="M 0 0 L 21600 0 21600 21600 0 21600 0 0 Z N"/>
        </draw:custom-shape>
        <draw:line draw:style-name="gr15" draw:text-style-name="P10" draw:layer="layout" svg:x1="13.159cm" svg:y1="10.583cm" svg:x2="16.36cm" svg:y2="9.701cm">
          <text:p/>
        </draw:line>
        <draw:line draw:style-name="gr15" draw:text-style-name="P10" draw:layer="layout" svg:x1="14.16cm" svg:y1="10.945cm" svg:x2="16.757cm" svg:y2="11.342cm">
          <text:p/>
        </draw:line>
        <draw:custom-shape draw:style-name="gr6" draw:text-style-name="P2" draw:layer="layout" svg:width="6.756cm" svg:height="1.785cm" svg:x="17.802cm" svg:y="13.123cm">
          <text:p text:style-name="P3"><text:span text:style-name="T10">*ptr must be treated </text:span></text:p>
          <text:p text:style-name="P3"><text:span text:style-name="T10">as readonly</text:span></text:p>
          <draw:enhanced-geometry svg:viewBox="0 0 21600 21600" draw:type="mso-spt202" draw:enhanced-path="M 0 0 L 21600 0 21600 21600 0 21600 0 0 Z N"/>
        </draw:custom-shape>
        <draw:line draw:style-name="gr15" draw:text-style-name="P10" draw:layer="layout" svg:x1="14.16cm" svg:y1="15.34cm" svg:x2="17.758cm" svg:y2="14.463cm">
          <text:p/>
        </draw:line>
        <draw:line draw:style-name="gr15" draw:text-style-name="P10" draw:layer="layout" svg:x1="14.358cm" svg:y1="15.901cm" svg:x2="17.961cm" svg:y2="16.501cm">
          <text:p/>
        </draw:line>
        <draw:custom-shape draw:style-name="gr21" draw:text-style-name="P2" draw:layer="layout" svg:width="3.202cm" svg:height="2.787cm" svg:x="21.356cm" svg:y="8.123cm">
          <text:p text:style-name="P3"><text:span text:style-name="T32"></text:span></text:p>
          <draw:enhanced-geometry svg:viewBox="0 0 21600 21600" draw:type="rectangle" draw:enhanced-path="M 0 0 L 21600 0 21600 21600 0 21600 0 0 Z N"/>
        </draw:custom-shape>
        <draw:custom-shape draw:style-name="gr21" draw:text-style-name="P2" draw:layer="layout" svg:width="3.418cm" svg:height="2.787cm" svg:x="20.161cm" svg:y="9.926cm">
          <text:p text:style-name="P3"><text:span text:style-name="T40"></text:span></text:p>
          <draw:enhanced-geometry svg:viewBox="0 0 21600 21600" draw:type="rectangle" draw:enhanced-path="M 0 0 L 21600 0 21600 21600 0 21600 0 0 Z N"/>
        </draw:custom-shape>
        <draw:custom-shape draw:style-name="gr21" draw:text-style-name="P2" draw:layer="layout" svg:width="1.998cm" svg:height="2.787cm" svg:x="23.561cm" svg:y="12.726cm">
          <text:p text:style-name="P3"><text:span text:style-name="T40"></text:span></text:p>
          <draw:enhanced-geometry svg:viewBox="0 0 21600 21600" draw:type="rectangle" draw:enhanced-path="M 0 0 L 21600 0 21600 21600 0 21600 0 0 Z N"/>
        </draw:custom-shape>
        <draw:custom-shape draw:style-name="gr21" draw:text-style-name="P2" draw:layer="layout" svg:width="1.997cm" svg:height="2.787cm" svg:x="21.361cm" svg:y="14.94cm">
          <text:p text:style-name="P3"><text:span text:style-name="T40"></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const int * ptr; be written with the const and the int in either order.</text:span></text:p>
              <text:p text:style-name="P9"><text:span text:style-name="T11">int const * ptr; // also allowed</text:span></text:p>
              <text:p text:style-name="P9"><text:span text:style-name="T11"/></text:p>
              <text:p text:style-name="P9"><text:span text:style-name="T11">The former is the most common style (the latter is quite common in C++).</text:span></text:p>
            </draw:text-box>
          </draw:frame>
        </presentation:notes>
      </draw:page>
      <draw:page draw:name="page2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tring literal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rings are arrays of char</text:span></text:p>
                <text:list text:style-name="L6">
                  <text:list-item>
                    <text:p text:style-name="P7"><text:span text:style-name="T3">automatically terminated with a null character, '\0'</text:span></text:p>
                  </text:list-item>
                  <text:list-item>
                    <text:p text:style-name="P7"><text:span text:style-name="T3">a convenient string literal syntax</text:span></text:p>
                  </text:list-item>
                </text:list>
              </text:list-item>
            </text:list>
          </draw:text-box>
        </draw:frame>
        <draw:custom-shape draw:style-name="gr5" draw:text-style-name="P2" draw:layer="layout" svg:width="19.804cm" svg:height="2.084cm" svg:x="5.759cm" svg:y="6.804cm">
          <text:p text:style-name="P8"><text:span text:style-name="T13"/></text:p>
          <text:p text:style-name="P8"><text:span text:style-name="T13">char</text:span><text:span text:style-name="T14"> greeting[] = </text:span><text:span text:style-name="T36">"Bonjour"</text:span><text:span text:style-name="T14">;</text:span></text:p>
          <text:p text:style-name="P8"><text:span text:style-name="T14"/></text:p>
          <draw:enhanced-geometry svg:viewBox="0 0 21600 21600" draw:type="mso-spt202" draw:enhanced-path="M 0 0 L 21600 0 21600 21600 0 21600 0 0 Z N"/>
        </draw:custom-shape>
        <draw:custom-shape draw:style-name="gr5" draw:text-style-name="P2" draw:layer="layout" svg:width="19.804cm" svg:height="3.302cm" svg:x="5.759cm" svg:y="11.725cm">
          <text:p text:style-name="P8"><text:span text:style-name="T13"/></text:p>
          <text:p text:style-name="P8"><text:span text:style-name="T13">char</text:span><text:span text:style-name="T14"> greeting[] =</text:span><text:span text:style-name="T14"><text:line-break/></text:span><text:span text:style-name="T14"/></text:p>
          <text:p text:style-name="P8"><text:span text:style-name="T14"><text:s text:c="4"/></text:span><text:span text:style-name="T14">{ </text:span><text:span text:style-name="T36">'B'</text:span><text:span text:style-name="T14">, </text:span><text:span text:style-name="T36">'o'</text:span><text:span text:style-name="T14">, </text:span><text:span text:style-name="T36">'n'</text:span><text:span text:style-name="T14">, </text:span><text:span text:style-name="T36">'j'</text:span><text:span text:style-name="T14">, </text:span><text:span text:style-name="T36">'o'</text:span><text:span text:style-name="T14">, </text:span><text:span text:style-name="T36">'u'</text:span><text:span text:style-name="T14">, </text:span><text:span text:style-name="T36">'r'</text:span><text:span text:style-name="T14">, </text:span><text:span text:style-name="T36">'\0'</text:span><text:span text:style-name="T14"> };</text:span></text:p>
          <text:p text:style-name="P8"><text:span text:style-name="T14"/></text:p>
          <draw:enhanced-geometry svg:viewBox="0 0 21600 21600" draw:type="mso-spt202" draw:enhanced-path="M 0 0 L 21600 0 21600 21600 0 21600 0 0 Z N"/>
        </draw:custom-shape>
        <draw:custom-shape draw:style-name="gr6" draw:text-style-name="P2" draw:layer="layout" svg:width="4.604cm" svg:height="1.023cm" svg:x="9.754cm" svg:y="9.706cm">
          <text:p text:style-name="P3"><text:span text:style-name="T10">equivalent to</text:span></text:p>
          <draw:enhanced-geometry svg:viewBox="0 0 21600 21600" draw:type="mso-spt202" draw:enhanced-path="M 0 0 L 21600 0 21600 21600 0 21600 0 0 Z N"/>
        </draw:custom-shape>
        <draw:custom-shape draw:style-name="gr30" draw:text-style-name="P2" draw:layer="layout" svg:width="1.998cm" svg:height="2.2cm" svg:x="13.56cm" svg:y="9.3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11.602cm" svg:height="1.023cm" svg:x="11.558cm" svg:y="16.109cm">
          <text:p text:style-name="P3"><text:span text:style-name="T10">note the terminating null character</text:span></text:p>
          <draw:enhanced-geometry svg:viewBox="0 0 21600 21600" draw:type="mso-spt202" draw:enhanced-path="M 0 0 L 21600 0 21600 21600 0 21600 0 0 Z N"/>
        </draw:custom-shape>
        <draw:line draw:style-name="gr19" draw:text-style-name="P10" draw:layer="layout" svg:x1="21.559cm" svg:y1="16.708cm" svg:x2="22.362cm" svg:y2="16.713cm">
          <text:p/>
        </draw:line>
        <draw:line draw:style-name="gr15" draw:text-style-name="P10" draw:layer="layout" svg:x1="22.357cm" svg:y1="16.748cm" svg:x2="22.362cm" svg:y2="14.468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2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15">string manipulat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rcpy: in &lt;string.h&gt;, copies a string</text:span></text:p>
                <text:list text:style-name="L6">
                  <text:list-item>
                    <text:p text:style-name="P7"><text:span text:style-name="T3">why is this a dangerous function to call?</text:span></text:p>
                  </text:list-item>
                </text:list>
              </text:list-item>
            </text:list>
          </draw:text-box>
        </draw:frame>
        <draw:custom-shape draw:style-name="gr5" draw:text-style-name="P2" draw:layer="layout" svg:width="18.203cm" svg:height="4.52cm" svg:x="5.358cm" svg:y="5.411cm">
          <text:p text:style-name="P8"><text:span text:style-name="T13">char </text:span><text:span text:style-name="T14">* strcpy(</text:span><text:span text:style-name="T13">char</text:span><text:span text:style-name="T14"> dst[], </text:span><text:span text:style-name="T13">const char</text:span><text:span text:style-name="T14"> src[])</text:span></text:p>
          <text:p text:style-name="P8"><text:span text:style-name="T14">{</text:span></text:p>
          <text:p text:style-name="P8"><text:span text:style-name="T14"><text:s text:c="4"/></text:span><text:span text:style-name="T13">int</text:span><text:span text:style-name="T14"> at = 0;</text:span></text:p>
          <text:p text:style-name="P8"><text:span text:style-name="T14"><text:s text:c="4"/></text:span><text:span text:style-name="T13">while</text:span><text:span text:style-name="T14"> ((dst[at] = src[at]) != </text:span><text:span text:style-name="T36">'\0'</text:span><text:span text:style-name="T14">)</text:span></text:p>
          <text:p text:style-name="P8"><text:span text:style-name="T14"><text:s text:c="8"/></text:span><text:span text:style-name="T14">at++;</text:span></text:p>
          <text:p text:style-name="P8"><text:span text:style-name="T14"><text:s text:c="4"/></text:span><text:span text:style-name="T13">return</text:span><text:span text:style-name="T14"> dst;</text:span></text:p>
          <text:p text:style-name="P8"><text:span text:style-name="T14">}</text:span></text:p>
          <draw:enhanced-geometry svg:viewBox="0 0 21600 21600" draw:type="mso-spt202" draw:enhanced-path="M 0 0 L 21600 0 21600 21600 0 21600 0 0 Z N"/>
        </draw:custom-shape>
        <draw:custom-shape draw:style-name="gr5" draw:text-style-name="P2" draw:layer="layout" svg:width="18.203cm" svg:height="4.52cm" svg:x="5.358cm" svg:y="12.925cm">
          <text:p text:style-name="P8"><text:span text:style-name="T13">char </text:span><text:span text:style-name="T14">* strcpy(</text:span><text:span text:style-name="T13">char</text:span><text:span text:style-name="T14"> * dst, </text:span><text:span text:style-name="T13">const char</text:span><text:span text:style-name="T14"> * src)</text:span></text:p>
          <text:p text:style-name="P8"><text:span text:style-name="T14">{</text:span></text:p>
          <text:p text:style-name="P8"><text:span text:style-name="T14"><text:s text:c="4"/></text:span><text:span text:style-name="T13">char</text:span><text:span text:style-name="T14"> * destination = dst;</text:span></text:p>
          <text:p text:style-name="P8"><text:span text:style-name="T14"><text:s text:c="4"/></text:span><text:span text:style-name="T13">while</text:span><text:span text:style-name="T14"> (*dst++ = *src++)</text:span></text:p>
          <text:p text:style-name="P8"><text:span text:style-name="T14"><text:s text:c="8"/></text:span><text:span text:style-name="T14">;</text:span></text:p>
          <text:p text:style-name="P8"><text:span text:style-name="T14"><text:s text:c="4"/></text:span><text:span text:style-name="T13">return</text:span><text:span text:style-name="T14"> destination;</text:span></text:p>
          <text:p text:style-name="P8"><text:span text:style-name="T14">}</text:span></text:p>
          <draw:enhanced-geometry svg:viewBox="0 0 21600 21600" draw:type="mso-spt202" draw:enhanced-path="M 0 0 L 21600 0 21600 21600 0 21600 0 0 Z N"/>
        </draw:custom-shape>
        <draw:custom-shape draw:style-name="gr6" draw:text-style-name="P2" draw:layer="layout" svg:width="4.604cm" svg:height="1.023cm" svg:x="5.358cm" svg:y="4.326cm">
          <text:p text:style-name="P3"><text:span text:style-name="T10">array version</text:span></text:p>
          <draw:enhanced-geometry svg:viewBox="0 0 21600 21600" draw:type="mso-spt202" draw:enhanced-path="M 0 0 L 21600 0 21600 21600 0 21600 0 0 Z N"/>
        </draw:custom-shape>
        <draw:custom-shape draw:style-name="gr6" draw:text-style-name="P2" draw:layer="layout" svg:width="12.405cm" svg:height="1.023cm" svg:x="10.958cm" svg:y="10.125cm">
          <text:p text:style-name="P3"><text:span text:style-name="T10">why are the parentheses needed?</text:span></text:p>
          <draw:enhanced-geometry svg:viewBox="0 0 21600 21600" draw:type="mso-spt202" draw:enhanced-path="M 0 0 L 21600 0 21600 21600 0 21600 0 0 Z N"/>
        </draw:custom-shape>
        <draw:custom-shape draw:style-name="gr6" draw:text-style-name="P2" draw:layer="layout" svg:width="12.405cm" svg:height="1.023cm" svg:x="10.958cm" svg:y="10.927cm">
          <text:p text:style-name="P3"><text:span text:style-name="T10">why is the comparison with '\0' optional?</text:span></text:p>
          <draw:enhanced-geometry svg:viewBox="0 0 21600 21600" draw:type="mso-spt202" draw:enhanced-path="M 0 0 L 21600 0 21600 21600 0 21600 0 0 Z N"/>
        </draw:custom-shape>
        <draw:line draw:style-name="gr15" draw:text-style-name="P10" draw:layer="layout" svg:x1="16.757cm" svg:y1="10.363cm" svg:x2="16.761cm" svg:y2="8.083cm">
          <text:p/>
        </draw:line>
        <draw:line draw:style-name="gr19" draw:text-style-name="P10" draw:layer="layout" svg:x1="22.759cm" svg:y1="11.527cm" svg:x2="24.959cm" svg:y2="11.531cm">
          <text:p/>
        </draw:line>
        <draw:line draw:style-name="gr19" draw:text-style-name="P10" draw:layer="layout" svg:x1="24.959cm" svg:y1="11.567cm" svg:x2="24.963cm" svg:y2="6.487cm">
          <text:p/>
        </draw:line>
        <draw:line draw:style-name="gr19" draw:text-style-name="P10" draw:layer="layout" svg:x1="24.999cm" svg:y1="6.526cm" svg:x2="19.517cm" svg:y2="6.531cm">
          <text:p/>
        </draw:line>
        <draw:line draw:style-name="gr15" draw:text-style-name="P10" draw:layer="layout" svg:x1="19.557cm" svg:y1="6.526cm" svg:x2="19.562cm" svg:y2="7.126cm">
          <text:p/>
        </draw:line>
        <draw:custom-shape draw:style-name="gr6" draw:text-style-name="P2" draw:layer="layout" svg:width="18.204cm" svg:height="1.023cm" svg:x="5.159cm" svg:y="17.709cm">
          <text:p text:style-name="P3"><text:span text:style-name="T10">equivalent pointer version – very terse – typical of C code</text:span></text:p>
          <draw:enhanced-geometry svg:viewBox="0 0 21600 21600" draw:type="mso-spt202" draw:enhanced-path="M 0 0 L 21600 0 21600 21600 0 21600 0 0 Z N"/>
        </draw:custom-shape>
        <draw:custom-shape draw:style-name="gr6" draw:text-style-name="P2" draw:layer="layout" svg:width="12.405cm" svg:height="1.023cm" svg:x="10.958cm" svg:y="11.708cm">
          <text:p text:style-name="P3"><text:span text:style-name="T10">note the empty statement here</text:span></text:p>
          <draw:enhanced-geometry svg:viewBox="0 0 21600 21600" draw:type="mso-spt202" draw:enhanced-path="M 0 0 L 21600 0 21600 21600 0 21600 0 0 Z N"/>
        </draw:custom-shape>
        <draw:line draw:style-name="gr19" draw:text-style-name="P10" draw:layer="layout" svg:x1="20.161cm" svg:y1="12.325cm" svg:x2="24.959cm" svg:y2="12.33cm">
          <text:p/>
        </draw:line>
        <draw:line draw:style-name="gr19" draw:text-style-name="P10" draw:layer="layout" svg:x1="24.959cm" svg:y1="12.325cm" svg:x2="24.963cm" svg:y2="15.928cm">
          <text:p/>
        </draw:line>
        <draw:line draw:style-name="gr15" draw:text-style-name="P10" draw:layer="layout" svg:x1="24.998cm" svg:y1="15.928cm" svg:x2="9.515cm" svg:y2="15.932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function is dangerous to call because it does not know how long the arrays are. Consequently the dst[at] and src[at] expressions could result in undefined behaviour.</text:span></text:p>
              <text:p text:style-name="P9"><text:span text:style-name="T11">The parameters are ordered dst,src and not src,dst deliberately. This is to mimic assignment – viz the left expression changes, the right expression does not.</text:span></text:p>
              <text:p text:style-name="P9"><text:span text:style-name="T11">The parentheses are needed because of precedence. </text:span></text:p>
              <text:p text:style-name="P9"><text:span text:style-name="T11">The comparison with '\0' is optional because it is the same as != 0 which is how the compiler will convert an integer expression in a boolean context.</text:span></text:p>
            </draw:text-box>
          </draw:frame>
        </presentation:notes>
      </draw:page>
      <draw:page draw:name="page2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void*</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generic object pointer</text:span></text:p>
                <text:list text:style-name="L6">
                  <text:list-item>
                    <text:p text:style-name="P7"><text:span text:style-name="T3">any object pointer can be converted to a void* and back again</text:span></text:p>
                  </text:list-item>
                  <text:list-item>
                    <text:p text:style-name="P7"><text:span text:style-name="T3">const void * is allowed</text:span></text:p>
                  </text:list-item>
                  <text:list-item>
                    <text:p text:style-name="P7"><text:span text:style-name="T3">dereferencing a void* is not allowed</text:span></text:p>
                  </text:list-item>
                </text:list>
              </text:list-item>
            </text:list>
          </draw:text-box>
        </draw:frame>
        <draw:custom-shape draw:style-name="gr5" draw:text-style-name="P2" draw:layer="layout" svg:width="20.205cm" svg:height="2.084cm" svg:x="4.957cm" svg:y="7.523cm">
          <text:p text:style-name="P8"><text:span text:style-name="T13">void</text:span><text:span text:style-name="T14"> * generic_pointer;</text:span></text:p>
          <text:p text:style-name="P8"><text:span text:style-name="T13">int</text:span><text:span text:style-name="T14"> * int_specific_pointer;</text:span></text:p>
          <text:p text:style-name="P8"><text:span text:style-name="T13">char</text:span><text:span text:style-name="T14"> * char_specific_pointer;</text:span></text:p>
          <draw:enhanced-geometry svg:viewBox="0 0 21600 21600" draw:type="mso-spt202" draw:enhanced-path="M 0 0 L 21600 0 21600 21600 0 21600 0 0 Z N"/>
        </draw:custom-shape>
        <draw:custom-shape draw:style-name="gr5" draw:text-style-name="P2" draw:layer="layout" svg:width="20.205cm" svg:height="1.475cm" svg:x="4.957cm" svg:y="11.121cm">
          <text:p text:style-name="P8"><text:span text:style-name="T14">generic_pointer = int_specific_pointer;</text:span></text:p>
          <text:p text:style-name="P8"><text:span text:style-name="T14">int_specific_pointer = generic_pointer;</text:span></text:p>
          <draw:enhanced-geometry svg:viewBox="0 0 21600 21600" draw:type="mso-spt202" draw:enhanced-path="M 0 0 L 21600 0 21600 21600 0 21600 0 0 Z N"/>
        </draw:custom-shape>
        <draw:custom-shape draw:style-name="gr5" draw:text-style-name="P2" draw:layer="layout" svg:width="20.205cm" svg:height="1.475cm" svg:x="4.957cm" svg:y="14.265cm">
          <text:p text:style-name="P8"><text:span text:style-name="T14">*generic_pointer;</text:span></text:p>
          <text:p text:style-name="P8"><text:span text:style-name="T14">generic_pointer[0];</text:span></text:p>
          <draw:enhanced-geometry svg:viewBox="0 0 21600 21600" draw:type="mso-spt202" draw:enhanced-path="M 0 0 L 21600 0 21600 21600 0 21600 0 0 Z N"/>
        </draw:custom-shape>
        <draw:custom-shape draw:style-name="gr6" draw:text-style-name="P2" draw:layer="layout" svg:width="7.8cm" svg:height="1.023cm" svg:x="4.957cm" svg:y="10.125cm">
          <text:p text:style-name="P3"><text:span text:style-name="T10">these compile</text:span></text:p>
          <draw:enhanced-geometry svg:viewBox="0 0 21600 21600" draw:type="mso-spt202" draw:enhanced-path="M 0 0 L 21600 0 21600 21600 0 21600 0 0 Z N"/>
        </draw:custom-shape>
        <draw:custom-shape draw:style-name="gr6" draw:text-style-name="P2" draw:layer="layout" svg:width="7.8cm" svg:height="1.023cm" svg:x="4.957cm" svg:y="13.123cm">
          <text:p text:style-name="P3"><text:span text:style-name="T10">these don't compile</text:span></text:p>
          <draw:enhanced-geometry svg:viewBox="0 0 21600 21600" draw:type="mso-spt202" draw:enhanced-path="M 0 0 L 21600 0 21600 21600 0 21600 0 0 Z N"/>
        </draw:custom-shape>
        <draw:custom-shape draw:style-name="gr21" draw:text-style-name="P2" draw:layer="layout" svg:width="2.015cm" svg:height="2.787cm" svg:x="12.982cm" svg:y="13.498cm">
          <text:p text:style-name="P3"><text:span text:style-name="T40"></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Pre-ANSI C did not have the </text:span><text:span text:style-name="T41">void</text:span><text:span text:style-name="T11"> keyword. In K&amp;R C </text:span><text:span text:style-name="T41">char*</text:span><text:span text:style-name="T11"> was used as a synonym for </text:span><text:span text:style-name="T41">void*</text:span><text:span text:style-name="T11">.</text:span></text:p>
              <text:p text:style-name="P9"><text:span text:style-name="T11">The conversion from a </text:span><text:span text:style-name="T41">void*</text:span><text:span text:style-name="T11"> pointer to a specific pointer would require a cast in C++, as would conversions between other pointer types.</text:span></text:p>
              <text:p text:style-name="P9"><text:span text:style-name="T11">Note that a function pointer is not an object pointer.</text:span></text:p>
            </draw:text-box>
          </draw:frame>
        </presentation:notes>
      </draw:page>
      <draw:page draw:name="page2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t </text:span><text:span text:style-name="T35"></text:span><text:span text:style-name="T3"> </text:span><text:span text:style-name="T35"></text:span><text:span text:style-name="T3"> point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y object pointer can safely be held in…</text:span></text:p>
                <text:list text:style-name="L6">
                  <text:list-item>
                    <text:p text:style-name="P7"><text:span text:style-name="T3">intptr_t <text:s/>- a signed integer typedef</text:span></text:p>
                  </text:list-item>
                  <text:list-item>
                    <text:p text:style-name="P7"><text:span text:style-name="T3">uintptr_t - an unsigned integer typedef</text:span></text:p>
                  </text:list-item>
                  <text:list-item>
                    <text:p text:style-name="P7"><text:span text:style-name="T3">both declared in &lt;stdint.h&gt;</text:span></text:p>
                  </text:list-item>
                </text:list>
              </text:list-item>
            </text:list>
          </draw:text-box>
        </draw:frame>
        <draw:custom-shape draw:style-name="gr18" draw:text-style-name="P2" draw:layer="layout" svg:width="1.76cm" svg:height="1.794cm" svg:x="19.557cm" svg:y="7.325cm">
          <text:p text:style-name="P1"><text:span text:style-name="T21">?</text:span></text:p>
          <draw:enhanced-geometry svg:viewBox="0 0 21600 21600" draw:type="rectangle" draw:enhanced-path="M 0 0 L 21600 0 21600 21600 0 21600 0 0 Z N"/>
        </draw:custom-shape>
        <draw:custom-shape draw:style-name="gr18" draw:text-style-name="P2" draw:layer="layout" svg:width="1.76cm" svg:height="1.794cm" svg:x="19.557cm" svg:y="9.124cm">
          <text:p text:style-name="P1"><text:span text:style-name="T21">?</text:span></text:p>
          <draw:enhanced-geometry svg:viewBox="0 0 21600 21600" draw:type="rectangle" draw:enhanced-path="M 0 0 L 21600 0 21600 21600 0 21600 0 0 Z N"/>
        </draw:custom-shape>
        <draw:custom-shape draw:style-name="gr18" draw:text-style-name="P2" draw:layer="layout" svg:width="1.76cm" svg:height="1.795cm" svg:x="19.557cm" svg:y="10.927cm">
          <text:p text:style-name="P1"><text:span text:style-name="T21">?</text:span></text:p>
          <draw:enhanced-geometry svg:viewBox="0 0 21600 21600" draw:type="rectangle" draw:enhanced-path="M 0 0 L 21600 0 21600 21600 0 21600 0 0 Z N"/>
        </draw:custom-shape>
        <draw:custom-shape draw:style-name="gr18" draw:text-style-name="P2" draw:layer="layout" svg:width="1.76cm" svg:height="1.795cm" svg:x="19.557cm" svg:y="12.726cm">
          <text:p text:style-name="P1"><text:span text:style-name="T21">?</text:span></text:p>
          <draw:enhanced-geometry svg:viewBox="0 0 21600 21600" draw:type="rectangle" draw:enhanced-path="M 0 0 L 21600 0 21600 21600 0 21600 0 0 Z N"/>
        </draw:custom-shape>
        <draw:custom-shape draw:style-name="gr6" draw:text-style-name="P2" draw:layer="layout" svg:width="4.599cm" svg:height="1.023cm" svg:x="21.956cm" svg:y="7.726cm">
          <text:p text:style-name="P3"><text:span text:style-name="T10">0xBEED</text:span></text:p>
          <draw:enhanced-geometry svg:viewBox="0 0 21600 21600" draw:type="mso-spt202" draw:enhanced-path="M 0 0 L 21600 0 21600 21600 0 21600 0 0 Z N"/>
        </draw:custom-shape>
        <draw:custom-shape draw:style-name="gr6" draw:text-style-name="P2" draw:layer="layout" svg:width="4.599cm" svg:height="1.023cm" svg:x="21.956cm" svg:y="9.309cm">
          <text:p text:style-name="P3"><text:span text:style-name="T10">0xBEEE</text:span></text:p>
          <draw:enhanced-geometry svg:viewBox="0 0 21600 21600" draw:type="mso-spt202" draw:enhanced-path="M 0 0 L 21600 0 21600 21600 0 21600 0 0 Z N"/>
        </draw:custom-shape>
        <draw:custom-shape draw:style-name="gr6" draw:text-style-name="P2" draw:layer="layout" svg:width="4.599cm" svg:height="1.023cm" svg:x="21.956cm" svg:y="11.307cm">
          <text:p text:style-name="P3"><text:span text:style-name="T10">0xBEEF</text:span></text:p>
          <draw:enhanced-geometry svg:viewBox="0 0 21600 21600" draw:type="mso-spt202" draw:enhanced-path="M 0 0 L 21600 0 21600 21600 0 21600 0 0 Z N"/>
        </draw:custom-shape>
        <draw:custom-shape draw:style-name="gr6" draw:text-style-name="P2" draw:layer="layout" svg:width="4.599cm" svg:height="1.023cm" svg:x="21.956cm" svg:y="13.106cm">
          <text:p text:style-name="P3"><text:span text:style-name="T10">0xBEF0</text:span></text:p>
          <draw:enhanced-geometry svg:viewBox="0 0 21600 21600" draw:type="mso-spt202" draw:enhanced-path="M 0 0 L 21600 0 21600 21600 0 21600 0 0 Z N"/>
        </draw:custom-shape>
        <draw:custom-shape draw:style-name="gr5" draw:text-style-name="P2" draw:layer="layout" svg:width="13cm" svg:height="3.302cm" svg:x="5.159cm" svg:y="7.426cm">
          <text:p text:style-name="P8"><text:span text:style-name="T36">#include &lt;stdint.h&gt;</text:span></text:p>
          <text:p text:style-name="P8"><text:span text:style-name="T13"/></text:p>
          <text:p text:style-name="P8"><text:span text:style-name="T14">intptr_t address = 0xBEF0;</text:span></text:p>
          <text:p text:style-name="P8"><text:span text:style-name="T14"/></text:p>
          <text:p text:style-name="P8"><text:span text:style-name="T13">int</text:span><text:span text:style-name="T14"> * pointer = (</text:span><text:span text:style-name="T13">int</text:span><text:span text:style-name="T14">*)address;</text:span></text:p>
          <draw:enhanced-geometry svg:viewBox="0 0 21600 21600" draw:type="mso-spt202" draw:enhanced-path="M 0 0 L 21600 0 21600 21600 0 21600 0 0 Z N"/>
        </draw:custom-shape>
        <draw:custom-shape draw:style-name="gr18" draw:text-style-name="P2" draw:layer="layout" svg:width="4.203cm" svg:height="1.795cm" svg:x="9.357cm" svg:y="13.926cm">
          <text:p text:style-name="P1"><text:span text:style-name="T19">0xBEF0</text:span></text:p>
          <draw:enhanced-geometry svg:viewBox="0 0 21600 21600" draw:type="rectangle" draw:enhanced-path="M 0 0 L 21600 0 21600 21600 0 21600 0 0 Z N"/>
        </draw:custom-shape>
        <draw:custom-shape draw:style-name="gr6" draw:text-style-name="P2" draw:layer="layout" svg:width="4.6cm" svg:height="1.023cm" svg:x="9.357cm" svg:y="12.726cm">
          <text:p text:style-name="P3"><text:span text:style-name="T10">int *</text:span></text:p>
          <draw:enhanced-geometry svg:viewBox="0 0 21600 21600" draw:type="mso-spt202" draw:enhanced-path="M 0 0 L 21600 0 21600 21600 0 21600 0 0 Z N"/>
        </draw:custom-shape>
        <draw:custom-shape draw:style-name="gr6" draw:text-style-name="P2" draw:layer="layout" svg:width="4.6cm" svg:height="1.023cm" svg:x="9.357cm" svg:y="15.928cm">
          <text:p text:style-name="P3"><text:span text:style-name="T10">pointer</text:span></text:p>
          <draw:enhanced-geometry svg:viewBox="0 0 21600 21600" draw:type="mso-spt202" draw:enhanced-path="M 0 0 L 21600 0 21600 21600 0 21600 0 0 Z N"/>
        </draw:custom-shape>
        <draw:custom-shape draw:style-name="gr18" draw:text-style-name="P2" draw:layer="layout" svg:width="1.76cm" svg:height="1.794cm" svg:x="19.557cm" svg:y="14.526cm">
          <text:p text:style-name="P1"><text:span text:style-name="T21">?</text:span></text:p>
          <draw:enhanced-geometry svg:viewBox="0 0 21600 21600" draw:type="rectangle" draw:enhanced-path="M 0 0 L 21600 0 21600 21600 0 21600 0 0 Z N"/>
        </draw:custom-shape>
        <draw:custom-shape draw:style-name="gr6" draw:text-style-name="P2" draw:layer="layout" svg:width="4.599cm" svg:height="1.023cm" svg:x="21.956cm" svg:y="14.905cm">
          <text:p text:style-name="P3"><text:span text:style-name="T10">0xBEF1</text:span></text:p>
          <draw:enhanced-geometry svg:viewBox="0 0 21600 21600" draw:type="mso-spt202" draw:enhanced-path="M 0 0 L 21600 0 21600 21600 0 21600 0 0 Z N"/>
        </draw:custom-shape>
        <draw:line draw:style-name="gr19" draw:text-style-name="P10" draw:layer="layout" svg:x1="12.559cm" svg:y1="14.927cm" svg:x2="15.359cm" svg:y2="14.931cm">
          <text:p/>
        </draw:line>
        <draw:line draw:style-name="gr19" draw:text-style-name="P10" draw:layer="layout" svg:x1="15.359cm" svg:y1="14.967cm" svg:x2="15.5cm" svg:y2="13.983cm">
          <text:p/>
        </draw:line>
        <draw:line draw:style-name="gr15" draw:text-style-name="P10" draw:layer="layout" svg:x1="15.359cm" svg:y1="13.824cm" svg:x2="19.359cm" svg:y2="13.829cm">
          <text:p/>
        </draw:line>
        <draw:custom-shape draw:style-name="gr20" draw:text-style-name="P2" draw:layer="layout" svg:width="2.601cm" svg:height="1.398cm" svg:x="21.899cm" svg:y="5.102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draw:page draw:name="page2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estric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pplies only to pointer declarations</text:span></text:p>
                <text:list text:style-name="L6">
                  <text:list-item>
                    <text:p text:style-name="P7"><text:span text:style-name="T3">type * restrict p </text:span><text:span text:style-name="T35"></text:span><text:span text:style-name="T3"> *p is accessed only via p in the surrounding block</text:span></text:p>
                  </text:list-item>
                  <text:list-item>
                    <text:p text:style-name="P7"><text:span text:style-name="T3">enables pointer no-alias optimizations</text:span></text:p>
                  </text:list-item>
                  <text:list-item>
                    <text:p text:style-name="P7"><text:span text:style-name="T3">a compiler is free to ignore it</text:span></text:p>
                  </text:list-item>
                </text:list>
              </text:list-item>
            </text:list>
          </draw:text-box>
        </draw:frame>
        <draw:custom-shape draw:style-name="gr5" draw:text-style-name="P2" draw:layer="layout" svg:width="20.404cm" svg:height="3.911cm" svg:x="5.164cm" svg:y="7.792cm">
          <text:p text:style-name="P8"><text:span text:style-name="T13">void</text:span><text:span text:style-name="T14"> f(</text:span><text:span text:style-name="T13">int</text:span><text:span text:style-name="T14"> n, </text:span><text:span text:style-name="T13">int</text:span><text:span text:style-name="T14"> * </text:span><text:span text:style-name="T13">restrict</text:span><text:span text:style-name="T14"> p, </text:span><text:span text:style-name="T13">int</text:span><text:span text:style-name="T14"> * </text:span><text:span text:style-name="T13">restrict</text:span><text:span text:style-name="T14"> q)</text:span></text:p>
          <text:p text:style-name="P8"><text:span text:style-name="T14">{</text:span></text:p>
          <text:p text:style-name="P8"><text:span text:style-name="T14"><text:s text:c="4"/></text:span><text:span text:style-name="T13">while</text:span><text:span text:style-name="T14"> (n-- &gt; 0) {</text:span></text:p>
          <text:p text:style-name="P8"><text:span text:style-name="T14"><text:s text:c="8"/></text:span><text:span text:style-name="T14">*p++ = *q++;</text:span></text:p>
          <text:p text:style-name="P8"><text:span text:style-name="T14"><text:s text:c="4"/></text:span><text:span text:style-name="T14">}</text:span></text:p>
          <text:p text:style-name="P8"><text:span text:style-name="T14">}</text:span></text:p>
          <draw:enhanced-geometry svg:viewBox="0 0 21600 21600" draw:type="mso-spt202" draw:enhanced-path="M 0 0 L 21600 0 21600 21600 0 21600 0 0 Z N"/>
        </draw:custom-shape>
        <draw:custom-shape draw:style-name="gr5" draw:text-style-name="P2" draw:layer="layout" svg:width="20.404cm" svg:height="3.911cm" svg:x="5.159cm" svg:y="13.018cm">
          <text:p text:style-name="P8"><text:span text:style-name="T13">void</text:span><text:span text:style-name="T14"> g(</text:span><text:span text:style-name="T13">void</text:span><text:span text:style-name="T14">)</text:span></text:p>
          <text:p text:style-name="P8"><text:span text:style-name="T14">{</text:span></text:p>
          <text:p text:style-name="P8"><text:span text:style-name="T14"><text:s text:c="4"/></text:span><text:span text:style-name="T13">int</text:span><text:span text:style-name="T14"> d[100];</text:span></text:p>
          <text:p text:style-name="P8"><text:span text:style-name="T14"><text:s text:c="4"/></text:span><text:span text:style-name="T14">f(50, d + 50, d); <text:s/></text:span><text:span text:style-name="T36">// ok</text:span></text:p>
          <text:p text:style-name="P8"><text:span text:style-name="T14"><text:s text:c="4"/></text:span><text:span text:style-name="T14">f(50, d + 1, <text:s/>d); <text:s/></text:span><text:span text:style-name="T36">// undefined-behaviour</text:span></text:p>
          <text:p text:style-name="P8"><text:span text:style-name="T14">}</text:span></text:p>
          <draw:enhanced-geometry svg:viewBox="0 0 21600 21600" draw:type="mso-spt202" draw:enhanced-path="M 0 0 L 21600 0 21600 21600 0 21600 0 0 Z N"/>
        </draw:custom-shape>
        <draw:custom-shape draw:style-name="gr20" draw:text-style-name="P2" draw:layer="layout" svg:width="2.602cm" svg:height="1.398cm" svg:x="23.001cm" svg:y="5.001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standard also says (in an example)…</text:span></text:p>
              <text:p text:style-name="P9"><text:span text:style-name="T11">&lt;quote&gt;</text:span></text:p>
              <text:p text:style-name="P9"><text:span text:style-name="T11">The file scope declarations:</text:span></text:p>
              <text:p text:style-name="P9"><text:span text:style-name="T11">int * restrict a;</text:span></text:p>
              <text:p text:style-name="P9"><text:span text:style-name="T11">int * restrict b;</text:span></text:p>
              <text:p text:style-name="P9"><text:span text:style-name="T11">extern int c[];</text:span></text:p>
              <text:p text:style-name="P9"><text:span text:style-name="T11">asserts that if an object is accessed using the value of a, b, or c, then it is never accessed using the value of either of the other two.</text:span></text:p>
              <text:p text:style-name="P9"><text:span text:style-name="T11">&lt;/quote&gt;</text:span></text:p>
              <text:p text:style-name="P9"><text:span text:style-name="T11">Note that accessing an object using the value of a means *a.</text:span></text:p>
            </draw:text-box>
          </draw:frame>
        </presentation:notes>
      </draw:page>
      <draw:page draw:name="page2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ynamic memor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dynamic memory can be requested using malloc() and released using free()</text:span></text:p>
                <text:list text:style-name="L6">
                  <text:list-item>
                    <text:p text:style-name="P7"><text:span text:style-name="T3">both functions live in &lt;stdlib.h&gt;</text:span></text:p>
                  </text:list-item>
                  <text:list-item>
                    <text:p text:style-name="P7"><text:span text:style-name="T3">one way to create arrays whose size is not a compile-time constant</text:span></text:p>
                  </text:list-item>
                </text:list>
              </text:list-item>
            </text:list>
          </draw:text-box>
        </draw:frame>
        <draw:custom-shape draw:style-name="gr6" draw:text-style-name="P2" draw:layer="layout" svg:width="13.203cm" svg:height="1.023cm" svg:x="13.758cm" svg:y="17.127cm">
          <text:p text:style-name="P14"><text:span text:style-name="T10">see also calloc, realloc</text:span></text:p>
          <draw:enhanced-geometry svg:viewBox="0 0 21600 21600" draw:type="mso-spt202" draw:enhanced-path="M 0 0 L 21600 0 21600 21600 0 21600 0 0 Z N"/>
        </draw:custom-shape>
        <draw:custom-shape draw:style-name="gr5" draw:text-style-name="P2" draw:layer="layout" svg:width="17.802cm" svg:height="8.174cm" svg:x="6.156cm" svg:y="8.158cm">
          <text:p text:style-name="P8"><text:span text:style-name="T36">#include &lt;stdlib.h&gt;</text:span></text:p>
          <text:p text:style-name="P8"><text:span text:style-name="T36"/></text:p>
          <text:p text:style-name="P8"><text:span text:style-name="T13">void</text:span><text:span text:style-name="T14"> dynamic(</text:span><text:span text:style-name="T13">int</text:span><text:span text:style-name="T14"> n)</text:span></text:p>
          <text:p text:style-name="P8"><text:span text:style-name="T14">{</text:span></text:p>
          <text:p text:style-name="P8"><text:span text:style-name="T14"><text:s text:c="4"/></text:span><text:span text:style-name="T13">void</text:span><text:span text:style-name="T14"> * raw = malloc(</text:span><text:span text:style-name="T13">sizeof</text:span><text:span text:style-name="T14">(</text:span><text:span text:style-name="T13">int</text:span><text:span text:style-name="T14">) * n);</text:span></text:p>
          <text:p text:style-name="P8"><text:span text:style-name="T14"><text:s text:c="4"/></text:span><text:span text:style-name="T13">if</text:span><text:span text:style-name="T14"> (raw != NULL)</text:span></text:p>
          <text:p text:style-name="P8"><text:span text:style-name="T14"><text:s text:c="4"/></text:span><text:span text:style-name="T14">{</text:span></text:p>
          <text:p text:style-name="P8"><text:span text:style-name="T14"><text:s text:c="8"/></text:span><text:span text:style-name="T13">int</text:span><text:span text:style-name="T14"> * cooked = (</text:span><text:span text:style-name="T13">int</text:span><text:span text:style-name="T14"> *)raw;</text:span></text:p>
          <text:p text:style-name="P8"><text:span text:style-name="T14"><text:s text:c="8"/></text:span><text:span text:style-name="T14">cooked[42] = 99;</text:span></text:p>
          <text:p text:style-name="P8"><text:span text:style-name="T14"><text:s text:c="8"/></text:span><text:span text:style-name="T14">...</text:span></text:p>
          <text:p text:style-name="P8"><text:span text:style-name="T14"><text:s text:c="8"/></text:span><text:span text:style-name="T14">free(raw);</text:span></text:p>
          <text:p text:style-name="P8"><text:span text:style-name="T14"><text:s text:c="4"/></text:span><text:span text:style-name="T14">}</text:span></text:p>
          <text:p text:style-name="P8"><text:span text:style-name="T14">}</text:span></text:p>
          <draw:enhanced-geometry svg:viewBox="0 0 21600 21600" draw:type="mso-spt202" draw:enhanced-path="M 0 0 L 21600 0 21600 21600 0 21600 0 0 Z N"/>
        </draw:custom-shape>
        <draw:line draw:style-name="gr15" draw:text-style-name="P10" draw:layer="layout" svg:x1="5.556cm" svg:y1="13.326cm" svg:x2="9.159cm" svg:y2="13.331cm">
          <text:p/>
        </draw:line>
        <draw:custom-shape draw:style-name="gr25" draw:text-style-name="P2" draw:layer="layout" svg:width="1.453cm" svg:height="2.797cm" svg:x="4.307cm" svg:y="11.725cm">
          <text:p text:style-name="P5"><text:span text:style-name="T31">?</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1">The line cooked[42] = 99; is dangerous since it could easily be out of bounds and cause undefined behaviour (since the size of the array is the runtime value n).</text:span></text:p>
            </draw:text-box>
          </draw:frame>
        </presentation:notes>
      </draw:page>
      <draw:page draw:name="page2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ummary</text:span></text:p>
          </draw:text-box>
        </draw:frame>
        <draw:frame presentation:style-name="pr7" draw:text-style-name="P2" draw:layer="layout" svg:width="23.363cm" svg:height="16.942cm" svg:x="3.597cm" svg:y="1.058cm" presentation:class="outline" presentation:user-transformed="true">
          <draw:text-box>
            <text:list text:style-name="L2">
              <text:list-item>
                <text:p text:style-name="P15"><text:span text:style-name="T3"><text:s/></text:span><text:span text:style-name="T3">pointers can point to...</text:span></text:p>
                <text:list text:style-name="L6">
                  <text:list-item>
                    <text:p text:style-name="P16"><text:span text:style-name="T3">nothing, i.e., null (expressed as NULL or 0)</text:span></text:p>
                  </text:list-item>
                  <text:list-item>
                    <text:p text:style-name="P16"><text:span text:style-name="T3">a variable whose address has been taken (&amp;)</text:span></text:p>
                  </text:list-item>
                  <text:list-item>
                    <text:p text:style-name="P16"><text:span text:style-name="T3">a dynamically allocated object in memory (from malloc, calloc or realloc – don't forget to free)</text:span></text:p>
                  </text:list-item>
                  <text:list-item>
                    <text:p text:style-name="P16"><text:span text:style-name="T3">an element within or one past the end of an array</text:span></text:p>
                  </text:list-item>
                </text:list>
              </text:list-item>
              <text:list-item>
                <text:p text:style-name="P15"><text:span text:style-name="T3"><text:s/></text:span><text:span text:style-name="T3">pointers and arrays share many similarities</text:span></text:p>
                <text:list text:style-name="L6">
                  <text:list-item>
                    <text:p text:style-name="P16"><text:span text:style-name="T3">but they are not the same and the differences are as important as the similarities</text:span></text:p>
                  </text:list-item>
                </text:list>
              </text:list-item>
              <text:list-item>
                <text:p text:style-name="P15"><text:span text:style-name="T3"><text:s/></text:span><text:span text:style-name="T3">strings are conventionally expressed as arrays of char (or wchar_t)</text:span></text:p>
                <text:list text:style-name="L6">
                  <text:list-item>
                    <text:p text:style-name="P16"><text:span text:style-name="T3">&lt;string.h&gt; supports many common string-handling operations </text:span></text:p>
                  </text:list-item>
                </text:list>
              </text:list-item>
              <text:list-item>
                <text:p text:style-name="P15"><text:span text:style-name="T3"><text:s/></text:span><text:span text:style-name="T3">be clear about what you can do with a pointer</text:span></text:p>
                <text:list text:style-name="L6">
                  <text:list-item>
                    <text:p text:style-name="P16"><text:span text:style-name="T3">respect restrict and be clear about what's const</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1.45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3 213" svg:d="m107 0 106 213h-213z"/>
    <draw:stroke-dash draw:name="Dash_20_2" draw:display-name="Dash 2" draw:style="rect" draw:dots2="1" draw:dots2-length="0.284cm" draw:distance="0.213cm"/>
    <draw:stroke-dash draw:name="Dash_20_3" draw:display-name="Dash 3" draw:style="rect" draw:dots2="1" draw:dots2-length="0.14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Arial Unicode MS'" style:font-pitch-asian="variable" style:font-size-asian="20pt" style:font-style-asian="normal" style:font-weight-asian="bold" style:font-family-complex="'Arial Unicode M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Unicode MS'" style:font-pitch-asian="variable" style:font-size-asian="44pt" style:font-style-asian="normal" style:font-weight-asian="bold" style:font-family-complex="'Arial Unicode M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26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7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37cm" svg:height="2.289cm" svg:x="1.057cm" svg:y="2.752cm" presentation:class="title" presentation:placeholder="true">
        <draw:text-box/>
      </draw:frame>
      <draw:frame presentation:style-name="Default-outline1" draw:layer="backgroundobjects" svg:width="22.609cm" svg:height="16.894cm" svg:x="3.597cm" svg:y="1.058cm" presentation:class="outline" presentation:placeholder="true">
        <draw:text-box/>
      </draw:frame>
      <draw:frame presentation:style-name="Mpr1" draw:text-style-name="MP4" draw:layer="backgroundobjects" svg:width="2.077cm" svg:height="1.273cm" svg:x="1.057cm" svg:y="1.057cm" presentation:class="page-number">
        <draw:text-box>
          <text:p text:style-name="MP3"><text:span text:style-name="MT1"><text:page-number>&lt;number&gt;</text:page-number></text:span></text:p>
        </draw:text-box>
      </draw:frame>
      <draw:line draw:style-name="Mgr3" draw:text-style-name="MP5" draw:layer="backgroundobjects" svg:x1="3.387cm" svg:y1="18.031cm" svg:x2="3.391cm" svg:y2="1.019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06cm" svg:height="1.209cm" svg:x="0cm" svg:y="0cm" presentation:class="header">
          <draw:text-box>
            <text:p text:style-name="MP3"><text:span text:style-name="MT2"><presentation:header/></text:span></text:p>
          </draw:text-box>
        </draw:frame>
        <draw:frame presentation:style-name="Mpr3" draw:text-style-name="MP9" draw:layer="backgroundobjects" svg:width="8.506cm" svg:height="1.209cm" svg:x="11.183cm" svg:y="0cm" presentation:class="date-time">
          <draw:text-box>
            <text:p text:style-name="MP8"><text:span text:style-name="MT2"><presentation:date-time/></text:span></text:p>
          </draw:text-box>
        </draw:frame>
        <draw:page-thumbnail presentation:style-name="Default-title" draw:layer="backgroundobjects" svg:width="13.433cm" svg:height="9.288cm" svg:x="3.125cm" svg:y="1.895cm" presentation:class="page"/>
        <draw:frame presentation:style-name="Default-notes" draw:layer="backgroundobjects" svg:width="14.354cm" svg:height="11.202cm" svg:x="2.963cm" svg:y="11.861cm" presentation:class="notes" presentation:placeholder="true">
          <draw:text-box/>
        </draw:frame>
        <draw:frame presentation:style-name="Mpr4" draw:text-style-name="MP4" draw:layer="backgroundobjects" svg:width="8.511cm" svg:height="1.125cm" svg:x="0.528cm" svg:y="23.472cm" presentation:class="footer">
          <draw:text-box>
            <text:p text:style-name="MP3"><text:span text:style-name="MT2"><presentation:footer/></text:span></text:p>
          </draw:text-box>
        </draw:frame>
        <draw:frame presentation:style-name="Mpr5" draw:text-style-name="MP9" draw:layer="backgroundobjects" svg:width="8.295cm" svg:height="0.869cm" svg:x="11.12cm" svg:y="23.728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Pointers and Arrays</dc:title>
    <meta:initial-creator>Jon Jagger</meta:initial-creator>
    <meta:creation-date>1996-09-18T10:28:26</meta:creation-date>
    <dc:creator>Jon Jagger</dc:creator>
    <dc:date>2008-08-20T14:44:06</dc:date>
    <meta:print-date>1999-08-14T10:11:44</meta:print-date>
    <meta:editing-cycles>2375</meta:editing-cycles>
    <meta:editing-duration>PT469H39M21S</meta:editing-duration>
    <meta:document-statistic meta:object-count="1387"/>
    <meta:generator>NeoOffice/3.1.2$Unix OpenOffice.org_project/Patch 0</meta:generator>
  </office:meta>
</office:document-meta>
</file>